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FreeSans1" svg:font-family="FreeSans" style:font-family-generic="swiss"/>
    <style:font-face style:name="方正仿宋_GBK" svg:font-family="方正仿宋_GBK" style:font-pitch="variable"/>
    <style:font-face style:name="方正仿宋_GBK1" svg:font-family="方正仿宋_GBK" style:font-adornments="标准" style:font-pitch="variable"/>
    <style:font-face style:name="方正仿宋_GBK2" svg:font-family="方正仿宋_GBK" style:font-adornments="粗体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华文黑体" svg:font-family="华文黑体" style:font-family-generic="system" style:font-pitch="variable"/>
  </office:font-face-decls>
  <office:automatic-styles>
    <style:style style:name="表格1" style:family="table">
      <style:table-properties style:width="20.32cm" fo:margin-left="-0.961cm" table:align="left" style:writing-mode="page"/>
    </style:style>
    <style:style style:name="表格1.A" style:family="table-column">
      <style:table-column-properties style:column-width="1.298cm"/>
    </style:style>
    <style:style style:name="表格1.B" style:family="table-column">
      <style:table-column-properties style:column-width="2.309cm"/>
    </style:style>
    <style:style style:name="表格1.C" style:family="table-column">
      <style:table-column-properties style:column-width="3.993cm"/>
    </style:style>
    <style:style style:name="表格1.D" style:family="table-column">
      <style:table-column-properties style:column-width="8.707cm"/>
    </style:style>
    <style:style style:name="表格1.E" style:family="table-column">
      <style:table-column-properties style:column-width="4.013cm"/>
    </style:style>
    <style:style style:name="表格1.1" style:family="table-row">
      <style:table-row-properties style:min-row-height="0.289cm"/>
    </style:style>
    <style:style style:name="表格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E1" style:family="table-cell">
      <style:table-cell-properties fo:padding="0.097cm" fo:border="0.05pt solid #000000"/>
    </style:style>
    <style:style style:name="表格1.A2" style:family="table-cell">
      <style:table-cell-properties fo:padding="0.097cm" fo:border-left="0.05pt solid #000000" fo:border-right="none" fo:border-top="none" fo:border-bottom="0.05pt solid #000000"/>
    </style:style>
    <style:style style:name="表格1.E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13" style:family="table-row">
      <style:table-row-properties style:min-row-height="2.027cm"/>
    </style:style>
    <style:style style:name="表格1.21" style:family="table-row">
      <style:table-row-properties style:min-row-height="0.73cm"/>
    </style:style>
    <style:style style:name="P1" style:family="paragraph" style:parent-style-name="Text_20_body">
      <style:text-properties officeooo:paragraph-rsid="00174c07"/>
    </style:style>
    <style:style style:name="P2" style:family="paragraph" style:parent-style-name="Text_20_body">
      <style:text-properties officeooo:paragraph-rsid="00289a34"/>
    </style:style>
    <style:style style:name="P3" style:family="paragraph" style:parent-style-name="Text_20_body">
      <style:text-properties officeooo:paragraph-rsid="00b6c749"/>
    </style:style>
    <style:style style:name="P4" style:family="paragraph" style:parent-style-name="Text_20_body">
      <style:text-properties fo:font-size="10.5pt" officeooo:paragraph-rsid="00d698e2" style:font-size-asian="10.5pt" style:font-size-complex="10.5pt"/>
    </style:style>
    <style:style style:name="P5" style:family="paragraph" style:parent-style-name="Text_20_body">
      <style:text-properties fo:font-size="10.5pt" officeooo:paragraph-rsid="00d7aad5" style:font-size-asian="10.5pt" style:font-size-complex="10.5pt"/>
    </style:style>
    <style:style style:name="P6" style:family="paragraph" style:parent-style-name="Text_20_body">
      <style:text-properties officeooo:paragraph-rsid="00de1e0f"/>
    </style:style>
    <style:style style:name="P7" style:family="paragraph" style:parent-style-name="Text_20_body">
      <style:text-properties officeooo:paragraph-rsid="00e171f2"/>
    </style:style>
    <style:style style:name="P8" style:family="paragraph" style:parent-style-name="Table_20_Contents">
      <style:text-properties fo:font-size="10.5pt" style:font-size-asian="10.5pt" style:font-size-complex="10.5pt"/>
    </style:style>
    <style:style style:name="P9" style:family="paragraph" style:parent-style-name="Table_20_Contents">
      <style:text-properties fo:font-size="10.5pt" officeooo:paragraph-rsid="00c7d8bf" style:font-size-asian="10.5pt" style:font-size-complex="10.5pt"/>
    </style:style>
    <style:style style:name="P10" style:family="paragraph" style:parent-style-name="Table_20_Contents">
      <style:text-properties fo:font-size="10.5pt" officeooo:paragraph-rsid="00cb7a05" style:font-size-asian="10.5pt" style:font-size-complex="10.5pt"/>
    </style:style>
    <style:style style:name="P11" style:family="paragraph" style:parent-style-name="Table_20_Contents">
      <style:text-properties fo:font-size="10.5pt" officeooo:paragraph-rsid="00ce975c" style:font-size-asian="10.5pt" style:font-size-complex="10.5pt"/>
    </style:style>
    <style:style style:name="P12" style:family="paragraph" style:parent-style-name="Table_20_Contents">
      <style:text-properties fo:font-size="10.5pt" officeooo:paragraph-rsid="00d35d31" style:font-size-asian="10.5pt" style:font-size-complex="10.5pt"/>
    </style:style>
    <style:style style:name="P13" style:family="paragraph" style:parent-style-name="Table_20_Contents">
      <style:text-properties fo:font-size="10.5pt" officeooo:paragraph-rsid="00d9562d" style:font-size-asian="10.5pt" style:font-size-complex="10.5pt"/>
    </style:style>
    <style:style style:name="P14" style:family="paragraph" style:parent-style-name="Table_20_Contents">
      <style:text-properties fo:font-size="10.5pt" officeooo:paragraph-rsid="00daacb8" style:font-size-asian="10.5pt" style:font-size-complex="10.5pt"/>
    </style:style>
    <style:style style:name="P15" style:family="paragraph" style:parent-style-name="Table_20_Contents">
      <style:text-properties officeooo:paragraph-rsid="00d35d31"/>
    </style:style>
    <style:style style:name="P16" style:family="paragraph" style:parent-style-name="Table_20_Contents">
      <style:text-properties officeooo:paragraph-rsid="00d4cbef"/>
    </style:style>
    <style:style style:name="P17" style:family="paragraph" style:parent-style-name="Table_20_Contents">
      <style:text-properties officeooo:paragraph-rsid="00d9562d"/>
    </style:style>
    <style:style style:name="P18" style:family="paragraph" style:parent-style-name="Table_20_Contents">
      <style:text-properties style:font-name="Liberation Serif" fo:font-size="10.5pt" officeooo:rsid="0080f0c6" officeooo:paragraph-rsid="00cdae5b" style:font-size-asian="10.5pt" style:font-size-complex="10.5pt"/>
    </style:style>
    <style:style style:name="P19" style:family="paragraph" style:parent-style-name="Table_20_Contents">
      <style:text-properties style:font-name="Liberation Serif" fo:font-size="10.5pt" officeooo:rsid="0080f0c6" officeooo:paragraph-rsid="00d6321b" style:font-size-asian="10.5pt" style:font-size-complex="10.5pt"/>
    </style:style>
    <style:style style:name="P20" style:family="paragraph" style:parent-style-name="Standard">
      <style:text-properties officeooo:paragraph-rsid="00b6c749"/>
    </style:style>
    <style:style style:name="P21" style:family="paragraph" style:parent-style-name="Title" style:master-page-name="">
      <loext:graphic-properties draw:fill="none"/>
      <style:paragraph-properties fo:margin-left="0.499cm" fo:margin-right="0cm" fo:margin-top="0.423cm" fo:margin-bottom="0.212cm" loext:contextual-spacing="false" fo:text-align="center" style:justify-single-word="false" fo:text-indent="0cm" style:auto-text-indent="false" style:page-number="auto" fo:background-color="transparent" fo:keep-with-next="always" style:writing-mode="page"/>
      <style:text-properties officeooo:paragraph-rsid="00dffb38"/>
    </style:style>
    <style:style style:name="P22" style:family="paragraph" style:parent-style-name="Heading">
      <style:text-properties officeooo:paragraph-rsid="00dffb38"/>
    </style:style>
    <style:style style:name="P23" style:family="paragraph" style:parent-style-name="Text_20_body">
      <style:text-properties officeooo:paragraph-rsid="00f5e58a"/>
    </style:style>
    <style:style style:name="P24" style:family="paragraph" style:parent-style-name="Text_20_body">
      <style:text-properties officeooo:paragraph-rsid="00f63121"/>
    </style:style>
    <style:style style:name="P25" style:family="paragraph" style:parent-style-name="Text_20_body">
      <style:text-properties officeooo:paragraph-rsid="00f958ac"/>
    </style:style>
    <style:style style:name="T1" style:family="text">
      <style:text-properties officeooo:rsid="0018d40d"/>
    </style:style>
    <style:style style:name="T2" style:family="text">
      <style:text-properties style:text-line-through-style="none" style:text-line-through-type="none"/>
    </style:style>
    <style:style style:name="T3" style:family="text">
      <style:text-properties style:text-line-through-style="none" style:text-line-through-type="none" officeooo:rsid="0018d40d"/>
    </style:style>
    <style:style style:name="T4" style:family="text">
      <style:text-properties style:text-line-through-style="none" style:text-line-through-type="none" officeooo:rsid="002caaf4"/>
    </style:style>
    <style:style style:name="T5" style:family="text">
      <style:text-properties style:text-line-through-style="none" style:text-line-through-type="none" officeooo:rsid="002ea2be"/>
    </style:style>
    <style:style style:name="T6" style:family="text">
      <style:text-properties style:text-line-through-style="none" style:text-line-through-type="none" officeooo:rsid="0035389a"/>
    </style:style>
    <style:style style:name="T7" style:family="text">
      <style:text-properties style:text-line-through-style="none" style:text-line-through-type="none" officeooo:rsid="00360a72"/>
    </style:style>
    <style:style style:name="T8" style:family="text">
      <style:text-properties style:text-line-through-style="none" style:text-line-through-type="none" style:font-name="方正仿宋_GBK" officeooo:rsid="002ea2be"/>
    </style:style>
    <style:style style:name="T9" style:family="text">
      <style:text-properties style:text-line-through-style="none" style:text-line-through-type="none" style:font-name="方正仿宋_GBK" fo:font-size="10.5pt" style:font-size-asian="10.5pt" style:font-size-complex="10.5pt"/>
    </style:style>
    <style:style style:name="T10" style:family="text">
      <style:text-properties style:text-line-through-style="none" style:text-line-through-type="none" officeooo:rsid="0048146d"/>
    </style:style>
    <style:style style:name="T11" style:family="text">
      <style:text-properties style:text-line-through-style="none" style:text-line-through-type="none" officeooo:rsid="0080f0c6"/>
    </style:style>
    <style:style style:name="T12" style:family="text">
      <style:text-properties style:text-line-through-style="none" style:text-line-through-type="none" officeooo:rsid="009ac7bb"/>
    </style:style>
    <style:style style:name="T13" style:family="text">
      <style:text-properties style:text-line-through-style="none" style:text-line-through-type="none" officeooo:rsid="009e901d"/>
    </style:style>
    <style:style style:name="T14" style:family="text">
      <style:text-properties style:text-line-through-style="none" style:text-line-through-type="none" officeooo:rsid="00b902b8"/>
    </style:style>
    <style:style style:name="T15" style:family="text">
      <style:text-properties style:text-line-through-style="none" style:text-line-through-type="none" officeooo:rsid="00bc128e"/>
    </style:style>
    <style:style style:name="T16" style:family="text">
      <style:text-properties style:text-line-through-style="none" style:text-line-through-type="none" officeooo:rsid="00c23c3a"/>
    </style:style>
    <style:style style:name="T17" style:family="text">
      <style:text-properties style:text-line-through-style="none" style:text-line-through-type="none" officeooo:rsid="00c334e8"/>
    </style:style>
    <style:style style:name="T18" style:family="text">
      <style:text-properties style:text-line-through-style="none" style:text-line-through-type="none" officeooo:rsid="00c750b2"/>
    </style:style>
    <style:style style:name="T19" style:family="text">
      <style:text-properties style:text-line-through-style="none" style:text-line-through-type="none" style:font-name="Liberation Serif" officeooo:rsid="0080f0c6"/>
    </style:style>
    <style:style style:name="T20" style:family="text">
      <style:text-properties style:text-line-through-style="none" style:text-line-through-type="none" style:font-name="Liberation Serif" officeooo:rsid="00c23c3a"/>
    </style:style>
    <style:style style:name="T21" style:family="text">
      <style:text-properties style:text-line-through-style="none" style:text-line-through-type="none" style:font-name="Liberation Serif" officeooo:rsid="002ea2be"/>
    </style:style>
    <style:style style:name="T22" style:family="text">
      <style:text-properties style:text-line-through-style="none" style:text-line-through-type="none" officeooo:rsid="00e159e3"/>
    </style:style>
    <style:style style:name="T23" style:family="text">
      <style:text-properties style:text-line-through-style="none" style:text-line-through-type="none" officeooo:rsid="00f7634f"/>
    </style:style>
    <style:style style:name="T24" style:family="text">
      <style:text-properties style:font-name="方正仿宋_GBK" style:font-name-asian="方正仿宋_GBK"/>
    </style:style>
    <style:style style:name="T25" style:family="text">
      <style:text-properties style:font-name="方正仿宋_GBK" officeooo:rsid="0074320a" style:font-name-asian="方正仿宋_GBK"/>
    </style:style>
    <style:style style:name="T26" style:family="text">
      <style:text-properties style:font-name="方正仿宋_GBK" officeooo:rsid="00b49813" style:font-name-asian="方正仿宋_GBK"/>
    </style:style>
    <style:style style:name="T27" style:family="text">
      <style:text-properties style:font-name="方正仿宋_GBK" officeooo:rsid="0070bd39" style:font-name-asian="方正仿宋_GBK"/>
    </style:style>
    <style:style style:name="T28" style:family="text">
      <style:text-properties style:font-name="方正仿宋_GBK" officeooo:rsid="007286fa" style:font-name-asian="方正仿宋_GBK"/>
    </style:style>
    <style:style style:name="T29" style:family="text">
      <style:text-properties style:font-name="方正仿宋_GBK" officeooo:rsid="00c334e8" style:font-name-asian="方正仿宋_GBK"/>
    </style:style>
    <style:style style:name="T30" style:family="text">
      <style:text-properties style:font-name="方正仿宋_GBK" officeooo:rsid="0046955e" style:font-name-asian="方正仿宋_GBK"/>
    </style:style>
    <style:style style:name="T31" style:family="text">
      <style:text-properties style:font-name="方正仿宋_GBK" officeooo:rsid="003c7e11" style:font-name-asian="方正仿宋_GBK"/>
    </style:style>
    <style:style style:name="T32" style:family="text">
      <style:text-properties style:font-name="方正仿宋_GBK" officeooo:rsid="0046955e"/>
    </style:style>
    <style:style style:name="T33" style:family="text">
      <style:text-properties style:font-name="方正仿宋_GBK" officeooo:rsid="0080f0c6"/>
    </style:style>
    <style:style style:name="T34" style:family="text">
      <style:text-properties style:font-name="方正仿宋_GBK" officeooo:rsid="00b25efe"/>
    </style:style>
    <style:style style:name="T35" style:family="text">
      <style:text-properties style:font-name="方正仿宋_GBK" officeooo:rsid="002caaf4"/>
    </style:style>
    <style:style style:name="T36" style:family="text">
      <style:text-properties style:font-name="方正仿宋_GBK" officeooo:rsid="0018d40d"/>
    </style:style>
    <style:style style:name="T37" style:family="text">
      <style:text-properties officeooo:rsid="002caaf4"/>
    </style:style>
    <style:style style:name="T38" style:family="text">
      <style:text-properties officeooo:rsid="0032d9dc"/>
    </style:style>
    <style:style style:name="T39" style:family="text">
      <style:text-properties officeooo:rsid="0039faaf"/>
    </style:style>
    <style:style style:name="T40" style:family="text">
      <style:text-properties officeooo:rsid="003aa0a9"/>
    </style:style>
    <style:style style:name="T41" style:family="text">
      <style:text-properties style:font-name-asian="Calibri"/>
    </style:style>
    <style:style style:name="T42" style:family="text">
      <style:text-properties officeooo:rsid="00d6321b" style:font-name-asian="Calibri"/>
    </style:style>
    <style:style style:name="T43" style:family="text">
      <style:text-properties officeooo:rsid="003c417e"/>
    </style:style>
    <style:style style:name="T44" style:family="text">
      <style:text-properties officeooo:rsid="003c7e11"/>
    </style:style>
    <style:style style:name="T45" style:family="text">
      <style:text-properties officeooo:rsid="003cedb1"/>
    </style:style>
    <style:style style:name="T46" style:family="text">
      <style:text-properties officeooo:rsid="003ee65e"/>
    </style:style>
    <style:style style:name="T47" style:family="text">
      <style:text-properties officeooo:rsid="00451f6a"/>
    </style:style>
    <style:style style:name="T48" style:family="text">
      <style:text-properties officeooo:rsid="0046955e"/>
    </style:style>
    <style:style style:name="T49" style:family="text">
      <style:text-properties officeooo:rsid="0048146d"/>
    </style:style>
    <style:style style:name="T50" style:family="text">
      <style:text-properties officeooo:rsid="0049ff68"/>
    </style:style>
    <style:style style:name="T51" style:family="text">
      <style:text-properties officeooo:rsid="0056b2cc"/>
    </style:style>
    <style:style style:name="T52" style:family="text">
      <style:text-properties officeooo:rsid="005784fa"/>
    </style:style>
    <style:style style:name="T53" style:family="text">
      <style:text-properties officeooo:rsid="005982ef"/>
    </style:style>
    <style:style style:name="T54" style:family="text">
      <style:text-properties officeooo:rsid="005a8d86"/>
    </style:style>
    <style:style style:name="T55" style:family="text">
      <style:text-properties officeooo:rsid="005ab923"/>
    </style:style>
    <style:style style:name="T56" style:family="text">
      <style:text-properties officeooo:rsid="005afe9d"/>
    </style:style>
    <style:style style:name="T57" style:family="text">
      <style:text-properties officeooo:rsid="005ce79e"/>
    </style:style>
    <style:style style:name="T58" style:family="text">
      <style:text-properties officeooo:rsid="006a2701"/>
    </style:style>
    <style:style style:name="T59" style:family="text">
      <style:text-properties officeooo:rsid="006fde08"/>
    </style:style>
    <style:style style:name="T60" style:family="text">
      <style:text-properties officeooo:rsid="007286fa"/>
    </style:style>
    <style:style style:name="T61" style:family="text">
      <style:text-properties officeooo:rsid="0074320a"/>
    </style:style>
    <style:style style:name="T62" style:family="text">
      <style:text-properties officeooo:rsid="0074f241"/>
    </style:style>
    <style:style style:name="T63" style:family="text">
      <style:text-properties officeooo:rsid="00751e21"/>
    </style:style>
    <style:style style:name="T64" style:family="text">
      <style:text-properties officeooo:rsid="00752a2d"/>
    </style:style>
    <style:style style:name="T65" style:family="text">
      <style:text-properties officeooo:rsid="0076b739"/>
    </style:style>
    <style:style style:name="T66" style:family="text">
      <style:text-properties officeooo:rsid="0080f0c6"/>
    </style:style>
    <style:style style:name="T67" style:family="text">
      <style:text-properties officeooo:rsid="00b49813"/>
    </style:style>
    <style:style style:name="T68" style:family="text">
      <style:text-properties officeooo:rsid="00b621cb"/>
    </style:style>
    <style:style style:name="T69" style:family="text">
      <style:text-properties officeooo:rsid="00b710cd"/>
    </style:style>
    <style:style style:name="T70" style:family="text">
      <style:text-properties officeooo:rsid="00b902b8"/>
    </style:style>
    <style:style style:name="T71" style:family="text">
      <style:text-properties officeooo:rsid="00bc128e"/>
    </style:style>
    <style:style style:name="T72" style:family="text">
      <style:text-properties officeooo:rsid="00be08e2"/>
    </style:style>
    <style:style style:name="T73" style:family="text">
      <style:text-properties officeooo:rsid="00bed032"/>
    </style:style>
    <style:style style:name="T74" style:family="text">
      <style:text-properties officeooo:rsid="00bf5710"/>
    </style:style>
    <style:style style:name="T75" style:family="text">
      <style:text-properties officeooo:rsid="00c23c3a"/>
    </style:style>
    <style:style style:name="T76" style:family="text">
      <style:text-properties officeooo:rsid="00c334e8"/>
    </style:style>
    <style:style style:name="T77" style:family="text">
      <style:text-properties style:font-name-asian="方正仿宋_GBK"/>
    </style:style>
    <style:style style:name="T78" style:family="text">
      <style:text-properties style:font-name-asian="方正仿宋_GBK" style:font-style-asian="italic"/>
    </style:style>
    <style:style style:name="T79" style:family="text">
      <style:text-properties fo:font-size="10.5pt" style:font-size-asian="10.5pt" style:font-size-complex="10.5pt"/>
    </style:style>
    <style:style style:name="T80" style:family="text">
      <style:text-properties fo:font-size="10.5pt" officeooo:rsid="0018d40d" style:font-size-asian="10.5pt" style:font-size-complex="10.5pt"/>
    </style:style>
    <style:style style:name="T81" style:family="text">
      <style:text-properties style:font-name="Liberation Serif" officeooo:rsid="0080f0c6"/>
    </style:style>
    <style:style style:name="T82" style:family="text">
      <style:text-properties style:font-name="Liberation Serif" officeooo:rsid="00cdae5b"/>
    </style:style>
    <style:style style:name="T83" style:family="text">
      <style:text-properties style:font-name="Liberation Serif" officeooo:rsid="00b25efe"/>
    </style:style>
    <style:style style:name="T84" style:family="text">
      <style:text-properties style:font-name="Liberation Serif" officeooo:rsid="0018d40d"/>
    </style:style>
    <style:style style:name="T85" style:family="text">
      <style:text-properties officeooo:rsid="00dafe78"/>
    </style:style>
    <style:style style:name="T86" style:family="text">
      <style:text-properties officeooo:rsid="00dcc190"/>
    </style:style>
    <style:style style:name="T87" style:family="text">
      <style:text-properties officeooo:rsid="00e159e3"/>
    </style:style>
    <style:style style:name="T88" style:family="text">
      <style:text-properties officeooo:rsid="00ebee83"/>
    </style:style>
    <style:style style:name="T89" style:family="text">
      <style:text-properties officeooo:rsid="00ec90f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涉众分析</text:p>
      <text:p text:style-name="P22">涉众概括：</text:p>
      <text:p text:style-name="P2"><text:tab/></text:p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column table:style-name="表格1.E"/>
        <table:table-row table:style-name="表格1.1">
          <table:table-cell table:style-name="表格1.A1" office:value-type="string">
            <text:p text:style-name="P8">编号</text:p>
          </table:table-cell>
          <table:table-cell table:style-name="表格1.A1" office:value-type="string">
            <text:p text:style-name="P8">名称</text:p>
          </table:table-cell>
          <table:table-cell table:style-name="表格1.A1" office:value-type="string">
            <text:p text:style-name="P8">简要描述</text:p>
          </table:table-cell>
          <table:table-cell table:style-name="表格1.A1" office:value-type="string">
            <text:p text:style-name="P8">期望</text:p>
          </table:table-cell>
          <table:table-cell table:style-name="表格1.E1" office:value-type="string">
            <text:p text:style-name="P8">涉众类型</text:p>
          </table:table-cell>
        </table:table-row>
        <table:table-row>
          <table:table-cell table:style-name="表格1.A2" office:value-type="string">
            <text:p text:style-name="P8">SH00<text:span text:style-name="T60">1</text:span></text:p>
          </table:table-cell>
          <table:table-cell table:style-name="表格1.A2" office:value-type="string">
            <text:p text:style-name="P8">喜<text:span text:style-name="T58">好者</text:span></text:p>
          </table:table-cell>
          <table:table-cell table:style-name="表格1.A2" office:value-type="string">
            <text:p text:style-name="P8">系统实际用户<text:span text:style-name="T39">，喜好音乐，把音乐作为自己生活和工作的背景和陪伴，不特定某类音乐类型</text:span></text:p>
          </table:table-cell>
          <table:table-cell table:style-name="表格1.A2" office:value-type="string">
            <text:p text:style-name="Table_20_Contents"><text:span text:style-name="T44">（1）</text:span>可以播放歌曲</text:p>
            <text:p text:style-name="Table_20_Contents">（2）可以扫描识别本地歌曲</text:p>
            <text:p text:style-name="Table_20_Contents">（3）在线听歌</text:p>
            <text:p text:style-name="Table_20_Contents">（<text:span text:style-name="T48">4</text:span>）<text:span text:style-name="T30">操作简单，易用</text:span></text:p>
            <text:p text:style-name="Table_20_Contents"><text:span text:style-name="T30">（</text:span><text:span text:style-name="T24">5）</text:span><text:span text:style-name="T31">关键字搜索歌曲</text:span></text:p>
            <text:p text:style-name="Table_20_Contents"><text:span text:style-name="T30">（</text:span><text:span text:style-name="T24">6）可下载歌曲</text:span></text:p>
          </table:table-cell>
          <table:table-cell table:style-name="表格1.E2" office:value-type="string">
            <text:p text:style-name="Table_20_Contents"><text:span text:style-name="T14">ST00</text:span><text:span text:style-name="T18">1. </text:span><text:span text:style-name="T15">客户</text:span></text:p>
            <text:p text:style-name="Table_20_Contents">ST0<text:span text:style-name="T75">02. </text:span>Sponsors</text:p>
            <text:p text:style-name="Table_20_Contents">ST003. 标准用户</text:p>
            <text:p text:style-name="P15"><text:span text:style-name="T66">ST005</text:span>. 资源管理人员</text:p>
            <text:p text:style-name="Table_20_Contents"><text:span text:style-name="T66">ST006</text:span>. 开发人<text:span text:style-name="T37">员</text:span></text:p>
            <text:p text:style-name="Table_20_Contents"><text:span text:style-name="T66">ST007</text:span><text:span text:style-name="T15">. 系统运营者</text:span></text:p>
          </table:table-cell>
        </table:table-row>
        <table:table-row>
          <table:table-cell table:style-name="表格1.A2" office:value-type="string">
            <text:p text:style-name="P8">SH00<text:span text:style-name="T60">2</text:span></text:p>
          </table:table-cell>
          <table:table-cell table:style-name="表格1.A2" office:value-type="string">
            <text:p text:style-name="P8">音乐痴迷者</text:p>
          </table:table-cell>
          <table:table-cell table:style-name="表格1.A2" office:value-type="string">
            <text:p text:style-name="P8">系统实际用户<text:span text:style-name="T39">，痴迷于某一类或几类细分类型音乐，或是某个歌星、乐队，或是追求极致的音乐品质</text:span></text:p>
          </table:table-cell>
          <table:table-cell table:style-name="表格1.A2" office:value-type="string">
            <text:p text:style-name="Table_20_Contents"><text:span text:style-name="T44">（1）</text:span>可以播放歌曲</text:p>
            <text:p text:style-name="Table_20_Contents">（2）可以扫描识别本地歌曲</text:p>
            <text:p text:style-name="Table_20_Contents">（3）在线听歌、<text:span text:style-name="T24">观看MV</text:span></text:p>
            <text:p text:style-name="Table_20_Contents">（4）关键字搜索歌曲</text:p>
            <text:p text:style-name="Table_20_Contents">（5）可下载歌曲</text:p>
            <text:p text:style-name="Table_20_Contents">（6）<text:span text:style-name="T44">管理歌曲</text:span></text:p>
            <text:p text:style-name="Table_20_Contents">（<text:span text:style-name="T59">7</text:span>）<text:span text:style-name="T24">界面友好易用</text:span></text:p>
            <text:p text:style-name="Table_20_Contents">（8）保护个人隐私权</text:p>
            <text:p text:style-name="Table_20_Contents">（9）可以分享音乐</text:p>
            <text:p text:style-name="Table_20_Contents">（10）创建自己的歌<text:span text:style-name="T68">单</text:span></text:p>
            <text:p text:style-name="Table_20_Contents">（11）<text:span text:style-name="T59">系统音乐类型广泛</text:span></text:p>
          </table:table-cell>
          <table:table-cell table:style-name="表格1.E2" office:value-type="string">
            <text:p text:style-name="Table_20_Contents"><text:span text:style-name="T14">ST00</text:span><text:span text:style-name="T16">1. </text:span><text:span text:style-name="T15">客户</text:span></text:p>
            <text:p text:style-name="Table_20_Contents">ST0<text:span text:style-name="T75">02. </text:span>Sponsors</text:p>
            <text:p text:style-name="Table_20_Contents">ST003. 标准用户</text:p>
            <text:p text:style-name="P12"><text:span text:style-name="T66">ST005</text:span>. 资源管理人员</text:p>
            <text:p text:style-name="P9"><text:span text:style-name="T66">ST006</text:span>. 开发人<text:span text:style-name="T37">员</text:span></text:p>
            <text:p text:style-name="P9"><text:span text:style-name="T66">ST007</text:span><text:span text:style-name="T15">. 系统运营者</text:span></text:p>
          </table:table-cell>
        </table:table-row>
        <table:table-row>
          <table:table-cell table:style-name="表格1.A2" office:value-type="string">
            <text:p text:style-name="P8">SH00<text:span text:style-name="T60">3</text:span></text:p>
          </table:table-cell>
          <table:table-cell table:style-name="表格1.A2" office:value-type="string">
            <text:p text:style-name="P8">业余音乐人</text:p>
          </table:table-cell>
          <table:table-cell table:style-name="表格1.A2" office:value-type="string">
            <text:p text:style-name="P8">系统实际用户<text:span text:style-name="T39">，业余爱好者中的专业音乐人，或者在专业学习音乐的过程中，讲究专业水准</text:span></text:p>
          </table:table-cell>
          <table:table-cell table:style-name="表格1.A2" office:value-type="string">
            <text:p text:style-name="P8">（<text:span text:style-name="T76">1</text:span>）上传和管理自己的音乐、歌单</text:p>
            <text:p text:style-name="P8">（<text:span text:style-name="T76">2</text:span>）自己的<office:annotation><dc:date>2018-01-06T17:20:05.211063293</dc:date><text:p>&lt;!--StartFragment--&gt;</text:p></office:annotation>音乐可供用户播放</text:p>
            <text:p text:style-name="P8">（3）可获取上传歌曲的试听量、用户行为</text:p>
          </table:table-cell>
          <table:table-cell table:style-name="表格1.E2" office:value-type="string">
            <text:p text:style-name="Table_20_Contents">ST004. 技术用户</text:p>
            <text:p text:style-name="P15"><text:span text:style-name="T66">ST005</text:span>. 资源管理人员</text:p>
            <text:p text:style-name="Table_20_Contents"><text:span text:style-name="T66">ST008</text:span>. 资源提供者</text:p>
          </table:table-cell>
        </table:table-row>
        <table:table-row>
          <table:table-cell table:style-name="表格1.A2" office:value-type="string">
            <text:p text:style-name="Table_20_Contents">SH00<text:span text:style-name="T60">4</text:span></text:p>
          </table:table-cell>
          <table:table-cell table:style-name="表格1.A2" office:value-type="string">
            <text:p text:style-name="Table_20_Contents">专业音乐<text:span text:style-name="T61">人</text:span></text:p>
          </table:table-cell>
          <table:table-cell table:style-name="表格1.A2" office:value-type="string">
            <text:p text:style-name="P8">系统实际用户<text:span text:style-name="T39">，专业音乐工作者，大多以音乐谋生</text:span></text:p>
          </table:table-cell>
          <table:table-cell table:style-name="表格1.A2" office:value-type="string">
            <text:p text:style-name="P8"><text:span text:style-name="T27"><text:s/>(</text:span><text:span text:style-name="T26">1</text:span><text:span text:style-name="T27">)上传和管理自己</text:span><text:span text:style-name="T28">的音乐</text:span></text:p>
            <text:p text:style-name="P8">（<text:span text:style-name="T67">2</text:span>）通过自己的音乐获利</text:p>
            <text:p text:style-name="P8"><text:span text:style-name="T25">（</text:span><text:span text:style-name="T26">3</text:span><text:span text:style-name="T25">）可获取用户购买数据</text:span></text:p>
            <text:p text:style-name="P8">（4）可获取上传歌曲的试听<text:span text:style-name="T29">量、用户行为</text:span><text:span text:style-name="T24"><office:annotation><dc:date>2018-01-06T17:00:44.939385917</dc:date><text:p>&lt;!--EndFragment--&gt;</text:p></office:annotation></text:span></text:p>
          </table:table-cell>
          <table:table-cell table:style-name="表格1.E2" office:value-type="string">
            <text:p text:style-name="Table_20_Contents">ST004. 技术用户</text:p>
            <text:p text:style-name="Table_20_Contents"><text:span text:style-name="T66">ST008</text:span>. 资源提供者</text:p>
          </table:table-cell>
        </table:table-row>
        <table:table-row>
          <table:table-cell table:style-name="表格1.A2" office:value-type="string">
            <text:p text:style-name="Table_20_Contents">SH005</text:p>
          </table:table-cell>
          <table:table-cell table:style-name="表格1.A2" office:value-type="string">
            <text:p text:style-name="Table_20_Contents">系统音乐编辑</text:p>
          </table:table-cell>
          <table:table-cell table:style-name="表格1.A2" office:value-type="string">
            <text:p text:style-name="Table_20_Contents">系统<text:span text:style-name="T63">的实际使用者，</text:span>具有一定<text:span text:style-name="T63">的音乐专业性、计算机水平。对系统音乐进行分类、编辑并管理歌词。</text:span></text:p>
          </table:table-cell>
          <table:table-cell table:style-name="表格1.A2" office:value-type="string">
            <text:p text:style-name="Table_20_Contents"/>
          </table:table-cell>
          <table:table-cell table:style-name="表格1.E2" office:value-type="string">
            <text:p text:style-name="Table_20_Contents">ST004. 技术用户</text:p>
            <text:p text:style-name="P15"><text:span text:style-name="T66">ST005</text:span>. 资源管理人员</text:p>
          </table:table-cell>
        </table:table-row>
        <table:table-row>
          <table:table-cell table:style-name="表格1.A2" office:value-type="string">
            <text:p text:style-name="Table_20_Contents">SH006</text:p>
          </table:table-cell>
          <table:table-cell table:style-name="表格1.A2" office:value-type="string">
            <text:p text:style-name="Table_20_Contents">广告管理员</text:p>
          </table:table-cell>
          <table:table-cell table:style-name="表格1.A2" office:value-type="string">
            <text:p text:style-name="Table_20_Contents">系统<text:span text:style-name="T64">的间接用户。负责系统广告的投放和管理</text:span></text:p>
          </table:table-cell>
          <table:table-cell table:style-name="表格1.A2" office:value-type="string">
            <text:p text:style-name="Table_20_Contents"/>
          </table:table-cell>
          <table:table-cell table:style-name="表格1.E2" office:value-type="string">
            <text:p text:style-name="P16"><text:span text:style-name="T66">ST005</text:span>. 资源管理人员</text:p>
          </table:table-cell>
        </table:table-row>
        <table:table-row>
          <table:table-cell table:style-name="表格1.A2" office:value-type="string">
            <text:p text:style-name="Table_20_Contents">SH00<text:span text:style-name="T62">7</text:span></text:p>
          </table:table-cell>
          <table:table-cell table:style-name="表格1.A2" office:value-type="string">
            <text:p text:style-name="Table_20_Contents">编码员</text:p>
          </table:table-cell>
          <table:table-cell table:style-name="表格1.A2" office:value-type="string">
            <text:p text:style-name="P8">负责系统的编码实现</text:p>
          </table:table-cell>
          <table:table-cell table:style-name="表格1.A2" office:value-type="string">
            <text:p text:style-name="P8"/>
          </table:table-cell>
          <table:table-cell table:style-name="表格1.E2" office:value-type="string">
            <text:p text:style-name="P18">ST003. 标准用户</text:p>
            <text:p text:style-name="Table_20_Contents"><text:span text:style-name="T81">ST00</text:span><text:span text:style-name="T82">6.</text:span><text:span text:style-name="T83"> </text:span><text:span text:style-name="T34">开发人</text:span><text:span text:style-name="T35">员</text:span></text:p>
          </table:table-cell>
        </table:table-row>
        <table:table-row>
          <table:table-cell table:style-name="表格1.A2" office:value-type="string">
            <text:p text:style-name="Table_20_Contents">SH00<text:span text:style-name="T62">8</text:span></text:p>
          </table:table-cell>
          <table:table-cell table:style-name="表格1.A2" office:value-type="string">
            <text:p text:style-name="Table_20_Contents">系统维护人员</text:p>
          </table:table-cell>
          <table:table-cell table:style-name="表格1.A2" office:value-type="string">
            <text:p text:style-name="P8">系统间接用户<text:span text:style-name="T40">，维护系统正常运行</text:span></text:p>
          </table:table-cell>
          <table:table-cell table:style-name="表格1.A2" office:value-type="string">
            <text:p text:style-name="P8"><text:span text:style-name="T41"><office:annotation><dc:date>2018-01-06T17:18:47.162204624</dc:date><text:p>&lt;!--[if gte mso 9]&gt;&lt;xml&gt;&lt;w:WordDocument&gt;&lt;w:BrowserLevel&gt;MicrosoftInternetExplorer4&lt;/w:BrowserLevel&gt;&lt;w:DisplayHorizontalDrawingGridEvery&gt;0&lt;/w:DisplayHorizontalDrawingGridEvery&gt;&lt;w:DisplayVerticalDrawingGridEvery&gt;2&lt;/w:DisplayVerticalDrawingGridEvery&gt;&lt;w:DocumentKind&gt;DocumentNotSpecified&lt;/w:DocumentKind&gt;&lt;w:DrawingGridVerticalSpacing&gt;7.8 磅&lt;/w:DrawingGridVerticalSpacing&gt;&lt;w:PunctuationKerning&gt;&lt;/w:PunctuationKerning&gt;&lt;w:View&gt;Normal&lt;/w:View&gt;&lt;w:Compatibility&gt;&lt;w:DontGrowAutofit/&gt;&lt;w:BalanceSingleByteDoubleByteWidth/&gt;&lt;w:DoNotExpandShiftReturn/&gt;&lt;w:UseFELayout/&gt;&lt;/w:Compatibility&gt;&lt;w:Zoom&gt;0&lt;/w:Zoom&gt;&lt;/w:WordDocument&gt;&lt;/xml&gt;&lt;![endif]--&gt;</text:p></office:annotation></text:span><text:span text:style-name="T41"><office:annotation><dc:date>2018-01-06T17:18:47.359880280</dc:date><text:p>&lt;!--[if gte mso 9]&gt;&lt;xml&gt;&lt;w:LatentStyles DefLockedState="false" <text:s/>DefUnhideWhenUsed="true" <text:s/>DefSemiHidden="true" <text:s/>DefQFormat="false" <text:s/>DefPriority="99" <text:s/>LatentStyleCount="260" &gt;</text:p><text:p>&lt;w:LsdException Locked="false" <text:s/>Priority="99" <text:s/>SemiHidden="false" <text:s/>Name="Normal" &gt;&lt;/w:LsdException&gt;</text:p><text:p>&lt;w:LsdException Locked="false" <text:s/>Priority="99" <text:s/>SemiHidden="false" <text:s/>Name="heading 1" &gt;&lt;/w:LsdException&gt;</text:p><text:p>&lt;w:LsdException Locked="false" <text:s/>Priority="99" <text:s/>SemiHidden="false" <text:s/>Name="heading 2" &gt;&lt;/w:LsdException&gt;</text:p><text:p>&lt;w:LsdException Locked="false" <text:s/>Priority="99" <text:s/>SemiHidden="false" <text:s/>Name="heading 3" &gt;&lt;/w:LsdException&gt;</text:p><text:p>&lt;w:LsdException Locked="false" <text:s/>Priority="99" <text:s/>SemiHidden="false" <text:s/>Name="heading 4" &gt;&lt;/w:LsdException&gt;</text:p><text:p>&lt;w:LsdException Locked="false" <text:s/>Priority="99" <text:s/>SemiHidden="false" <text:s/>Name="heading 5" &gt;&lt;/w:LsdException&gt;</text:p><text:p>&lt;w:LsdException Locked="false" <text:s/>Priority="99" <text:s/>SemiHidden="false" <text:s/>Name="heading 6" &gt;&lt;/w:LsdException&gt;</text:p><text:p>&lt;w:LsdException Locked="false" <text:s/>Priority="99" <text:s/>SemiHidden="false" <text:s/>Name="heading 7" &gt;&lt;/w:LsdException&gt;</text:p><text:p>&lt;w:LsdException Locked="false" <text:s/>Priority="99" <text:s/>SemiHidden="false" <text:s/>Name="heading 8" &gt;&lt;/w:LsdException&gt;</text:p><text:p>&lt;w:LsdException Locked="false" <text:s/>Priority="99" <text:s/>SemiHidden="false" <text:s/>Name="heading 9" &gt;&lt;/w:LsdException&gt;</text:p><text:p>&lt;w:LsdException Locked="false" <text:s/>Priority="99" <text:s/>SemiHidden="false" <text:s/>Name="index 1" &gt;&lt;/w:LsdException&gt;</text:p><text:p>&lt;w:LsdException Locked="false" <text:s/>Priority="99" <text:s/>SemiHidden="false" <text:s/>Name="index 2" &gt;&lt;/w:LsdException&gt;</text:p><text:p>&lt;w:LsdException Locked="false" <text:s/>Priority="99" <text:s/>SemiHidden="false" <text:s/>Name="index 3" &gt;&lt;/w:LsdException&gt;</text:p><text:p>&lt;w:LsdException Locked="false" <text:s/>Priority="99" <text:s/>SemiHidden="false" <text:s/>Name="index 4" &gt;&lt;/w:LsdException&gt;</text:p><text:p>&lt;w:LsdException Locked="false" <text:s/>Priority="99" <text:s/>SemiHidden="false" <text:s/>Name="index 5" &gt;&lt;/w:LsdException&gt;</text:p><text:p>&lt;w:LsdException Locked="false" <text:s/>Priority="99" <text:s/>SemiHidden="false" <text:s/>Name="index 6" &gt;&lt;/w:LsdException&gt;</text:p><text:p>&lt;w:LsdException Locked="false" <text:s/>Priority="99" <text:s/>SemiHidden="false" <text:s/>Name="index 7" &gt;&lt;/w:LsdException&gt;</text:p><text:p>&lt;w:LsdException Locked="false" <text:s/>Priority="99" <text:s/>SemiHidden="false" <text:s/>Name="index 8" &gt;&lt;/w:LsdException&gt;</text:p><text:p>&lt;w:LsdException Locked="false" <text:s/>Priority="99" <text:s/>SemiHidden="false" <text:s/>Name="index 9" &gt;&lt;/w:LsdException&gt;</text:p><text:p>&lt;w:LsdException Locked="false" <text:s/>Priority="99" <text:s/>SemiHidden="false" <text:s/>Name="toc 1" &gt;&lt;/w:LsdException&gt;</text:p><text:p>&lt;w:LsdException Locked="false" <text:s/>Priority="99" <text:s/>SemiHidden="false" <text:s/>Name="toc 2" &gt;&lt;/w:LsdException&gt;</text:p><text:p>&lt;w:LsdException Locked="false" <text:s/>Priority="99" <text:s/>SemiHidden="false" <text:s/>Name="toc 3" &gt;&lt;/w:LsdException&gt;</text:p><text:p>&lt;w:LsdException Locked="false" <text:s/>Priority="99" <text:s/>SemiHidden="false" <text:s/>Name="toc 4" &gt;&lt;/w:LsdException&gt;</text:p><text:p>&lt;w:LsdException Locked="false" <text:s/>Priority="99" <text:s/>SemiHidden="false" <text:s/>Name="toc 5" &gt;&lt;/w:LsdException&gt;</text:p><text:p>&lt;w:LsdException Locked="false" <text:s/>Priority="99" <text:s/>SemiHidden="false" <text:s/>Name="toc 6" &gt;&lt;/w:LsdException&gt;</text:p><text:p>&lt;w:LsdException Locked="false" <text:s/>Priority="99" <text:s/>SemiHidden="false" <text:s/>Name="toc 7" &gt;&lt;/w:LsdException&gt;</text:p><text:p>&lt;w:LsdException Locked="false" <text:s/>Priority="99" <text:s/>SemiHidden="false" <text:s/>Name="toc 8" &gt;&lt;/w:LsdException&gt;</text:p><text:p>&lt;w:LsdException Locked="false" <text:s/>Priority="99" <text:s/>SemiHidden="false" <text:s/>Name="toc 9" &gt;&lt;/w:LsdException&gt;</text:p><text:p>&lt;w:LsdException Locked="false" <text:s/>Priority="99" <text:s/>SemiHidden="false" <text:s/>Name="Normal Indent" &gt;&lt;/w:LsdException&gt;</text:p><text:p>&lt;w:LsdException Locked="false" <text:s/>Priority="99" <text:s/>SemiHidden="false" <text:s/>Name="footnote text" &gt;&lt;/w:LsdException&gt;</text:p><text:p>&lt;w:LsdException Locked="false" <text:s/>Priority="99" <text:s/>SemiHidden="false" <text:s/>Name="annotation text" &gt;&lt;/w:LsdException&gt;</text:p><text:p>&lt;w:LsdException Locked="false" <text:s/>Priority="99" <text:s/>SemiHidden="false" <text:s/>Name="header" &gt;&lt;/w:LsdException&gt;</text:p><text:p>&lt;w:LsdException Locked="false" <text:s/>Priority="99" <text:s/>SemiHidden="false" <text:s/>Name="footer" &gt;&lt;/w:LsdException&gt;</text:p><text:p>&lt;w:LsdException Locked="false" <text:s/>Priority="99" <text:s/>SemiHidden="false" <text:s/>Name="index heading" &gt;&lt;/w:LsdException&gt;</text:p><text:p>&lt;w:LsdException Locked="false" <text:s/>Priority="99" <text:s/>SemiHidden="false" <text:s/>Name="caption" &gt;&lt;/w:LsdException&gt;</text:p><text:p>&lt;w:LsdException Locked="false" <text:s/>Priority="99" <text:s/>SemiHidden="false" <text:s/>Name="table of figures" &gt;&lt;/w:LsdException&gt;</text:p><text:p>&lt;w:LsdException Locked="false" <text:s/>Priority="99" <text:s/>SemiHidden="false" <text:s/>Name="envelope address" &gt;&lt;/w:LsdException&gt;</text:p><text:p>&lt;w:LsdException Locked="false" <text:s/>Priority="99" <text:s/>SemiHidden="false" <text:s/>Name="envelope return" &gt;&lt;/w:LsdException&gt;</text:p><text:p>&lt;w:LsdException Locked="false" <text:s/>Priority="99" <text:s/>SemiHidden="false" <text:s/>Name="footnote reference" &gt;&lt;/w:LsdException&gt;</text:p><text:p>&lt;w:LsdException Locked="false" <text:s/>Priority="99" <text:s/>SemiHidden="false" <text:s/>Name="annotation reference" &gt;&lt;/w:LsdException&gt;</text:p><text:p>&lt;w:LsdException Locked="false" <text:s/>Priority="99" <text:s/>SemiHidden="false" <text:s/>Name="line number" &gt;&lt;/w:LsdException&gt;</text:p><text:p>&lt;w:LsdException Locked="false" <text:s/>Priority="99" <text:s/>SemiHidden="false" <text:s/>Name="page number" &gt;&lt;/w:LsdException&gt;</text:p><text:p>&lt;w:LsdException Locked="false" <text:s/>Priority="99" <text:s/>SemiHidden="false" <text:s/>Name="endnote reference" &gt;&lt;/w:LsdException&gt;</text:p><text:p>&lt;w:LsdException Locked="false" <text:s/>Priority="99" <text:s/>SemiHidden="false" <text:s/>Name="endnote text" &gt;&lt;/w:LsdException&gt;</text:p><text:p>&lt;w:LsdException Locked="false" <text:s/>Priority="99" <text:s/>SemiHidden="false" <text:s/>Name="table of authorities" &gt;&lt;/w:LsdException&gt;</text:p><text:p>&lt;w:LsdException Locked="false" <text:s/>Priority="99" <text:s/>SemiHidden="false" <text:s/>Name="macro" &gt;&lt;/w:LsdException&gt;</text:p><text:p>&lt;w:LsdException Locked="false" <text:s/>Priority="99" <text:s/>SemiHidden="false" <text:s/>Name="toa heading" &gt;&lt;/w:LsdException&gt;</text:p><text:p>&lt;w:LsdException Locked="false" <text:s/>Priority="99" <text:s/>SemiHidden="false" <text:s/>Name="List" &gt;&lt;/w:LsdException&gt;</text:p><text:p>&lt;w:LsdException Locked="false" <text:s/>Priority="99" <text:s/>SemiHidden="false" <text:s/>Name="List Bullet" &gt;&lt;/w:LsdException&gt;</text:p><text:p>&lt;w:LsdException Locked="false" <text:s/>Priority="99" <text:s/>SemiHidden="false" <text:s/>Name="List Number" &gt;&lt;/w:LsdException&gt;</text:p><text:p>&lt;w:LsdException Locked="false" <text:s/>Priority="99" <text:s/>SemiHidden="false" <text:s/>Name="List 2" &gt;&lt;/w:LsdException&gt;</text:p><text:p>&lt;w:LsdException Locked="false" <text:s/>Priority="99" <text:s/>SemiHidden="false" <text:s/>Name="List 3" &gt;&lt;/w:LsdException&gt;</text:p><text:p>&lt;w:LsdException Locked="false" <text:s/>Priority="99" <text:s/>SemiHidden="false" <text:s/>Name="List 4" &gt;&lt;/w:LsdException&gt;</text:p><text:p>&lt;w:LsdException Locked="false" <text:s/>Priority="99" <text:s/>SemiHidden="false" <text:s/>Name="List 5" &gt;&lt;/w:LsdException&gt;</text:p><text:p>&lt;w:LsdException Locked="false" <text:s/>Priority="99" <text:s/>SemiHidden="false" <text:s/>Name="List Bullet 2" &gt;&lt;/w:LsdException&gt;</text:p><text:p>&lt;w:LsdException Locked="false" <text:s/>Priority="99" <text:s/>SemiHidden="false" <text:s/>Name="List Bullet 3" &gt;&lt;/w:LsdException&gt;</text:p><text:p>&lt;w:LsdException Locked="false" <text:s/>Priority="99" <text:s/>SemiHidden="false" <text:s/>Name="List Bullet 4" &gt;&lt;/w:LsdException&gt;</text:p><text:p>&lt;w:LsdException Locked="false" <text:s/>Priority="99" <text:s/>SemiHidden="false" <text:s/>Name="List Bullet 5" &gt;&lt;/w:LsdException&gt;</text:p><text:p>&lt;w:LsdException Locked="false" <text:s/>Priority="99" <text:s/>SemiHidden="false" <text:s/>Name="List Number 2" &gt;&lt;/w:LsdException&gt;</text:p><text:p>&lt;w:LsdException Locked="false" <text:s/>Priority="99" <text:s/>SemiHidden="false" <text:s/>Name="List Number 3" &gt;&lt;/w:LsdException&gt;</text:p><text:p>&lt;w:LsdException Locked="false" <text:s/>Priority="99" <text:s/>SemiHidden="false" <text:s/>Name="List Number 4" &gt;&lt;/w:LsdException&gt;</text:p><text:p>&lt;w:LsdException Locked="false" <text:s/>Priority="99" <text:s/>SemiHidden="false" <text:s/>Name="List Number 5" &gt;&lt;/w:LsdException&gt;</text:p><text:p>&lt;w:LsdException Locked="false" <text:s/>Priority="99" <text:s/>SemiHidden="false" <text:s/>Name="Title" &gt;&lt;/w:LsdException&gt;</text:p><text:p>&lt;w:LsdException Locked="false" <text:s/>Priority="99" <text:s/>SemiHidden="false" <text:s/>Name="Closing" &gt;&lt;/w:LsdException&gt;</text:p><text:p>&lt;w:LsdException Locked="false" <text:s/>Priority="99" <text:s/>SemiHidden="false" <text:s/>Name="Signature" &gt;&lt;/w:LsdException&gt;</text:p><text:p>&lt;w:LsdException Locked="false" <text:s/>Priority="99" <text:s/>SemiHidden="false" <text:s/>Name="Default Paragraph Font" &gt;&lt;/w:LsdException&gt;</text:p><text:p>&lt;w:LsdException Locked="false" <text:s/>Priority="99" <text:s/>SemiHidden="false" <text:s/>Name="Body Text" &gt;&lt;/w:LsdException&gt;</text:p><text:p>&lt;w:LsdException Locked="false" <text:s/>Priority="99" <text:s/>SemiHidden="false" <text:s/>Name="Body Text Indent" &gt;&lt;/w:LsdException&gt;</text:p><text:p>&lt;w:LsdException Locked="false" <text:s/>Priority="99" <text:s/>SemiHidden="false" <text:s/>Name="List Continue" &gt;&lt;/w:LsdException&gt;</text:p><text:p>&lt;w:LsdException Locked="false" <text:s/>Priority="99" <text:s/>SemiHidden="false" <text:s/>Name="List Continue 2" &gt;&lt;/w:LsdException&gt;</text:p><text:p>&lt;w:LsdException Locked="false" <text:s/>Priority="99" <text:s/>SemiHidden="false" <text:s/>Name="List Continue 3" &gt;&lt;/w:LsdException&gt;</text:p><text:p>&lt;w:LsdException Locked="false" <text:s/>Priority="99" <text:s/>SemiHidden="false" <text:s/>Name="List Continue 4" &gt;&lt;/w:LsdException&gt;</text:p><text:p>&lt;w:LsdException Locked="false" <text:s/>Priority="99" <text:s/>SemiHidden="false" <text:s/>Name="List Continue 5" &gt;&lt;/w:LsdException&gt;</text:p><text:p>&lt;w:LsdException Locked="false" <text:s/>Priority="99" <text:s/>SemiHidden="false" <text:s/>Name="Message Header" &gt;&lt;/w:LsdException&gt;</text:p><text:p>&lt;w:LsdException Locked="false" <text:s/>Priority="99" <text:s/>SemiHidden="false" <text:s/>Name="Subtitle" &gt;&lt;/w:LsdException&gt;</text:p><text:p>&lt;w:LsdException Locked="false" <text:s/>Priority="99" <text:s/>SemiHidden="false" <text:s/>Name="Salutation" &gt;&lt;/w:LsdException&gt;</text:p><text:p>&lt;w:LsdException Locked="false" <text:s/>Priority="99" <text:s/>SemiHidden="false" <text:s/>Name="Date" &gt;&lt;/w:LsdException&gt;</text:p><text:p>&lt;w:LsdException Locked="false" <text:s/>Priority="99" <text:s/>SemiHidden="false" <text:s/>Name="Body Text First Indent" &gt;&lt;/w:LsdException&gt;</text:p><text:p>&lt;w:LsdException Locked="false" <text:s/>Priority="99" <text:s/>SemiHidden="false" <text:s/>Name="Body Text First Indent 2" &gt;&lt;/w:LsdException&gt;</text:p><text:p>&lt;w:LsdException Locked="false" <text:s/>Priority="99" <text:s/>SemiHidden="false" <text:s/>Name="Note Heading" &gt;&lt;/w:LsdException&gt;</text:p><text:p>&lt;w:LsdException Locked="false" <text:s/>Priority="99" <text:s/>SemiHidden="false" <text:s/>Name="Body Text 2" &gt;&lt;/w:LsdException&gt;</text:p><text:p>&lt;w:LsdException Locked="false" <text:s/>Priority="99" <text:s/>SemiHidden="false" <text:s/>Name="Body Text 3" &gt;&lt;/w:LsdException&gt;</text:p><text:p>&lt;w:LsdException Locked="false" <text:s/>Priority="99" <text:s/>SemiHidden="false" <text:s/>Name="Body Text Indent 2" &gt;&lt;/w:LsdException&gt;</text:p><text:p>&lt;w:LsdException Locked="false" <text:s/>Priority="99" <text:s/>SemiHidden="false" <text:s/>Name="Body Text Indent 3" &gt;&lt;/w:LsdException&gt;</text:p><text:p>&lt;w:LsdException Locked="false" <text:s/>Priority="99" <text:s/>SemiHidden="false" <text:s/>Name="Block Text" &gt;&lt;/w:LsdException&gt;</text:p><text:p>&lt;w:LsdException Locked="false" <text:s/>Priority="99" <text:s/>SemiHidden="false" <text:s/>Name="Hyperlink" &gt;&lt;/w:LsdException&gt;</text:p><text:p>&lt;w:LsdException Locked="false" <text:s/>Priority="99" <text:s/>SemiHidden="false" <text:s/>Name="FollowedHyperlink" &gt;&lt;/w:LsdException&gt;</text:p><text:p>&lt;w:LsdException Locked="false" <text:s/>Priority="99" <text:s/>SemiHidden="false" <text:s/>Name="Strong" &gt;&lt;/w:LsdException&gt;</text:p><text:p>&lt;w:LsdException Locked="false" <text:s/>Priority="99" <text:s/>SemiHidden="false" <text:s/>Name="Emphasis" &gt;&lt;/w:LsdException&gt;</text:p><text:p>&lt;w:LsdException Locked="false" <text:s/>Priority="99" <text:s/>SemiHidden="false" <text:s/>Name="Document Map" &gt;&lt;/w:LsdException&gt;</text:p><text:p>&lt;w:LsdException Locked="false" <text:s/>Priority="99" <text:s/>SemiHidden="false" <text:s/>Name="Plain Text" &gt;&lt;/w:LsdException&gt;</text:p><text:p>&lt;w:LsdException Locked="false" <text:s/>Priority="99" <text:s/>SemiHidden="false" <text:s/>Name="E-mail Signature" &gt;&lt;/w:LsdException&gt;</text:p><text:p>&lt;w:LsdException Locked="false" <text:s/>Priority="99" <text:s/>SemiHidden="false" <text:s/>Name="Normal (Web)" &gt;&lt;/w:LsdException&gt;</text:p><text:p>&lt;w:LsdException Locked="false" <text:s/>Priority="99" <text:s/>SemiHidden="false" <text:s/>Name="HTML Acronym" &gt;&lt;/w:LsdException&gt;</text:p><text:p>&lt;w:LsdException Locked="false" <text:s/>Priority="99" <text:s/>SemiHidden="false" <text:s/>Name="HTML Address" &gt;&lt;/w:LsdException&gt;</text:p><text:p>&lt;w:LsdException Locked="false" <text:s/>Priority="99" <text:s/>SemiHidden="false" <text:s/>Name="HTML Cite" &gt;&lt;/w:LsdException&gt;</text:p><text:p>&lt;w:LsdException Locked="false" <text:s/>Priority="99" <text:s/>SemiHidden="false" <text:s/>Name="HTML Code" &gt;&lt;/w:LsdException&gt;</text:p><text:p>&lt;w:LsdException Locked="false" <text:s/>Priority="99" <text:s/>SemiHidden="false" <text:s/>Name="HTML Definition" &gt;&lt;/w:LsdException&gt;</text:p><text:p>&lt;w:LsdException Locked="false" <text:s/>Priority="99" <text:s/>SemiHidden="false" <text:s/>Name="HTML Keyboard" &gt;&lt;/w:LsdException&gt;</text:p><text:p>&lt;w:LsdException Locked="false" <text:s/>Priority="99" <text:s/>SemiHidden="false" <text:s/>Name="HTML Preformatted" &gt;&lt;/w:LsdException&gt;</text:p><text:p>&lt;w:LsdException Locked="false" <text:s/>Priority="99" <text:s/>SemiHidden="false" <text:s/>Name="HTML Sample" &gt;&lt;/w:LsdException&gt;</text:p><text:p>&lt;w:LsdException Locked="false" <text:s/>Priority="99" <text:s/>SemiHidden="false" <text:s/>Name="HTML Typewriter" &gt;&lt;/w:LsdException&gt;</text:p><text:p>&lt;w:LsdException Locked="false" <text:s/>Priority="99" <text:s/>SemiHidden="false" <text:s/>Name="HTML Variable" &gt;&lt;/w:LsdException&gt;</text:p><text:p>&lt;w:LsdException Locked="false" <text:s/>Priority="99" <text:s/>SemiHidden="false" <text:s/>Name="Normal Table" &gt;&lt;/w:LsdException&gt;</text:p><text:p>&lt;w:LsdException Locked="false" <text:s/>Priority="99" <text:s/>SemiHidden="false" <text:s/>Name="annotation subject" &gt;&lt;/w:LsdException&gt;</text:p><text:p>&lt;w:LsdException Locked="false" <text:s/>Priority="99" <text:s/>SemiHidden="false" <text:s/>Name="No List" &gt;&lt;/w:LsdException&gt;</text:p><text:p>&lt;w:LsdException Locked="false" <text:s/>Priority="99" <text:s/>SemiHidden="false" <text:s/>Name="Table Simple 1" &gt;&lt;/w:LsdException&gt;</text:p><text:p>&lt;w:LsdException Locked="false" <text:s/>Priority="99" <text:s/>SemiHidden="false" <text:s/>Name="Table Simple 2" &gt;&lt;/w:LsdException&gt;</text:p><text:p>&lt;w:LsdException Locked="false" <text:s/>Priority="99" <text:s/>SemiHidden="false" <text:s/>Name="Table Simple 3" &gt;&lt;/w:LsdException&gt;</text:p><text:p>&lt;w:LsdException Locked="false" <text:s/>Priority="99" <text:s/>SemiHidden="false" <text:s/>Name="Table Classic 1" &gt;&lt;/w:LsdException&gt;</text:p><text:p>&lt;w:LsdException Locked="false" <text:s/>Priority="99" <text:s/>SemiHidden="false" <text:s/>Name="Table Classic 2" &gt;&lt;/w:LsdException&gt;</text:p><text:p>&lt;w:LsdException Locked="false" <text:s/>Priority="99" <text:s/>SemiHidden="false" <text:s/>Name="Table Classic 3" &gt;&lt;/w:LsdException&gt;</text:p><text:p>&lt;w:LsdException Locked="false" <text:s/>Priority="99" <text:s/>SemiHidden="false" <text:s/>Name="Table Classic 4" &gt;&lt;/w:LsdException&gt;</text:p><text:p>&lt;w:LsdException Locked="false" <text:s/>Priority="99" <text:s/>SemiHidden="false" <text:s/>Name="Table Colorful 1" &gt;&lt;/w:LsdException&gt;</text:p><text:p>&lt;w:LsdException Locked="false" <text:s/>Priority="99" <text:s/>SemiHidden="false" <text:s/>Name="Table Colorful 2" &gt;&lt;/w:LsdException&gt;</text:p><text:p>&lt;w:LsdException Locked="false" <text:s/>Priority="99" <text:s/>SemiHidden="false" <text:s/>Name="Table Colorful 3" &gt;&lt;/w:LsdException&gt;</text:p><text:p>&lt;w:LsdException Locked="false" <text:s/>Priority="99" <text:s/>SemiHidden="false" <text:s/>Name="Table Columns 1" &gt;&lt;/w:LsdException&gt;</text:p><text:p>&lt;w:LsdException Locked="false" <text:s/>Priority="99" <text:s/>SemiHidden="false" <text:s/>Name="Table Columns 2" &gt;&lt;/w:LsdException&gt;</text:p><text:p>&lt;w:LsdException Locked="false" <text:s/>Priority="99" <text:s/>SemiHidden="false" <text:s/>Name="Table Columns 3" &gt;&lt;/w:LsdException&gt;</text:p><text:p>&lt;w:LsdException Locked="false" <text:s/>Priority="99" <text:s/>SemiHidden="false" <text:s/>Name="Table Columns 4" &gt;&lt;/w:LsdException&gt;</text:p><text:p>&lt;w:LsdException Locked="false" <text:s/>Priority="99" <text:s/>SemiHidden="false" <text:s/>Name="Table Columns 5" &gt;&lt;/w:LsdException&gt;</text:p><text:p>&lt;w:LsdException Locked="false" <text:s/>Priority="99" <text:s/>SemiHidden="false" <text:s/>Name="Table Grid 1" &gt;&lt;/w:LsdException&gt;</text:p><text:p>&lt;w:LsdException Locked="false" <text:s/>Priority="99" <text:s/>SemiHidden="false" <text:s/>Name="Table Grid 2" &gt;&lt;/w:LsdException&gt;</text:p><text:p>&lt;w:LsdException Locked="false" <text:s/>Priority="99" <text:s/>SemiHidden="false" <text:s/>Name="Table Grid 3" &gt;&lt;/w:LsdException&gt;</text:p><text:p>&lt;w:LsdException Locked="false" <text:s/>Priority="99" <text:s/>SemiHidden="false" <text:s/>Name="Table Grid 4" &gt;&lt;/w:LsdException&gt;</text:p><text:p>&lt;w:LsdException Locked="false" <text:s/>Priority="99" <text:s/>SemiHidden="false" <text:s/>Name="Table Grid 5" &gt;&lt;/w:LsdException&gt;</text:p><text:p>&lt;w:LsdException Locked="false" <text:s/>Priority="99" <text:s/>SemiHidden="false" <text:s/>Name="Table Grid 6" &gt;&lt;/w:LsdException&gt;</text:p><text:p>&lt;w:LsdException Locked="false" <text:s/>Priority="99" <text:s/>SemiHidden="false" <text:s/>Name="Table Grid 7" &gt;&lt;/w:LsdException&gt;</text:p><text:p>&lt;w:LsdException Locked="false" <text:s/>Priority="99" <text:s/>SemiHidden="false" <text:s/>Name="Table Grid 8" &gt;&lt;/w:LsdException&gt;</text:p><text:p>&lt;w:LsdException Locked="false" <text:s/>Priority="99" <text:s/>SemiHidden="false" <text:s/>Name="Table List 1" &gt;&lt;/w:LsdException&gt;</text:p><text:p>&lt;w:LsdException Locked="false" <text:s/>Priority="99" <text:s/>SemiHidden="false" <text:s/>Name="Table List 2" &gt;&lt;/w:LsdException&gt;</text:p><text:p>&lt;w:LsdException Locked="false" <text:s/>Priority="99" <text:s/>SemiHidden="false" <text:s/>Name="Table List 3" &gt;&lt;/w:LsdException&gt;</text:p><text:p>&lt;w:LsdException Locked="false" <text:s/>Priority="99" <text:s/>SemiHidden="false" <text:s/>Name="Table List 4" &gt;&lt;/w:LsdException&gt;</text:p><text:p>&lt;w:LsdException Locked="false" <text:s/>Priority="99" <text:s/>SemiHidden="false" <text:s/>Name="Table List 5" &gt;&lt;/w:LsdException&gt;</text:p><text:p>&lt;w:LsdException Locked="false" <text:s/>Priority="99" <text:s/>SemiHidden="false" <text:s/>Name="Table List 6" &gt;&lt;/w:LsdException&gt;</text:p><text:p>&lt;w:LsdException Locked="false" <text:s/>Priority="99" <text:s/>SemiHidden="false" <text:s/>Name="Table List 7" &gt;&lt;/w:LsdException&gt;</text:p><text:p>&lt;w:LsdException Locked="false" <text:s/>Priority="99" <text:s/>SemiHidden="false" <text:s/>Name="Table List 8" &gt;&lt;/w:LsdException&gt;</text:p><text:p>&lt;w:LsdException Locked="false" <text:s/>Priority="99" <text:s/>SemiHidden="false" <text:s/>Name="Table 3D effects 1" &gt;&lt;/w:LsdException&gt;</text:p><text:p>&lt;w:LsdException Locked="false" <text:s/>Priority="99" <text:s/>SemiHidden="false" <text:s/>Name="Table 3D effects 2" &gt;&lt;/w:LsdException&gt;</text:p><text:p>&lt;w:LsdException Locked="false" <text:s/>Priority="99" <text:s/>SemiHidden="false" <text:s/>Name="Table 3D effects 3" &gt;&lt;/w:LsdException&gt;</text:p><text:p>&lt;w:LsdException Locked="false" <text:s/>Priority="99" <text:s/>SemiHidden="false" <text:s/>Name="Table Contemporary" &gt;&lt;/w:LsdException&gt;</text:p><text:p>&lt;w:LsdException Locked="false" <text:s/>Priority="99" <text:s/>SemiHidden="false" <text:s/>Name="Table Elegant" &gt;&lt;/w:LsdException&gt;</text:p><text:p>&lt;w:LsdException Locked="false" <text:s/>Priority="99" <text:s/>SemiHidden="false" <text:s/>Name="Table Professional" &gt;&lt;/w:LsdException&gt;</text:p><text:p>&lt;w:LsdException Locked="false" <text:s/>Priority="99" <text:s/>SemiHidden="false" <text:s/>Name="Table Subtle 1" &gt;&lt;/w:LsdException&gt;</text:p><text:p>&lt;w:LsdException Locked="false" <text:s/>Priority="99" <text:s/>SemiHidden="false" <text:s/>Name="Table Subtle 2" &gt;&lt;/w:LsdException&gt;</text:p><text:p>&lt;w:LsdException Locked="false" <text:s/>Priority="99" <text:s/>SemiHidden="false" <text:s/>Name="Table Web 1" &gt;&lt;/w:LsdException&gt;</text:p><text:p>&lt;w:LsdException Locked="false" <text:s/>Priority="99" <text:s/>SemiHidden="false" <text:s/>Name="Table Web 2" &gt;&lt;/w:LsdException&gt;</text:p><text:p>&lt;w:LsdException Locked="false" <text:s/>Priority="99" <text:s/>SemiHidden="false" <text:s/>Name="Table Web 3" &gt;&lt;/w:LsdException&gt;</text:p><text:p>&lt;w:LsdException Locked="false" <text:s/>Priority="99" <text:s/>SemiHidden="false" <text:s/>Name="Balloon Text" &gt;&lt;/w:LsdException&gt;</text:p><text:p>&lt;w:LsdException Locked="false" <text:s/>Priority="99" <text:s/>SemiHidden="false" <text:s/>Name="Table Grid" &gt;&lt;/w:LsdException&gt;</text:p><text:p>&lt;w:LsdException Locked="false" <text:s/>Priority="99" <text:s/>SemiHidden="false" <text:s/>Name="Table Theme" &gt;&lt;/w:LsdException&gt;</text:p><text:p>&lt;w:LsdException Locked="false" <text:s/>Priority="99" <text:s/>SemiHidden="false" <text:s/>Name="Light Shading" &gt;&lt;/w:LsdException&gt;</text:p><text:p>&lt;w:LsdException Locked="false" <text:s/>Priority="99" <text:s/>SemiHidden="false" <text:s/>Name="Light List" &gt;&lt;/w:LsdException&gt;</text:p><text:p>&lt;w:LsdException Locked="false" <text:s/>Priority="99" <text:s/>SemiHidden="false" <text:s/>Name="Light Grid" &gt;&lt;/w:LsdException&gt;</text:p><text:p>&lt;w:LsdException Locked="false" <text:s/>Priority="99" <text:s/>SemiHidden="false" <text:s/>Name="Medium Shading 1" &gt;&lt;/w:LsdException&gt;</text:p><text:p>&lt;w:LsdException Locked="false" <text:s/>Priority="99" <text:s/>SemiHidden="false" <text:s/>Name="Medium Shading 2" &gt;&lt;/w:LsdException&gt;</text:p><text:p>&lt;w:LsdException Locked="false" <text:s/>Priority="99" <text:s/>SemiHidden="false" <text:s/>Name="Medium List 1" &gt;&lt;/w:LsdException&gt;</text:p><text:p>&lt;w:LsdException Locked="false" <text:s/>Priority="99" <text:s/>SemiHidden="false" <text:s/>Name="Medium List 2" &gt;&lt;/w:LsdException&gt;</text:p><text:p>&lt;w:LsdException Locked="false" <text:s/>Priority="99" <text:s/>SemiHidden="false" <text:s/>Name="Medium Grid 1" &gt;&lt;/w:LsdException&gt;</text:p><text:p>&lt;w:LsdException Locked="false" <text:s/>Priority="99" <text:s/>SemiHidden="false" <text:s/>Name="Medium Grid 2" &gt;&lt;/w:LsdException&gt;</text:p><text:p>&lt;w:LsdException Locked="false" <text:s/>Priority="99" <text:s/>SemiHidden="false" <text:s/>Name="Medium Grid 3" &gt;&lt;/w:LsdException&gt;</text:p><text:p>&lt;w:LsdException Locked="false" <text:s/>Priority="99" <text:s/>SemiHidden="false" <text:s/>Name="Dark List" &gt;&lt;/w:LsdException&gt;</text:p><text:p>&lt;w:LsdException Locked="false" <text:s/>Priority="99" <text:s/>SemiHidden="false" <text:s/>Name="Colorful Shading" &gt;&lt;/w:LsdException&gt;</text:p><text:p>&lt;w:LsdException Locked="false" <text:s/>Priority="99" <text:s/>SemiHidden="false" <text:s/>Name="Colorful List" &gt;&lt;/w:LsdException&gt;</text:p><text:p>&lt;w:LsdException Locked="false" <text:s/>Priority="99" <text:s/>SemiHidden="false" <text:s/>Name="Colorful Grid" &gt;&lt;/w:LsdException&gt;</text:p><text:p>&lt;w:LsdException Locked="false" <text:s/>Priority="99" <text:s/>SemiHidden="false" <text:s/>Name="Light Shading Accent 1" &gt;&lt;/w:LsdException&gt;</text:p><text:p>&lt;w:LsdException Locked="false" <text:s/>Priority="99" <text:s/>SemiHidden="false" <text:s/>Name="Light List Accent 1" &gt;&lt;/w:LsdException&gt;</text:p><text:p>&lt;w:LsdException Locked="false" <text:s/>Priority="99" <text:s/>SemiHidden="false" <text:s/>Name="Light Grid Accent 1" &gt;&lt;/w:LsdException&gt;</text:p><text:p>&lt;w:LsdException Locked="false" <text:s/>Priority="99" <text:s/>SemiHidden="false" <text:s/>Name="Medium Shading 1 Accent 1" &gt;&lt;/w:LsdException&gt;</text:p><text:p>&lt;w:LsdException Locked="false" <text:s/>Priority="99" <text:s/>SemiHidden="false" <text:s/>Name="Medium Shading 2 Accent 1" &gt;&lt;/w:LsdException&gt;</text:p><text:p>&lt;w:LsdException Locked="false" <text:s/>Priority="99" <text:s/>SemiHidden="false" <text:s/>Name="Medium List 1 Accent 1" &gt;&lt;/w:LsdException&gt;</text:p><text:p>&lt;w:LsdException Locked="false" <text:s/>Priority="99" <text:s/>SemiHidden="false" <text:s/>Name="Medium List 2 Accent 1" &gt;&lt;/w:LsdException&gt;</text:p><text:p>&lt;w:LsdException Locked="false" <text:s/>Priority="99" <text:s/>SemiHidden="false" <text:s/>Name="Medium Grid 1 Accent 1" &gt;&lt;/w:LsdException&gt;</text:p><text:p>&lt;w:LsdException Locked="false" <text:s/>Priority="99" <text:s/>SemiHidden="false" <text:s/>Name="Medium Grid 2 Accent 1" &gt;&lt;/w:LsdException&gt;</text:p><text:p>&lt;w:LsdException Locked="false" <text:s/>Priority="99" <text:s/>SemiHidden="false" <text:s/>Name="Medium Grid 3 Accent 1" &gt;&lt;/w:LsdException&gt;</text:p><text:p>&lt;w:LsdException Locked="false" <text:s/>Priority="99" <text:s/>SemiHidden="false" <text:s/>Name="Dark List Accent 1" &gt;&lt;/w:LsdException&gt;</text:p><text:p>&lt;w:LsdException Locked="false" <text:s/>Priority="99" <text:s/>SemiHidden="false" <text:s/>Name="Colorful Shading Accent 1" &gt;&lt;/w:LsdException&gt;</text:p><text:p>&lt;w:LsdException Locked="false" <text:s/>Priority="99" <text:s/>SemiHidden="false" <text:s/>Name="Colorful List Accent 1" &gt;&lt;/w:LsdException&gt;</text:p><text:p>&lt;w:LsdException Locked="false" <text:s/>Priority="99" <text:s/>SemiHidden="false" <text:s/>Name="Colorful Grid Accent 1" &gt;&lt;/w:LsdException&gt;</text:p><text:p>&lt;w:LsdException Locked="false" <text:s/>Priority="99" <text:s/>SemiHidden="false" <text:s/>Name="Light Shading Accent 2" &gt;&lt;/w:LsdException&gt;</text:p><text:p>&lt;w:LsdException Locked="false" <text:s/>Priority="99" <text:s/>SemiHidden="false" <text:s/>Name="Light List Accent 2" &gt;&lt;/w:LsdException&gt;</text:p><text:p>&lt;w:LsdException Locked="false" <text:s/>Priority="99" <text:s/>SemiHidden="false" <text:s/>Name="Light Grid Accent 2" &gt;&lt;/w:LsdException&gt;</text:p><text:p>&lt;w:LsdException Locked="false" <text:s/>Priority="99" <text:s/>SemiHidden="false" <text:s/>Name="Medium Shading 1 Accent 2" &gt;&lt;/w:LsdException&gt;</text:p><text:p>&lt;w:LsdException Locked="false" <text:s/>Priority="99" <text:s/>SemiHidden="false" <text:s/>Name="Medium Shading 2 Accent 2" &gt;&lt;/w:LsdException&gt;</text:p><text:p>&lt;w:LsdException Locked="false" <text:s/>Priority="99" <text:s/>SemiHidden="false" <text:s/>Name="Medium List 1 Accent 2" &gt;&lt;/w:LsdException&gt;</text:p><text:p>&lt;w:LsdException Locked="false" <text:s/>Priority="99" <text:s/>SemiHidden="false" <text:s/>Name="Medium List 2 Accent 2" &gt;&lt;/w:LsdException&gt;</text:p><text:p>&lt;w:LsdException Locked="false" <text:s/>Priority="99" <text:s/>SemiHidden="false" <text:s/>Name="Medium Grid 1 Accent 2" &gt;&lt;/w:LsdException&gt;</text:p><text:p>&lt;w:LsdException Locked="false" <text:s/>Priority="99" <text:s/>SemiHidden="false" <text:s/>Name="Medium Grid 2 Accent 2" &gt;&lt;/w:LsdException&gt;</text:p><text:p>&lt;w:LsdException Locked="false" <text:s/>Priority="99" <text:s/>SemiHidden="false" <text:s/>Name="Medium Grid 3 Accent 2" &gt;&lt;/w:LsdException&gt;</text:p><text:p>&lt;w:LsdException Locked="false" <text:s/>Priority="99" <text:s/>SemiHidden="false" <text:s/>Name="Dark List Accent 2" &gt;&lt;/w:LsdException&gt;</text:p><text:p>&lt;w:LsdException Locked="false" <text:s/>Priority="99" <text:s/>SemiHidden="false" <text:s/>Name="Colorful Shading Accent 2" &gt;&lt;/w:LsdException&gt;</text:p><text:p>&lt;w:LsdException Locked="false" <text:s/>Priority="99" <text:s/>SemiHidden="false" <text:s/>Name="Colorful List Accent 2" &gt;&lt;/w:LsdException&gt;</text:p><text:p>&lt;w:LsdException Locked="false" <text:s/>Priority="99" <text:s/>SemiHidden="false" <text:s/>Name="Colorful Grid Accent 2" &gt;&lt;/w:LsdException&gt;</text:p><text:p>&lt;w:LsdException Locked="false" <text:s/>Priority="99" <text:s/>SemiHidden="false" <text:s/>Name="Light Shading Accent 3" &gt;&lt;/w:LsdException&gt;</text:p><text:p>&lt;w:LsdException Locked="false" <text:s/>Priority="99" <text:s/>SemiHidden="false" <text:s/>Name="Light List Accent 3" &gt;&lt;/w:LsdException&gt;</text:p><text:p>&lt;w:LsdException Locked="false" <text:s/>Priority="99" <text:s/>SemiHidden="false" <text:s/>Name="Light Grid Accent 3" &gt;&lt;/w:LsdException&gt;</text:p><text:p>&lt;w:LsdException Locked="false" <text:s/>Priority="99" <text:s/>SemiHidden="false" <text:s/>Name="Medium Shading 1 Accent 3" &gt;&lt;/w:LsdException&gt;</text:p><text:p>&lt;w:LsdException Locked="false" <text:s/>Priority="99" <text:s/>SemiHidden="false" <text:s/>Name="Medium Shading 2 Accent 3" &gt;&lt;/w:LsdException&gt;</text:p><text:p>&lt;w:LsdException Locked="false" <text:s/>Priority="99" <text:s/>SemiHidden="false" <text:s/>Name="Medium List 1 Accent 3" &gt;&lt;/w:LsdException&gt;</text:p><text:p>&lt;w:LsdException Locked="false" <text:s/>Priority="99" <text:s/>SemiHidden="false" <text:s/>Name="Medium List 2 Accent 3" &gt;&lt;/w:LsdException&gt;</text:p><text:p>&lt;w:LsdException Locked="false" <text:s/>Priority="99" <text:s/>SemiHidden="false" <text:s/>Name="Medium Grid 1 Accent 3" &gt;&lt;/w:LsdException&gt;</text:p><text:p>&lt;w:LsdException Locked="false" <text:s/>Priority="99" <text:s/>SemiHidden="false" <text:s/>Name="Medium Grid 2 Accent 3" &gt;&lt;/w:LsdException&gt;</text:p><text:p>&lt;w:LsdException Locked="false" <text:s/>Priority="99" <text:s/>SemiHidden="false" <text:s/>Name="Medium Grid 3 Accent 3" &gt;&lt;/w:LsdException&gt;</text:p><text:p>&lt;w:LsdException Locked="false" <text:s/>Priority="99" <text:s/>SemiHidden="false" <text:s/>Name="Dark List Accent 3" &gt;&lt;/w:LsdException&gt;</text:p><text:p>&lt;w:LsdException Locked="false" <text:s/>Priority="99" <text:s/>SemiHidden="false" <text:s/>Name="Colorful Shading Accent 3" &gt;&lt;/w:LsdException&gt;</text:p><text:p>&lt;w:LsdException Locked="false" <text:s/>Priority="99" <text:s/>SemiHidden="false" <text:s/>Name="Colorful List Accent 3" &gt;&lt;/w:LsdException&gt;</text:p><text:p>&lt;w:LsdException Locked="false" <text:s/>Priority="99" <text:s/>SemiHidden="false" <text:s/>Name="Colorful Grid Accent 3" &gt;&lt;/w:LsdException&gt;</text:p><text:p>&lt;w:LsdException Locked="false" <text:s/>Priority="99" <text:s/>SemiHidden="false" <text:s/>Name="Light Shading Accent 4" &gt;&lt;/w:LsdException&gt;</text:p><text:p>&lt;w:LsdException Locked="false" <text:s/>Priority="99" <text:s/>SemiHidden="false" <text:s/>Name="Light List Accent 4" &gt;&lt;/w:LsdException&gt;</text:p><text:p>&lt;w:LsdException Locked="false" <text:s/>Priority="99" <text:s/>SemiHidden="false" <text:s/>Name="Light Grid Accent 4" &gt;&lt;/w:LsdException&gt;</text:p><text:p>&lt;w:LsdException Locked="false" <text:s/>Priority="99" <text:s/>SemiHidden="false" <text:s/>Name="Medium Shading 1 Accent 4" &gt;&lt;/w:LsdException&gt;</text:p><text:p>&lt;w:LsdException Locked="false" <text:s/>Priority="99" <text:s/>SemiHidden="false" <text:s/>Name="Medium Shading 2 Accent 4" &gt;&lt;/w:LsdException&gt;</text:p><text:p>&lt;w:LsdException Locked="false" <text:s/>Priority="99" <text:s/>SemiHidden="false" <text:s/>Name="Medium List 1 Accent 4" &gt;&lt;/w:LsdException&gt;</text:p><text:p>&lt;w:LsdException Locked="false" <text:s/>Priority="99" <text:s/>SemiHidden="false" <text:s/>Name="Medium List 2 Accent 4" &gt;&lt;/w:LsdException&gt;</text:p><text:p>&lt;w:LsdException Locked="false" <text:s/>Priority="99" <text:s/>SemiHidden="false" <text:s/>Name="Medium Grid 1 Accent 4" &gt;&lt;/w:LsdException&gt;</text:p><text:p>&lt;w:LsdException Locked="false" <text:s/>Priority="99" <text:s/>SemiHidden="false" <text:s/>Name="Medium Grid 2 Accent 4" &gt;&lt;/w:LsdException&gt;</text:p><text:p>&lt;w:LsdException Locked="false" <text:s/>Priority="99" <text:s/>SemiHidden="false" <text:s/>Name="Medium Grid 3 Accent 4" &gt;&lt;/w:LsdException&gt;</text:p><text:p>&lt;w:LsdException Locked="false" <text:s/>Priority="99" <text:s/>SemiHidden="false" <text:s/>Name="Dark List Accent 4" &gt;&lt;/w:LsdException&gt;</text:p><text:p>&lt;w:LsdException Locked="false" <text:s/>Priority="99" <text:s/>SemiHidden="false" <text:s/>Name="Colorful Shading Accent 4" &gt;&lt;/w:LsdException&gt;</text:p><text:p>&lt;w:LsdException Locked="false" <text:s/>Priority="99" <text:s/>SemiHidden="false" <text:s/>Name="Colorful List Accent 4" &gt;&lt;/w:LsdException&gt;</text:p><text:p>&lt;w:LsdException Locked="false" <text:s/>Priority="99" <text:s/>SemiHidden="false" <text:s/>Name="Colorful Grid Accent 4" &gt;&lt;/w:LsdException&gt;</text:p><text:p>&lt;w:LsdException Locked="false" <text:s/>Priority="99" <text:s/>SemiHidden="false" <text:s/>Name="Light Shading Accent 5" &gt;&lt;/w:LsdException&gt;</text:p><text:p>&lt;w:LsdException Locked="false" <text:s/>Priority="99" <text:s/>SemiHidden="false" <text:s/>Name="Light List Accent 5" &gt;&lt;/w:LsdException&gt;</text:p><text:p>&lt;w:LsdException Locked="false" <text:s/>Priority="99" <text:s/>SemiHidden="false" <text:s/>Name="Light Grid Accent 5" &gt;&lt;/w:LsdException&gt;</text:p><text:p>&lt;w:LsdException Locked="false" <text:s/>Priority="99" <text:s/>SemiHidden="false" <text:s/>Name="Medium Shading 1 Accent 5" &gt;&lt;/w:LsdException&gt;</text:p><text:p>&lt;w:LsdException Locked="false" <text:s/>Priority="99" <text:s/>SemiHidden="false" <text:s/>Name="Medium Shading 2 Accent 5" &gt;&lt;/w:LsdException&gt;</text:p><text:p>&lt;w:LsdException Locked="false" <text:s/>Priority="99" <text:s/>SemiHidden="false" <text:s/>Name="Medium List 1 Accent 5" &gt;&lt;/w:LsdException&gt;</text:p><text:p>&lt;w:LsdException Locked="false" <text:s/>Priority="99" <text:s/>SemiHidden="false" <text:s/>Name="Medium List 2 Accent 5" &gt;&lt;/w:LsdException&gt;</text:p><text:p>&lt;w:LsdException Locked="false" <text:s/>Priority="99" <text:s/>SemiHidden="false" <text:s/>Name="Medium Grid 1 Accent 5" &gt;&lt;/w:LsdException&gt;</text:p><text:p>&lt;w:LsdException Locked="false" <text:s/>Priority="99" <text:s/>SemiHidden="false" <text:s/>Name="Medium Grid 2 Accent 5" &gt;&lt;/w:LsdException&gt;</text:p><text:p>&lt;w:LsdException Locked="false" <text:s/>Priority="99" <text:s/>SemiHidden="false" <text:s/>Name="Medium Grid 3 Accent 5" &gt;&lt;/w:LsdException&gt;</text:p><text:p>&lt;w:LsdException Locked="false" <text:s/>Priority="99" <text:s/>SemiHidden="false" <text:s/>Name="Dark List Accent 5" &gt;&lt;/w:LsdException&gt;</text:p><text:p>&lt;w:LsdException Locked="false" <text:s/>Priority="99" <text:s/>SemiHidden="false" <text:s/>Name="Colorful Shading Accent 5" &gt;&lt;/w:LsdException&gt;</text:p><text:p>&lt;w:LsdException Locked="false" <text:s/>Priority="99" <text:s/>SemiHidden="false" <text:s/>Name="Colorful List Accent 5" &gt;&lt;/w:LsdException&gt;</text:p><text:p>&lt;w:LsdException Locked="false" <text:s/>Priority="99" <text:s/>SemiHidden="false" <text:s/>Name="Colorful Grid Accent 5" &gt;&lt;/w:LsdException&gt;</text:p><text:p>&lt;w:LsdException Locked="false" <text:s/>Priority="99" <text:s/>SemiHidden="false" <text:s/>Name="Light Shading Accent 6" &gt;&lt;/w:LsdException&gt;</text:p><text:p>&lt;w:LsdException Locked="false" <text:s/>Priority="99" <text:s/>SemiHidden="false" <text:s/>Name="Light List Accent 6" &gt;&lt;/w:LsdException&gt;</text:p><text:p>&lt;w:LsdException Locked="false" <text:s/>Priority="99" <text:s/>SemiHidden="false" <text:s/>Name="Light Grid Accent 6" &gt;&lt;/w:LsdException&gt;</text:p><text:p>&lt;w:LsdException Locked="false" <text:s/>Priority="99" <text:s/>SemiHidden="false" <text:s/>Name="Medium Shading 1 Accent 6" &gt;&lt;/w:LsdException&gt;</text:p><text:p>&lt;w:LsdException Locked="false" <text:s/>Priority="99" <text:s/>SemiHidden="false" <text:s/>Name="Medium Shading 2 Accent 6" &gt;&lt;/w:LsdException&gt;</text:p><text:p>&lt;w:LsdException Locked="false" <text:s/>Priority="99" <text:s/>SemiHidden="false" <text:s/>Name="Medium List 1 Accent 6" &gt;&lt;/w:LsdException&gt;</text:p><text:p>&lt;w:LsdException Locked="false" <text:s/>Priority="99" <text:s/>SemiHidden="false" <text:s/>Name="Medium List 2 Accent 6" &gt;&lt;/w:LsdException&gt;</text:p><text:p>&lt;w:LsdException Locked="false" <text:s/>Priority="99" <text:s/>SemiHidden="false" <text:s/>Name="Medium Grid 1 Accent 6" &gt;&lt;/w:LsdException&gt;</text:p><text:p>&lt;w:LsdException Locked="false" <text:s/>Priority="99" <text:s/>SemiHidden="false" <text:s/>Name="Medium Grid 2 Accent 6" &gt;&lt;/w:LsdException&gt;</text:p><text:p>&lt;w:LsdException Locked="false" <text:s/>Priority="99" <text:s/>SemiHidden="false" <text:s/>Name="Medium Grid 3 Accent 6" &gt;&lt;/w:LsdException&gt;</text:p><text:p>&lt;w:LsdException Locked="false" <text:s/>Priority="99" <text:s/>SemiHidden="false" <text:s/>Name="Dark List Accent 6" &gt;&lt;/w:LsdException&gt;</text:p><text:p>&lt;w:LsdException Locked="false" <text:s/>Priority="99" <text:s/>SemiHidden="false" <text:s/>Name="Colorful Shading Accent 6" &gt;&lt;/w:LsdException&gt;</text:p><text:p>&lt;w:LsdException Locked="false" <text:s/>Priority="99" <text:s/>SemiHidden="false" <text:s/>Name="Colorful List Accent 6" &gt;&lt;/w:LsdException&gt;</text:p><text:p>&lt;w:LsdException Locked="false" <text:s/>Priority="99" <text:s/>SemiHidden="false" <text:s/>Name="Colorful Grid Accent 6" &gt;&lt;/w:LsdException&gt;</text:p><text:p>&lt;/w:LatentStyles&gt;&lt;/xml&gt;&lt;![endif]--&gt;</text:p></office:annotation></text:span><text:span text:style-name="T41"><office:annotation><dc:date>2018-01-06T17:18:47.360059179</dc:date><text:p>&lt;!--StartFragment--&gt;</text:p></office:annotation></text:span><text:span text:style-name="T42">（1）</text:span><text:span text:style-name="T24">管理软件数据库，提供</text:span>相应访问软件数据的接口</text:p>
            <text:p text:style-name="P10"><text:span text:style-name="T45">（2）</text:span>实时获取客户发现的最新问题及改进建议<office:annotation><dc:date>2018-01-06T17:18:47.362957976</dc:date><text:p>&lt;!--EndFragment--&gt;</text:p></office:annotation></text:p>
          </table:table-cell>
          <table:table-cell table:style-name="表格1.E2" office:value-type="string">
            <text:p text:style-name="P19">ST003. 标准用户</text:p>
            <text:p text:style-name="P11"><text:span text:style-name="T81">ST00</text:span><text:span text:style-name="T82">6.</text:span><text:span text:style-name="T83"> </text:span><text:span text:style-name="T34">开发人</text:span><text:span text:style-name="T35">员</text:span></text:p>
          </table:table-cell>
        </table:table-row>
        <table:table-row>
          <table:table-cell table:style-name="表格1.A2" office:value-type="string">
            <text:p text:style-name="Table_20_Contents">SH00<text:span text:style-name="T62">9</text:span></text:p>
          </table:table-cell>
          <table:table-cell table:style-name="表格1.A2" office:value-type="string">
            <text:p text:style-name="Table_20_Contents">项目组长</text:p>
          </table:table-cell>
          <table:table-cell table:style-name="表格1.A2" office:value-type="string">
            <text:p text:style-name="Table_20_Contents">组织管理整个项目开发过程</text:p>
          </table:table-cell>
          <table:table-cell table:style-name="表格1.A2" office:value-type="string">
            <text:p text:style-name="Table_20_Contents"/>
          </table:table-cell>
          <table:table-cell table:style-name="表格1.E2" office:value-type="string">
            <text:p text:style-name="P19">ST003. 标准用户</text:p>
            <text:p text:style-name="P11"><text:span text:style-name="T81">ST00</text:span><text:span text:style-name="T82">6.</text:span><text:span text:style-name="T83"> </text:span><text:span text:style-name="T34">开发人</text:span><text:span text:style-name="T35">员</text:span></text:p>
          </table:table-cell>
        </table:table-row>
        <table:table-row>
          <table:table-cell table:style-name="表格1.A2" office:value-type="string">
            <text:p text:style-name="Table_20_Contents">SH<text:span text:style-name="T62">010</text:span></text:p>
          </table:table-cell>
          <table:table-cell table:style-name="表格1.A2" office:value-type="string">
            <text:p text:style-name="Table_20_Contents">系统测试人员</text:p>
          </table:table-cell>
          <table:table-cell table:style-name="表格1.A2" office:value-type="string">
            <text:p text:style-name="Table_20_Contents">系统间接用户<text:span text:style-name="T40">，测试系统功能</text:span></text:p>
          </table:table-cell>
          <table:table-cell table:style-name="表格1.A2" office:value-type="string">
            <text:p text:style-name="Table_20_Contents"/>
          </table:table-cell>
          <table:table-cell table:style-name="表格1.E2" office:value-type="string">
            <text:p text:style-name="P19">ST003. 标准用户</text:p>
            <text:p text:style-name="P11"><text:span text:style-name="T81">ST00</text:span><text:span text:style-name="T82">6.</text:span><text:span text:style-name="T83"> </text:span><text:span text:style-name="T34">开发人</text:span><text:span text:style-name="T35">员</text:span></text:p>
          </table:table-cell>
        </table:table-row>
        <text:soft-page-break/>
        <table:table-row>
          <table:table-cell table:style-name="表格1.A2" office:value-type="string">
            <text:p text:style-name="Table_20_Contents">SH0<text:span text:style-name="T65">11</text:span></text:p>
          </table:table-cell>
          <table:table-cell table:style-name="表格1.A2" office:value-type="string">
            <text:p text:style-name="Table_20_Contents">系统设计人员</text:p>
          </table:table-cell>
          <table:table-cell table:style-name="表格1.A2" office:value-type="string">
            <text:p text:style-name="Table_20_Contents">组织和指导程序员编写、调试程序，开发出符合系统总体设计要求的高质量软件</text:p>
          </table:table-cell>
          <table:table-cell table:style-name="表格1.A2" office:value-type="string">
            <text:p text:style-name="Table_20_Contents"/>
          </table:table-cell>
          <table:table-cell table:style-name="表格1.E2" office:value-type="string">
            <text:p text:style-name="P19">ST003. 标准用户</text:p>
            <text:p text:style-name="P11"><text:span text:style-name="T81">ST00</text:span><text:span text:style-name="T82">6.</text:span><text:span text:style-name="T83"> </text:span><text:span text:style-name="T34">开发人</text:span><text:span text:style-name="T35">员</text:span></text:p>
          </table:table-cell>
        </table:table-row>
        <table:table-row table:style-name="表格1.13">
          <table:table-cell table:style-name="表格1.A2" office:value-type="string">
            <text:p text:style-name="Table_20_Contents">SH01<text:span text:style-name="T65">2</text:span></text:p>
          </table:table-cell>
          <table:table-cell table:style-name="表格1.A2" office:value-type="string">
            <text:p text:style-name="Table_20_Contents">需求分析人员</text:p>
          </table:table-cell>
          <table:table-cell table:style-name="表格1.A2" office:value-type="string">
            <text:p text:style-name="Table_20_Contents">捕获、分析软件需求，并将业务的需求转换为功能设计。</text:p>
          </table:table-cell>
          <table:table-cell table:style-name="表格1.A2" office:value-type="string">
            <text:p text:style-name="Table_20_Contents"/>
          </table:table-cell>
          <table:table-cell table:style-name="表格1.E2" office:value-type="string">
            <text:p text:style-name="P19">ST003. 标准用户</text:p>
            <text:p text:style-name="P11"><text:span text:style-name="T81">ST00</text:span><text:span text:style-name="T82">6.</text:span><text:span text:style-name="T83"> </text:span><text:span text:style-name="T34">开发人</text:span><text:span text:style-name="T35">员</text:span></text:p>
          </table:table-cell>
        </table:table-row>
        <table:table-row>
          <table:table-cell table:style-name="表格1.A2" office:value-type="string">
            <text:p text:style-name="Table_20_Contents">SH01<text:span text:style-name="T65">3</text:span></text:p>
          </table:table-cell>
          <table:table-cell table:style-name="表格1.A2" office:value-type="string">
            <text:p text:style-name="Table_20_Contents">系统分析人员</text:p>
          </table:table-cell>
          <table:table-cell table:style-name="表格1.A2" office:value-type="string">
            <text:p text:style-name="Table_20_Contents">其功能涉及需求分析、功能设计、软件结构设计、接口设计等内容，但一般不参与编程和模块详细设计工作。</text:p>
          </table:table-cell>
          <table:table-cell table:style-name="表格1.A2" office:value-type="string">
            <text:p text:style-name="Table_20_Contents"/>
          </table:table-cell>
          <table:table-cell table:style-name="表格1.E2" office:value-type="string">
            <text:p text:style-name="P19">ST003. 标准用户</text:p>
            <text:p text:style-name="P11"><text:span text:style-name="T81">ST00</text:span><text:span text:style-name="T82">6.</text:span><text:span text:style-name="T83"> </text:span><text:span text:style-name="T34">开发人</text:span><text:span text:style-name="T35">员</text:span></text:p>
          </table:table-cell>
        </table:table-row>
        <table:table-row>
          <table:table-cell table:style-name="表格1.A2" office:value-type="string">
            <text:p text:style-name="Table_20_Contents">SH01<text:span text:style-name="T65">4</text:span></text:p>
          </table:table-cell>
          <table:table-cell table:style-name="表格1.A2" office:value-type="string">
            <text:p text:style-name="Table_20_Contents">技术专家</text:p>
          </table:table-cell>
          <table:table-cell table:style-name="表格1.A2" office:value-type="string">
            <text:p text:style-name="Table_20_Contents"><office:annotation><dc:date>2018-01-06T16:51:34.621684748</dc:date><text:p>&lt;!--[if gte mso 9]&gt;&lt;xml&gt;&lt;w:WordDocument&gt;&lt;w:BrowserLevel&gt;MicrosoftInternetExplorer4&lt;/w:BrowserLevel&gt;&lt;w:DisplayHorizontalDrawingGridEvery&gt;0&lt;/w:DisplayHorizontalDrawingGridEvery&gt;&lt;w:DisplayVerticalDrawingGridEvery&gt;2&lt;/w:DisplayVerticalDrawingGridEvery&gt;&lt;w:DocumentKind&gt;DocumentNotSpecified&lt;/w:DocumentKind&gt;&lt;w:DrawingGridVerticalSpacing&gt;7.8 磅&lt;/w:DrawingGridVerticalSpacing&gt;&lt;w:PunctuationKerning&gt;&lt;/w:PunctuationKerning&gt;&lt;w:View&gt;Normal&lt;/w:View&gt;&lt;w:Compatibility&gt;&lt;w:DontGrowAutofit/&gt;&lt;w:BalanceSingleByteDoubleByteWidth/&gt;&lt;w:DoNotExpandShiftReturn/&gt;&lt;w:UseFELayout/&gt;&lt;/w:Compatibility&gt;&lt;w:Zoom&gt;0&lt;/w:Zoom&gt;&lt;/w:WordDocument&gt;&lt;/xml&gt;&lt;![endif]--&gt;</text:p></office:annotation><office:annotation><dc:date>2018-01-06T16:51:34.825150147</dc:date><text:p>&lt;!--[if gte mso 9]&gt;&lt;xml&gt;&lt;w:LatentStyles DefLockedState="false" <text:s/>DefUnhideWhenUsed="true" <text:s/>DefSemiHidden="true" <text:s/>DefQFormat="false" <text:s/>DefPriority="99" <text:s/>LatentStyleCount="260" &gt;</text:p><text:p>&lt;w:LsdException Locked="false" <text:s/>Priority="99" <text:s/>SemiHidden="false" <text:s/>Name="Normal" &gt;&lt;/w:LsdException&gt;</text:p><text:p>&lt;w:LsdException Locked="false" <text:s/>Priority="99" <text:s/>SemiHidden="false" <text:s/>Name="heading 1" &gt;&lt;/w:LsdException&gt;</text:p><text:p>&lt;w:LsdException Locked="false" <text:s/>Priority="99" <text:s/>SemiHidden="false" <text:s/>Name="heading 2" &gt;&lt;/w:LsdException&gt;</text:p><text:p>&lt;w:LsdException Locked="false" <text:s/>Priority="99" <text:s/>SemiHidden="false" <text:s/>Name="heading 3" &gt;&lt;/w:LsdException&gt;</text:p><text:p>&lt;w:LsdException Locked="false" <text:s/>Priority="99" <text:s/>SemiHidden="false" <text:s/>Name="heading 4" &gt;&lt;/w:LsdException&gt;</text:p><text:p>&lt;w:LsdException Locked="false" <text:s/>Priority="99" <text:s/>SemiHidden="false" <text:s/>Name="heading 5" &gt;&lt;/w:LsdException&gt;</text:p><text:p>&lt;w:LsdException Locked="false" <text:s/>Priority="99" <text:s/>SemiHidden="false" <text:s/>Name="heading 6" &gt;&lt;/w:LsdException&gt;</text:p><text:p>&lt;w:LsdException Locked="false" <text:s/>Priority="99" <text:s/>SemiHidden="false" <text:s/>Name="heading 7" &gt;&lt;/w:LsdException&gt;</text:p><text:p>&lt;w:LsdException Locked="false" <text:s/>Priority="99" <text:s/>SemiHidden="false" <text:s/>Name="heading 8" &gt;&lt;/w:LsdException&gt;</text:p><text:p>&lt;w:LsdException Locked="false" <text:s/>Priority="99" <text:s/>SemiHidden="false" <text:s/>Name="heading 9" &gt;&lt;/w:LsdException&gt;</text:p><text:p>&lt;w:LsdException Locked="false" <text:s/>Priority="99" <text:s/>SemiHidden="false" <text:s/>Name="index 1" &gt;&lt;/w:LsdException&gt;</text:p><text:p>&lt;w:LsdException Locked="false" <text:s/>Priority="99" <text:s/>SemiHidden="false" <text:s/>Name="index 2" &gt;&lt;/w:LsdException&gt;</text:p><text:p>&lt;w:LsdException Locked="false" <text:s/>Priority="99" <text:s/>SemiHidden="false" <text:s/>Name="index 3" &gt;&lt;/w:LsdException&gt;</text:p><text:p>&lt;w:LsdException Locked="false" <text:s/>Priority="99" <text:s/>SemiHidden="false" <text:s/>Name="index 4" &gt;&lt;/w:LsdException&gt;</text:p><text:p>&lt;w:LsdException Locked="false" <text:s/>Priority="99" <text:s/>SemiHidden="false" <text:s/>Name="index 5" &gt;&lt;/w:LsdException&gt;</text:p><text:p>&lt;w:LsdException Locked="false" <text:s/>Priority="99" <text:s/>SemiHidden="false" <text:s/>Name="index 6" &gt;&lt;/w:LsdException&gt;</text:p><text:p>&lt;w:LsdException Locked="false" <text:s/>Priority="99" <text:s/>SemiHidden="false" <text:s/>Name="index 7" &gt;&lt;/w:LsdException&gt;</text:p><text:p>&lt;w:LsdException Locked="false" <text:s/>Priority="99" <text:s/>SemiHidden="false" <text:s/>Name="index 8" &gt;&lt;/w:LsdException&gt;</text:p><text:p>&lt;w:LsdException Locked="false" <text:s/>Priority="99" <text:s/>SemiHidden="false" <text:s/>Name="index 9" &gt;&lt;/w:LsdException&gt;</text:p><text:p>&lt;w:LsdException Locked="false" <text:s/>Priority="99" <text:s/>SemiHidden="false" <text:s/>Name="toc 1" &gt;&lt;/w:LsdException&gt;</text:p><text:p>&lt;w:LsdException Locked="false" <text:s/>Priority="99" <text:s/>SemiHidden="false" <text:s/>Name="toc 2" &gt;&lt;/w:LsdException&gt;</text:p><text:p>&lt;w:LsdException Locked="false" <text:s/>Priority="99" <text:s/>SemiHidden="false" <text:s/>Name="toc 3" &gt;&lt;/w:LsdException&gt;</text:p><text:p>&lt;w:LsdException Locked="false" <text:s/>Priority="99" <text:s/>SemiHidden="false" <text:s/>Name="toc 4" &gt;&lt;/w:LsdException&gt;</text:p><text:p>&lt;w:LsdException Locked="false" <text:s/>Priority="99" <text:s/>SemiHidden="false" <text:s/>Name="toc 5" &gt;&lt;/w:LsdException&gt;</text:p><text:p>&lt;w:LsdException Locked="false" <text:s/>Priority="99" <text:s/>SemiHidden="false" <text:s/>Name="toc 6" &gt;&lt;/w:LsdException&gt;</text:p><text:p>&lt;w:LsdException Locked="false" <text:s/>Priority="99" <text:s/>SemiHidden="false" <text:s/>Name="toc 7" &gt;&lt;/w:LsdException&gt;</text:p><text:p>&lt;w:LsdException Locked="false" <text:s/>Priority="99" <text:s/>SemiHidden="false" <text:s/>Name="toc 8" &gt;&lt;/w:LsdException&gt;</text:p><text:p>&lt;w:LsdException Locked="false" <text:s/>Priority="99" <text:s/>SemiHidden="false" <text:s/>Name="toc 9" &gt;&lt;/w:LsdException&gt;</text:p><text:p>&lt;w:LsdException Locked="false" <text:s/>Priority="99" <text:s/>SemiHidden="false" <text:s/>Name="Normal Indent" &gt;&lt;/w:LsdException&gt;</text:p><text:p>&lt;w:LsdException Locked="false" <text:s/>Priority="99" <text:s/>SemiHidden="false" <text:s/>Name="footnote text" &gt;&lt;/w:LsdException&gt;</text:p><text:p>&lt;w:LsdException Locked="false" <text:s/>Priority="99" <text:s/>SemiHidden="false" <text:s/>Name="annotation text" &gt;&lt;/w:LsdException&gt;</text:p><text:p>&lt;w:LsdException Locked="false" <text:s/>Priority="99" <text:s/>SemiHidden="false" <text:s/>Name="header" &gt;&lt;/w:LsdException&gt;</text:p><text:p>&lt;w:LsdException Locked="false" <text:s/>Priority="99" <text:s/>SemiHidden="false" <text:s/>Name="footer" &gt;&lt;/w:LsdException&gt;</text:p><text:p>&lt;w:LsdException Locked="false" <text:s/>Priority="99" <text:s/>SemiHidden="false" <text:s/>Name="index heading" &gt;&lt;/w:LsdException&gt;</text:p><text:p>&lt;w:LsdException Locked="false" <text:s/>Priority="99" <text:s/>SemiHidden="false" <text:s/>Name="caption" &gt;&lt;/w:LsdException&gt;</text:p><text:p>&lt;w:LsdException Locked="false" <text:s/>Priority="99" <text:s/>SemiHidden="false" <text:s/>Name="table of figures" &gt;&lt;/w:LsdException&gt;</text:p><text:p>&lt;w:LsdException Locked="false" <text:s/>Priority="99" <text:s/>SemiHidden="false" <text:s/>Name="envelope address" &gt;&lt;/w:LsdException&gt;</text:p><text:p>&lt;w:LsdException Locked="false" <text:s/>Priority="99" <text:s/>SemiHidden="false" <text:s/>Name="envelope return" &gt;&lt;/w:LsdException&gt;</text:p><text:p>&lt;w:LsdException Locked="false" <text:s/>Priority="99" <text:s/>SemiHidden="false" <text:s/>Name="footnote reference" &gt;&lt;/w:LsdException&gt;</text:p><text:p>&lt;w:LsdException Locked="false" <text:s/>Priority="99" <text:s/>SemiHidden="false" <text:s/>Name="annotation reference" &gt;&lt;/w:LsdException&gt;</text:p><text:p>&lt;w:LsdException Locked="false" <text:s/>Priority="99" <text:s/>SemiHidden="false" <text:s/>Name="line number" &gt;&lt;/w:LsdException&gt;</text:p><text:p>&lt;w:LsdException Locked="false" <text:s/>Priority="99" <text:s/>SemiHidden="false" <text:s/>Name="page number" &gt;&lt;/w:LsdException&gt;</text:p><text:p>&lt;w:LsdException Locked="false" <text:s/>Priority="99" <text:s/>SemiHidden="false" <text:s/>Name="endnote reference" &gt;&lt;/w:LsdException&gt;</text:p><text:p>&lt;w:LsdException Locked="false" <text:s/>Priority="99" <text:s/>SemiHidden="false" <text:s/>Name="endnote text" &gt;&lt;/w:LsdException&gt;</text:p><text:p>&lt;w:LsdException Locked="false" <text:s/>Priority="99" <text:s/>SemiHidden="false" <text:s/>Name="table of authorities" &gt;&lt;/w:LsdException&gt;</text:p><text:p>&lt;w:LsdException Locked="false" <text:s/>Priority="99" <text:s/>SemiHidden="false" <text:s/>Name="macro" &gt;&lt;/w:LsdException&gt;</text:p><text:p>&lt;w:LsdException Locked="false" <text:s/>Priority="99" <text:s/>SemiHidden="false" <text:s/>Name="toa heading" &gt;&lt;/w:LsdException&gt;</text:p><text:p>&lt;w:LsdException Locked="false" <text:s/>Priority="99" <text:s/>SemiHidden="false" <text:s/>Name="List" &gt;&lt;/w:LsdException&gt;</text:p><text:p>&lt;w:LsdException Locked="false" <text:s/>Priority="99" <text:s/>SemiHidden="false" <text:s/>Name="List Bullet" &gt;&lt;/w:LsdException&gt;</text:p><text:p>&lt;w:LsdException Locked="false" <text:s/>Priority="99" <text:s/>SemiHidden="false" <text:s/>Name="List Number" &gt;&lt;/w:LsdException&gt;</text:p><text:p>&lt;w:LsdException Locked="false" <text:s/>Priority="99" <text:s/>SemiHidden="false" <text:s/>Name="List 2" &gt;&lt;/w:LsdException&gt;</text:p><text:p>&lt;w:LsdException Locked="false" <text:s/>Priority="99" <text:s/>SemiHidden="false" <text:s/>Name="List 3" &gt;&lt;/w:LsdException&gt;</text:p><text:p>&lt;w:LsdException Locked="false" <text:s/>Priority="99" <text:s/>SemiHidden="false" <text:s/>Name="List 4" &gt;&lt;/w:LsdException&gt;</text:p><text:p>&lt;w:LsdException Locked="false" <text:s/>Priority="99" <text:s/>SemiHidden="false" <text:s/>Name="List 5" &gt;&lt;/w:LsdException&gt;</text:p><text:p>&lt;w:LsdException Locked="false" <text:s/>Priority="99" <text:s/>SemiHidden="false" <text:s/>Name="List Bullet 2" &gt;&lt;/w:LsdException&gt;</text:p><text:p>&lt;w:LsdException Locked="false" <text:s/>Priority="99" <text:s/>SemiHidden="false" <text:s/>Name="List Bullet 3" &gt;&lt;/w:LsdException&gt;</text:p><text:p>&lt;w:LsdException Locked="false" <text:s/>Priority="99" <text:s/>SemiHidden="false" <text:s/>Name="List Bullet 4" &gt;&lt;/w:LsdException&gt;</text:p><text:p>&lt;w:LsdException Locked="false" <text:s/>Priority="99" <text:s/>SemiHidden="false" <text:s/>Name="List Bullet 5" &gt;&lt;/w:LsdException&gt;</text:p><text:p>&lt;w:LsdException Locked="false" <text:s/>Priority="99" <text:s/>SemiHidden="false" <text:s/>Name="List Number 2" &gt;&lt;/w:LsdException&gt;</text:p><text:p>&lt;w:LsdException Locked="false" <text:s/>Priority="99" <text:s/>SemiHidden="false" <text:s/>Name="List Number 3" &gt;&lt;/w:LsdException&gt;</text:p><text:p>&lt;w:LsdException Locked="false" <text:s/>Priority="99" <text:s/>SemiHidden="false" <text:s/>Name="List Number 4" &gt;&lt;/w:LsdException&gt;</text:p><text:p>&lt;w:LsdException Locked="false" <text:s/>Priority="99" <text:s/>SemiHidden="false" <text:s/>Name="List Number 5" &gt;&lt;/w:LsdException&gt;</text:p><text:p>&lt;w:LsdException Locked="false" <text:s/>Priority="99" <text:s/>SemiHidden="false" <text:s/>Name="Title" &gt;&lt;/w:LsdException&gt;</text:p><text:p>&lt;w:LsdException Locked="false" <text:s/>Priority="99" <text:s/>SemiHidden="false" <text:s/>Name="Closing" &gt;&lt;/w:LsdException&gt;</text:p><text:p>&lt;w:LsdException Locked="false" <text:s/>Priority="99" <text:s/>SemiHidden="false" <text:s/>Name="Signature" &gt;&lt;/w:LsdException&gt;</text:p><text:p>&lt;w:LsdException Locked="false" <text:s/>Priority="99" <text:s/>SemiHidden="false" <text:s/>Name="Default Paragraph Font" &gt;&lt;/w:LsdException&gt;</text:p><text:p>&lt;w:LsdException Locked="false" <text:s/>Priority="99" <text:s/>SemiHidden="false" <text:s/>Name="Body Text" &gt;&lt;/w:LsdException&gt;</text:p><text:p>&lt;w:LsdException Locked="false" <text:s/>Priority="99" <text:s/>SemiHidden="false" <text:s/>Name="Body Text Indent" &gt;&lt;/w:LsdException&gt;</text:p><text:p>&lt;w:LsdException Locked="false" <text:s/>Priority="99" <text:s/>SemiHidden="false" <text:s/>Name="List Continue" &gt;&lt;/w:LsdException&gt;</text:p><text:p>&lt;w:LsdException Locked="false" <text:s/>Priority="99" <text:s/>SemiHidden="false" <text:s/>Name="List Continue 2" &gt;&lt;/w:LsdException&gt;</text:p><text:p>&lt;w:LsdException Locked="false" <text:s/>Priority="99" <text:s/>SemiHidden="false" <text:s/>Name="List Continue 3" &gt;&lt;/w:LsdException&gt;</text:p><text:p>&lt;w:LsdException Locked="false" <text:s/>Priority="99" <text:s/>SemiHidden="false" <text:s/>Name="List Continue 4" &gt;&lt;/w:LsdException&gt;</text:p><text:p>&lt;w:LsdException Locked="false" <text:s/>Priority="99" <text:s/>SemiHidden="false" <text:s/>Name="List Continue 5" &gt;&lt;/w:LsdException&gt;</text:p><text:p>&lt;w:LsdException Locked="false" <text:s/>Priority="99" <text:s/>SemiHidden="false" <text:s/>Name="Message Header" &gt;&lt;/w:LsdException&gt;</text:p><text:p>&lt;w:LsdException Locked="false" <text:s/>Priority="99" <text:s/>SemiHidden="false" <text:s/>Name="Subtitle" &gt;&lt;/w:LsdException&gt;</text:p><text:p>&lt;w:LsdException Locked="false" <text:s/>Priority="99" <text:s/>SemiHidden="false" <text:s/>Name="Salutation" &gt;&lt;/w:LsdException&gt;</text:p><text:p>&lt;w:LsdException Locked="false" <text:s/>Priority="99" <text:s/>SemiHidden="false" <text:s/>Name="Date" &gt;&lt;/w:LsdException&gt;</text:p><text:p>&lt;w:LsdException Locked="false" <text:s/>Priority="99" <text:s/>SemiHidden="false" <text:s/>Name="Body Text First Indent" &gt;&lt;/w:LsdException&gt;</text:p><text:p>&lt;w:LsdException Locked="false" <text:s/>Priority="99" <text:s/>SemiHidden="false" <text:s/>Name="Body Text First Indent 2" &gt;&lt;/w:LsdException&gt;</text:p><text:p>&lt;w:LsdException Locked="false" <text:s/>Priority="99" <text:s/>SemiHidden="false" <text:s/>Name="Note Heading" &gt;&lt;/w:LsdException&gt;</text:p><text:p>&lt;w:LsdException Locked="false" <text:s/>Priority="99" <text:s/>SemiHidden="false" <text:s/>Name="Body Text 2" &gt;&lt;/w:LsdException&gt;</text:p><text:p>&lt;w:LsdException Locked="false" <text:s/>Priority="99" <text:s/>SemiHidden="false" <text:s/>Name="Body Text 3" &gt;&lt;/w:LsdException&gt;</text:p><text:p>&lt;w:LsdException Locked="false" <text:s/>Priority="99" <text:s/>SemiHidden="false" <text:s/>Name="Body Text Indent 2" &gt;&lt;/w:LsdException&gt;</text:p><text:p>&lt;w:LsdException Locked="false" <text:s/>Priority="99" <text:s/>SemiHidden="false" <text:s/>Name="Body Text Indent 3" &gt;&lt;/w:LsdException&gt;</text:p><text:p>&lt;w:LsdException Locked="false" <text:s/>Priority="99" <text:s/>SemiHidden="false" <text:s/>Name="Block Text" &gt;&lt;/w:LsdException&gt;</text:p><text:p>&lt;w:LsdException Locked="false" <text:s/>Priority="99" <text:s/>SemiHidden="false" <text:s/>Name="Hyperlink" &gt;&lt;/w:LsdException&gt;</text:p><text:p>&lt;w:LsdException Locked="false" <text:s/>Priority="99" <text:s/>SemiHidden="false" <text:s/>Name="FollowedHyperlink" &gt;&lt;/w:LsdException&gt;</text:p><text:p>&lt;w:LsdException Locked="false" <text:s/>Priority="99" <text:s/>SemiHidden="false" <text:s/>Name="Strong" &gt;&lt;/w:LsdException&gt;</text:p><text:p>&lt;w:LsdException Locked="false" <text:s/>Priority="99" <text:s/>SemiHidden="false" <text:s/>Name="Emphasis" &gt;&lt;/w:LsdException&gt;</text:p><text:p>&lt;w:LsdException Locked="false" <text:s/>Priority="99" <text:s/>SemiHidden="false" <text:s/>Name="Document Map" &gt;&lt;/w:LsdException&gt;</text:p><text:p>&lt;w:LsdException Locked="false" <text:s/>Priority="99" <text:s/>SemiHidden="false" <text:s/>Name="Plain Text" &gt;&lt;/w:LsdException&gt;</text:p><text:p>&lt;w:LsdException Locked="false" <text:s/>Priority="99" <text:s/>SemiHidden="false" <text:s/>Name="E-mail Signature" &gt;&lt;/w:LsdException&gt;</text:p><text:p>&lt;w:LsdException Locked="false" <text:s/>Priority="99" <text:s/>SemiHidden="false" <text:s/>Name="Normal (Web)" &gt;&lt;/w:LsdException&gt;</text:p><text:p>&lt;w:LsdException Locked="false" <text:s/>Priority="99" <text:s/>SemiHidden="false" <text:s/>Name="HTML Acronym" &gt;&lt;/w:LsdException&gt;</text:p><text:p>&lt;w:LsdException Locked="false" <text:s/>Priority="99" <text:s/>SemiHidden="false" <text:s/>Name="HTML Address" &gt;&lt;/w:LsdException&gt;</text:p><text:p>&lt;w:LsdException Locked="false" <text:s/>Priority="99" <text:s/>SemiHidden="false" <text:s/>Name="HTML Cite" &gt;&lt;/w:LsdException&gt;</text:p><text:p>&lt;w:LsdException Locked="false" <text:s/>Priority="99" <text:s/>SemiHidden="false" <text:s/>Name="HTML Code" &gt;&lt;/w:LsdException&gt;</text:p><text:p>&lt;w:LsdException Locked="false" <text:s/>Priority="99" <text:s/>SemiHidden="false" <text:s/>Name="HTML Definition" &gt;&lt;/w:LsdException&gt;</text:p><text:p>&lt;w:LsdException Locked="false" <text:s/>Priority="99" <text:s/>SemiHidden="false" <text:s/>Name="HTML Keyboard" &gt;&lt;/w:LsdException&gt;</text:p><text:p>&lt;w:LsdException Locked="false" <text:s/>Priority="99" <text:s/>SemiHidden="false" <text:s/>Name="HTML Preformatted" &gt;&lt;/w:LsdException&gt;</text:p><text:p>&lt;w:LsdException Locked="false" <text:s/>Priority="99" <text:s/>SemiHidden="false" <text:s/>Name="HTML Sample" &gt;&lt;/w:LsdException&gt;</text:p><text:p>&lt;w:LsdException Locked="false" <text:s/>Priority="99" <text:s/>SemiHidden="false" <text:s/>Name="HTML Typewriter" &gt;&lt;/w:LsdException&gt;</text:p><text:p>&lt;w:LsdException Locked="false" <text:s/>Priority="99" <text:s/>SemiHidden="false" <text:s/>Name="HTML Variable" &gt;&lt;/w:LsdException&gt;</text:p><text:p>&lt;w:LsdException Locked="false" <text:s/>Priority="99" <text:s/>SemiHidden="false" <text:s/>Name="Normal Table" &gt;&lt;/w:LsdException&gt;</text:p><text:p>&lt;w:LsdException Locked="false" <text:s/>Priority="99" <text:s/>SemiHidden="false" <text:s/>Name="annotation subject" &gt;&lt;/w:LsdException&gt;</text:p><text:p>&lt;w:LsdException Locked="false" <text:s/>Priority="99" <text:s/>SemiHidden="false" <text:s/>Name="No List" &gt;&lt;/w:LsdException&gt;</text:p><text:p>&lt;w:LsdException Locked="false" <text:s/>Priority="99" <text:s/>SemiHidden="false" <text:s/>Name="Table Simple 1" &gt;&lt;/w:LsdException&gt;</text:p><text:p>&lt;w:LsdException Locked="false" <text:s/>Priority="99" <text:s/>SemiHidden="false" <text:s/>Name="Table Simple 2" &gt;&lt;/w:LsdException&gt;</text:p><text:p>&lt;w:LsdException Locked="false" <text:s/>Priority="99" <text:s/>SemiHidden="false" <text:s/>Name="Table Simple 3" &gt;&lt;/w:LsdException&gt;</text:p><text:p>&lt;w:LsdException Locked="false" <text:s/>Priority="99" <text:s/>SemiHidden="false" <text:s/>Name="Table Classic 1" &gt;&lt;/w:LsdException&gt;</text:p><text:p>&lt;w:LsdException Locked="false" <text:s/>Priority="99" <text:s/>SemiHidden="false" <text:s/>Name="Table Classic 2" &gt;&lt;/w:LsdException&gt;</text:p><text:p>&lt;w:LsdException Locked="false" <text:s/>Priority="99" <text:s/>SemiHidden="false" <text:s/>Name="Table Classic 3" &gt;&lt;/w:LsdException&gt;</text:p><text:p>&lt;w:LsdException Locked="false" <text:s/>Priority="99" <text:s/>SemiHidden="false" <text:s/>Name="Table Classic 4" &gt;&lt;/w:LsdException&gt;</text:p><text:p>&lt;w:LsdException Locked="false" <text:s/>Priority="99" <text:s/>SemiHidden="false" <text:s/>Name="Table Colorful 1" &gt;&lt;/w:LsdException&gt;</text:p><text:p>&lt;w:LsdException Locked="false" <text:s/>Priority="99" <text:s/>SemiHidden="false" <text:s/>Name="Table Colorful 2" &gt;&lt;/w:LsdException&gt;</text:p><text:p>&lt;w:LsdException Locked="false" <text:s/>Priority="99" <text:s/>SemiHidden="false" <text:s/>Name="Table Colorful 3" &gt;&lt;/w:LsdException&gt;</text:p><text:p>&lt;w:LsdException Locked="false" <text:s/>Priority="99" <text:s/>SemiHidden="false" <text:s/>Name="Table Columns 1" &gt;&lt;/w:LsdException&gt;</text:p><text:p>&lt;w:LsdException Locked="false" <text:s/>Priority="99" <text:s/>SemiHidden="false" <text:s/>Name="Table Columns 2" &gt;&lt;/w:LsdException&gt;</text:p><text:p>&lt;w:LsdException Locked="false" <text:s/>Priority="99" <text:s/>SemiHidden="false" <text:s/>Name="Table Columns 3" &gt;&lt;/w:LsdException&gt;</text:p><text:p>&lt;w:LsdException Locked="false" <text:s/>Priority="99" <text:s/>SemiHidden="false" <text:s/>Name="Table Columns 4" &gt;&lt;/w:LsdException&gt;</text:p><text:p>&lt;w:LsdException Locked="false" <text:s/>Priority="99" <text:s/>SemiHidden="false" <text:s/>Name="Table Columns 5" &gt;&lt;/w:LsdException&gt;</text:p><text:p>&lt;w:LsdException Locked="false" <text:s/>Priority="99" <text:s/>SemiHidden="false" <text:s/>Name="Table Grid 1" &gt;&lt;/w:LsdException&gt;</text:p><text:p>&lt;w:LsdException Locked="false" <text:s/>Priority="99" <text:s/>SemiHidden="false" <text:s/>Name="Table Grid 2" &gt;&lt;/w:LsdException&gt;</text:p><text:p>&lt;w:LsdException Locked="false" <text:s/>Priority="99" <text:s/>SemiHidden="false" <text:s/>Name="Table Grid 3" &gt;&lt;/w:LsdException&gt;</text:p><text:p>&lt;w:LsdException Locked="false" <text:s/>Priority="99" <text:s/>SemiHidden="false" <text:s/>Name="Table Grid 4" &gt;&lt;/w:LsdException&gt;</text:p><text:p>&lt;w:LsdException Locked="false" <text:s/>Priority="99" <text:s/>SemiHidden="false" <text:s/>Name="Table Grid 5" &gt;&lt;/w:LsdException&gt;</text:p><text:p>&lt;w:LsdException Locked="false" <text:s/>Priority="99" <text:s/>SemiHidden="false" <text:s/>Name="Table Grid 6" &gt;&lt;/w:LsdException&gt;</text:p><text:p>&lt;w:LsdException Locked="false" <text:s/>Priority="99" <text:s/>SemiHidden="false" <text:s/>Name="Table Grid 7" &gt;&lt;/w:LsdException&gt;</text:p><text:p>&lt;w:LsdException Locked="false" <text:s/>Priority="99" <text:s/>SemiHidden="false" <text:s/>Name="Table Grid 8" &gt;&lt;/w:LsdException&gt;</text:p><text:p>&lt;w:LsdException Locked="false" <text:s/>Priority="99" <text:s/>SemiHidden="false" <text:s/>Name="Table List 1" &gt;&lt;/w:LsdException&gt;</text:p><text:p>&lt;w:LsdException Locked="false" <text:s/>Priority="99" <text:s/>SemiHidden="false" <text:s/>Name="Table List 2" &gt;&lt;/w:LsdException&gt;</text:p><text:p>&lt;w:LsdException Locked="false" <text:s/>Priority="99" <text:s/>SemiHidden="false" <text:s/>Name="Table List 3" &gt;&lt;/w:LsdException&gt;</text:p><text:p>&lt;w:LsdException Locked="false" <text:s/>Priority="99" <text:s/>SemiHidden="false" <text:s/>Name="Table List 4" &gt;&lt;/w:LsdException&gt;</text:p><text:p>&lt;w:LsdException Locked="false" <text:s/>Priority="99" <text:s/>SemiHidden="false" <text:s/>Name="Table List 5" &gt;&lt;/w:LsdException&gt;</text:p><text:p>&lt;w:LsdException Locked="false" <text:s/>Priority="99" <text:s/>SemiHidden="false" <text:s/>Name="Table List 6" &gt;&lt;/w:LsdException&gt;</text:p><text:p>&lt;w:LsdException Locked="false" <text:s/>Priority="99" <text:s/>SemiHidden="false" <text:s/>Name="Table List 7" &gt;&lt;/w:LsdException&gt;</text:p><text:p>&lt;w:LsdException Locked="false" <text:s/>Priority="99" <text:s/>SemiHidden="false" <text:s/>Name="Table List 8" &gt;&lt;/w:LsdException&gt;</text:p><text:p>&lt;w:LsdException Locked="false" <text:s/>Priority="99" <text:s/>SemiHidden="false" <text:s/>Name="Table 3D effects 1" &gt;&lt;/w:LsdException&gt;</text:p><text:p>&lt;w:LsdException Locked="false" <text:s/>Priority="99" <text:s/>SemiHidden="false" <text:s/>Name="Table 3D effects 2" &gt;&lt;/w:LsdException&gt;</text:p><text:p>&lt;w:LsdException Locked="false" <text:s/>Priority="99" <text:s/>SemiHidden="false" <text:s/>Name="Table 3D effects 3" &gt;&lt;/w:LsdException&gt;</text:p><text:p>&lt;w:LsdException Locked="false" <text:s/>Priority="99" <text:s/>SemiHidden="false" <text:s/>Name="Table Contemporary" &gt;&lt;/w:LsdException&gt;</text:p><text:p>&lt;w:LsdException Locked="false" <text:s/>Priority="99" <text:s/>SemiHidden="false" <text:s/>Name="Table Elegant" &gt;&lt;/w:LsdException&gt;</text:p><text:p>&lt;w:LsdException Locked="false" <text:s/>Priority="99" <text:s/>SemiHidden="false" <text:s/>Name="Table Professional" &gt;&lt;/w:LsdException&gt;</text:p><text:p>&lt;w:LsdException Locked="false" <text:s/>Priority="99" <text:s/>SemiHidden="false" <text:s/>Name="Table Subtle 1" &gt;&lt;/w:LsdException&gt;</text:p><text:p>&lt;w:LsdException Locked="false" <text:s/>Priority="99" <text:s/>SemiHidden="false" <text:s/>Name="Table Subtle 2" &gt;&lt;/w:LsdException&gt;</text:p><text:p>&lt;w:LsdException Locked="false" <text:s/>Priority="99" <text:s/>SemiHidden="false" <text:s/>Name="Table Web 1" &gt;&lt;/w:LsdException&gt;</text:p><text:p>&lt;w:LsdException Locked="false" <text:s/>Priority="99" <text:s/>SemiHidden="false" <text:s/>Name="Table Web 2" &gt;&lt;/w:LsdException&gt;</text:p><text:p>&lt;w:LsdException Locked="false" <text:s/>Priority="99" <text:s/>SemiHidden="false" <text:s/>Name="Table Web 3" &gt;&lt;/w:LsdException&gt;</text:p><text:p>&lt;w:LsdException Locked="false" <text:s/>Priority="99" <text:s/>SemiHidden="false" <text:s/>Name="Balloon Text" &gt;&lt;/w:LsdException&gt;</text:p><text:p>&lt;w:LsdException Locked="false" <text:s/>Priority="99" <text:s/>SemiHidden="false" <text:s/>Name="Table Grid" &gt;&lt;/w:LsdException&gt;</text:p><text:p>&lt;w:LsdException Locked="false" <text:s/>Priority="99" <text:s/>SemiHidden="false" <text:s/>Name="Table Theme" &gt;&lt;/w:LsdException&gt;</text:p><text:p>&lt;w:LsdException Locked="false" <text:s/>Priority="99" <text:s/>SemiHidden="false" <text:s/>Name="Light Shading" &gt;&lt;/w:LsdException&gt;</text:p><text:p>&lt;w:LsdException Locked="false" <text:s/>Priority="99" <text:s/>SemiHidden="false" <text:s/>Name="Light List" &gt;&lt;/w:LsdException&gt;</text:p><text:p>&lt;w:LsdException Locked="false" <text:s/>Priority="99" <text:s/>SemiHidden="false" <text:s/>Name="Light Grid" &gt;&lt;/w:LsdException&gt;</text:p><text:p>&lt;w:LsdException Locked="false" <text:s/>Priority="99" <text:s/>SemiHidden="false" <text:s/>Name="Medium Shading 1" &gt;&lt;/w:LsdException&gt;</text:p><text:p>&lt;w:LsdException Locked="false" <text:s/>Priority="99" <text:s/>SemiHidden="false" <text:s/>Name="Medium Shading 2" &gt;&lt;/w:LsdException&gt;</text:p><text:p>&lt;w:LsdException Locked="false" <text:s/>Priority="99" <text:s/>SemiHidden="false" <text:s/>Name="Medium List 1" &gt;&lt;/w:LsdException&gt;</text:p><text:p>&lt;w:LsdException Locked="false" <text:s/>Priority="99" <text:s/>SemiHidden="false" <text:s/>Name="Medium List 2" &gt;&lt;/w:LsdException&gt;</text:p><text:p>&lt;w:LsdException Locked="false" <text:s/>Priority="99" <text:s/>SemiHidden="false" <text:s/>Name="Medium Grid 1" &gt;&lt;/w:LsdException&gt;</text:p><text:p>&lt;w:LsdException Locked="false" <text:s/>Priority="99" <text:s/>SemiHidden="false" <text:s/>Name="Medium Grid 2" &gt;&lt;/w:LsdException&gt;</text:p><text:p>&lt;w:LsdException Locked="false" <text:s/>Priority="99" <text:s/>SemiHidden="false" <text:s/>Name="Medium Grid 3" &gt;&lt;/w:LsdException&gt;</text:p><text:p>&lt;w:LsdException Locked="false" <text:s/>Priority="99" <text:s/>SemiHidden="false" <text:s/>Name="Dark List" &gt;&lt;/w:LsdException&gt;</text:p><text:p>&lt;w:LsdException Locked="false" <text:s/>Priority="99" <text:s/>SemiHidden="false" <text:s/>Name="Colorful Shading" &gt;&lt;/w:LsdException&gt;</text:p><text:p>&lt;w:LsdException Locked="false" <text:s/>Priority="99" <text:s/>SemiHidden="false" <text:s/>Name="Colorful List" &gt;&lt;/w:LsdException&gt;</text:p><text:p>&lt;w:LsdException Locked="false" <text:s/>Priority="99" <text:s/>SemiHidden="false" <text:s/>Name="Colorful Grid" &gt;&lt;/w:LsdException&gt;</text:p><text:p>&lt;w:LsdException Locked="false" <text:s/>Priority="99" <text:s/>SemiHidden="false" <text:s/>Name="Light Shading Accent 1" &gt;&lt;/w:LsdException&gt;</text:p><text:p>&lt;w:LsdException Locked="false" <text:s/>Priority="99" <text:s/>SemiHidden="false" <text:s/>Name="Light List Accent 1" &gt;&lt;/w:LsdException&gt;</text:p><text:p>&lt;w:LsdException Locked="false" <text:s/>Priority="99" <text:s/>SemiHidden="false" <text:s/>Name="Light Grid Accent 1" &gt;&lt;/w:LsdException&gt;</text:p><text:p>&lt;w:LsdException Locked="false" <text:s/>Priority="99" <text:s/>SemiHidden="false" <text:s/>Name="Medium Shading 1 Accent 1" &gt;&lt;/w:LsdException&gt;</text:p><text:p>&lt;w:LsdException Locked="false" <text:s/>Priority="99" <text:s/>SemiHidden="false" <text:s/>Name="Medium Shading 2 Accent 1" &gt;&lt;/w:LsdException&gt;</text:p><text:p>&lt;w:LsdException Locked="false" <text:s/>Priority="99" <text:s/>SemiHidden="false" <text:s/>Name="Medium List 1 Accent 1" &gt;&lt;/w:LsdException&gt;</text:p><text:p>&lt;w:LsdException Locked="false" <text:s/>Priority="99" <text:s/>SemiHidden="false" <text:s/>Name="Medium List 2 Accent 1" &gt;&lt;/w:LsdException&gt;</text:p><text:p>&lt;w:LsdException Locked="false" <text:s/>Priority="99" <text:s/>SemiHidden="false" <text:s/>Name="Medium Grid 1 Accent 1" &gt;&lt;/w:LsdException&gt;</text:p><text:p>&lt;w:LsdException Locked="false" <text:s/>Priority="99" <text:s/>SemiHidden="false" <text:s/>Name="Medium Grid 2 Accent 1" &gt;&lt;/w:LsdException&gt;</text:p><text:p>&lt;w:LsdException Locked="false" <text:s/>Priority="99" <text:s/>SemiHidden="false" <text:s/>Name="Medium Grid 3 Accent 1" &gt;&lt;/w:LsdException&gt;</text:p><text:p>&lt;w:LsdException Locked="false" <text:s/>Priority="99" <text:s/>SemiHidden="false" <text:s/>Name="Dark List Accent 1" &gt;&lt;/w:LsdException&gt;</text:p><text:p>&lt;w:LsdException Locked="false" <text:s/>Priority="99" <text:s/>SemiHidden="false" <text:s/>Name="Colorful Shading Accent 1" &gt;&lt;/w:LsdException&gt;</text:p><text:p>&lt;w:LsdException Locked="false" <text:s/>Priority="99" <text:s/>SemiHidden="false" <text:s/>Name="Colorful List Accent 1" &gt;&lt;/w:LsdException&gt;</text:p><text:p>&lt;w:LsdException Locked="false" <text:s/>Priority="99" <text:s/>SemiHidden="false" <text:s/>Name="Colorful Grid Accent 1" &gt;&lt;/w:LsdException&gt;</text:p><text:p>&lt;w:LsdException Locked="false" <text:s/>Priority="99" <text:s/>SemiHidden="false" <text:s/>Name="Light Shading Accent 2" &gt;&lt;/w:LsdException&gt;</text:p><text:p>&lt;w:LsdException Locked="false" <text:s/>Priority="99" <text:s/>SemiHidden="false" <text:s/>Name="Light List Accent 2" &gt;&lt;/w:LsdException&gt;</text:p><text:p>&lt;w:LsdException Locked="false" <text:s/>Priority="99" <text:s/>SemiHidden="false" <text:s/>Name="Light Grid Accent 2" &gt;&lt;/w:LsdException&gt;</text:p><text:p>&lt;w:LsdException Locked="false" <text:s/>Priority="99" <text:s/>SemiHidden="false" <text:s/>Name="Medium Shading 1 Accent 2" &gt;&lt;/w:LsdException&gt;</text:p><text:p>&lt;w:LsdException Locked="false" <text:s/>Priority="99" <text:s/>SemiHidden="false" <text:s/>Name="Medium Shading 2 Accent 2" &gt;&lt;/w:LsdException&gt;</text:p><text:p>&lt;w:LsdException Locked="false" <text:s/>Priority="99" <text:s/>SemiHidden="false" <text:s/>Name="Medium List 1 Accent 2" &gt;&lt;/w:LsdException&gt;</text:p><text:p>&lt;w:LsdException Locked="false" <text:s/>Priority="99" <text:s/>SemiHidden="false" <text:s/>Name="Medium List 2 Accent 2" &gt;&lt;/w:LsdException&gt;</text:p><text:p>&lt;w:LsdException Locked="false" <text:s/>Priority="99" <text:s/>SemiHidden="false" <text:s/>Name="Medium Grid 1 Accent 2" &gt;&lt;/w:LsdException&gt;</text:p><text:p>&lt;w:LsdException Locked="false" <text:s/>Priority="99" <text:s/>SemiHidden="false" <text:s/>Name="Medium Grid 2 Accent 2" &gt;&lt;/w:LsdException&gt;</text:p><text:p>&lt;w:LsdException Locked="false" <text:s/>Priority="99" <text:s/>SemiHidden="false" <text:s/>Name="Medium Grid 3 Accent 2" &gt;&lt;/w:LsdException&gt;</text:p><text:p>&lt;w:LsdException Locked="false" <text:s/>Priority="99" <text:s/>SemiHidden="false" <text:s/>Name="Dark List Accent 2" &gt;&lt;/w:LsdException&gt;</text:p><text:p>&lt;w:LsdException Locked="false" <text:s/>Priority="99" <text:s/>SemiHidden="false" <text:s/>Name="Colorful Shading Accent 2" &gt;&lt;/w:LsdException&gt;</text:p><text:p>&lt;w:LsdException Locked="false" <text:s/>Priority="99" <text:s/>SemiHidden="false" <text:s/>Name="Colorful List Accent 2" &gt;&lt;/w:LsdException&gt;</text:p><text:p>&lt;w:LsdException Locked="false" <text:s/>Priority="99" <text:s/>SemiHidden="false" <text:s/>Name="Colorful Grid Accent 2" &gt;&lt;/w:LsdException&gt;</text:p><text:p>&lt;w:LsdException Locked="false" <text:s/>Priority="99" <text:s/>SemiHidden="false" <text:s/>Name="Light Shading Accent 3" &gt;&lt;/w:LsdException&gt;</text:p><text:p>&lt;w:LsdException Locked="false" <text:s/>Priority="99" <text:s/>SemiHidden="false" <text:s/>Name="Light List Accent 3" &gt;&lt;/w:LsdException&gt;</text:p><text:p>&lt;w:LsdException Locked="false" <text:s/>Priority="99" <text:s/>SemiHidden="false" <text:s/>Name="Light Grid Accent 3" &gt;&lt;/w:LsdException&gt;</text:p><text:p>&lt;w:LsdException Locked="false" <text:s/>Priority="99" <text:s/>SemiHidden="false" <text:s/>Name="Medium Shading 1 Accent 3" &gt;&lt;/w:LsdException&gt;</text:p><text:p>&lt;w:LsdException Locked="false" <text:s/>Priority="99" <text:s/>SemiHidden="false" <text:s/>Name="Medium Shading 2 Accent 3" &gt;&lt;/w:LsdException&gt;</text:p><text:p>&lt;w:LsdException Locked="false" <text:s/>Priority="99" <text:s/>SemiHidden="false" <text:s/>Name="Medium List 1 Accent 3" &gt;&lt;/w:LsdException&gt;</text:p><text:p>&lt;w:LsdException Locked="false" <text:s/>Priority="99" <text:s/>SemiHidden="false" <text:s/>Name="Medium List 2 Accent 3" &gt;&lt;/w:LsdException&gt;</text:p><text:p>&lt;w:LsdException Locked="false" <text:s/>Priority="99" <text:s/>SemiHidden="false" <text:s/>Name="Medium Grid 1 Accent 3" &gt;&lt;/w:LsdException&gt;</text:p><text:p>&lt;w:LsdException Locked="false" <text:s/>Priority="99" <text:s/>SemiHidden="false" <text:s/>Name="Medium Grid 2 Accent 3" &gt;&lt;/w:LsdException&gt;</text:p><text:p>&lt;w:LsdException Locked="false" <text:s/>Priority="99" <text:s/>SemiHidden="false" <text:s/>Name="Medium Grid 3 Accent 3" &gt;&lt;/w:LsdException&gt;</text:p><text:p>&lt;w:LsdException Locked="false" <text:s/>Priority="99" <text:s/>SemiHidden="false" <text:s/>Name="Dark List Accent 3" &gt;&lt;/w:LsdException&gt;</text:p><text:p>&lt;w:LsdException Locked="false" <text:s/>Priority="99" <text:s/>SemiHidden="false" <text:s/>Name="Colorful Shading Accent 3" &gt;&lt;/w:LsdException&gt;</text:p><text:p>&lt;w:LsdException Locked="false" <text:s/>Priority="99" <text:s/>SemiHidden="false" <text:s/>Name="Colorful List Accent 3" &gt;&lt;/w:LsdException&gt;</text:p><text:p>&lt;w:LsdException Locked="false" <text:s/>Priority="99" <text:s/>SemiHidden="false" <text:s/>Name="Colorful Grid Accent 3" &gt;&lt;/w:LsdException&gt;</text:p><text:p>&lt;w:LsdException Locked="false" <text:s/>Priority="99" <text:s/>SemiHidden="false" <text:s/>Name="Light Shading Accent 4" &gt;&lt;/w:LsdException&gt;</text:p><text:p>&lt;w:LsdException Locked="false" <text:s/>Priority="99" <text:s/>SemiHidden="false" <text:s/>Name="Light List Accent 4" &gt;&lt;/w:LsdException&gt;</text:p><text:p>&lt;w:LsdException Locked="false" <text:s/>Priority="99" <text:s/>SemiHidden="false" <text:s/>Name="Light Grid Accent 4" &gt;&lt;/w:LsdException&gt;</text:p><text:p>&lt;w:LsdException Locked="false" <text:s/>Priority="99" <text:s/>SemiHidden="false" <text:s/>Name="Medium Shading 1 Accent 4" &gt;&lt;/w:LsdException&gt;</text:p><text:p>&lt;w:LsdException Locked="false" <text:s/>Priority="99" <text:s/>SemiHidden="false" <text:s/>Name="Medium Shading 2 Accent 4" &gt;&lt;/w:LsdException&gt;</text:p><text:p>&lt;w:LsdException Locked="false" <text:s/>Priority="99" <text:s/>SemiHidden="false" <text:s/>Name="Medium List 1 Accent 4" &gt;&lt;/w:LsdException&gt;</text:p><text:p>&lt;w:LsdException Locked="false" <text:s/>Priority="99" <text:s/>SemiHidden="false" <text:s/>Name="Medium List 2 Accent 4" &gt;&lt;/w:LsdException&gt;</text:p><text:p>&lt;w:LsdException Locked="false" <text:s/>Priority="99" <text:s/>SemiHidden="false" <text:s/>Name="Medium Grid 1 Accent 4" &gt;&lt;/w:LsdException&gt;</text:p><text:p>&lt;w:LsdException Locked="false" <text:s/>Priority="99" <text:s/>SemiHidden="false" <text:s/>Name="Medium Grid 2 Accent 4" &gt;&lt;/w:LsdException&gt;</text:p><text:p>&lt;w:LsdException Locked="false" <text:s/>Priority="99" <text:s/>SemiHidden="false" <text:s/>Name="Medium Grid 3 Accent 4" &gt;&lt;/w:LsdException&gt;</text:p><text:p>&lt;w:LsdException Locked="false" <text:s/>Priority="99" <text:s/>SemiHidden="false" <text:s/>Name="Dark List Accent 4" &gt;&lt;/w:LsdException&gt;</text:p><text:p>&lt;w:LsdException Locked="false" <text:s/>Priority="99" <text:s/>SemiHidden="false" <text:s/>Name="Colorful Shading Accent 4" &gt;&lt;/w:LsdException&gt;</text:p><text:p>&lt;w:LsdException Locked="false" <text:s/>Priority="99" <text:s/>SemiHidden="false" <text:s/>Name="Colorful List Accent 4" &gt;&lt;/w:LsdException&gt;</text:p><text:p>&lt;w:LsdException Locked="false" <text:s/>Priority="99" <text:s/>SemiHidden="false" <text:s/>Name="Colorful Grid Accent 4" &gt;&lt;/w:LsdException&gt;</text:p><text:p>&lt;w:LsdException Locked="false" <text:s/>Priority="99" <text:s/>SemiHidden="false" <text:s/>Name="Light Shading Accent 5" &gt;&lt;/w:LsdException&gt;</text:p><text:p>&lt;w:LsdException Locked="false" <text:s/>Priority="99" <text:s/>SemiHidden="false" <text:s/>Name="Light List Accent 5" &gt;&lt;/w:LsdException&gt;</text:p><text:p>&lt;w:LsdException Locked="false" <text:s/>Priority="99" <text:s/>SemiHidden="false" <text:s/>Name="Light Grid Accent 5" &gt;&lt;/w:LsdException&gt;</text:p><text:p>&lt;w:LsdException Locked="false" <text:s/>Priority="99" <text:s/>SemiHidden="false" <text:s/>Name="Medium Shading 1 Accent 5" &gt;&lt;/w:LsdException&gt;</text:p><text:p>&lt;w:LsdException Locked="false" <text:s/>Priority="99" <text:s/>SemiHidden="false" <text:s/>Name="Medium Shading 2 Accent 5" &gt;&lt;/w:LsdException&gt;</text:p><text:p>&lt;w:LsdException Locked="false" <text:s/>Priority="99" <text:s/>SemiHidden="false" <text:s/>Name="Medium List 1 Accent 5" &gt;&lt;/w:LsdException&gt;</text:p><text:p>&lt;w:LsdException Locked="false" <text:s/>Priority="99" <text:s/>SemiHidden="false" <text:s/>Name="Medium List 2 Accent 5" &gt;&lt;/w:LsdException&gt;</text:p><text:p>&lt;w:LsdException Locked="false" <text:s/>Priority="99" <text:s/>SemiHidden="false" <text:s/>Name="Medium Grid 1 Accent 5" &gt;&lt;/w:LsdException&gt;</text:p><text:p>&lt;w:LsdException Locked="false" <text:s/>Priority="99" <text:s/>SemiHidden="false" <text:s/>Name="Medium Grid 2 Accent 5" &gt;&lt;/w:LsdException&gt;</text:p><text:p>&lt;w:LsdException Locked="false" <text:s/>Priority="99" <text:s/>SemiHidden="false" <text:s/>Name="Medium Grid 3 Accent 5" &gt;&lt;/w:LsdException&gt;</text:p><text:p>&lt;w:LsdException Locked="false" <text:s/>Priority="99" <text:s/>SemiHidden="false" <text:s/>Name="Dark List Accent 5" &gt;&lt;/w:LsdException&gt;</text:p><text:p>&lt;w:LsdException Locked="false" <text:s/>Priority="99" <text:s/>SemiHidden="false" <text:s/>Name="Colorful Shading Accent 5" &gt;&lt;/w:LsdException&gt;</text:p><text:p>&lt;w:LsdException Locked="false" <text:s/>Priority="99" <text:s/>SemiHidden="false" <text:s/>Name="Colorful List Accent 5" &gt;&lt;/w:LsdException&gt;</text:p><text:p>&lt;w:LsdException Locked="false" <text:s/>Priority="99" <text:s/>SemiHidden="false" <text:s/>Name="Colorful Grid Accent 5" &gt;&lt;/w:LsdException&gt;</text:p><text:p>&lt;w:LsdException Locked="false" <text:s/>Priority="99" <text:s/>SemiHidden="false" <text:s/>Name="Light Shading Accent 6" &gt;&lt;/w:LsdException&gt;</text:p><text:p>&lt;w:LsdException Locked="false" <text:s/>Priority="99" <text:s/>SemiHidden="false" <text:s/>Name="Light List Accent 6" &gt;&lt;/w:LsdException&gt;</text:p><text:p>&lt;w:LsdException Locked="false" <text:s/>Priority="99" <text:s/>SemiHidden="false" <text:s/>Name="Light Grid Accent 6" &gt;&lt;/w:LsdException&gt;</text:p><text:p>&lt;w:LsdException Locked="false" <text:s/>Priority="99" <text:s/>SemiHidden="false" <text:s/>Name="Medium Shading 1 Accent 6" &gt;&lt;/w:LsdException&gt;</text:p><text:p>&lt;w:LsdException Locked="false" <text:s/>Priority="99" <text:s/>SemiHidden="false" <text:s/>Name="Medium Shading 2 Accent 6" &gt;&lt;/w:LsdException&gt;</text:p><text:p>&lt;w:LsdException Locked="false" <text:s/>Priority="99" <text:s/>SemiHidden="false" <text:s/>Name="Medium List 1 Accent 6" &gt;&lt;/w:LsdException&gt;</text:p><text:p>&lt;w:LsdException Locked="false" <text:s/>Priority="99" <text:s/>SemiHidden="false" <text:s/>Name="Medium List 2 Accent 6" &gt;&lt;/w:LsdException&gt;</text:p><text:p>&lt;w:LsdException Locked="false" <text:s/>Priority="99" <text:s/>SemiHidden="false" <text:s/>Name="Medium Grid 1 Accent 6" &gt;&lt;/w:LsdException&gt;</text:p><text:p>&lt;w:LsdException Locked="false" <text:s/>Priority="99" <text:s/>SemiHidden="false" <text:s/>Name="Medium Grid 2 Accent 6" &gt;&lt;/w:LsdException&gt;</text:p><text:p>&lt;w:LsdException Locked="false" <text:s/>Priority="99" <text:s/>SemiHidden="false" <text:s/>Name="Medium Grid 3 Accent 6" &gt;&lt;/w:LsdException&gt;</text:p><text:p>&lt;w:LsdException Locked="false" <text:s/>Priority="99" <text:s/>SemiHidden="false" <text:s/>Name="Dark List Accent 6" &gt;&lt;/w:LsdException&gt;</text:p><text:p>&lt;w:LsdException Locked="false" <text:s/>Priority="99" <text:s/>SemiHidden="false" <text:s/>Name="Colorful Shading Accent 6" &gt;&lt;/w:LsdException&gt;</text:p><text:p>&lt;w:LsdException Locked="false" <text:s/>Priority="99" <text:s/>SemiHidden="false" <text:s/>Name="Colorful List Accent 6" &gt;&lt;/w:LsdException&gt;</text:p><text:p>&lt;w:LsdException Locked="false" <text:s/>Priority="99" <text:s/>SemiHidden="false" <text:s/>Name="Colorful Grid Accent 6" &gt;&lt;/w:LsdException&gt;</text:p><text:p>&lt;/w:LatentStyles&gt;&lt;/xml&gt;&lt;![endif]--&gt;</text:p></office:annotation><office:annotation><dc:date>2018-01-06T16:51:34.825318558</dc:date><text:p>&lt;!--StartFragment--&gt;</text:p></office:annotation>给予开发者具有价值的的建议，并对项目的开发过程进行指导<text:span text:style-name="T43">。</text:span><office:annotation><dc:date>2018-01-06T16:51:34.828957283</dc:date><text:p>&lt;!--EndFragment--&gt;</text:p></office:annotation></text:p>
          </table:table-cell>
          <table:table-cell table:style-name="表格1.A2" office:value-type="string">
            <text:p text:style-name="Table_20_Contents"/>
          </table:table-cell>
          <table:table-cell table:style-name="表格1.E2" office:value-type="string">
            <text:p text:style-name="P19">ST003. 标准用户</text:p>
            <text:p text:style-name="P4"><text:span text:style-name="T81">ST009.</text:span><text:span text:style-name="T33"> 技术权威</text:span></text:p>
          </table:table-cell>
        </table:table-row>
        <table:table-row>
          <table:table-cell table:style-name="表格1.A2" office:value-type="string">
            <text:p text:style-name="Table_20_Contents">SH01<text:span text:style-name="T65">5</text:span></text:p>
          </table:table-cell>
          <table:table-cell table:style-name="表格1.A2" office:value-type="string">
            <text:p text:style-name="Table_20_Contents">监管部门</text:p>
          </table:table-cell>
          <table:table-cell table:style-name="表格1.A2" office:value-type="string">
            <text:p text:style-name="Table_20_Contents"><office:annotation><dc:date>2018-01-06T16:52:08.811845782</dc:date><text:p>&lt;!--[if gte mso 9]&gt;&lt;xml&gt;&lt;w:WordDocument&gt;&lt;w:BrowserLevel&gt;MicrosoftInternetExplorer4&lt;/w:BrowserLevel&gt;&lt;w:DisplayHorizontalDrawingGridEvery&gt;0&lt;/w:DisplayHorizontalDrawingGridEvery&gt;&lt;w:DisplayVerticalDrawingGridEvery&gt;2&lt;/w:DisplayVerticalDrawingGridEvery&gt;&lt;w:DocumentKind&gt;DocumentNotSpecified&lt;/w:DocumentKind&gt;&lt;w:DrawingGridVerticalSpacing&gt;7.8 磅&lt;/w:DrawingGridVerticalSpacing&gt;&lt;w:PunctuationKerning&gt;&lt;/w:PunctuationKerning&gt;&lt;w:View&gt;Normal&lt;/w:View&gt;&lt;w:Compatibility&gt;&lt;w:DontGrowAutofit/&gt;&lt;w:BalanceSingleByteDoubleByteWidth/&gt;&lt;w:DoNotExpandShiftReturn/&gt;&lt;w:UseFELayout/&gt;&lt;/w:Compatibility&gt;&lt;w:Zoom&gt;0&lt;/w:Zoom&gt;&lt;/w:WordDocument&gt;&lt;/xml&gt;&lt;![endif]--&gt;</text:p></office:annotation><office:annotation><dc:date>2018-01-06T16:52:09.011330455</dc:date><text:p>&lt;!--[if gte mso 9]&gt;&lt;xml&gt;&lt;w:LatentStyles DefLockedState="false" <text:s/>DefUnhideWhenUsed="true" <text:s/>DefSemiHidden="true" <text:s/>DefQFormat="false" <text:s/>DefPriority="99" <text:s/>LatentStyleCount="260" &gt;</text:p><text:p>&lt;w:LsdException Locked="false" <text:s/>Priority="99" <text:s/>SemiHidden="false" <text:s/>Name="Normal" &gt;&lt;/w:LsdException&gt;</text:p><text:p>&lt;w:LsdException Locked="false" <text:s/>Priority="99" <text:s/>SemiHidden="false" <text:s/>Name="heading 1" &gt;&lt;/w:LsdException&gt;</text:p><text:p>&lt;w:LsdException Locked="false" <text:s/>Priority="99" <text:s/>SemiHidden="false" <text:s/>Name="heading 2" &gt;&lt;/w:LsdException&gt;</text:p><text:p>&lt;w:LsdException Locked="false" <text:s/>Priority="99" <text:s/>SemiHidden="false" <text:s/>Name="heading 3" &gt;&lt;/w:LsdException&gt;</text:p><text:p>&lt;w:LsdException Locked="false" <text:s/>Priority="99" <text:s/>SemiHidden="false" <text:s/>Name="heading 4" &gt;&lt;/w:LsdException&gt;</text:p><text:p>&lt;w:LsdException Locked="false" <text:s/>Priority="99" <text:s/>SemiHidden="false" <text:s/>Name="heading 5" &gt;&lt;/w:LsdException&gt;</text:p><text:p>&lt;w:LsdException Locked="false" <text:s/>Priority="99" <text:s/>SemiHidden="false" <text:s/>Name="heading 6" &gt;&lt;/w:LsdException&gt;</text:p><text:p>&lt;w:LsdException Locked="false" <text:s/>Priority="99" <text:s/>SemiHidden="false" <text:s/>Name="heading 7" &gt;&lt;/w:LsdException&gt;</text:p><text:p>&lt;w:LsdException Locked="false" <text:s/>Priority="99" <text:s/>SemiHidden="false" <text:s/>Name="heading 8" &gt;&lt;/w:LsdException&gt;</text:p><text:p>&lt;w:LsdException Locked="false" <text:s/>Priority="99" <text:s/>SemiHidden="false" <text:s/>Name="heading 9" &gt;&lt;/w:LsdException&gt;</text:p><text:p>&lt;w:LsdException Locked="false" <text:s/>Priority="99" <text:s/>SemiHidden="false" <text:s/>Name="index 1" &gt;&lt;/w:LsdException&gt;</text:p><text:p>&lt;w:LsdException Locked="false" <text:s/>Priority="99" <text:s/>SemiHidden="false" <text:s/>Name="index 2" &gt;&lt;/w:LsdException&gt;</text:p><text:p>&lt;w:LsdException Locked="false" <text:s/>Priority="99" <text:s/>SemiHidden="false" <text:s/>Name="index 3" &gt;&lt;/w:LsdException&gt;</text:p><text:p>&lt;w:LsdException Locked="false" <text:s/>Priority="99" <text:s/>SemiHidden="false" <text:s/>Name="index 4" &gt;&lt;/w:LsdException&gt;</text:p><text:p>&lt;w:LsdException Locked="false" <text:s/>Priority="99" <text:s/>SemiHidden="false" <text:s/>Name="index 5" &gt;&lt;/w:LsdException&gt;</text:p><text:p>&lt;w:LsdException Locked="false" <text:s/>Priority="99" <text:s/>SemiHidden="false" <text:s/>Name="index 6" &gt;&lt;/w:LsdException&gt;</text:p><text:p>&lt;w:LsdException Locked="false" <text:s/>Priority="99" <text:s/>SemiHidden="false" <text:s/>Name="index 7" &gt;&lt;/w:LsdException&gt;</text:p><text:p>&lt;w:LsdException Locked="false" <text:s/>Priority="99" <text:s/>SemiHidden="false" <text:s/>Name="index 8" &gt;&lt;/w:LsdException&gt;</text:p><text:p>&lt;w:LsdException Locked="false" <text:s/>Priority="99" <text:s/>SemiHidden="false" <text:s/>Name="index 9" &gt;&lt;/w:LsdException&gt;</text:p><text:p>&lt;w:LsdException Locked="false" <text:s/>Priority="99" <text:s/>SemiHidden="false" <text:s/>Name="toc 1" &gt;&lt;/w:LsdException&gt;</text:p><text:p>&lt;w:LsdException Locked="false" <text:s/>Priority="99" <text:s/>SemiHidden="false" <text:s/>Name="toc 2" &gt;&lt;/w:LsdException&gt;</text:p><text:p>&lt;w:LsdException Locked="false" <text:s/>Priority="99" <text:s/>SemiHidden="false" <text:s/>Name="toc 3" &gt;&lt;/w:LsdException&gt;</text:p><text:p>&lt;w:LsdException Locked="false" <text:s/>Priority="99" <text:s/>SemiHidden="false" <text:s/>Name="toc 4" &gt;&lt;/w:LsdException&gt;</text:p><text:p>&lt;w:LsdException Locked="false" <text:s/>Priority="99" <text:s/>SemiHidden="false" <text:s/>Name="toc 5" &gt;&lt;/w:LsdException&gt;</text:p><text:p>&lt;w:LsdException Locked="false" <text:s/>Priority="99" <text:s/>SemiHidden="false" <text:s/>Name="toc 6" &gt;&lt;/w:LsdException&gt;</text:p><text:p>&lt;w:LsdException Locked="false" <text:s/>Priority="99" <text:s/>SemiHidden="false" <text:s/>Name="toc 7" &gt;&lt;/w:LsdException&gt;</text:p><text:p>&lt;w:LsdException Locked="false" <text:s/>Priority="99" <text:s/>SemiHidden="false" <text:s/>Name="toc 8" &gt;&lt;/w:LsdException&gt;</text:p><text:p>&lt;w:LsdException Locked="false" <text:s/>Priority="99" <text:s/>SemiHidden="false" <text:s/>Name="toc 9" &gt;&lt;/w:LsdException&gt;</text:p><text:p>&lt;w:LsdException Locked="false" <text:s/>Priority="99" <text:s/>SemiHidden="false" <text:s/>Name="Normal Indent" &gt;&lt;/w:LsdException&gt;</text:p><text:p>&lt;w:LsdException Locked="false" <text:s/>Priority="99" <text:s/>SemiHidden="false" <text:s/>Name="footnote text" &gt;&lt;/w:LsdException&gt;</text:p><text:p>&lt;w:LsdException Locked="false" <text:s/>Priority="99" <text:s/>SemiHidden="false" <text:s/>Name="annotation text" &gt;&lt;/w:LsdException&gt;</text:p><text:p>&lt;w:LsdException Locked="false" <text:s/>Priority="99" <text:s/>SemiHidden="false" <text:s/>Name="header" &gt;&lt;/w:LsdException&gt;</text:p><text:p>&lt;w:LsdException Locked="false" <text:s/>Priority="99" <text:s/>SemiHidden="false" <text:s/>Name="footer" &gt;&lt;/w:LsdException&gt;</text:p><text:p>&lt;w:LsdException Locked="false" <text:s/>Priority="99" <text:s/>SemiHidden="false" <text:s/>Name="index heading" &gt;&lt;/w:LsdException&gt;</text:p><text:p>&lt;w:LsdException Locked="false" <text:s/>Priority="99" <text:s/>SemiHidden="false" <text:s/>Name="caption" &gt;&lt;/w:LsdException&gt;</text:p><text:p>&lt;w:LsdException Locked="false" <text:s/>Priority="99" <text:s/>SemiHidden="false" <text:s/>Name="table of figures" &gt;&lt;/w:LsdException&gt;</text:p><text:p>&lt;w:LsdException Locked="false" <text:s/>Priority="99" <text:s/>SemiHidden="false" <text:s/>Name="envelope address" &gt;&lt;/w:LsdException&gt;</text:p><text:p>&lt;w:LsdException Locked="false" <text:s/>Priority="99" <text:s/>SemiHidden="false" <text:s/>Name="envelope return" &gt;&lt;/w:LsdException&gt;</text:p><text:p>&lt;w:LsdException Locked="false" <text:s/>Priority="99" <text:s/>SemiHidden="false" <text:s/>Name="footnote reference" &gt;&lt;/w:LsdException&gt;</text:p><text:p>&lt;w:LsdException Locked="false" <text:s/>Priority="99" <text:s/>SemiHidden="false" <text:s/>Name="annotation reference" &gt;&lt;/w:LsdException&gt;</text:p><text:p>&lt;w:LsdException Locked="false" <text:s/>Priority="99" <text:s/>SemiHidden="false" <text:s/>Name="line number" &gt;&lt;/w:LsdException&gt;</text:p><text:p>&lt;w:LsdException Locked="false" <text:s/>Priority="99" <text:s/>SemiHidden="false" <text:s/>Name="page number" &gt;&lt;/w:LsdException&gt;</text:p><text:p>&lt;w:LsdException Locked="false" <text:s/>Priority="99" <text:s/>SemiHidden="false" <text:s/>Name="endnote reference" &gt;&lt;/w:LsdException&gt;</text:p><text:p>&lt;w:LsdException Locked="false" <text:s/>Priority="99" <text:s/>SemiHidden="false" <text:s/>Name="endnote text" &gt;&lt;/w:LsdException&gt;</text:p><text:p>&lt;w:LsdException Locked="false" <text:s/>Priority="99" <text:s/>SemiHidden="false" <text:s/>Name="table of authorities" &gt;&lt;/w:LsdException&gt;</text:p><text:p>&lt;w:LsdException Locked="false" <text:s/>Priority="99" <text:s/>SemiHidden="false" <text:s/>Name="macro" &gt;&lt;/w:LsdException&gt;</text:p><text:p>&lt;w:LsdException Locked="false" <text:s/>Priority="99" <text:s/>SemiHidden="false" <text:s/>Name="toa heading" &gt;&lt;/w:LsdException&gt;</text:p><text:p>&lt;w:LsdException Locked="false" <text:s/>Priority="99" <text:s/>SemiHidden="false" <text:s/>Name="List" &gt;&lt;/w:LsdException&gt;</text:p><text:p>&lt;w:LsdException Locked="false" <text:s/>Priority="99" <text:s/>SemiHidden="false" <text:s/>Name="List Bullet" &gt;&lt;/w:LsdException&gt;</text:p><text:p>&lt;w:LsdException Locked="false" <text:s/>Priority="99" <text:s/>SemiHidden="false" <text:s/>Name="List Number" &gt;&lt;/w:LsdException&gt;</text:p><text:p>&lt;w:LsdException Locked="false" <text:s/>Priority="99" <text:s/>SemiHidden="false" <text:s/>Name="List 2" &gt;&lt;/w:LsdException&gt;</text:p><text:p>&lt;w:LsdException Locked="false" <text:s/>Priority="99" <text:s/>SemiHidden="false" <text:s/>Name="List 3" &gt;&lt;/w:LsdException&gt;</text:p><text:p>&lt;w:LsdException Locked="false" <text:s/>Priority="99" <text:s/>SemiHidden="false" <text:s/>Name="List 4" &gt;&lt;/w:LsdException&gt;</text:p><text:p>&lt;w:LsdException Locked="false" <text:s/>Priority="99" <text:s/>SemiHidden="false" <text:s/>Name="List 5" &gt;&lt;/w:LsdException&gt;</text:p><text:p>&lt;w:LsdException Locked="false" <text:s/>Priority="99" <text:s/>SemiHidden="false" <text:s/>Name="List Bullet 2" &gt;&lt;/w:LsdException&gt;</text:p><text:p>&lt;w:LsdException Locked="false" <text:s/>Priority="99" <text:s/>SemiHidden="false" <text:s/>Name="List Bullet 3" &gt;&lt;/w:LsdException&gt;</text:p><text:p>&lt;w:LsdException Locked="false" <text:s/>Priority="99" <text:s/>SemiHidden="false" <text:s/>Name="List Bullet 4" &gt;&lt;/w:LsdException&gt;</text:p><text:p>&lt;w:LsdException Locked="false" <text:s/>Priority="99" <text:s/>SemiHidden="false" <text:s/>Name="List Bullet 5" &gt;&lt;/w:LsdException&gt;</text:p><text:p>&lt;w:LsdException Locked="false" <text:s/>Priority="99" <text:s/>SemiHidden="false" <text:s/>Name="List Number 2" &gt;&lt;/w:LsdException&gt;</text:p><text:p>&lt;w:LsdException Locked="false" <text:s/>Priority="99" <text:s/>SemiHidden="false" <text:s/>Name="List Number 3" &gt;&lt;/w:LsdException&gt;</text:p><text:p>&lt;w:LsdException Locked="false" <text:s/>Priority="99" <text:s/>SemiHidden="false" <text:s/>Name="List Number 4" &gt;&lt;/w:LsdException&gt;</text:p><text:p>&lt;w:LsdException Locked="false" <text:s/>Priority="99" <text:s/>SemiHidden="false" <text:s/>Name="List Number 5" &gt;&lt;/w:LsdException&gt;</text:p><text:p>&lt;w:LsdException Locked="false" <text:s/>Priority="99" <text:s/>SemiHidden="false" <text:s/>Name="Title" &gt;&lt;/w:LsdException&gt;</text:p><text:p>&lt;w:LsdException Locked="false" <text:s/>Priority="99" <text:s/>SemiHidden="false" <text:s/>Name="Closing" &gt;&lt;/w:LsdException&gt;</text:p><text:p>&lt;w:LsdException Locked="false" <text:s/>Priority="99" <text:s/>SemiHidden="false" <text:s/>Name="Signature" &gt;&lt;/w:LsdException&gt;</text:p><text:p>&lt;w:LsdException Locked="false" <text:s/>Priority="99" <text:s/>SemiHidden="false" <text:s/>Name="Default Paragraph Font" &gt;&lt;/w:LsdException&gt;</text:p><text:p>&lt;w:LsdException Locked="false" <text:s/>Priority="99" <text:s/>SemiHidden="false" <text:s/>Name="Body Text" &gt;&lt;/w:LsdException&gt;</text:p><text:p>&lt;w:LsdException Locked="false" <text:s/>Priority="99" <text:s/>SemiHidden="false" <text:s/>Name="Body Text Indent" &gt;&lt;/w:LsdException&gt;</text:p><text:p>&lt;w:LsdException Locked="false" <text:s/>Priority="99" <text:s/>SemiHidden="false" <text:s/>Name="List Continue" &gt;&lt;/w:LsdException&gt;</text:p><text:p>&lt;w:LsdException Locked="false" <text:s/>Priority="99" <text:s/>SemiHidden="false" <text:s/>Name="List Continue 2" &gt;&lt;/w:LsdException&gt;</text:p><text:p>&lt;w:LsdException Locked="false" <text:s/>Priority="99" <text:s/>SemiHidden="false" <text:s/>Name="List Continue 3" &gt;&lt;/w:LsdException&gt;</text:p><text:p>&lt;w:LsdException Locked="false" <text:s/>Priority="99" <text:s/>SemiHidden="false" <text:s/>Name="List Continue 4" &gt;&lt;/w:LsdException&gt;</text:p><text:p>&lt;w:LsdException Locked="false" <text:s/>Priority="99" <text:s/>SemiHidden="false" <text:s/>Name="List Continue 5" &gt;&lt;/w:LsdException&gt;</text:p><text:p>&lt;w:LsdException Locked="false" <text:s/>Priority="99" <text:s/>SemiHidden="false" <text:s/>Name="Message Header" &gt;&lt;/w:LsdException&gt;</text:p><text:p>&lt;w:LsdException Locked="false" <text:s/>Priority="99" <text:s/>SemiHidden="false" <text:s/>Name="Subtitle" &gt;&lt;/w:LsdException&gt;</text:p><text:p>&lt;w:LsdException Locked="false" <text:s/>Priority="99" <text:s/>SemiHidden="false" <text:s/>Name="Salutation" &gt;&lt;/w:LsdException&gt;</text:p><text:p>&lt;w:LsdException Locked="false" <text:s/>Priority="99" <text:s/>SemiHidden="false" <text:s/>Name="Date" &gt;&lt;/w:LsdException&gt;</text:p><text:p>&lt;w:LsdException Locked="false" <text:s/>Priority="99" <text:s/>SemiHidden="false" <text:s/>Name="Body Text First Indent" &gt;&lt;/w:LsdException&gt;</text:p><text:p>&lt;w:LsdException Locked="false" <text:s/>Priority="99" <text:s/>SemiHidden="false" <text:s/>Name="Body Text First Indent 2" &gt;&lt;/w:LsdException&gt;</text:p><text:p>&lt;w:LsdException Locked="false" <text:s/>Priority="99" <text:s/>SemiHidden="false" <text:s/>Name="Note Heading" &gt;&lt;/w:LsdException&gt;</text:p><text:p>&lt;w:LsdException Locked="false" <text:s/>Priority="99" <text:s/>SemiHidden="false" <text:s/>Name="Body Text 2" &gt;&lt;/w:LsdException&gt;</text:p><text:p>&lt;w:LsdException Locked="false" <text:s/>Priority="99" <text:s/>SemiHidden="false" <text:s/>Name="Body Text 3" &gt;&lt;/w:LsdException&gt;</text:p><text:p>&lt;w:LsdException Locked="false" <text:s/>Priority="99" <text:s/>SemiHidden="false" <text:s/>Name="Body Text Indent 2" &gt;&lt;/w:LsdException&gt;</text:p><text:p>&lt;w:LsdException Locked="false" <text:s/>Priority="99" <text:s/>SemiHidden="false" <text:s/>Name="Body Text Indent 3" &gt;&lt;/w:LsdException&gt;</text:p><text:p>&lt;w:LsdException Locked="false" <text:s/>Priority="99" <text:s/>SemiHidden="false" <text:s/>Name="Block Text" &gt;&lt;/w:LsdException&gt;</text:p><text:p>&lt;w:LsdException Locked="false" <text:s/>Priority="99" <text:s/>SemiHidden="false" <text:s/>Name="Hyperlink" &gt;&lt;/w:LsdException&gt;</text:p><text:p>&lt;w:LsdException Locked="false" <text:s/>Priority="99" <text:s/>SemiHidden="false" <text:s/>Name="FollowedHyperlink" &gt;&lt;/w:LsdException&gt;</text:p><text:p>&lt;w:LsdException Locked="false" <text:s/>Priority="99" <text:s/>SemiHidden="false" <text:s/>Name="Strong" &gt;&lt;/w:LsdException&gt;</text:p><text:p>&lt;w:LsdException Locked="false" <text:s/>Priority="99" <text:s/>SemiHidden="false" <text:s/>Name="Emphasis" &gt;&lt;/w:LsdException&gt;</text:p><text:p>&lt;w:LsdException Locked="false" <text:s/>Priority="99" <text:s/>SemiHidden="false" <text:s/>Name="Document Map" &gt;&lt;/w:LsdException&gt;</text:p><text:p>&lt;w:LsdException Locked="false" <text:s/>Priority="99" <text:s/>SemiHidden="false" <text:s/>Name="Plain Text" &gt;&lt;/w:LsdException&gt;</text:p><text:p>&lt;w:LsdException Locked="false" <text:s/>Priority="99" <text:s/>SemiHidden="false" <text:s/>Name="E-mail Signature" &gt;&lt;/w:LsdException&gt;</text:p><text:p>&lt;w:LsdException Locked="false" <text:s/>Priority="99" <text:s/>SemiHidden="false" <text:s/>Name="Normal (Web)" &gt;&lt;/w:LsdException&gt;</text:p><text:p>&lt;w:LsdException Locked="false" <text:s/>Priority="99" <text:s/>SemiHidden="false" <text:s/>Name="HTML Acronym" &gt;&lt;/w:LsdException&gt;</text:p><text:p>&lt;w:LsdException Locked="false" <text:s/>Priority="99" <text:s/>SemiHidden="false" <text:s/>Name="HTML Address" &gt;&lt;/w:LsdException&gt;</text:p><text:p>&lt;w:LsdException Locked="false" <text:s/>Priority="99" <text:s/>SemiHidden="false" <text:s/>Name="HTML Cite" &gt;&lt;/w:LsdException&gt;</text:p><text:p>&lt;w:LsdException Locked="false" <text:s/>Priority="99" <text:s/>SemiHidden="false" <text:s/>Name="HTML Code" &gt;&lt;/w:LsdException&gt;</text:p><text:p>&lt;w:LsdException Locked="false" <text:s/>Priority="99" <text:s/>SemiHidden="false" <text:s/>Name="HTML Definition" &gt;&lt;/w:LsdException&gt;</text:p><text:p>&lt;w:LsdException Locked="false" <text:s/>Priority="99" <text:s/>SemiHidden="false" <text:s/>Name="HTML Keyboard" &gt;&lt;/w:LsdException&gt;</text:p><text:p>&lt;w:LsdException Locked="false" <text:s/>Priority="99" <text:s/>SemiHidden="false" <text:s/>Name="HTML Preformatted" &gt;&lt;/w:LsdException&gt;</text:p><text:p>&lt;w:LsdException Locked="false" <text:s/>Priority="99" <text:s/>SemiHidden="false" <text:s/>Name="HTML Sample" &gt;&lt;/w:LsdException&gt;</text:p><text:p>&lt;w:LsdException Locked="false" <text:s/>Priority="99" <text:s/>SemiHidden="false" <text:s/>Name="HTML Typewriter" &gt;&lt;/w:LsdException&gt;</text:p><text:p>&lt;w:LsdException Locked="false" <text:s/>Priority="99" <text:s/>SemiHidden="false" <text:s/>Name="HTML Variable" &gt;&lt;/w:LsdException&gt;</text:p><text:p>&lt;w:LsdException Locked="false" <text:s/>Priority="99" <text:s/>SemiHidden="false" <text:s/>Name="Normal Table" &gt;&lt;/w:LsdException&gt;</text:p><text:p>&lt;w:LsdException Locked="false" <text:s/>Priority="99" <text:s/>SemiHidden="false" <text:s/>Name="annotation subject" &gt;&lt;/w:LsdException&gt;</text:p><text:p>&lt;w:LsdException Locked="false" <text:s/>Priority="99" <text:s/>SemiHidden="false" <text:s/>Name="No List" &gt;&lt;/w:LsdException&gt;</text:p><text:p>&lt;w:LsdException Locked="false" <text:s/>Priority="99" <text:s/>SemiHidden="false" <text:s/>Name="Table Simple 1" &gt;&lt;/w:LsdException&gt;</text:p><text:p>&lt;w:LsdException Locked="false" <text:s/>Priority="99" <text:s/>SemiHidden="false" <text:s/>Name="Table Simple 2" &gt;&lt;/w:LsdException&gt;</text:p><text:p>&lt;w:LsdException Locked="false" <text:s/>Priority="99" <text:s/>SemiHidden="false" <text:s/>Name="Table Simple 3" &gt;&lt;/w:LsdException&gt;</text:p><text:p>&lt;w:LsdException Locked="false" <text:s/>Priority="99" <text:s/>SemiHidden="false" <text:s/>Name="Table Classic 1" &gt;&lt;/w:LsdException&gt;</text:p><text:p>&lt;w:LsdException Locked="false" <text:s/>Priority="99" <text:s/>SemiHidden="false" <text:s/>Name="Table Classic 2" &gt;&lt;/w:LsdException&gt;</text:p><text:p>&lt;w:LsdException Locked="false" <text:s/>Priority="99" <text:s/>SemiHidden="false" <text:s/>Name="Table Classic 3" &gt;&lt;/w:LsdException&gt;</text:p><text:p>&lt;w:LsdException Locked="false" <text:s/>Priority="99" <text:s/>SemiHidden="false" <text:s/>Name="Table Classic 4" &gt;&lt;/w:LsdException&gt;</text:p><text:p>&lt;w:LsdException Locked="false" <text:s/>Priority="99" <text:s/>SemiHidden="false" <text:s/>Name="Table Colorful 1" &gt;&lt;/w:LsdException&gt;</text:p><text:p>&lt;w:LsdException Locked="false" <text:s/>Priority="99" <text:s/>SemiHidden="false" <text:s/>Name="Table Colorful 2" &gt;&lt;/w:LsdException&gt;</text:p><text:p>&lt;w:LsdException Locked="false" <text:s/>Priority="99" <text:s/>SemiHidden="false" <text:s/>Name="Table Colorful 3" &gt;&lt;/w:LsdException&gt;</text:p><text:p>&lt;w:LsdException Locked="false" <text:s/>Priority="99" <text:s/>SemiHidden="false" <text:s/>Name="Table Columns 1" &gt;&lt;/w:LsdException&gt;</text:p><text:p>&lt;w:LsdException Locked="false" <text:s/>Priority="99" <text:s/>SemiHidden="false" <text:s/>Name="Table Columns 2" &gt;&lt;/w:LsdException&gt;</text:p><text:p>&lt;w:LsdException Locked="false" <text:s/>Priority="99" <text:s/>SemiHidden="false" <text:s/>Name="Table Columns 3" &gt;&lt;/w:LsdException&gt;</text:p><text:p>&lt;w:LsdException Locked="false" <text:s/>Priority="99" <text:s/>SemiHidden="false" <text:s/>Name="Table Columns 4" &gt;&lt;/w:LsdException&gt;</text:p><text:p>&lt;w:LsdException Locked="false" <text:s/>Priority="99" <text:s/>SemiHidden="false" <text:s/>Name="Table Columns 5" &gt;&lt;/w:LsdException&gt;</text:p><text:p>&lt;w:LsdException Locked="false" <text:s/>Priority="99" <text:s/>SemiHidden="false" <text:s/>Name="Table Grid 1" &gt;&lt;/w:LsdException&gt;</text:p><text:p>&lt;w:LsdException Locked="false" <text:s/>Priority="99" <text:s/>SemiHidden="false" <text:s/>Name="Table Grid 2" &gt;&lt;/w:LsdException&gt;</text:p><text:p>&lt;w:LsdException Locked="false" <text:s/>Priority="99" <text:s/>SemiHidden="false" <text:s/>Name="Table Grid 3" &gt;&lt;/w:LsdException&gt;</text:p><text:p>&lt;w:LsdException Locked="false" <text:s/>Priority="99" <text:s/>SemiHidden="false" <text:s/>Name="Table Grid 4" &gt;&lt;/w:LsdException&gt;</text:p><text:p>&lt;w:LsdException Locked="false" <text:s/>Priority="99" <text:s/>SemiHidden="false" <text:s/>Name="Table Grid 5" &gt;&lt;/w:LsdException&gt;</text:p><text:p>&lt;w:LsdException Locked="false" <text:s/>Priority="99" <text:s/>SemiHidden="false" <text:s/>Name="Table Grid 6" &gt;&lt;/w:LsdException&gt;</text:p><text:p>&lt;w:LsdException Locked="false" <text:s/>Priority="99" <text:s/>SemiHidden="false" <text:s/>Name="Table Grid 7" &gt;&lt;/w:LsdException&gt;</text:p><text:p>&lt;w:LsdException Locked="false" <text:s/>Priority="99" <text:s/>SemiHidden="false" <text:s/>Name="Table Grid 8" &gt;&lt;/w:LsdException&gt;</text:p><text:p>&lt;w:LsdException Locked="false" <text:s/>Priority="99" <text:s/>SemiHidden="false" <text:s/>Name="Table List 1" &gt;&lt;/w:LsdException&gt;</text:p><text:p>&lt;w:LsdException Locked="false" <text:s/>Priority="99" <text:s/>SemiHidden="false" <text:s/>Name="Table List 2" &gt;&lt;/w:LsdException&gt;</text:p><text:p>&lt;w:LsdException Locked="false" <text:s/>Priority="99" <text:s/>SemiHidden="false" <text:s/>Name="Table List 3" &gt;&lt;/w:LsdException&gt;</text:p><text:p>&lt;w:LsdException Locked="false" <text:s/>Priority="99" <text:s/>SemiHidden="false" <text:s/>Name="Table List 4" &gt;&lt;/w:LsdException&gt;</text:p><text:p>&lt;w:LsdException Locked="false" <text:s/>Priority="99" <text:s/>SemiHidden="false" <text:s/>Name="Table List 5" &gt;&lt;/w:LsdException&gt;</text:p><text:p>&lt;w:LsdException Locked="false" <text:s/>Priority="99" <text:s/>SemiHidden="false" <text:s/>Name="Table List 6" &gt;&lt;/w:LsdException&gt;</text:p><text:p>&lt;w:LsdException Locked="false" <text:s/>Priority="99" <text:s/>SemiHidden="false" <text:s/>Name="Table List 7" &gt;&lt;/w:LsdException&gt;</text:p><text:p>&lt;w:LsdException Locked="false" <text:s/>Priority="99" <text:s/>SemiHidden="false" <text:s/>Name="Table List 8" &gt;&lt;/w:LsdException&gt;</text:p><text:p>&lt;w:LsdException Locked="false" <text:s/>Priority="99" <text:s/>SemiHidden="false" <text:s/>Name="Table 3D effects 1" &gt;&lt;/w:LsdException&gt;</text:p><text:p>&lt;w:LsdException Locked="false" <text:s/>Priority="99" <text:s/>SemiHidden="false" <text:s/>Name="Table 3D effects 2" &gt;&lt;/w:LsdException&gt;</text:p><text:p>&lt;w:LsdException Locked="false" <text:s/>Priority="99" <text:s/>SemiHidden="false" <text:s/>Name="Table 3D effects 3" &gt;&lt;/w:LsdException&gt;</text:p><text:p>&lt;w:LsdException Locked="false" <text:s/>Priority="99" <text:s/>SemiHidden="false" <text:s/>Name="Table Contemporary" &gt;&lt;/w:LsdException&gt;</text:p><text:p>&lt;w:LsdException Locked="false" <text:s/>Priority="99" <text:s/>SemiHidden="false" <text:s/>Name="Table Elegant" &gt;&lt;/w:LsdException&gt;</text:p><text:p>&lt;w:LsdException Locked="false" <text:s/>Priority="99" <text:s/>SemiHidden="false" <text:s/>Name="Table Professional" &gt;&lt;/w:LsdException&gt;</text:p><text:p>&lt;w:LsdException Locked="false" <text:s/>Priority="99" <text:s/>SemiHidden="false" <text:s/>Name="Table Subtle 1" &gt;&lt;/w:LsdException&gt;</text:p><text:p>&lt;w:LsdException Locked="false" <text:s/>Priority="99" <text:s/>SemiHidden="false" <text:s/>Name="Table Subtle 2" &gt;&lt;/w:LsdException&gt;</text:p><text:p>&lt;w:LsdException Locked="false" <text:s/>Priority="99" <text:s/>SemiHidden="false" <text:s/>Name="Table Web 1" &gt;&lt;/w:LsdException&gt;</text:p><text:p>&lt;w:LsdException Locked="false" <text:s/>Priority="99" <text:s/>SemiHidden="false" <text:s/>Name="Table Web 2" &gt;&lt;/w:LsdException&gt;</text:p><text:p>&lt;w:LsdException Locked="false" <text:s/>Priority="99" <text:s/>SemiHidden="false" <text:s/>Name="Table Web 3" &gt;&lt;/w:LsdException&gt;</text:p><text:p>&lt;w:LsdException Locked="false" <text:s/>Priority="99" <text:s/>SemiHidden="false" <text:s/>Name="Balloon Text" &gt;&lt;/w:LsdException&gt;</text:p><text:p>&lt;w:LsdException Locked="false" <text:s/>Priority="99" <text:s/>SemiHidden="false" <text:s/>Name="Table Grid" &gt;&lt;/w:LsdException&gt;</text:p><text:p>&lt;w:LsdException Locked="false" <text:s/>Priority="99" <text:s/>SemiHidden="false" <text:s/>Name="Table Theme" &gt;&lt;/w:LsdException&gt;</text:p><text:p>&lt;w:LsdException Locked="false" <text:s/>Priority="99" <text:s/>SemiHidden="false" <text:s/>Name="Light Shading" &gt;&lt;/w:LsdException&gt;</text:p><text:p>&lt;w:LsdException Locked="false" <text:s/>Priority="99" <text:s/>SemiHidden="false" <text:s/>Name="Light List" &gt;&lt;/w:LsdException&gt;</text:p><text:p>&lt;w:LsdException Locked="false" <text:s/>Priority="99" <text:s/>SemiHidden="false" <text:s/>Name="Light Grid" &gt;&lt;/w:LsdException&gt;</text:p><text:p>&lt;w:LsdException Locked="false" <text:s/>Priority="99" <text:s/>SemiHidden="false" <text:s/>Name="Medium Shading 1" &gt;&lt;/w:LsdException&gt;</text:p><text:p>&lt;w:LsdException Locked="false" <text:s/>Priority="99" <text:s/>SemiHidden="false" <text:s/>Name="Medium Shading 2" &gt;&lt;/w:LsdException&gt;</text:p><text:p>&lt;w:LsdException Locked="false" <text:s/>Priority="99" <text:s/>SemiHidden="false" <text:s/>Name="Medium List 1" &gt;&lt;/w:LsdException&gt;</text:p><text:p>&lt;w:LsdException Locked="false" <text:s/>Priority="99" <text:s/>SemiHidden="false" <text:s/>Name="Medium List 2" &gt;&lt;/w:LsdException&gt;</text:p><text:p>&lt;w:LsdException Locked="false" <text:s/>Priority="99" <text:s/>SemiHidden="false" <text:s/>Name="Medium Grid 1" &gt;&lt;/w:LsdException&gt;</text:p><text:p>&lt;w:LsdException Locked="false" <text:s/>Priority="99" <text:s/>SemiHidden="false" <text:s/>Name="Medium Grid 2" &gt;&lt;/w:LsdException&gt;</text:p><text:p>&lt;w:LsdException Locked="false" <text:s/>Priority="99" <text:s/>SemiHidden="false" <text:s/>Name="Medium Grid 3" &gt;&lt;/w:LsdException&gt;</text:p><text:p>&lt;w:LsdException Locked="false" <text:s/>Priority="99" <text:s/>SemiHidden="false" <text:s/>Name="Dark List" &gt;&lt;/w:LsdException&gt;</text:p><text:p>&lt;w:LsdException Locked="false" <text:s/>Priority="99" <text:s/>SemiHidden="false" <text:s/>Name="Colorful Shading" &gt;&lt;/w:LsdException&gt;</text:p><text:p>&lt;w:LsdException Locked="false" <text:s/>Priority="99" <text:s/>SemiHidden="false" <text:s/>Name="Colorful List" &gt;&lt;/w:LsdException&gt;</text:p><text:p>&lt;w:LsdException Locked="false" <text:s/>Priority="99" <text:s/>SemiHidden="false" <text:s/>Name="Colorful Grid" &gt;&lt;/w:LsdException&gt;</text:p><text:p>&lt;w:LsdException Locked="false" <text:s/>Priority="99" <text:s/>SemiHidden="false" <text:s/>Name="Light Shading Accent 1" &gt;&lt;/w:LsdException&gt;</text:p><text:p>&lt;w:LsdException Locked="false" <text:s/>Priority="99" <text:s/>SemiHidden="false" <text:s/>Name="Light List Accent 1" &gt;&lt;/w:LsdException&gt;</text:p><text:p>&lt;w:LsdException Locked="false" <text:s/>Priority="99" <text:s/>SemiHidden="false" <text:s/>Name="Light Grid Accent 1" &gt;&lt;/w:LsdException&gt;</text:p><text:p>&lt;w:LsdException Locked="false" <text:s/>Priority="99" <text:s/>SemiHidden="false" <text:s/>Name="Medium Shading 1 Accent 1" &gt;&lt;/w:LsdException&gt;</text:p><text:p>&lt;w:LsdException Locked="false" <text:s/>Priority="99" <text:s/>SemiHidden="false" <text:s/>Name="Medium Shading 2 Accent 1" &gt;&lt;/w:LsdException&gt;</text:p><text:p>&lt;w:LsdException Locked="false" <text:s/>Priority="99" <text:s/>SemiHidden="false" <text:s/>Name="Medium List 1 Accent 1" &gt;&lt;/w:LsdException&gt;</text:p><text:p>&lt;w:LsdException Locked="false" <text:s/>Priority="99" <text:s/>SemiHidden="false" <text:s/>Name="Medium List 2 Accent 1" &gt;&lt;/w:LsdException&gt;</text:p><text:p>&lt;w:LsdException Locked="false" <text:s/>Priority="99" <text:s/>SemiHidden="false" <text:s/>Name="Medium Grid 1 Accent 1" &gt;&lt;/w:LsdException&gt;</text:p><text:p>&lt;w:LsdException Locked="false" <text:s/>Priority="99" <text:s/>SemiHidden="false" <text:s/>Name="Medium Grid 2 Accent 1" &gt;&lt;/w:LsdException&gt;</text:p><text:p>&lt;w:LsdException Locked="false" <text:s/>Priority="99" <text:s/>SemiHidden="false" <text:s/>Name="Medium Grid 3 Accent 1" &gt;&lt;/w:LsdException&gt;</text:p><text:p>&lt;w:LsdException Locked="false" <text:s/>Priority="99" <text:s/>SemiHidden="false" <text:s/>Name="Dark List Accent 1" &gt;&lt;/w:LsdException&gt;</text:p><text:p>&lt;w:LsdException Locked="false" <text:s/>Priority="99" <text:s/>SemiHidden="false" <text:s/>Name="Colorful Shading Accent 1" &gt;&lt;/w:LsdException&gt;</text:p><text:p>&lt;w:LsdException Locked="false" <text:s/>Priority="99" <text:s/>SemiHidden="false" <text:s/>Name="Colorful List Accent 1" &gt;&lt;/w:LsdException&gt;</text:p><text:p>&lt;w:LsdException Locked="false" <text:s/>Priority="99" <text:s/>SemiHidden="false" <text:s/>Name="Colorful Grid Accent 1" &gt;&lt;/w:LsdException&gt;</text:p><text:p>&lt;w:LsdException Locked="false" <text:s/>Priority="99" <text:s/>SemiHidden="false" <text:s/>Name="Light Shading Accent 2" &gt;&lt;/w:LsdException&gt;</text:p><text:p>&lt;w:LsdException Locked="false" <text:s/>Priority="99" <text:s/>SemiHidden="false" <text:s/>Name="Light List Accent 2" &gt;&lt;/w:LsdException&gt;</text:p><text:p>&lt;w:LsdException Locked="false" <text:s/>Priority="99" <text:s/>SemiHidden="false" <text:s/>Name="Light Grid Accent 2" &gt;&lt;/w:LsdException&gt;</text:p><text:p>&lt;w:LsdException Locked="false" <text:s/>Priority="99" <text:s/>SemiHidden="false" <text:s/>Name="Medium Shading 1 Accent 2" &gt;&lt;/w:LsdException&gt;</text:p><text:p>&lt;w:LsdException Locked="false" <text:s/>Priority="99" <text:s/>SemiHidden="false" <text:s/>Name="Medium Shading 2 Accent 2" &gt;&lt;/w:LsdException&gt;</text:p><text:p>&lt;w:LsdException Locked="false" <text:s/>Priority="99" <text:s/>SemiHidden="false" <text:s/>Name="Medium List 1 Accent 2" &gt;&lt;/w:LsdException&gt;</text:p><text:p>&lt;w:LsdException Locked="false" <text:s/>Priority="99" <text:s/>SemiHidden="false" <text:s/>Name="Medium List 2 Accent 2" &gt;&lt;/w:LsdException&gt;</text:p><text:p>&lt;w:LsdException Locked="false" <text:s/>Priority="99" <text:s/>SemiHidden="false" <text:s/>Name="Medium Grid 1 Accent 2" &gt;&lt;/w:LsdException&gt;</text:p><text:p>&lt;w:LsdException Locked="false" <text:s/>Priority="99" <text:s/>SemiHidden="false" <text:s/>Name="Medium Grid 2 Accent 2" &gt;&lt;/w:LsdException&gt;</text:p><text:p>&lt;w:LsdException Locked="false" <text:s/>Priority="99" <text:s/>SemiHidden="false" <text:s/>Name="Medium Grid 3 Accent 2" &gt;&lt;/w:LsdException&gt;</text:p><text:p>&lt;w:LsdException Locked="false" <text:s/>Priority="99" <text:s/>SemiHidden="false" <text:s/>Name="Dark List Accent 2" &gt;&lt;/w:LsdException&gt;</text:p><text:p>&lt;w:LsdException Locked="false" <text:s/>Priority="99" <text:s/>SemiHidden="false" <text:s/>Name="Colorful Shading Accent 2" &gt;&lt;/w:LsdException&gt;</text:p><text:p>&lt;w:LsdException Locked="false" <text:s/>Priority="99" <text:s/>SemiHidden="false" <text:s/>Name="Colorful List Accent 2" &gt;&lt;/w:LsdException&gt;</text:p><text:p>&lt;w:LsdException Locked="false" <text:s/>Priority="99" <text:s/>SemiHidden="false" <text:s/>Name="Colorful Grid Accent 2" &gt;&lt;/w:LsdException&gt;</text:p><text:p>&lt;w:LsdException Locked="false" <text:s/>Priority="99" <text:s/>SemiHidden="false" <text:s/>Name="Light Shading Accent 3" &gt;&lt;/w:LsdException&gt;</text:p><text:p>&lt;w:LsdException Locked="false" <text:s/>Priority="99" <text:s/>SemiHidden="false" <text:s/>Name="Light List Accent 3" &gt;&lt;/w:LsdException&gt;</text:p><text:p>&lt;w:LsdException Locked="false" <text:s/>Priority="99" <text:s/>SemiHidden="false" <text:s/>Name="Light Grid Accent 3" &gt;&lt;/w:LsdException&gt;</text:p><text:p>&lt;w:LsdException Locked="false" <text:s/>Priority="99" <text:s/>SemiHidden="false" <text:s/>Name="Medium Shading 1 Accent 3" &gt;&lt;/w:LsdException&gt;</text:p><text:p>&lt;w:LsdException Locked="false" <text:s/>Priority="99" <text:s/>SemiHidden="false" <text:s/>Name="Medium Shading 2 Accent 3" &gt;&lt;/w:LsdException&gt;</text:p><text:p>&lt;w:LsdException Locked="false" <text:s/>Priority="99" <text:s/>SemiHidden="false" <text:s/>Name="Medium List 1 Accent 3" &gt;&lt;/w:LsdException&gt;</text:p><text:p>&lt;w:LsdException Locked="false" <text:s/>Priority="99" <text:s/>SemiHidden="false" <text:s/>Name="Medium List 2 Accent 3" &gt;&lt;/w:LsdException&gt;</text:p><text:p>&lt;w:LsdException Locked="false" <text:s/>Priority="99" <text:s/>SemiHidden="false" <text:s/>Name="Medium Grid 1 Accent 3" &gt;&lt;/w:LsdException&gt;</text:p><text:p>&lt;w:LsdException Locked="false" <text:s/>Priority="99" <text:s/>SemiHidden="false" <text:s/>Name="Medium Grid 2 Accent 3" &gt;&lt;/w:LsdException&gt;</text:p><text:p>&lt;w:LsdException Locked="false" <text:s/>Priority="99" <text:s/>SemiHidden="false" <text:s/>Name="Medium Grid 3 Accent 3" &gt;&lt;/w:LsdException&gt;</text:p><text:p>&lt;w:LsdException Locked="false" <text:s/>Priority="99" <text:s/>SemiHidden="false" <text:s/>Name="Dark List Accent 3" &gt;&lt;/w:LsdException&gt;</text:p><text:p>&lt;w:LsdException Locked="false" <text:s/>Priority="99" <text:s/>SemiHidden="false" <text:s/>Name="Colorful Shading Accent 3" &gt;&lt;/w:LsdException&gt;</text:p><text:p>&lt;w:LsdException Locked="false" <text:s/>Priority="99" <text:s/>SemiHidden="false" <text:s/>Name="Colorful List Accent 3" &gt;&lt;/w:LsdException&gt;</text:p><text:p>&lt;w:LsdException Locked="false" <text:s/>Priority="99" <text:s/>SemiHidden="false" <text:s/>Name="Colorful Grid Accent 3" &gt;&lt;/w:LsdException&gt;</text:p><text:p>&lt;w:LsdException Locked="false" <text:s/>Priority="99" <text:s/>SemiHidden="false" <text:s/>Name="Light Shading Accent 4" &gt;&lt;/w:LsdException&gt;</text:p><text:p>&lt;w:LsdException Locked="false" <text:s/>Priority="99" <text:s/>SemiHidden="false" <text:s/>Name="Light List Accent 4" &gt;&lt;/w:LsdException&gt;</text:p><text:p>&lt;w:LsdException Locked="false" <text:s/>Priority="99" <text:s/>SemiHidden="false" <text:s/>Name="Light Grid Accent 4" &gt;&lt;/w:LsdException&gt;</text:p><text:p>&lt;w:LsdException Locked="false" <text:s/>Priority="99" <text:s/>SemiHidden="false" <text:s/>Name="Medium Shading 1 Accent 4" &gt;&lt;/w:LsdException&gt;</text:p><text:p>&lt;w:LsdException Locked="false" <text:s/>Priority="99" <text:s/>SemiHidden="false" <text:s/>Name="Medium Shading 2 Accent 4" &gt;&lt;/w:LsdException&gt;</text:p><text:p>&lt;w:LsdException Locked="false" <text:s/>Priority="99" <text:s/>SemiHidden="false" <text:s/>Name="Medium List 1 Accent 4" &gt;&lt;/w:LsdException&gt;</text:p><text:p>&lt;w:LsdException Locked="false" <text:s/>Priority="99" <text:s/>SemiHidden="false" <text:s/>Name="Medium List 2 Accent 4" &gt;&lt;/w:LsdException&gt;</text:p><text:p>&lt;w:LsdException Locked="false" <text:s/>Priority="99" <text:s/>SemiHidden="false" <text:s/>Name="Medium Grid 1 Accent 4" &gt;&lt;/w:LsdException&gt;</text:p><text:p>&lt;w:LsdException Locked="false" <text:s/>Priority="99" <text:s/>SemiHidden="false" <text:s/>Name="Medium Grid 2 Accent 4" &gt;&lt;/w:LsdException&gt;</text:p><text:p>&lt;w:LsdException Locked="false" <text:s/>Priority="99" <text:s/>SemiHidden="false" <text:s/>Name="Medium Grid 3 Accent 4" &gt;&lt;/w:LsdException&gt;</text:p><text:p>&lt;w:LsdException Locked="false" <text:s/>Priority="99" <text:s/>SemiHidden="false" <text:s/>Name="Dark List Accent 4" &gt;&lt;/w:LsdException&gt;</text:p><text:p>&lt;w:LsdException Locked="false" <text:s/>Priority="99" <text:s/>SemiHidden="false" <text:s/>Name="Colorful Shading Accent 4" &gt;&lt;/w:LsdException&gt;</text:p><text:p>&lt;w:LsdException Locked="false" <text:s/>Priority="99" <text:s/>SemiHidden="false" <text:s/>Name="Colorful List Accent 4" &gt;&lt;/w:LsdException&gt;</text:p><text:p>&lt;w:LsdException Locked="false" <text:s/>Priority="99" <text:s/>SemiHidden="false" <text:s/>Name="Colorful Grid Accent 4" &gt;&lt;/w:LsdException&gt;</text:p><text:p>&lt;w:LsdException Locked="false" <text:s/>Priority="99" <text:s/>SemiHidden="false" <text:s/>Name="Light Shading Accent 5" &gt;&lt;/w:LsdException&gt;</text:p><text:p>&lt;w:LsdException Locked="false" <text:s/>Priority="99" <text:s/>SemiHidden="false" <text:s/>Name="Light List Accent 5" &gt;&lt;/w:LsdException&gt;</text:p><text:p>&lt;w:LsdException Locked="false" <text:s/>Priority="99" <text:s/>SemiHidden="false" <text:s/>Name="Light Grid Accent 5" &gt;&lt;/w:LsdException&gt;</text:p><text:p>&lt;w:LsdException Locked="false" <text:s/>Priority="99" <text:s/>SemiHidden="false" <text:s/>Name="Medium Shading 1 Accent 5" &gt;&lt;/w:LsdException&gt;</text:p><text:p>&lt;w:LsdException Locked="false" <text:s/>Priority="99" <text:s/>SemiHidden="false" <text:s/>Name="Medium Shading 2 Accent 5" &gt;&lt;/w:LsdException&gt;</text:p><text:p>&lt;w:LsdException Locked="false" <text:s/>Priority="99" <text:s/>SemiHidden="false" <text:s/>Name="Medium List 1 Accent 5" &gt;&lt;/w:LsdException&gt;</text:p><text:p>&lt;w:LsdException Locked="false" <text:s/>Priority="99" <text:s/>SemiHidden="false" <text:s/>Name="Medium List 2 Accent 5" &gt;&lt;/w:LsdException&gt;</text:p><text:p>&lt;w:LsdException Locked="false" <text:s/>Priority="99" <text:s/>SemiHidden="false" <text:s/>Name="Medium Grid 1 Accent 5" &gt;&lt;/w:LsdException&gt;</text:p><text:p>&lt;w:LsdException Locked="false" <text:s/>Priority="99" <text:s/>SemiHidden="false" <text:s/>Name="Medium Grid 2 Accent 5" &gt;&lt;/w:LsdException&gt;</text:p><text:p>&lt;w:LsdException Locked="false" <text:s/>Priority="99" <text:s/>SemiHidden="false" <text:s/>Name="Medium Grid 3 Accent 5" &gt;&lt;/w:LsdException&gt;</text:p><text:p>&lt;w:LsdException Locked="false" <text:s/>Priority="99" <text:s/>SemiHidden="false" <text:s/>Name="Dark List Accent 5" &gt;&lt;/w:LsdException&gt;</text:p><text:p>&lt;w:LsdException Locked="false" <text:s/>Priority="99" <text:s/>SemiHidden="false" <text:s/>Name="Colorful Shading Accent 5" &gt;&lt;/w:LsdException&gt;</text:p><text:p>&lt;w:LsdException Locked="false" <text:s/>Priority="99" <text:s/>SemiHidden="false" <text:s/>Name="Colorful List Accent 5" &gt;&lt;/w:LsdException&gt;</text:p><text:p>&lt;w:LsdException Locked="false" <text:s/>Priority="99" <text:s/>SemiHidden="false" <text:s/>Name="Colorful Grid Accent 5" &gt;&lt;/w:LsdException&gt;</text:p><text:p>&lt;w:LsdException Locked="false" <text:s/>Priority="99" <text:s/>SemiHidden="false" <text:s/>Name="Light Shading Accent 6" &gt;&lt;/w:LsdException&gt;</text:p><text:p>&lt;w:LsdException Locked="false" <text:s/>Priority="99" <text:s/>SemiHidden="false" <text:s/>Name="Light List Accent 6" &gt;&lt;/w:LsdException&gt;</text:p><text:p>&lt;w:LsdException Locked="false" <text:s/>Priority="99" <text:s/>SemiHidden="false" <text:s/>Name="Light Grid Accent 6" &gt;&lt;/w:LsdException&gt;</text:p><text:p>&lt;w:LsdException Locked="false" <text:s/>Priority="99" <text:s/>SemiHidden="false" <text:s/>Name="Medium Shading 1 Accent 6" &gt;&lt;/w:LsdException&gt;</text:p><text:p>&lt;w:LsdException Locked="false" <text:s/>Priority="99" <text:s/>SemiHidden="false" <text:s/>Name="Medium Shading 2 Accent 6" &gt;&lt;/w:LsdException&gt;</text:p><text:p>&lt;w:LsdException Locked="false" <text:s/>Priority="99" <text:s/>SemiHidden="false" <text:s/>Name="Medium List 1 Accent 6" &gt;&lt;/w:LsdException&gt;</text:p><text:p>&lt;w:LsdException Locked="false" <text:s/>Priority="99" <text:s/>SemiHidden="false" <text:s/>Name="Medium List 2 Accent 6" &gt;&lt;/w:LsdException&gt;</text:p><text:p>&lt;w:LsdException Locked="false" <text:s/>Priority="99" <text:s/>SemiHidden="false" <text:s/>Name="Medium Grid 1 Accent 6" &gt;&lt;/w:LsdException&gt;</text:p><text:p>&lt;w:LsdException Locked="false" <text:s/>Priority="99" <text:s/>SemiHidden="false" <text:s/>Name="Medium Grid 2 Accent 6" &gt;&lt;/w:LsdException&gt;</text:p><text:p>&lt;w:LsdException Locked="false" <text:s/>Priority="99" <text:s/>SemiHidden="false" <text:s/>Name="Medium Grid 3 Accent 6" &gt;&lt;/w:LsdException&gt;</text:p><text:p>&lt;w:LsdException Locked="false" <text:s/>Priority="99" <text:s/>SemiHidden="false" <text:s/>Name="Dark List Accent 6" &gt;&lt;/w:LsdException&gt;</text:p><text:p>&lt;w:LsdException Locked="false" <text:s/>Priority="99" <text:s/>SemiHidden="false" <text:s/>Name="Colorful Shading Accent 6" &gt;&lt;/w:LsdException&gt;</text:p><text:p>&lt;w:LsdException Locked="false" <text:s/>Priority="99" <text:s/>SemiHidden="false" <text:s/>Name="Colorful List Accent 6" &gt;&lt;/w:LsdException&gt;</text:p><text:p>&lt;w:LsdException Locked="false" <text:s/>Priority="99" <text:s/>SemiHidden="false" <text:s/>Name="Colorful Grid Accent 6" &gt;&lt;/w:LsdException&gt;</text:p><text:p>&lt;/w:LatentStyles&gt;&lt;/xml&gt;&lt;![endif]--&gt;</text:p></office:annotation><office:annotation><dc:date>2018-01-06T16:52:09.011427537</dc:date><text:p>&lt;!--StartFragment--&gt;</text:p></office:annotation>监视软件的广告，歌曲，图片是否合法<text:span text:style-name="T43">。</text:span><office:annotation><dc:date>2018-01-06T16:52:09.013511807</dc:date><text:p>&lt;!--EndFragment--&gt;</text:p></office:annotation></text:p>
          </table:table-cell>
          <table:table-cell table:style-name="表格1.A2" office:value-type="string">
            <text:p text:style-name="Table_20_Contents"><text:span text:style-name="T46">（1）</text:span><office:annotation><dc:date>2018-01-06T17:22:16.218426085</dc:date><text:p>&lt;!--[if gte mso 9]&gt;&lt;xml&gt;&lt;w:LatentStyles DefLockedState="false" <text:s/>DefUnhideWhenUsed="true" <text:s/>DefSemiHidden="true" <text:s/>DefQFormat="false" <text:s/>DefPriority="99" <text:s/>LatentStyleCount="260" &gt;</text:p><text:p>&lt;w:LsdException Locked="false" <text:s/>Priority="99" <text:s/>SemiHidden="false" <text:s/>Name="Normal" &gt;&lt;/w:LsdException&gt;</text:p><text:p>&lt;w:LsdException Locked="false" <text:s/>Priority="99" <text:s/>SemiHidden="false" <text:s/>Name="heading 1" &gt;&lt;/w:LsdException&gt;</text:p><text:p>&lt;w:LsdException Locked="false" <text:s/>Priority="99" <text:s/>SemiHidden="false" <text:s/>Name="heading 2" &gt;&lt;/w:LsdException&gt;</text:p><text:p>&lt;w:LsdException Locked="false" <text:s/>Priority="99" <text:s/>SemiHidden="false" <text:s/>Name="heading 3" &gt;&lt;/w:LsdException&gt;</text:p><text:p>&lt;w:LsdException Locked="false" <text:s/>Priority="99" <text:s/>SemiHidden="false" <text:s/>Name="heading 4" &gt;&lt;/w:LsdException&gt;</text:p><text:p>&lt;w:LsdException Locked="false" <text:s/>Priority="99" <text:s/>SemiHidden="false" <text:s/>Name="heading 5" &gt;&lt;/w:LsdException&gt;</text:p><text:p>&lt;w:LsdException Locked="false" <text:s/>Priority="99" <text:s/>SemiHidden="false" <text:s/>Name="heading 6" &gt;&lt;/w:LsdException&gt;</text:p><text:p>&lt;w:LsdException Locked="false" <text:s/>Priority="99" <text:s/>SemiHidden="false" <text:s/>Name="heading 7" &gt;&lt;/w:LsdException&gt;</text:p><text:p>&lt;w:LsdException Locked="false" <text:s/>Priority="99" <text:s/>SemiHidden="false" <text:s/>Name="heading 8" &gt;&lt;/w:LsdException&gt;</text:p><text:p>&lt;w:LsdException Locked="false" <text:s/>Priority="99" <text:s/>SemiHidden="false" <text:s/>Name="heading 9" &gt;&lt;/w:LsdException&gt;</text:p><text:p>&lt;w:LsdException Locked="false" <text:s/>Priority="99" <text:s/>SemiHidden="false" <text:s/>Name="index 1" &gt;&lt;/w:LsdException&gt;</text:p><text:p>&lt;w:LsdException Locked="false" <text:s/>Priority="99" <text:s/>SemiHidden="false" <text:s/>Name="index 2" &gt;&lt;/w:LsdException&gt;</text:p><text:p>&lt;w:LsdException Locked="false" <text:s/>Priority="99" <text:s/>SemiHidden="false" <text:s/>Name="index 3" &gt;&lt;/w:LsdException&gt;</text:p><text:p>&lt;w:LsdException Locked="false" <text:s/>Priority="99" <text:s/>SemiHidden="false" <text:s/>Name="index 4" &gt;&lt;/w:LsdException&gt;</text:p><text:p>&lt;w:LsdException Locked="false" <text:s/>Priority="99" <text:s/>SemiHidden="false" <text:s/>Name="index 5" &gt;&lt;/w:LsdException&gt;</text:p><text:p>&lt;w:LsdException Locked="false" <text:s/>Priority="99" <text:s/>SemiHidden="false" <text:s/>Name="index 6" &gt;&lt;/w:LsdException&gt;</text:p><text:p>&lt;w:LsdException Locked="false" <text:s/>Priority="99" <text:s/>SemiHidden="false" <text:s/>Name="index 7" &gt;&lt;/w:LsdException&gt;</text:p><text:p>&lt;w:LsdException Locked="false" <text:s/>Priority="99" <text:s/>SemiHidden="false" <text:s/>Name="index 8" &gt;&lt;/w:LsdException&gt;</text:p><text:p>&lt;w:LsdException Locked="false" <text:s/>Priority="99" <text:s/>SemiHidden="false" <text:s/>Name="index 9" &gt;&lt;/w:LsdException&gt;</text:p><text:p>&lt;w:LsdException Locked="false" <text:s/>Priority="99" <text:s/>SemiHidden="false" <text:s/>Name="toc 1" &gt;&lt;/w:LsdException&gt;</text:p><text:p>&lt;w:LsdException Locked="false" <text:s/>Priority="99" <text:s/>SemiHidden="false" <text:s/>Name="toc 2" &gt;&lt;/w:LsdException&gt;</text:p><text:p>&lt;w:LsdException Locked="false" <text:s/>Priority="99" <text:s/>SemiHidden="false" <text:s/>Name="toc 3" &gt;&lt;/w:LsdException&gt;</text:p><text:p>&lt;w:LsdException Locked="false" <text:s/>Priority="99" <text:s/>SemiHidden="false" <text:s/>Name="toc 4" &gt;&lt;/w:LsdException&gt;</text:p><text:p>&lt;w:LsdException Locked="false" <text:s/>Priority="99" <text:s/>SemiHidden="false" <text:s/>Name="toc 5" &gt;&lt;/w:LsdException&gt;</text:p><text:p>&lt;w:LsdException Locked="false" <text:s/>Priority="99" <text:s/>SemiHidden="false" <text:s/>Name="toc 6" &gt;&lt;/w:LsdException&gt;</text:p><text:p>&lt;w:LsdException Locked="false" <text:s/>Priority="99" <text:s/>SemiHidden="false" <text:s/>Name="toc 7" &gt;&lt;/w:LsdException&gt;</text:p><text:p>&lt;w:LsdException Locked="false" <text:s/>Priority="99" <text:s/>SemiHidden="false" <text:s/>Name="toc 8" &gt;&lt;/w:LsdException&gt;</text:p><text:p>&lt;w:LsdException Locked="false" <text:s/>Priority="99" <text:s/>SemiHidden="false" <text:s/>Name="toc 9" &gt;&lt;/w:LsdException&gt;</text:p><text:p>&lt;w:LsdException Locked="false" <text:s/>Priority="99" <text:s/>SemiHidden="false" <text:s/>Name="Normal Indent" &gt;&lt;/w:LsdException&gt;</text:p><text:p>&lt;w:LsdException Locked="false" <text:s/>Priority="99" <text:s/>SemiHidden="false" <text:s/>Name="footnote text" &gt;&lt;/w:LsdException&gt;</text:p><text:p>&lt;w:LsdException Locked="false" <text:s/>Priority="99" <text:s/>SemiHidden="false" <text:s/>Name="annotation text" &gt;&lt;/w:LsdException&gt;</text:p><text:p>&lt;w:LsdException Locked="false" <text:s/>Priority="99" <text:s/>SemiHidden="false" <text:s/>Name="header" &gt;&lt;/w:LsdException&gt;</text:p><text:p>&lt;w:LsdException Locked="false" <text:s/>Priority="99" <text:s/>SemiHidden="false" <text:s/>Name="footer" &gt;&lt;/w:LsdException&gt;</text:p><text:p>&lt;w:LsdException Locked="false" <text:s/>Priority="99" <text:s/>SemiHidden="false" <text:s/>Name="index heading" &gt;&lt;/w:LsdException&gt;</text:p><text:p>&lt;w:LsdException Locked="false" <text:s/>Priority="99" <text:s/>SemiHidden="false" <text:s/>Name="caption" &gt;&lt;/w:LsdException&gt;</text:p><text:p>&lt;w:LsdException Locked="false" <text:s/>Priority="99" <text:s/>SemiHidden="false" <text:s/>Name="table of figures" &gt;&lt;/w:LsdException&gt;</text:p><text:p>&lt;w:LsdException Locked="false" <text:s/>Priority="99" <text:s/>SemiHidden="false" <text:s/>Name="envelope address" &gt;&lt;/w:LsdException&gt;</text:p><text:p>&lt;w:LsdException Locked="false" <text:s/>Priority="99" <text:s/>SemiHidden="false" <text:s/>Name="envelope return" &gt;&lt;/w:LsdException&gt;</text:p><text:p>&lt;w:LsdException Locked="false" <text:s/>Priority="99" <text:s/>SemiHidden="false" <text:s/>Name="footnote reference" &gt;&lt;/w:LsdException&gt;</text:p><text:p>&lt;w:LsdException Locked="false" <text:s/>Priority="99" <text:s/>SemiHidden="false" <text:s/>Name="annotation reference" &gt;&lt;/w:LsdException&gt;</text:p><text:p>&lt;w:LsdException Locked="false" <text:s/>Priority="99" <text:s/>SemiHidden="false" <text:s/>Name="line number" &gt;&lt;/w:LsdException&gt;</text:p><text:p>&lt;w:LsdException Locked="false" <text:s/>Priority="99" <text:s/>SemiHidden="false" <text:s/>Name="page number" &gt;&lt;/w:LsdException&gt;</text:p><text:p>&lt;w:LsdException Locked="false" <text:s/>Priority="99" <text:s/>SemiHidden="false" <text:s/>Name="endnote reference" &gt;&lt;/w:LsdException&gt;</text:p><text:p>&lt;w:LsdException Locked="false" <text:s/>Priority="99" <text:s/>SemiHidden="false" <text:s/>Name="endnote text" &gt;&lt;/w:LsdException&gt;</text:p><text:p>&lt;w:LsdException Locked="false" <text:s/>Priority="99" <text:s/>SemiHidden="false" <text:s/>Name="table of authorities" &gt;&lt;/w:LsdException&gt;</text:p><text:p>&lt;w:LsdException Locked="false" <text:s/>Priority="99" <text:s/>SemiHidden="false" <text:s/>Name="macro" &gt;&lt;/w:LsdException&gt;</text:p><text:p>&lt;w:LsdException Locked="false" <text:s/>Priority="99" <text:s/>SemiHidden="false" <text:s/>Name="toa heading" &gt;&lt;/w:LsdException&gt;</text:p><text:p>&lt;w:LsdException Locked="false" <text:s/>Priority="99" <text:s/>SemiHidden="false" <text:s/>Name="List" &gt;&lt;/w:LsdException&gt;</text:p><text:p>&lt;w:LsdException Locked="false" <text:s/>Priority="99" <text:s/>SemiHidden="false" <text:s/>Name="List Bullet" &gt;&lt;/w:LsdException&gt;</text:p><text:p>&lt;w:LsdException Locked="false" <text:s/>Priority="99" <text:s/>SemiHidden="false" <text:s/>Name="List Number" &gt;&lt;/w:LsdException&gt;</text:p><text:p>&lt;w:LsdException Locked="false" <text:s/>Priority="99" <text:s/>SemiHidden="false" <text:s/>Name="List 2" &gt;&lt;/w:LsdException&gt;</text:p><text:p>&lt;w:LsdException Locked="false" <text:s/>Priority="99" <text:s/>SemiHidden="false" <text:s/>Name="List 3" &gt;&lt;/w:LsdException&gt;</text:p><text:p>&lt;w:LsdException Locked="false" <text:s/>Priority="99" <text:s/>SemiHidden="false" <text:s/>Name="List 4" &gt;&lt;/w:LsdException&gt;</text:p><text:p>&lt;w:LsdException Locked="false" <text:s/>Priority="99" <text:s/>SemiHidden="false" <text:s/>Name="List 5" &gt;&lt;/w:LsdException&gt;</text:p><text:p>&lt;w:LsdException Locked="false" <text:s/>Priority="99" <text:s/>SemiHidden="false" <text:s/>Name="List Bullet 2" &gt;&lt;/w:LsdException&gt;</text:p><text:p>&lt;w:LsdException Locked="false" <text:s/>Priority="99" <text:s/>SemiHidden="false" <text:s/>Name="List Bullet 3" &gt;&lt;/w:LsdException&gt;</text:p><text:p>&lt;w:LsdException Locked="false" <text:s/>Priority="99" <text:s/>SemiHidden="false" <text:s/>Name="List Bullet 4" &gt;&lt;/w:LsdException&gt;</text:p><text:p>&lt;w:LsdException Locked="false" <text:s/>Priority="99" <text:s/>SemiHidden="false" <text:s/>Name="List Bullet 5" &gt;&lt;/w:LsdException&gt;</text:p><text:p>&lt;w:LsdException Locked="false" <text:s/>Priority="99" <text:s/>SemiHidden="false" <text:s/>Name="List Number 2" &gt;&lt;/w:LsdException&gt;</text:p><text:p>&lt;w:LsdException Locked="false" <text:s/>Priority="99" <text:s/>SemiHidden="false" <text:s/>Name="List Number 3" &gt;&lt;/w:LsdException&gt;</text:p><text:p>&lt;w:LsdException Locked="false" <text:s/>Priority="99" <text:s/>SemiHidden="false" <text:s/>Name="List Number 4" &gt;&lt;/w:LsdException&gt;</text:p><text:p>&lt;w:LsdException Locked="false" <text:s/>Priority="99" <text:s/>SemiHidden="false" <text:s/>Name="List Number 5" &gt;&lt;/w:LsdException&gt;</text:p><text:p>&lt;w:LsdException Locked="false" <text:s/>Priority="99" <text:s/>SemiHidden="false" <text:s/>Name="Title" &gt;&lt;/w:LsdException&gt;</text:p><text:p>&lt;w:LsdException Locked="false" <text:s/>Priority="99" <text:s/>SemiHidden="false" <text:s/>Name="Closing" &gt;&lt;/w:LsdException&gt;</text:p><text:p>&lt;w:LsdException Locked="false" <text:s/>Priority="99" <text:s/>SemiHidden="false" <text:s/>Name="Signature" &gt;&lt;/w:LsdException&gt;</text:p><text:p>&lt;w:LsdException Locked="false" <text:s/>Priority="99" <text:s/>SemiHidden="false" <text:s/>Name="Default Paragraph Font" &gt;&lt;/w:LsdException&gt;</text:p><text:p>&lt;w:LsdException Locked="false" <text:s/>Priority="99" <text:s/>SemiHidden="false" <text:s/>Name="Body Text" &gt;&lt;/w:LsdException&gt;</text:p><text:p>&lt;w:LsdException Locked="false" <text:s/>Priority="99" <text:s/>SemiHidden="false" <text:s/>Name="Body Text Indent" &gt;&lt;/w:LsdException&gt;</text:p><text:p>&lt;w:LsdException Locked="false" <text:s/>Priority="99" <text:s/>SemiHidden="false" <text:s/>Name="List Continue" &gt;&lt;/w:LsdException&gt;</text:p><text:p>&lt;w:LsdException Locked="false" <text:s/>Priority="99" <text:s/>SemiHidden="false" <text:s/>Name="List Continue 2" &gt;&lt;/w:LsdException&gt;</text:p><text:p>&lt;w:LsdException Locked="false" <text:s/>Priority="99" <text:s/>SemiHidden="false" <text:s/>Name="List Continue 3" &gt;&lt;/w:LsdException&gt;</text:p><text:p>&lt;w:LsdException Locked="false" <text:s/>Priority="99" <text:s/>SemiHidden="false" <text:s/>Name="List Continue 4" &gt;&lt;/w:LsdException&gt;</text:p><text:p>&lt;w:LsdException Locked="false" <text:s/>Priority="99" <text:s/>SemiHidden="false" <text:s/>Name="List Continue 5" &gt;&lt;/w:LsdException&gt;</text:p><text:p>&lt;w:LsdException Locked="false" <text:s/>Priority="99" <text:s/>SemiHidden="false" <text:s/>Name="Message Header" &gt;&lt;/w:LsdException&gt;</text:p><text:p>&lt;w:LsdException Locked="false" <text:s/>Priority="99" <text:s/>SemiHidden="false" <text:s/>Name="Subtitle" &gt;&lt;/w:LsdException&gt;</text:p><text:p>&lt;w:LsdException Locked="false" <text:s/>Priority="99" <text:s/>SemiHidden="false" <text:s/>Name="Salutation" &gt;&lt;/w:LsdException&gt;</text:p><text:p>&lt;w:LsdException Locked="false" <text:s/>Priority="99" <text:s/>SemiHidden="false" <text:s/>Name="Date" &gt;&lt;/w:LsdException&gt;</text:p><text:p>&lt;w:LsdException Locked="false" <text:s/>Priority="99" <text:s/>SemiHidden="false" <text:s/>Name="Body Text First Indent" &gt;&lt;/w:LsdException&gt;</text:p><text:p>&lt;w:LsdException Locked="false" <text:s/>Priority="99" <text:s/>SemiHidden="false" <text:s/>Name="Body Text First Indent 2" &gt;&lt;/w:LsdException&gt;</text:p><text:p>&lt;w:LsdException Locked="false" <text:s/>Priority="99" <text:s/>SemiHidden="false" <text:s/>Name="Note Heading" &gt;&lt;/w:LsdException&gt;</text:p><text:p>&lt;w:LsdException Locked="false" <text:s/>Priority="99" <text:s/>SemiHidden="false" <text:s/>Name="Body Text 2" &gt;&lt;/w:LsdException&gt;</text:p><text:p>&lt;w:LsdException Locked="false" <text:s/>Priority="99" <text:s/>SemiHidden="false" <text:s/>Name="Body Text 3" &gt;&lt;/w:LsdException&gt;</text:p><text:p>&lt;w:LsdException Locked="false" <text:s/>Priority="99" <text:s/>SemiHidden="false" <text:s/>Name="Body Text Indent 2" &gt;&lt;/w:LsdException&gt;</text:p><text:p>&lt;w:LsdException Locked="false" <text:s/>Priority="99" <text:s/>SemiHidden="false" <text:s/>Name="Body Text Indent 3" &gt;&lt;/w:LsdException&gt;</text:p><text:p>&lt;w:LsdException Locked="false" <text:s/>Priority="99" <text:s/>SemiHidden="false" <text:s/>Name="Block Text" &gt;&lt;/w:LsdException&gt;</text:p><text:p>&lt;w:LsdException Locked="false" <text:s/>Priority="99" <text:s/>SemiHidden="false" <text:s/>Name="Hyperlink" &gt;&lt;/w:LsdException&gt;</text:p><text:p>&lt;w:LsdException Locked="false" <text:s/>Priority="99" <text:s/>SemiHidden="false" <text:s/>Name="FollowedHyperlink" &gt;&lt;/w:LsdException&gt;</text:p><text:p>&lt;w:LsdException Locked="false" <text:s/>Priority="99" <text:s/>SemiHidden="false" <text:s/>Name="Strong" &gt;&lt;/w:LsdException&gt;</text:p><text:p>&lt;w:LsdException Locked="false" <text:s/>Priority="99" <text:s/>SemiHidden="false" <text:s/>Name="Emphasis" &gt;&lt;/w:LsdException&gt;</text:p><text:p>&lt;w:LsdException Locked="false" <text:s/>Priority="99" <text:s/>SemiHidden="false" <text:s/>Name="Document Map" &gt;&lt;/w:LsdException&gt;</text:p><text:p>&lt;w:LsdException Locked="false" <text:s/>Priority="99" <text:s/>SemiHidden="false" <text:s/>Name="Plain Text" &gt;&lt;/w:LsdException&gt;</text:p><text:p>&lt;w:LsdException Locked="false" <text:s/>Priority="99" <text:s/>SemiHidden="false" <text:s/>Name="E-mail Signature" &gt;&lt;/w:LsdException&gt;</text:p><text:p>&lt;w:LsdException Locked="false" <text:s/>Priority="99" <text:s/>SemiHidden="false" <text:s/>Name="Normal (Web)" &gt;&lt;/w:LsdException&gt;</text:p><text:p>&lt;w:LsdException Locked="false" <text:s/>Priority="99" <text:s/>SemiHidden="false" <text:s/>Name="HTML Acronym" &gt;&lt;/w:LsdException&gt;</text:p><text:p>&lt;w:LsdException Locked="false" <text:s/>Priority="99" <text:s/>SemiHidden="false" <text:s/>Name="HTML Address" &gt;&lt;/w:LsdException&gt;</text:p><text:p>&lt;w:LsdException Locked="false" <text:s/>Priority="99" <text:s/>SemiHidden="false" <text:s/>Name="HTML Cite" &gt;&lt;/w:LsdException&gt;</text:p><text:p>&lt;w:LsdException Locked="false" <text:s/>Priority="99" <text:s/>SemiHidden="false" <text:s/>Name="HTML Code" &gt;&lt;/w:LsdException&gt;</text:p><text:p>&lt;w:LsdException Locked="false" <text:s/>Priority="99" <text:s/>SemiHidden="false" <text:s/>Name="HTML Definition" &gt;&lt;/w:LsdException&gt;</text:p><text:p>&lt;w:LsdException Locked="false" <text:s/>Priority="99" <text:s/>SemiHidden="false" <text:s/>Name="HTML Keyboard" &gt;&lt;/w:LsdException&gt;</text:p><text:p>&lt;w:LsdException Locked="false" <text:s/>Priority="99" <text:s/>SemiHidden="false" <text:s/>Name="HTML Preformatted" &gt;&lt;/w:LsdException&gt;</text:p><text:p>&lt;w:LsdException Locked="false" <text:s/>Priority="99" <text:s/>SemiHidden="false" <text:s/>Name="HTML Sample" &gt;&lt;/w:LsdException&gt;</text:p><text:p>&lt;w:LsdException Locked="false" <text:s/>Priority="99" <text:s/>SemiHidden="false" <text:s/>Name="HTML Typewriter" &gt;&lt;/w:LsdException&gt;</text:p><text:p>&lt;w:LsdException Locked="false" <text:s/>Priority="99" <text:s/>SemiHidden="false" <text:s/>Name="HTML Variable" &gt;&lt;/w:LsdException&gt;</text:p><text:p>&lt;w:LsdException Locked="false" <text:s/>Priority="99" <text:s/>SemiHidden="false" <text:s/>Name="Normal Table" &gt;&lt;/w:LsdException&gt;</text:p><text:p>&lt;w:LsdException Locked="false" <text:s/>Priority="99" <text:s/>SemiHidden="false" <text:s/>Name="annotation subject" &gt;&lt;/w:LsdException&gt;</text:p><text:p>&lt;w:LsdException Locked="false" <text:s/>Priority="99" <text:s/>SemiHidden="false" <text:s/>Name="No List" &gt;&lt;/w:LsdException&gt;</text:p><text:p>&lt;w:LsdException Locked="false" <text:s/>Priority="99" <text:s/>SemiHidden="false" <text:s/>Name="Table Simple 1" &gt;&lt;/w:LsdException&gt;</text:p><text:p>&lt;w:LsdException Locked="false" <text:s/>Priority="99" <text:s/>SemiHidden="false" <text:s/>Name="Table Simple 2" &gt;&lt;/w:LsdException&gt;</text:p><text:p>&lt;w:LsdException Locked="false" <text:s/>Priority="99" <text:s/>SemiHidden="false" <text:s/>Name="Table Simple 3" &gt;&lt;/w:LsdException&gt;</text:p><text:p>&lt;w:LsdException Locked="false" <text:s/>Priority="99" <text:s/>SemiHidden="false" <text:s/>Name="Table Classic 1" &gt;&lt;/w:LsdException&gt;</text:p><text:p>&lt;w:LsdException Locked="false" <text:s/>Priority="99" <text:s/>SemiHidden="false" <text:s/>Name="Table Classic 2" &gt;&lt;/w:LsdException&gt;</text:p><text:p>&lt;w:LsdException Locked="false" <text:s/>Priority="99" <text:s/>SemiHidden="false" <text:s/>Name="Table Classic 3" &gt;&lt;/w:LsdException&gt;</text:p><text:p>&lt;w:LsdException Locked="false" <text:s/>Priority="99" <text:s/>SemiHidden="false" <text:s/>Name="Table Classic 4" &gt;&lt;/w:LsdException&gt;</text:p><text:p>&lt;w:LsdException Locked="false" <text:s/>Priority="99" <text:s/>SemiHidden="false" <text:s/>Name="Table Colorful 1" &gt;&lt;/w:LsdException&gt;</text:p><text:p>&lt;w:LsdException Locked="false" <text:s/>Priority="99" <text:s/>SemiHidden="false" <text:s/>Name="Table Colorful 2" &gt;&lt;/w:LsdException&gt;</text:p><text:p>&lt;w:LsdException Locked="false" <text:s/>Priority="99" <text:s/>SemiHidden="false" <text:s/>Name="Table Colorful 3" &gt;&lt;/w:LsdException&gt;</text:p><text:p>&lt;w:LsdException Locked="false" <text:s/>Priority="99" <text:s/>SemiHidden="false" <text:s/>Name="Table Columns 1" &gt;&lt;/w:LsdException&gt;</text:p><text:p>&lt;w:LsdException Locked="false" <text:s/>Priority="99" <text:s/>SemiHidden="false" <text:s/>Name="Table Columns 2" &gt;&lt;/w:LsdException&gt;</text:p><text:p>&lt;w:LsdException Locked="false" <text:s/>Priority="99" <text:s/>SemiHidden="false" <text:s/>Name="Table Columns 3" &gt;&lt;/w:LsdException&gt;</text:p><text:p>&lt;w:LsdException Locked="false" <text:s/>Priority="99" <text:s/>SemiHidden="false" <text:s/>Name="Table Columns 4" &gt;&lt;/w:LsdException&gt;</text:p><text:p>&lt;w:LsdException Locked="false" <text:s/>Priority="99" <text:s/>SemiHidden="false" <text:s/>Name="Table Columns 5" &gt;&lt;/w:LsdException&gt;</text:p><text:p>&lt;w:LsdException Locked="false" <text:s/>Priority="99" <text:s/>SemiHidden="false" <text:s/>Name="Table Grid 1" &gt;&lt;/w:LsdException&gt;</text:p><text:p>&lt;w:LsdException Locked="false" <text:s/>Priority="99" <text:s/>SemiHidden="false" <text:s/>Name="Table Grid 2" &gt;&lt;/w:LsdException&gt;</text:p><text:p>&lt;w:LsdException Locked="false" <text:s/>Priority="99" <text:s/>SemiHidden="false" <text:s/>Name="Table Grid 3" &gt;&lt;/w:LsdException&gt;</text:p><text:p>&lt;w:LsdException Locked="false" <text:s/>Priority="99" <text:s/>SemiHidden="false" <text:s/>Name="Table Grid 4" &gt;&lt;/w:LsdException&gt;</text:p><text:p>&lt;w:LsdException Locked="false" <text:s/>Priority="99" <text:s/>SemiHidden="false" <text:s/>Name="Table Grid 5" &gt;&lt;/w:LsdException&gt;</text:p><text:p>&lt;w:LsdException Locked="false" <text:s/>Priority="99" <text:s/>SemiHidden="false" <text:s/>Name="Table Grid 6" &gt;&lt;/w:LsdException&gt;</text:p><text:p>&lt;w:LsdException Locked="false" <text:s/>Priority="99" <text:s/>SemiHidden="false" <text:s/>Name="Table Grid 7" &gt;&lt;/w:LsdException&gt;</text:p><text:p>&lt;w:LsdException Locked="false" <text:s/>Priority="99" <text:s/>SemiHidden="false" <text:s/>Name="Table Grid 8" &gt;&lt;/w:LsdException&gt;</text:p><text:p>&lt;w:LsdException Locked="false" <text:s/>Priority="99" <text:s/>SemiHidden="false" <text:s/>Name="Table List 1" &gt;&lt;/w:LsdException&gt;</text:p><text:p>&lt;w:LsdException Locked="false" <text:s/>Priority="99" <text:s/>SemiHidden="false" <text:s/>Name="Table List 2" &gt;&lt;/w:LsdException&gt;</text:p><text:p>&lt;w:LsdException Locked="false" <text:s/>Priority="99" <text:s/>SemiHidden="false" <text:s/>Name="Table List 3" &gt;&lt;/w:LsdException&gt;</text:p><text:p>&lt;w:LsdException Locked="false" <text:s/>Priority="99" <text:s/>SemiHidden="false" <text:s/>Name="Table List 4" &gt;&lt;/w:LsdException&gt;</text:p><text:p>&lt;w:LsdException Locked="false" <text:s/>Priority="99" <text:s/>SemiHidden="false" <text:s/>Name="Table List 5" &gt;&lt;/w:LsdException&gt;</text:p><text:p>&lt;w:LsdException Locked="false" <text:s/>Priority="99" <text:s/>SemiHidden="false" <text:s/>Name="Table List 6" &gt;&lt;/w:LsdException&gt;</text:p><text:p>&lt;w:LsdException Locked="false" <text:s/>Priority="99" <text:s/>SemiHidden="false" <text:s/>Name="Table List 7" &gt;&lt;/w:LsdException&gt;</text:p><text:p>&lt;w:LsdException Locked="false" <text:s/>Priority="99" <text:s/>SemiHidden="false" <text:s/>Name="Table List 8" &gt;&lt;/w:LsdException&gt;</text:p><text:p>&lt;w:LsdException Locked="false" <text:s/>Priority="99" <text:s/>SemiHidden="false" <text:s/>Name="Table 3D effects 1" &gt;&lt;/w:LsdException&gt;</text:p><text:p>&lt;w:LsdException Locked="false" <text:s/>Priority="99" <text:s/>SemiHidden="false" <text:s/>Name="Table 3D effects 2" &gt;&lt;/w:LsdException&gt;</text:p><text:p>&lt;w:LsdException Locked="false" <text:s/>Priority="99" <text:s/>SemiHidden="false" <text:s/>Name="Table 3D effects 3" &gt;&lt;/w:LsdException&gt;</text:p><text:p>&lt;w:LsdException Locked="false" <text:s/>Priority="99" <text:s/>SemiHidden="false" <text:s/>Name="Table Contemporary" &gt;&lt;/w:LsdException&gt;</text:p><text:p>&lt;w:LsdException Locked="false" <text:s/>Priority="99" <text:s/>SemiHidden="false" <text:s/>Name="Table Elegant" &gt;&lt;/w:LsdException&gt;</text:p><text:p>&lt;w:LsdException Locked="false" <text:s/>Priority="99" <text:s/>SemiHidden="false" <text:s/>Name="Table Professional" &gt;&lt;/w:LsdException&gt;</text:p><text:p>&lt;w:LsdException Locked="false" <text:s/>Priority="99" <text:s/>SemiHidden="false" <text:s/>Name="Table Subtle 1" &gt;&lt;/w:LsdException&gt;</text:p><text:p>&lt;w:LsdException Locked="false" <text:s/>Priority="99" <text:s/>SemiHidden="false" <text:s/>Name="Table Subtle 2" &gt;&lt;/w:LsdException&gt;</text:p><text:p>&lt;w:LsdException Locked="false" <text:s/>Priority="99" <text:s/>SemiHidden="false" <text:s/>Name="Table Web 1" &gt;&lt;/w:LsdException&gt;</text:p><text:p>&lt;w:LsdException Locked="false" <text:s/>Priority="99" <text:s/>SemiHidden="false" <text:s/>Name="Table Web 2" &gt;&lt;/w:LsdException&gt;</text:p><text:p>&lt;w:LsdException Locked="false" <text:s/>Priority="99" <text:s/>SemiHidden="false" <text:s/>Name="Table Web 3" &gt;&lt;/w:LsdException&gt;</text:p><text:p>&lt;w:LsdException Locked="false" <text:s/>Priority="99" <text:s/>SemiHidden="false" <text:s/>Name="Balloon Text" &gt;&lt;/w:LsdException&gt;</text:p><text:p>&lt;w:LsdException Locked="false" <text:s/>Priority="99" <text:s/>SemiHidden="false" <text:s/>Name="Table Grid" &gt;&lt;/w:LsdException&gt;</text:p><text:p>&lt;w:LsdException Locked="false" <text:s/>Priority="99" <text:s/>SemiHidden="false" <text:s/>Name="Table Theme" &gt;&lt;/w:LsdException&gt;</text:p><text:p>&lt;w:LsdException Locked="false" <text:s/>Priority="99" <text:s/>SemiHidden="false" <text:s/>Name="Light Shading" &gt;&lt;/w:LsdException&gt;</text:p><text:p>&lt;w:LsdException Locked="false" <text:s/>Priority="99" <text:s/>SemiHidden="false" <text:s/>Name="Light List" &gt;&lt;/w:LsdException&gt;</text:p><text:p>&lt;w:LsdException Locked="false" <text:s/>Priority="99" <text:s/>SemiHidden="false" <text:s/>Name="Light Grid" &gt;&lt;/w:LsdException&gt;</text:p><text:p>&lt;w:LsdException Locked="false" <text:s/>Priority="99" <text:s/>SemiHidden="false" <text:s/>Name="Medium Shading 1" &gt;&lt;/w:LsdException&gt;</text:p><text:p>&lt;w:LsdException Locked="false" <text:s/>Priority="99" <text:s/>SemiHidden="false" <text:s/>Name="Medium Shading 2" &gt;&lt;/w:LsdException&gt;</text:p><text:p>&lt;w:LsdException Locked="false" <text:s/>Priority="99" <text:s/>SemiHidden="false" <text:s/>Name="Medium List 1" &gt;&lt;/w:LsdException&gt;</text:p><text:p>&lt;w:LsdException Locked="false" <text:s/>Priority="99" <text:s/>SemiHidden="false" <text:s/>Name="Medium List 2" &gt;&lt;/w:LsdException&gt;</text:p><text:p>&lt;w:LsdException Locked="false" <text:s/>Priority="99" <text:s/>SemiHidden="false" <text:s/>Name="Medium Grid 1" &gt;&lt;/w:LsdException&gt;</text:p><text:p>&lt;w:LsdException Locked="false" <text:s/>Priority="99" <text:s/>SemiHidden="false" <text:s/>Name="Medium Grid 2" &gt;&lt;/w:LsdException&gt;</text:p><text:p>&lt;w:LsdException Locked="false" <text:s/>Priority="99" <text:s/>SemiHidden="false" <text:s/>Name="Medium Grid 3" &gt;&lt;/w:LsdException&gt;</text:p><text:p>&lt;w:LsdException Locked="false" <text:s/>Priority="99" <text:s/>SemiHidden="false" <text:s/>Name="Dark List" &gt;&lt;/w:LsdException&gt;</text:p><text:p>&lt;w:LsdException Locked="false" <text:s/>Priority="99" <text:s/>SemiHidden="false" <text:s/>Name="Colorful Shading" &gt;&lt;/w:LsdException&gt;</text:p><text:p>&lt;w:LsdException Locked="false" <text:s/>Priority="99" <text:s/>SemiHidden="false" <text:s/>Name="Colorful List" &gt;&lt;/w:LsdException&gt;</text:p><text:p>&lt;w:LsdException Locked="false" <text:s/>Priority="99" <text:s/>SemiHidden="false" <text:s/>Name="Colorful Grid" &gt;&lt;/w:LsdException&gt;</text:p><text:p>&lt;w:LsdException Locked="false" <text:s/>Priority="99" <text:s/>SemiHidden="false" <text:s/>Name="Light Shading Accent 1" &gt;&lt;/w:LsdException&gt;</text:p><text:p>&lt;w:LsdException Locked="false" <text:s/>Priority="99" <text:s/>SemiHidden="false" <text:s/>Name="Light List Accent 1" &gt;&lt;/w:LsdException&gt;</text:p><text:p>&lt;w:LsdException Locked="false" <text:s/>Priority="99" <text:s/>SemiHidden="false" <text:s/>Name="Light Grid Accent 1" &gt;&lt;/w:LsdException&gt;</text:p><text:p>&lt;w:LsdException Locked="false" <text:s/>Priority="99" <text:s/>SemiHidden="false" <text:s/>Name="Medium Shading 1 Accent 1" &gt;&lt;/w:LsdException&gt;</text:p><text:p>&lt;w:LsdException Locked="false" <text:s/>Priority="99" <text:s/>SemiHidden="false" <text:s/>Name="Medium Shading 2 Accent 1" &gt;&lt;/w:LsdException&gt;</text:p><text:p>&lt;w:LsdException Locked="false" <text:s/>Priority="99" <text:s/>SemiHidden="false" <text:s/>Name="Medium List 1 Accent 1" &gt;&lt;/w:LsdException&gt;</text:p><text:p>&lt;w:LsdException Locked="false" <text:s/>Priority="99" <text:s/>SemiHidden="false" <text:s/>Name="Medium List 2 Accent 1" &gt;&lt;/w:LsdException&gt;</text:p><text:p>&lt;w:LsdException Locked="false" <text:s/>Priority="99" <text:s/>SemiHidden="false" <text:s/>Name="Medium Grid 1 Accent 1" &gt;&lt;/w:LsdException&gt;</text:p><text:p>&lt;w:LsdException Locked="false" <text:s/>Priority="99" <text:s/>SemiHidden="false" <text:s/>Name="Medium Grid 2 Accent 1" &gt;&lt;/w:LsdException&gt;</text:p><text:p>&lt;w:LsdException Locked="false" <text:s/>Priority="99" <text:s/>SemiHidden="false" <text:s/>Name="Medium Grid 3 Accent 1" &gt;&lt;/w:LsdException&gt;</text:p><text:p>&lt;w:LsdException Locked="false" <text:s/>Priority="99" <text:s/>SemiHidden="false" <text:s/>Name="Dark List Accent 1" &gt;&lt;/w:LsdException&gt;</text:p><text:p>&lt;w:LsdException Locked="false" <text:s/>Priority="99" <text:s/>SemiHidden="false" <text:s/>Name="Colorful Shading Accent 1" &gt;&lt;/w:LsdException&gt;</text:p><text:p>&lt;w:LsdException Locked="false" <text:s/>Priority="99" <text:s/>SemiHidden="false" <text:s/>Name="Colorful List Accent 1" &gt;&lt;/w:LsdException&gt;</text:p><text:p>&lt;w:LsdException Locked="false" <text:s/>Priority="99" <text:s/>SemiHidden="false" <text:s/>Name="Colorful Grid Accent 1" &gt;&lt;/w:LsdException&gt;</text:p><text:p>&lt;w:LsdException Locked="false" <text:s/>Priority="99" <text:s/>SemiHidden="false" <text:s/>Name="Light Shading Accent 2" &gt;&lt;/w:LsdException&gt;</text:p><text:p>&lt;w:LsdException Locked="false" <text:s/>Priority="99" <text:s/>SemiHidden="false" <text:s/>Name="Light List Accent 2" &gt;&lt;/w:LsdException&gt;</text:p><text:p>&lt;w:LsdException Locked="false" <text:s/>Priority="99" <text:s/>SemiHidden="false" <text:s/>Name="Light Grid Accent 2" &gt;&lt;/w:LsdException&gt;</text:p><text:p>&lt;w:LsdException Locked="false" <text:s/>Priority="99" <text:s/>SemiHidden="false" <text:s/>Name="Medium Shading 1 Accent 2" &gt;&lt;/w:LsdException&gt;</text:p><text:p>&lt;w:LsdException Locked="false" <text:s/>Priority="99" <text:s/>SemiHidden="false" <text:s/>Name="Medium Shading 2 Accent 2" &gt;&lt;/w:LsdException&gt;</text:p><text:p>&lt;w:LsdException Locked="false" <text:s/>Priority="99" <text:s/>SemiHidden="false" <text:s/>Name="Medium List 1 Accent 2" &gt;&lt;/w:LsdException&gt;</text:p><text:p>&lt;w:LsdException Locked="false" <text:s/>Priority="99" <text:s/>SemiHidden="false" <text:s/>Name="Medium List 2 Accent 2" &gt;&lt;/w:LsdException&gt;</text:p><text:p>&lt;w:LsdException Locked="false" <text:s/>Priority="99" <text:s/>SemiHidden="false" <text:s/>Name="Medium Grid 1 Accent 2" &gt;&lt;/w:LsdException&gt;</text:p><text:p>&lt;w:LsdException Locked="false" <text:s/>Priority="99" <text:s/>SemiHidden="false" <text:s/>Name="Medium Grid 2 Accent 2" &gt;&lt;/w:LsdException&gt;</text:p><text:p>&lt;w:LsdException Locked="false" <text:s/>Priority="99" <text:s/>SemiHidden="false" <text:s/>Name="Medium Grid 3 Accent 2" &gt;&lt;/w:LsdException&gt;</text:p><text:p>&lt;w:LsdException Locked="false" <text:s/>Priority="99" <text:s/>SemiHidden="false" <text:s/>Name="Dark List Accent 2" &gt;&lt;/w:LsdException&gt;</text:p><text:p>&lt;w:LsdException Locked="false" <text:s/>Priority="99" <text:s/>SemiHidden="false" <text:s/>Name="Colorful Shading Accent 2" &gt;&lt;/w:LsdException&gt;</text:p><text:p>&lt;w:LsdException Locked="false" <text:s/>Priority="99" <text:s/>SemiHidden="false" <text:s/>Name="Colorful List Accent 2" &gt;&lt;/w:LsdException&gt;</text:p><text:p>&lt;w:LsdException Locked="false" <text:s/>Priority="99" <text:s/>SemiHidden="false" <text:s/>Name="Colorful Grid Accent 2" &gt;&lt;/w:LsdException&gt;</text:p><text:p>&lt;w:LsdException Locked="false" <text:s/>Priority="99" <text:s/>SemiHidden="false" <text:s/>Name="Light Shading Accent 3" &gt;&lt;/w:LsdException&gt;</text:p><text:p>&lt;w:LsdException Locked="false" <text:s/>Priority="99" <text:s/>SemiHidden="false" <text:s/>Name="Light List Accent 3" &gt;&lt;/w:LsdException&gt;</text:p><text:p>&lt;w:LsdException Locked="false" <text:s/>Priority="99" <text:s/>SemiHidden="false" <text:s/>Name="Light Grid Accent 3" &gt;&lt;/w:LsdException&gt;</text:p><text:p>&lt;w:LsdException Locked="false" <text:s/>Priority="99" <text:s/>SemiHidden="false" <text:s/>Name="Medium Shading 1 Accent 3" &gt;&lt;/w:LsdException&gt;</text:p><text:p>&lt;w:LsdException Locked="false" <text:s/>Priority="99" <text:s/>SemiHidden="false" <text:s/>Name="Medium Shading 2 Accent 3" &gt;&lt;/w:LsdException&gt;</text:p><text:p>&lt;w:LsdException Locked="false" <text:s/>Priority="99" <text:s/>SemiHidden="false" <text:s/>Name="Medium List 1 Accent 3" &gt;&lt;/w:LsdException&gt;</text:p><text:p>&lt;w:LsdException Locked="false" <text:s/>Priority="99" <text:s/>SemiHidden="false" <text:s/>Name="Medium List 2 Accent 3" &gt;&lt;/w:LsdException&gt;</text:p><text:p>&lt;w:LsdException Locked="false" <text:s/>Priority="99" <text:s/>SemiHidden="false" <text:s/>Name="Medium Grid 1 Accent 3" &gt;&lt;/w:LsdException&gt;</text:p><text:p>&lt;w:LsdException Locked="false" <text:s/>Priority="99" <text:s/>SemiHidden="false" <text:s/>Name="Medium Grid 2 Accent 3" &gt;&lt;/w:LsdException&gt;</text:p><text:p>&lt;w:LsdException Locked="false" <text:s/>Priority="99" <text:s/>SemiHidden="false" <text:s/>Name="Medium Grid 3 Accent 3" &gt;&lt;/w:LsdException&gt;</text:p><text:p>&lt;w:LsdException Locked="false" <text:s/>Priority="99" <text:s/>SemiHidden="false" <text:s/>Name="Dark List Accent 3" &gt;&lt;/w:LsdException&gt;</text:p><text:p>&lt;w:LsdException Locked="false" <text:s/>Priority="99" <text:s/>SemiHidden="false" <text:s/>Name="Colorful Shading Accent 3" &gt;&lt;/w:LsdException&gt;</text:p><text:p>&lt;w:LsdException Locked="false" <text:s/>Priority="99" <text:s/>SemiHidden="false" <text:s/>Name="Colorful List Accent 3" &gt;&lt;/w:LsdException&gt;</text:p><text:p>&lt;w:LsdException Locked="false" <text:s/>Priority="99" <text:s/>SemiHidden="false" <text:s/>Name="Colorful Grid Accent 3" &gt;&lt;/w:LsdException&gt;</text:p><text:p>&lt;w:LsdException Locked="false" <text:s/>Priority="99" <text:s/>SemiHidden="false" <text:s/>Name="Light Shading Accent 4" &gt;&lt;/w:LsdException&gt;</text:p><text:p>&lt;w:LsdException Locked="false" <text:s/>Priority="99" <text:s/>SemiHidden="false" <text:s/>Name="Light List Accent 4" &gt;&lt;/w:LsdException&gt;</text:p><text:p>&lt;w:LsdException Locked="false" <text:s/>Priority="99" <text:s/>SemiHidden="false" <text:s/>Name="Light Grid Accent 4" &gt;&lt;/w:LsdException&gt;</text:p><text:p>&lt;w:LsdException Locked="false" <text:s/>Priority="99" <text:s/>SemiHidden="false" <text:s/>Name="Medium Shading 1 Accent 4" &gt;&lt;/w:LsdException&gt;</text:p><text:p>&lt;w:LsdException Locked="false" <text:s/>Priority="99" <text:s/>SemiHidden="false" <text:s/>Name="Medium Shading 2 Accent 4" &gt;&lt;/w:LsdException&gt;</text:p><text:p>&lt;w:LsdException Locked="false" <text:s/>Priority="99" <text:s/>SemiHidden="false" <text:s/>Name="Medium List 1 Accent 4" &gt;&lt;/w:LsdException&gt;</text:p><text:p>&lt;w:LsdException Locked="false" <text:s/>Priority="99" <text:s/>SemiHidden="false" <text:s/>Name="Medium List 2 Accent 4" &gt;&lt;/w:LsdException&gt;</text:p><text:p>&lt;w:LsdException Locked="false" <text:s/>Priority="99" <text:s/>SemiHidden="false" <text:s/>Name="Medium Grid 1 Accent 4" &gt;&lt;/w:LsdException&gt;</text:p><text:p>&lt;w:LsdException Locked="false" <text:s/>Priority="99" <text:s/>SemiHidden="false" <text:s/>Name="Medium Grid 2 Accent 4" &gt;&lt;/w:LsdException&gt;</text:p><text:p>&lt;w:LsdException Locked="false" <text:s/>Priority="99" <text:s/>SemiHidden="false" <text:s/>Name="Medium Grid 3 Accent 4" &gt;&lt;/w:LsdException&gt;</text:p><text:p>&lt;w:LsdException Locked="false" <text:s/>Priority="99" <text:s/>SemiHidden="false" <text:s/>Name="Dark List Accent 4" &gt;&lt;/w:LsdException&gt;</text:p><text:p>&lt;w:LsdException Locked="false" <text:s/>Priority="99" <text:s/>SemiHidden="false" <text:s/>Name="Colorful Shading Accent 4" &gt;&lt;/w:LsdException&gt;</text:p><text:p>&lt;w:LsdException Locked="false" <text:s/>Priority="99" <text:s/>SemiHidden="false" <text:s/>Name="Colorful List Accent 4" &gt;&lt;/w:LsdException&gt;</text:p><text:p>&lt;w:LsdException Locked="false" <text:s/>Priority="99" <text:s/>SemiHidden="false" <text:s/>Name="Colorful Grid Accent 4" &gt;&lt;/w:LsdException&gt;</text:p><text:p>&lt;w:LsdException Locked="false" <text:s/>Priority="99" <text:s/>SemiHidden="false" <text:s/>Name="Light Shading Accent 5" &gt;&lt;/w:LsdException&gt;</text:p><text:p>&lt;w:LsdException Locked="false" <text:s/>Priority="99" <text:s/>SemiHidden="false" <text:s/>Name="Light List Accent 5" &gt;&lt;/w:LsdException&gt;</text:p><text:p>&lt;w:LsdException Locked="false" <text:s/>Priority="99" <text:s/>SemiHidden="false" <text:s/>Name="Light Grid Accent 5" &gt;&lt;/w:LsdException&gt;</text:p><text:p>&lt;w:LsdException Locked="false" <text:s/>Priority="99" <text:s/>SemiHidden="false" <text:s/>Name="Medium Shading 1 Accent 5" &gt;&lt;/w:LsdException&gt;</text:p><text:p>&lt;w:LsdException Locked="false" <text:s/>Priority="99" <text:s/>SemiHidden="false" <text:s/>Name="Medium Shading 2 Accent 5" &gt;&lt;/w:LsdException&gt;</text:p><text:p>&lt;w:LsdException Locked="false" <text:s/>Priority="99" <text:s/>SemiHidden="false" <text:s/>Name="Medium List 1 Accent 5" &gt;&lt;/w:LsdException&gt;</text:p><text:p>&lt;w:LsdException Locked="false" <text:s/>Priority="99" <text:s/>SemiHidden="false" <text:s/>Name="Medium List 2 Accent 5" &gt;&lt;/w:LsdException&gt;</text:p><text:p>&lt;w:LsdException Locked="false" <text:s/>Priority="99" <text:s/>SemiHidden="false" <text:s/>Name="Medium Grid 1 Accent 5" &gt;&lt;/w:LsdException&gt;</text:p><text:p>&lt;w:LsdException Locked="false" <text:s/>Priority="99" <text:s/>SemiHidden="false" <text:s/>Name="Medium Grid 2 Accent 5" &gt;&lt;/w:LsdException&gt;</text:p><text:p>&lt;w:LsdException Locked="false" <text:s/>Priority="99" <text:s/>SemiHidden="false" <text:s/>Name="Medium Grid 3 Accent 5" &gt;&lt;/w:LsdException&gt;</text:p><text:p>&lt;w:LsdException Locked="false" <text:s/>Priority="99" <text:s/>SemiHidden="false" <text:s/>Name="Dark List Accent 5" &gt;&lt;/w:LsdException&gt;</text:p><text:p>&lt;w:LsdException Locked="false" <text:s/>Priority="99" <text:s/>SemiHidden="false" <text:s/>Name="Colorful Shading Accent 5" &gt;&lt;/w:LsdException&gt;</text:p><text:p>&lt;w:LsdException Locked="false" <text:s/>Priority="99" <text:s/>SemiHidden="false" <text:s/>Name="Colorful List Accent 5" &gt;&lt;/w:LsdException&gt;</text:p><text:p>&lt;w:LsdException Locked="false" <text:s/>Priority="99" <text:s/>SemiHidden="false" <text:s/>Name="Colorful Grid Accent 5" &gt;&lt;/w:LsdException&gt;</text:p><text:p>&lt;w:LsdException Locked="false" <text:s/>Priority="99" <text:s/>SemiHidden="false" <text:s/>Name="Light Shading Accent 6" &gt;&lt;/w:LsdException&gt;</text:p><text:p>&lt;w:LsdException Locked="false" <text:s/>Priority="99" <text:s/>SemiHidden="false" <text:s/>Name="Light List Accent 6" &gt;&lt;/w:LsdException&gt;</text:p><text:p>&lt;w:LsdException Locked="false" <text:s/>Priority="99" <text:s/>SemiHidden="false" <text:s/>Name="Light Grid Accent 6" &gt;&lt;/w:LsdException&gt;</text:p><text:p>&lt;w:LsdException Locked="false" <text:s/>Priority="99" <text:s/>SemiHidden="false" <text:s/>Name="Medium Shading 1 Accent 6" &gt;&lt;/w:LsdException&gt;</text:p><text:p>&lt;w:LsdException Locked="false" <text:s/>Priority="99" <text:s/>SemiHidden="false" <text:s/>Name="Medium Shading 2 Accent 6" &gt;&lt;/w:LsdException&gt;</text:p><text:p>&lt;w:LsdException Locked="false" <text:s/>Priority="99" <text:s/>SemiHidden="false" <text:s/>Name="Medium List 1 Accent 6" &gt;&lt;/w:LsdException&gt;</text:p><text:p>&lt;w:LsdException Locked="false" <text:s/>Priority="99" <text:s/>SemiHidden="false" <text:s/>Name="Medium List 2 Accent 6" &gt;&lt;/w:LsdException&gt;</text:p><text:p>&lt;w:LsdException Locked="false" <text:s/>Priority="99" <text:s/>SemiHidden="false" <text:s/>Name="Medium Grid 1 Accent 6" &gt;&lt;/w:LsdException&gt;</text:p><text:p>&lt;w:LsdException Locked="false" <text:s/>Priority="99" <text:s/>SemiHidden="false" <text:s/>Name="Medium Grid 2 Accent 6" &gt;&lt;/w:LsdException&gt;</text:p><text:p>&lt;w:LsdException Locked="false" <text:s/>Priority="99" <text:s/>SemiHidden="false" <text:s/>Name="Medium Grid 3 Accent 6" &gt;&lt;/w:LsdException&gt;</text:p><text:p>&lt;w:LsdException Locked="false" <text:s/>Priority="99" <text:s/>SemiHidden="false" <text:s/>Name="Dark List Accent 6" &gt;&lt;/w:LsdException&gt;</text:p><text:p>&lt;w:LsdException Locked="false" <text:s/>Priority="99" <text:s/>SemiHidden="false" <text:s/>Name="Colorful Shading Accent 6" &gt;&lt;/w:LsdException&gt;</text:p><text:p>&lt;w:LsdException Locked="false" <text:s/>Priority="99" <text:s/>SemiHidden="false" <text:s/>Name="Colorful List Accent 6" &gt;&lt;/w:LsdException&gt;</text:p><text:p>&lt;w:LsdException Locked="false" <text:s/>Priority="99" <text:s/>SemiHidden="false" <text:s/>Name="Colorful Grid Accent 6" &gt;&lt;/w:LsdException&gt;</text:p><text:p>&lt;/w:LatentStyles&gt;&lt;/xml&gt;&lt;![endif]--&gt;</text:p></office:annotation><office:annotation><dc:date>2018-01-06T17:22:16.218605888</dc:date><text:p>&lt;!--StartFragment--&gt;</text:p></office:annotation>可通过相应接口访问监视软件</text:p>
            <text:p text:style-name="Table_20_Contents"><text:span text:style-name="T46">（2）</text:span>可以禁用，删除某些非法资源</text:p>
            <text:p text:style-name="Table_20_Contents"><text:span text:style-name="T46">（3）</text:span>可以时刻联系到软件提供商</text:p>
            <text:p text:style-name="Table_20_Contents"><text:span text:style-name="T46">（4）</text:span>具备内建的检查能力</text:p>
            <text:p text:style-name="Table_20_Contents"><office:annotation><dc:date>2018-01-06T17:22:16.223607343</dc:date><text:p>&lt;!--EndFragment--&gt;</text:p></office:annotation></text:p>
          </table:table-cell>
          <table:table-cell table:style-name="表格1.E2" office:value-type="string">
            <text:p text:style-name="P5"><text:span text:style-name="T81">ST009.</text:span><text:span text:style-name="T33"> 技术权威</text:span></text:p>
          </table:table-cell>
        </table:table-row>
        <table:table-row>
          <table:table-cell table:style-name="表格1.A2" office:value-type="string">
            <text:p text:style-name="Table_20_Contents">SH01<text:span text:style-name="T65">6</text:span></text:p>
          </table:table-cell>
          <table:table-cell table:style-name="表格1.A2" office:value-type="string">
            <text:p text:style-name="Table_20_Contents">法律顾问</text:p>
          </table:table-cell>
          <table:table-cell table:style-name="表格1.A2" office:value-type="string">
            <text:p text:style-name="Table_20_Contents">具有法律专业知识<text:span text:style-name="T43">，作用为实现预防，事后补救，解决麻烦，目标是追求最大效益，最小风险。</text:span><office:annotation><dc:date>2018-01-06T16:52:22.195422041</dc:date><text:p>&lt;!--EndFragment--&gt;</text:p></office:annotation></text:p>
          </table:table-cell>
          <table:table-cell table:style-name="表格1.A2" office:value-type="string">
            <text:p text:style-name="Table_20_Contents"/>
          </table:table-cell>
          <table:table-cell table:style-name="表格1.E2" office:value-type="string">
            <text:p text:style-name="P8"><text:span text:style-name="T81">ST009.</text:span><text:span text:style-name="T33"> 技术权威</text:span></text:p>
          </table:table-cell>
        </table:table-row>
        <table:table-row>
          <table:table-cell table:style-name="表格1.A2" office:value-type="string">
            <text:p text:style-name="Table_20_Contents">SH01<text:span text:style-name="T65">7</text:span></text:p>
          </table:table-cell>
          <table:table-cell table:style-name="表格1.A2" office:value-type="string">
            <text:p text:style-name="Table_20_Contents">支付服务提供商</text:p>
          </table:table-cell>
          <table:table-cell table:style-name="表格1.A2" office:value-type="string">
            <text:p text:style-name="Table_20_Contents"><office:annotation><dc:date>2018-01-06T16:52:21.998695652</dc:date><text:p>&lt;!--[if gte mso 9]&gt;&lt;xml&gt;&lt;w:WordDocument&gt;&lt;w:BrowserLevel&gt;MicrosoftInternetExplorer4&lt;/w:BrowserLevel&gt;&lt;w:DisplayHorizontalDrawingGridEvery&gt;0&lt;/w:DisplayHorizontalDrawingGridEvery&gt;&lt;w:DisplayVerticalDrawingGridEvery&gt;2&lt;/w:DisplayVerticalDrawingGridEvery&gt;&lt;w:DocumentKind&gt;DocumentNotSpecified&lt;/w:DocumentKind&gt;&lt;w:DrawingGridVerticalSpacing&gt;7.8 磅&lt;/w:DrawingGridVerticalSpacing&gt;&lt;w:PunctuationKerning&gt;&lt;/w:PunctuationKerning&gt;&lt;w:View&gt;Normal&lt;/w:View&gt;&lt;w:Compatibility&gt;&lt;w:DontGrowAutofit/&gt;&lt;w:BalanceSingleByteDoubleByteWidth/&gt;&lt;w:DoNotExpandShiftReturn/&gt;&lt;w:UseFELayout/&gt;&lt;/w:Compatibility&gt;&lt;w:Zoom&gt;0&lt;/w:Zoom&gt;&lt;/w:WordDocument&gt;&lt;/xml&gt;&lt;![endif]--&gt;</text:p></office:annotation><office:annotation><dc:date>2018-01-06T16:52:22.193433816</dc:date><text:p>&lt;!--[if gte mso 9]&gt;&lt;xml&gt;&lt;w:LatentStyles DefLockedState="false" <text:s/>DefUnhideWhenUsed="true" <text:s/>DefSemiHidden="true" <text:s/>DefQFormat="false" <text:s/>DefPriority="99" <text:s/>LatentStyleCount="260" &gt;</text:p><text:p>&lt;w:LsdException Locked="false" <text:s/>Priority="99" <text:s/>SemiHidden="false" <text:s/>Name="Normal" &gt;&lt;/w:LsdException&gt;</text:p><text:p>&lt;w:LsdException Locked="false" <text:s/>Priority="99" <text:s/>SemiHidden="false" <text:s/>Name="heading 1" &gt;&lt;/w:LsdException&gt;</text:p><text:p>&lt;w:LsdException Locked="false" <text:s/>Priority="99" <text:s/>SemiHidden="false" <text:s/>Name="heading 2" &gt;&lt;/w:LsdException&gt;</text:p><text:p>&lt;w:LsdException Locked="false" <text:s/>Priority="99" <text:s/>SemiHidden="false" <text:s/>Name="heading 3" &gt;&lt;/w:LsdException&gt;</text:p><text:p>&lt;w:LsdException Locked="false" <text:s/>Priority="99" <text:s/>SemiHidden="false" <text:s/>Name="heading 4" &gt;&lt;/w:LsdException&gt;</text:p><text:p>&lt;w:LsdException Locked="false" <text:s/>Priority="99" <text:s/>SemiHidden="false" <text:s/>Name="heading 5" &gt;&lt;/w:LsdException&gt;</text:p><text:p>&lt;w:LsdException Locked="false" <text:s/>Priority="99" <text:s/>SemiHidden="false" <text:s/>Name="heading 6" &gt;&lt;/w:LsdException&gt;</text:p><text:p>&lt;w:LsdException Locked="false" <text:s/>Priority="99" <text:s/>SemiHidden="false" <text:s/>Name="heading 7" &gt;&lt;/w:LsdException&gt;</text:p><text:p>&lt;w:LsdException Locked="false" <text:s/>Priority="99" <text:s/>SemiHidden="false" <text:s/>Name="heading 8" &gt;&lt;/w:LsdException&gt;</text:p><text:p>&lt;w:LsdException Locked="false" <text:s/>Priority="99" <text:s/>SemiHidden="false" <text:s/>Name="heading 9" &gt;&lt;/w:LsdException&gt;</text:p><text:p>&lt;w:LsdException Locked="false" <text:s/>Priority="99" <text:s/>SemiHidden="false" <text:s/>Name="index 1" &gt;&lt;/w:LsdException&gt;</text:p><text:p>&lt;w:LsdException Locked="false" <text:s/>Priority="99" <text:s/>SemiHidden="false" <text:s/>Name="index 2" &gt;&lt;/w:LsdException&gt;</text:p><text:p>&lt;w:LsdException Locked="false" <text:s/>Priority="99" <text:s/>SemiHidden="false" <text:s/>Name="index 3" &gt;&lt;/w:LsdException&gt;</text:p><text:p>&lt;w:LsdException Locked="false" <text:s/>Priority="99" <text:s/>SemiHidden="false" <text:s/>Name="index 4" &gt;&lt;/w:LsdException&gt;</text:p><text:p>&lt;w:LsdException Locked="false" <text:s/>Priority="99" <text:s/>SemiHidden="false" <text:s/>Name="index 5" &gt;&lt;/w:LsdException&gt;</text:p><text:p>&lt;w:LsdException Locked="false" <text:s/>Priority="99" <text:s/>SemiHidden="false" <text:s/>Name="index 6" &gt;&lt;/w:LsdException&gt;</text:p><text:p>&lt;w:LsdException Locked="false" <text:s/>Priority="99" <text:s/>SemiHidden="false" <text:s/>Name="index 7" &gt;&lt;/w:LsdException&gt;</text:p><text:p>&lt;w:LsdException Locked="false" <text:s/>Priority="99" <text:s/>SemiHidden="false" <text:s/>Name="index 8" &gt;&lt;/w:LsdException&gt;</text:p><text:p>&lt;w:LsdException Locked="false" <text:s/>Priority="99" <text:s/>SemiHidden="false" <text:s/>Name="index 9" &gt;&lt;/w:LsdException&gt;</text:p><text:p>&lt;w:LsdException Locked="false" <text:s/>Priority="99" <text:s/>SemiHidden="false" <text:s/>Name="toc 1" &gt;&lt;/w:LsdException&gt;</text:p><text:p>&lt;w:LsdException Locked="false" <text:s/>Priority="99" <text:s/>SemiHidden="false" <text:s/>Name="toc 2" &gt;&lt;/w:LsdException&gt;</text:p><text:p>&lt;w:LsdException Locked="false" <text:s/>Priority="99" <text:s/>SemiHidden="false" <text:s/>Name="toc 3" &gt;&lt;/w:LsdException&gt;</text:p><text:p>&lt;w:LsdException Locked="false" <text:s/>Priority="99" <text:s/>SemiHidden="false" <text:s/>Name="toc 4" &gt;&lt;/w:LsdException&gt;</text:p><text:p>&lt;w:LsdException Locked="false" <text:s/>Priority="99" <text:s/>SemiHidden="false" <text:s/>Name="toc 5" &gt;&lt;/w:LsdException&gt;</text:p><text:p>&lt;w:LsdException Locked="false" <text:s/>Priority="99" <text:s/>SemiHidden="false" <text:s/>Name="toc 6" &gt;&lt;/w:LsdException&gt;</text:p><text:p>&lt;w:LsdException Locked="false" <text:s/>Priority="99" <text:s/>SemiHidden="false" <text:s/>Name="toc 7" &gt;&lt;/w:LsdException&gt;</text:p><text:p>&lt;w:LsdException Locked="false" <text:s/>Priority="99" <text:s/>SemiHidden="false" <text:s/>Name="toc 8" &gt;&lt;/w:LsdException&gt;</text:p><text:p>&lt;w:LsdException Locked="false" <text:s/>Priority="99" <text:s/>SemiHidden="false" <text:s/>Name="toc 9" &gt;&lt;/w:LsdException&gt;</text:p><text:p>&lt;w:LsdException Locked="false" <text:s/>Priority="99" <text:s/>SemiHidden="false" <text:s/>Name="Normal Indent" &gt;&lt;/w:LsdException&gt;</text:p><text:p>&lt;w:LsdException Locked="false" <text:s/>Priority="99" <text:s/>SemiHidden="false" <text:s/>Name="footnote text" &gt;&lt;/w:LsdException&gt;</text:p><text:p>&lt;w:LsdException Locked="false" <text:s/>Priority="99" <text:s/>SemiHidden="false" <text:s/>Name="annotation text" &gt;&lt;/w:LsdException&gt;</text:p><text:p>&lt;w:LsdException Locked="false" <text:s/>Priority="99" <text:s/>SemiHidden="false" <text:s/>Name="header" &gt;&lt;/w:LsdException&gt;</text:p><text:p>&lt;w:LsdException Locked="false" <text:s/>Priority="99" <text:s/>SemiHidden="false" <text:s/>Name="footer" &gt;&lt;/w:LsdException&gt;</text:p><text:p>&lt;w:LsdException Locked="false" <text:s/>Priority="99" <text:s/>SemiHidden="false" <text:s/>Name="index heading" &gt;&lt;/w:LsdException&gt;</text:p><text:p>&lt;w:LsdException Locked="false" <text:s/>Priority="99" <text:s/>SemiHidden="false" <text:s/>Name="caption" &gt;&lt;/w:LsdException&gt;</text:p><text:p>&lt;w:LsdException Locked="false" <text:s/>Priority="99" <text:s/>SemiHidden="false" <text:s/>Name="table of figures" &gt;&lt;/w:LsdException&gt;</text:p><text:p>&lt;w:LsdException Locked="false" <text:s/>Priority="99" <text:s/>SemiHidden="false" <text:s/>Name="envelope address" &gt;&lt;/w:LsdException&gt;</text:p><text:p>&lt;w:LsdException Locked="false" <text:s/>Priority="99" <text:s/>SemiHidden="false" <text:s/>Name="envelope return" &gt;&lt;/w:LsdException&gt;</text:p><text:p>&lt;w:LsdException Locked="false" <text:s/>Priority="99" <text:s/>SemiHidden="false" <text:s/>Name="footnote reference" &gt;&lt;/w:LsdException&gt;</text:p><text:p>&lt;w:LsdException Locked="false" <text:s/>Priority="99" <text:s/>SemiHidden="false" <text:s/>Name="annotation reference" &gt;&lt;/w:LsdException&gt;</text:p><text:p>&lt;w:LsdException Locked="false" <text:s/>Priority="99" <text:s/>SemiHidden="false" <text:s/>Name="line number" &gt;&lt;/w:LsdException&gt;</text:p><text:p>&lt;w:LsdException Locked="false" <text:s/>Priority="99" <text:s/>SemiHidden="false" <text:s/>Name="page number" &gt;&lt;/w:LsdException&gt;</text:p><text:p>&lt;w:LsdException Locked="false" <text:s/>Priority="99" <text:s/>SemiHidden="false" <text:s/>Name="endnote reference" &gt;&lt;/w:LsdException&gt;</text:p><text:p>&lt;w:LsdException Locked="false" <text:s/>Priority="99" <text:s/>SemiHidden="false" <text:s/>Name="endnote text" &gt;&lt;/w:LsdException&gt;</text:p><text:p>&lt;w:LsdException Locked="false" <text:s/>Priority="99" <text:s/>SemiHidden="false" <text:s/>Name="table of authorities" &gt;&lt;/w:LsdException&gt;</text:p><text:p>&lt;w:LsdException Locked="false" <text:s/>Priority="99" <text:s/>SemiHidden="false" <text:s/>Name="macro" &gt;&lt;/w:LsdException&gt;</text:p><text:p>&lt;w:LsdException Locked="false" <text:s/>Priority="99" <text:s/>SemiHidden="false" <text:s/>Name="toa heading" &gt;&lt;/w:LsdException&gt;</text:p><text:p>&lt;w:LsdException Locked="false" <text:s/>Priority="99" <text:s/>SemiHidden="false" <text:s/>Name="List" &gt;&lt;/w:LsdException&gt;</text:p><text:p>&lt;w:LsdException Locked="false" <text:s/>Priority="99" <text:s/>SemiHidden="false" <text:s/>Name="List Bullet" &gt;&lt;/w:LsdException&gt;</text:p><text:p>&lt;w:LsdException Locked="false" <text:s/>Priority="99" <text:s/>SemiHidden="false" <text:s/>Name="List Number" &gt;&lt;/w:LsdException&gt;</text:p><text:p>&lt;w:LsdException Locked="false" <text:s/>Priority="99" <text:s/>SemiHidden="false" <text:s/>Name="List 2" &gt;&lt;/w:LsdException&gt;</text:p><text:p>&lt;w:LsdException Locked="false" <text:s/>Priority="99" <text:s/>SemiHidden="false" <text:s/>Name="List 3" &gt;&lt;/w:LsdException&gt;</text:p><text:p>&lt;w:LsdException Locked="false" <text:s/>Priority="99" <text:s/>SemiHidden="false" <text:s/>Name="List 4" &gt;&lt;/w:LsdException&gt;</text:p><text:p>&lt;w:LsdException Locked="false" <text:s/>Priority="99" <text:s/>SemiHidden="false" <text:s/>Name="List 5" &gt;&lt;/w:LsdException&gt;</text:p><text:p>&lt;w:LsdException Locked="false" <text:s/>Priority="99" <text:s/>SemiHidden="false" <text:s/>Name="List Bullet 2" &gt;&lt;/w:LsdException&gt;</text:p><text:p>&lt;w:LsdException Locked="false" <text:s/>Priority="99" <text:s/>SemiHidden="false" <text:s/>Name="List Bullet 3" &gt;&lt;/w:LsdException&gt;</text:p><text:p>&lt;w:LsdException Locked="false" <text:s/>Priority="99" <text:s/>SemiHidden="false" <text:s/>Name="List Bullet 4" &gt;&lt;/w:LsdException&gt;</text:p><text:p>&lt;w:LsdException Locked="false" <text:s/>Priority="99" <text:s/>SemiHidden="false" <text:s/>Name="List Bullet 5" &gt;&lt;/w:LsdException&gt;</text:p><text:p>&lt;w:LsdException Locked="false" <text:s/>Priority="99" <text:s/>SemiHidden="false" <text:s/>Name="List Number 2" &gt;&lt;/w:LsdException&gt;</text:p><text:p>&lt;w:LsdException Locked="false" <text:s/>Priority="99" <text:s/>SemiHidden="false" <text:s/>Name="List Number 3" &gt;&lt;/w:LsdException&gt;</text:p><text:p>&lt;w:LsdException Locked="false" <text:s/>Priority="99" <text:s/>SemiHidden="false" <text:s/>Name="List Number 4" &gt;&lt;/w:LsdException&gt;</text:p><text:p>&lt;w:LsdException Locked="false" <text:s/>Priority="99" <text:s/>SemiHidden="false" <text:s/>Name="List Number 5" &gt;&lt;/w:LsdException&gt;</text:p><text:p>&lt;w:LsdException Locked="false" <text:s/>Priority="99" <text:s/>SemiHidden="false" <text:s/>Name="Title" &gt;&lt;/w:LsdException&gt;</text:p><text:p>&lt;w:LsdException Locked="false" <text:s/>Priority="99" <text:s/>SemiHidden="false" <text:s/>Name="Closing" &gt;&lt;/w:LsdException&gt;</text:p><text:p>&lt;w:LsdException Locked="false" <text:s/>Priority="99" <text:s/>SemiHidden="false" <text:s/>Name="Signature" &gt;&lt;/w:LsdException&gt;</text:p><text:p>&lt;w:LsdException Locked="false" <text:s/>Priority="99" <text:s/>SemiHidden="false" <text:s/>Name="Default Paragraph Font" &gt;&lt;/w:LsdException&gt;</text:p><text:p>&lt;w:LsdException Locked="false" <text:s/>Priority="99" <text:s/>SemiHidden="false" <text:s/>Name="Body Text" &gt;&lt;/w:LsdException&gt;</text:p><text:p>&lt;w:LsdException Locked="false" <text:s/>Priority="99" <text:s/>SemiHidden="false" <text:s/>Name="Body Text Indent" &gt;&lt;/w:LsdException&gt;</text:p><text:p>&lt;w:LsdException Locked="false" <text:s/>Priority="99" <text:s/>SemiHidden="false" <text:s/>Name="List Continue" &gt;&lt;/w:LsdException&gt;</text:p><text:p>&lt;w:LsdException Locked="false" <text:s/>Priority="99" <text:s/>SemiHidden="false" <text:s/>Name="List Continue 2" &gt;&lt;/w:LsdException&gt;</text:p><text:p>&lt;w:LsdException Locked="false" <text:s/>Priority="99" <text:s/>SemiHidden="false" <text:s/>Name="List Continue 3" &gt;&lt;/w:LsdException&gt;</text:p><text:p>&lt;w:LsdException Locked="false" <text:s/>Priority="99" <text:s/>SemiHidden="false" <text:s/>Name="List Continue 4" &gt;&lt;/w:LsdException&gt;</text:p><text:p>&lt;w:LsdException Locked="false" <text:s/>Priority="99" <text:s/>SemiHidden="false" <text:s/>Name="List Continue 5" &gt;&lt;/w:LsdException&gt;</text:p><text:p>&lt;w:LsdException Locked="false" <text:s/>Priority="99" <text:s/>SemiHidden="false" <text:s/>Name="Message Header" &gt;&lt;/w:LsdException&gt;</text:p><text:p>&lt;w:LsdException Locked="false" <text:s/>Priority="99" <text:s/>SemiHidden="false" <text:s/>Name="Subtitle" &gt;&lt;/w:LsdException&gt;</text:p><text:p>&lt;w:LsdException Locked="false" <text:s/>Priority="99" <text:s/>SemiHidden="false" <text:s/>Name="Salutation" &gt;&lt;/w:LsdException&gt;</text:p><text:p>&lt;w:LsdException Locked="false" <text:s/>Priority="99" <text:s/>SemiHidden="false" <text:s/>Name="Date" &gt;&lt;/w:LsdException&gt;</text:p><text:p>&lt;w:LsdException Locked="false" <text:s/>Priority="99" <text:s/>SemiHidden="false" <text:s/>Name="Body Text First Indent" &gt;&lt;/w:LsdException&gt;</text:p><text:p>&lt;w:LsdException Locked="false" <text:s/>Priority="99" <text:s/>SemiHidden="false" <text:s/>Name="Body Text First Indent 2" &gt;&lt;/w:LsdException&gt;</text:p><text:p>&lt;w:LsdException Locked="false" <text:s/>Priority="99" <text:s/>SemiHidden="false" <text:s/>Name="Note Heading" &gt;&lt;/w:LsdException&gt;</text:p><text:p>&lt;w:LsdException Locked="false" <text:s/>Priority="99" <text:s/>SemiHidden="false" <text:s/>Name="Body Text 2" &gt;&lt;/w:LsdException&gt;</text:p><text:p>&lt;w:LsdException Locked="false" <text:s/>Priority="99" <text:s/>SemiHidden="false" <text:s/>Name="Body Text 3" &gt;&lt;/w:LsdException&gt;</text:p><text:p>&lt;w:LsdException Locked="false" <text:s/>Priority="99" <text:s/>SemiHidden="false" <text:s/>Name="Body Text Indent 2" &gt;&lt;/w:LsdException&gt;</text:p><text:p>&lt;w:LsdException Locked="false" <text:s/>Priority="99" <text:s/>SemiHidden="false" <text:s/>Name="Body Text Indent 3" &gt;&lt;/w:LsdException&gt;</text:p><text:p>&lt;w:LsdException Locked="false" <text:s/>Priority="99" <text:s/>SemiHidden="false" <text:s/>Name="Block Text" &gt;&lt;/w:LsdException&gt;</text:p><text:p>&lt;w:LsdException Locked="false" <text:s/>Priority="99" <text:s/>SemiHidden="false" <text:s/>Name="Hyperlink" &gt;&lt;/w:LsdException&gt;</text:p><text:p>&lt;w:LsdException Locked="false" <text:s/>Priority="99" <text:s/>SemiHidden="false" <text:s/>Name="FollowedHyperlink" &gt;&lt;/w:LsdException&gt;</text:p><text:p>&lt;w:LsdException Locked="false" <text:s/>Priority="99" <text:s/>SemiHidden="false" <text:s/>Name="Strong" &gt;&lt;/w:LsdException&gt;</text:p><text:p>&lt;w:LsdException Locked="false" <text:s/>Priority="99" <text:s/>SemiHidden="false" <text:s/>Name="Emphasis" &gt;&lt;/w:LsdException&gt;</text:p><text:p>&lt;w:LsdException Locked="false" <text:s/>Priority="99" <text:s/>SemiHidden="false" <text:s/>Name="Document Map" &gt;&lt;/w:LsdException&gt;</text:p><text:p>&lt;w:LsdException Locked="false" <text:s/>Priority="99" <text:s/>SemiHidden="false" <text:s/>Name="Plain Text" &gt;&lt;/w:LsdException&gt;</text:p><text:p>&lt;w:LsdException Locked="false" <text:s/>Priority="99" <text:s/>SemiHidden="false" <text:s/>Name="E-mail Signature" &gt;&lt;/w:LsdException&gt;</text:p><text:p>&lt;w:LsdException Locked="false" <text:s/>Priority="99" <text:s/>SemiHidden="false" <text:s/>Name="Normal (Web)" &gt;&lt;/w:LsdException&gt;</text:p><text:p>&lt;w:LsdException Locked="false" <text:s/>Priority="99" <text:s/>SemiHidden="false" <text:s/>Name="HTML Acronym" &gt;&lt;/w:LsdException&gt;</text:p><text:p>&lt;w:LsdException Locked="false" <text:s/>Priority="99" <text:s/>SemiHidden="false" <text:s/>Name="HTML Address" &gt;&lt;/w:LsdException&gt;</text:p><text:p>&lt;w:LsdException Locked="false" <text:s/>Priority="99" <text:s/>SemiHidden="false" <text:s/>Name="HTML Cite" &gt;&lt;/w:LsdException&gt;</text:p><text:p>&lt;w:LsdException Locked="false" <text:s/>Priority="99" <text:s/>SemiHidden="false" <text:s/>Name="HTML Code" &gt;&lt;/w:LsdException&gt;</text:p><text:p>&lt;w:LsdException Locked="false" <text:s/>Priority="99" <text:s/>SemiHidden="false" <text:s/>Name="HTML Definition" &gt;&lt;/w:LsdException&gt;</text:p><text:p>&lt;w:LsdException Locked="false" <text:s/>Priority="99" <text:s/>SemiHidden="false" <text:s/>Name="HTML Keyboard" &gt;&lt;/w:LsdException&gt;</text:p><text:p>&lt;w:LsdException Locked="false" <text:s/>Priority="99" <text:s/>SemiHidden="false" <text:s/>Name="HTML Preformatted" &gt;&lt;/w:LsdException&gt;</text:p><text:p>&lt;w:LsdException Locked="false" <text:s/>Priority="99" <text:s/>SemiHidden="false" <text:s/>Name="HTML Sample" &gt;&lt;/w:LsdException&gt;</text:p><text:p>&lt;w:LsdException Locked="false" <text:s/>Priority="99" <text:s/>SemiHidden="false" <text:s/>Name="HTML Typewriter" &gt;&lt;/w:LsdException&gt;</text:p><text:p>&lt;w:LsdException Locked="false" <text:s/>Priority="99" <text:s/>SemiHidden="false" <text:s/>Name="HTML Variable" &gt;&lt;/w:LsdException&gt;</text:p><text:p>&lt;w:LsdException Locked="false" <text:s/>Priority="99" <text:s/>SemiHidden="false" <text:s/>Name="Normal Table" &gt;&lt;/w:LsdException&gt;</text:p><text:p>&lt;w:LsdException Locked="false" <text:s/>Priority="99" <text:s/>SemiHidden="false" <text:s/>Name="annotation subject" &gt;&lt;/w:LsdException&gt;</text:p><text:p>&lt;w:LsdException Locked="false" <text:s/>Priority="99" <text:s/>SemiHidden="false" <text:s/>Name="No List" &gt;&lt;/w:LsdException&gt;</text:p><text:p>&lt;w:LsdException Locked="false" <text:s/>Priority="99" <text:s/>SemiHidden="false" <text:s/>Name="Table Simple 1" &gt;&lt;/w:LsdException&gt;</text:p><text:p>&lt;w:LsdException Locked="false" <text:s/>Priority="99" <text:s/>SemiHidden="false" <text:s/>Name="Table Simple 2" &gt;&lt;/w:LsdException&gt;</text:p><text:p>&lt;w:LsdException Locked="false" <text:s/>Priority="99" <text:s/>SemiHidden="false" <text:s/>Name="Table Simple 3" &gt;&lt;/w:LsdException&gt;</text:p><text:p>&lt;w:LsdException Locked="false" <text:s/>Priority="99" <text:s/>SemiHidden="false" <text:s/>Name="Table Classic 1" &gt;&lt;/w:LsdException&gt;</text:p><text:p>&lt;w:LsdException Locked="false" <text:s/>Priority="99" <text:s/>SemiHidden="false" <text:s/>Name="Table Classic 2" &gt;&lt;/w:LsdException&gt;</text:p><text:p>&lt;w:LsdException Locked="false" <text:s/>Priority="99" <text:s/>SemiHidden="false" <text:s/>Name="Table Classic 3" &gt;&lt;/w:LsdException&gt;</text:p><text:p>&lt;w:LsdException Locked="false" <text:s/>Priority="99" <text:s/>SemiHidden="false" <text:s/>Name="Table Classic 4" &gt;&lt;/w:LsdException&gt;</text:p><text:p>&lt;w:LsdException Locked="false" <text:s/>Priority="99" <text:s/>SemiHidden="false" <text:s/>Name="Table Colorful 1" &gt;&lt;/w:LsdException&gt;</text:p><text:p>&lt;w:LsdException Locked="false" <text:s/>Priority="99" <text:s/>SemiHidden="false" <text:s/>Name="Table Colorful 2" &gt;&lt;/w:LsdException&gt;</text:p><text:p>&lt;w:LsdException Locked="false" <text:s/>Priority="99" <text:s/>SemiHidden="false" <text:s/>Name="Table Colorful 3" &gt;&lt;/w:LsdException&gt;</text:p><text:p>&lt;w:LsdException Locked="false" <text:s/>Priority="99" <text:s/>SemiHidden="false" <text:s/>Name="Table Columns 1" &gt;&lt;/w:LsdException&gt;</text:p><text:p>&lt;w:LsdException Locked="false" <text:s/>Priority="99" <text:s/>SemiHidden="false" <text:s/>Name="Table Columns 2" &gt;&lt;/w:LsdException&gt;</text:p><text:p>&lt;w:LsdException Locked="false" <text:s/>Priority="99" <text:s/>SemiHidden="false" <text:s/>Name="Table Columns 3" &gt;&lt;/w:LsdException&gt;</text:p><text:p>&lt;w:LsdException Locked="false" <text:s/>Priority="99" <text:s/>SemiHidden="false" <text:s/>Name="Table Columns 4" &gt;&lt;/w:LsdException&gt;</text:p><text:p>&lt;w:LsdException Locked="false" <text:s/>Priority="99" <text:s/>SemiHidden="false" <text:s/>Name="Table Columns 5" &gt;&lt;/w:LsdException&gt;</text:p><text:p>&lt;w:LsdException Locked="false" <text:s/>Priority="99" <text:s/>SemiHidden="false" <text:s/>Name="Table Grid 1" &gt;&lt;/w:LsdException&gt;</text:p><text:p>&lt;w:LsdException Locked="false" <text:s/>Priority="99" <text:s/>SemiHidden="false" <text:s/>Name="Table Grid 2" &gt;&lt;/w:LsdException&gt;</text:p><text:p>&lt;w:LsdException Locked="false" <text:s/>Priority="99" <text:s/>SemiHidden="false" <text:s/>Name="Table Grid 3" &gt;&lt;/w:LsdException&gt;</text:p><text:p>&lt;w:LsdException Locked="false" <text:s/>Priority="99" <text:s/>SemiHidden="false" <text:s/>Name="Table Grid 4" &gt;&lt;/w:LsdException&gt;</text:p><text:p>&lt;w:LsdException Locked="false" <text:s/>Priority="99" <text:s/>SemiHidden="false" <text:s/>Name="Table Grid 5" &gt;&lt;/w:LsdException&gt;</text:p><text:p>&lt;w:LsdException Locked="false" <text:s/>Priority="99" <text:s/>SemiHidden="false" <text:s/>Name="Table Grid 6" &gt;&lt;/w:LsdException&gt;</text:p><text:p>&lt;w:LsdException Locked="false" <text:s/>Priority="99" <text:s/>SemiHidden="false" <text:s/>Name="Table Grid 7" &gt;&lt;/w:LsdException&gt;</text:p><text:p>&lt;w:LsdException Locked="false" <text:s/>Priority="99" <text:s/>SemiHidden="false" <text:s/>Name="Table Grid 8" &gt;&lt;/w:LsdException&gt;</text:p><text:p>&lt;w:LsdException Locked="false" <text:s/>Priority="99" <text:s/>SemiHidden="false" <text:s/>Name="Table List 1" &gt;&lt;/w:LsdException&gt;</text:p><text:p>&lt;w:LsdException Locked="false" <text:s/>Priority="99" <text:s/>SemiHidden="false" <text:s/>Name="Table List 2" &gt;&lt;/w:LsdException&gt;</text:p><text:p>&lt;w:LsdException Locked="false" <text:s/>Priority="99" <text:s/>SemiHidden="false" <text:s/>Name="Table List 3" &gt;&lt;/w:LsdException&gt;</text:p><text:p>&lt;w:LsdException Locked="false" <text:s/>Priority="99" <text:s/>SemiHidden="false" <text:s/>Name="Table List 4" &gt;&lt;/w:LsdException&gt;</text:p><text:p>&lt;w:LsdException Locked="false" <text:s/>Priority="99" <text:s/>SemiHidden="false" <text:s/>Name="Table List 5" &gt;&lt;/w:LsdException&gt;</text:p><text:p>&lt;w:LsdException Locked="false" <text:s/>Priority="99" <text:s/>SemiHidden="false" <text:s/>Name="Table List 6" &gt;&lt;/w:LsdException&gt;</text:p><text:p>&lt;w:LsdException Locked="false" <text:s/>Priority="99" <text:s/>SemiHidden="false" <text:s/>Name="Table List 7" &gt;&lt;/w:LsdException&gt;</text:p><text:p>&lt;w:LsdException Locked="false" <text:s/>Priority="99" <text:s/>SemiHidden="false" <text:s/>Name="Table List 8" &gt;&lt;/w:LsdException&gt;</text:p><text:p>&lt;w:LsdException Locked="false" <text:s/>Priority="99" <text:s/>SemiHidden="false" <text:s/>Name="Table 3D effects 1" &gt;&lt;/w:LsdException&gt;</text:p><text:p>&lt;w:LsdException Locked="false" <text:s/>Priority="99" <text:s/>SemiHidden="false" <text:s/>Name="Table 3D effects 2" &gt;&lt;/w:LsdException&gt;</text:p><text:p>&lt;w:LsdException Locked="false" <text:s/>Priority="99" <text:s/>SemiHidden="false" <text:s/>Name="Table 3D effects 3" &gt;&lt;/w:LsdException&gt;</text:p><text:p>&lt;w:LsdException Locked="false" <text:s/>Priority="99" <text:s/>SemiHidden="false" <text:s/>Name="Table Contemporary" &gt;&lt;/w:LsdException&gt;</text:p><text:p>&lt;w:LsdException Locked="false" <text:s/>Priority="99" <text:s/>SemiHidden="false" <text:s/>Name="Table Elegant" &gt;&lt;/w:LsdException&gt;</text:p><text:p>&lt;w:LsdException Locked="false" <text:s/>Priority="99" <text:s/>SemiHidden="false" <text:s/>Name="Table Professional" &gt;&lt;/w:LsdException&gt;</text:p><text:p>&lt;w:LsdException Locked="false" <text:s/>Priority="99" <text:s/>SemiHidden="false" <text:s/>Name="Table Subtle 1" &gt;&lt;/w:LsdException&gt;</text:p><text:p>&lt;w:LsdException Locked="false" <text:s/>Priority="99" <text:s/>SemiHidden="false" <text:s/>Name="Table Subtle 2" &gt;&lt;/w:LsdException&gt;</text:p><text:p>&lt;w:LsdException Locked="false" <text:s/>Priority="99" <text:s/>SemiHidden="false" <text:s/>Name="Table Web 1" &gt;&lt;/w:LsdException&gt;</text:p><text:p>&lt;w:LsdException Locked="false" <text:s/>Priority="99" <text:s/>SemiHidden="false" <text:s/>Name="Table Web 2" &gt;&lt;/w:LsdException&gt;</text:p><text:p>&lt;w:LsdException Locked="false" <text:s/>Priority="99" <text:s/>SemiHidden="false" <text:s/>Name="Table Web 3" &gt;&lt;/w:LsdException&gt;</text:p><text:p>&lt;w:LsdException Locked="false" <text:s/>Priority="99" <text:s/>SemiHidden="false" <text:s/>Name="Balloon Text" &gt;&lt;/w:LsdException&gt;</text:p><text:p>&lt;w:LsdException Locked="false" <text:s/>Priority="99" <text:s/>SemiHidden="false" <text:s/>Name="Table Grid" &gt;&lt;/w:LsdException&gt;</text:p><text:p>&lt;w:LsdException Locked="false" <text:s/>Priority="99" <text:s/>SemiHidden="false" <text:s/>Name="Table Theme" &gt;&lt;/w:LsdException&gt;</text:p><text:p>&lt;w:LsdException Locked="false" <text:s/>Priority="99" <text:s/>SemiHidden="false" <text:s/>Name="Light Shading" &gt;&lt;/w:LsdException&gt;</text:p><text:p>&lt;w:LsdException Locked="false" <text:s/>Priority="99" <text:s/>SemiHidden="false" <text:s/>Name="Light List" &gt;&lt;/w:LsdException&gt;</text:p><text:p>&lt;w:LsdException Locked="false" <text:s/>Priority="99" <text:s/>SemiHidden="false" <text:s/>Name="Light Grid" &gt;&lt;/w:LsdException&gt;</text:p><text:p>&lt;w:LsdException Locked="false" <text:s/>Priority="99" <text:s/>SemiHidden="false" <text:s/>Name="Medium Shading 1" &gt;&lt;/w:LsdException&gt;</text:p><text:p>&lt;w:LsdException Locked="false" <text:s/>Priority="99" <text:s/>SemiHidden="false" <text:s/>Name="Medium Shading 2" &gt;&lt;/w:LsdException&gt;</text:p><text:p>&lt;w:LsdException Locked="false" <text:s/>Priority="99" <text:s/>SemiHidden="false" <text:s/>Name="Medium List 1" &gt;&lt;/w:LsdException&gt;</text:p><text:p>&lt;w:LsdException Locked="false" <text:s/>Priority="99" <text:s/>SemiHidden="false" <text:s/>Name="Medium List 2" &gt;&lt;/w:LsdException&gt;</text:p><text:p>&lt;w:LsdException Locked="false" <text:s/>Priority="99" <text:s/>SemiHidden="false" <text:s/>Name="Medium Grid 1" &gt;&lt;/w:LsdException&gt;</text:p><text:p>&lt;w:LsdException Locked="false" <text:s/>Priority="99" <text:s/>SemiHidden="false" <text:s/>Name="Medium Grid 2" &gt;&lt;/w:LsdException&gt;</text:p><text:p>&lt;w:LsdException Locked="false" <text:s/>Priority="99" <text:s/>SemiHidden="false" <text:s/>Name="Medium Grid 3" &gt;&lt;/w:LsdException&gt;</text:p><text:p>&lt;w:LsdException Locked="false" <text:s/>Priority="99" <text:s/>SemiHidden="false" <text:s/>Name="Dark List" &gt;&lt;/w:LsdException&gt;</text:p><text:p>&lt;w:LsdException Locked="false" <text:s/>Priority="99" <text:s/>SemiHidden="false" <text:s/>Name="Colorful Shading" &gt;&lt;/w:LsdException&gt;</text:p><text:p>&lt;w:LsdException Locked="false" <text:s/>Priority="99" <text:s/>SemiHidden="false" <text:s/>Name="Colorful List" &gt;&lt;/w:LsdException&gt;</text:p><text:p>&lt;w:LsdException Locked="false" <text:s/>Priority="99" <text:s/>SemiHidden="false" <text:s/>Name="Colorful Grid" &gt;&lt;/w:LsdException&gt;</text:p><text:p>&lt;w:LsdException Locked="false" <text:s/>Priority="99" <text:s/>SemiHidden="false" <text:s/>Name="Light Shading Accent 1" &gt;&lt;/w:LsdException&gt;</text:p><text:p>&lt;w:LsdException Locked="false" <text:s/>Priority="99" <text:s/>SemiHidden="false" <text:s/>Name="Light List Accent 1" &gt;&lt;/w:LsdException&gt;</text:p><text:p>&lt;w:LsdException Locked="false" <text:s/>Priority="99" <text:s/>SemiHidden="false" <text:s/>Name="Light Grid Accent 1" &gt;&lt;/w:LsdException&gt;</text:p><text:p>&lt;w:LsdException Locked="false" <text:s/>Priority="99" <text:s/>SemiHidden="false" <text:s/>Name="Medium Shading 1 Accent 1" &gt;&lt;/w:LsdException&gt;</text:p><text:p>&lt;w:LsdException Locked="false" <text:s/>Priority="99" <text:s/>SemiHidden="false" <text:s/>Name="Medium Shading 2 Accent 1" &gt;&lt;/w:LsdException&gt;</text:p><text:p>&lt;w:LsdException Locked="false" <text:s/>Priority="99" <text:s/>SemiHidden="false" <text:s/>Name="Medium List 1 Accent 1" &gt;&lt;/w:LsdException&gt;</text:p><text:p>&lt;w:LsdException Locked="false" <text:s/>Priority="99" <text:s/>SemiHidden="false" <text:s/>Name="Medium List 2 Accent 1" &gt;&lt;/w:LsdException&gt;</text:p><text:p>&lt;w:LsdException Locked="false" <text:s/>Priority="99" <text:s/>SemiHidden="false" <text:s/>Name="Medium Grid 1 Accent 1" &gt;&lt;/w:LsdException&gt;</text:p><text:p>&lt;w:LsdException Locked="false" <text:s/>Priority="99" <text:s/>SemiHidden="false" <text:s/>Name="Medium Grid 2 Accent 1" &gt;&lt;/w:LsdException&gt;</text:p><text:p>&lt;w:LsdException Locked="false" <text:s/>Priority="99" <text:s/>SemiHidden="false" <text:s/>Name="Medium Grid 3 Accent 1" &gt;&lt;/w:LsdException&gt;</text:p><text:p>&lt;w:LsdException Locked="false" <text:s/>Priority="99" <text:s/>SemiHidden="false" <text:s/>Name="Dark List Accent 1" &gt;&lt;/w:LsdException&gt;</text:p><text:p>&lt;w:LsdException Locked="false" <text:s/>Priority="99" <text:s/>SemiHidden="false" <text:s/>Name="Colorful Shading Accent 1" &gt;&lt;/w:LsdException&gt;</text:p><text:p>&lt;w:LsdException Locked="false" <text:s/>Priority="99" <text:s/>SemiHidden="false" <text:s/>Name="Colorful List Accent 1" &gt;&lt;/w:LsdException&gt;</text:p><text:p>&lt;w:LsdException Locked="false" <text:s/>Priority="99" <text:s/>SemiHidden="false" <text:s/>Name="Colorful Grid Accent 1" &gt;&lt;/w:LsdException&gt;</text:p><text:p>&lt;w:LsdException Locked="false" <text:s/>Priority="99" <text:s/>SemiHidden="false" <text:s/>Name="Light Shading Accent 2" &gt;&lt;/w:LsdException&gt;</text:p><text:p>&lt;w:LsdException Locked="false" <text:s/>Priority="99" <text:s/>SemiHidden="false" <text:s/>Name="Light List Accent 2" &gt;&lt;/w:LsdException&gt;</text:p><text:p>&lt;w:LsdException Locked="false" <text:s/>Priority="99" <text:s/>SemiHidden="false" <text:s/>Name="Light Grid Accent 2" &gt;&lt;/w:LsdException&gt;</text:p><text:p>&lt;w:LsdException Locked="false" <text:s/>Priority="99" <text:s/>SemiHidden="false" <text:s/>Name="Medium Shading 1 Accent 2" &gt;&lt;/w:LsdException&gt;</text:p><text:p>&lt;w:LsdException Locked="false" <text:s/>Priority="99" <text:s/>SemiHidden="false" <text:s/>Name="Medium Shading 2 Accent 2" &gt;&lt;/w:LsdException&gt;</text:p><text:p>&lt;w:LsdException Locked="false" <text:s/>Priority="99" <text:s/>SemiHidden="false" <text:s/>Name="Medium List 1 Accent 2" &gt;&lt;/w:LsdException&gt;</text:p><text:p>&lt;w:LsdException Locked="false" <text:s/>Priority="99" <text:s/>SemiHidden="false" <text:s/>Name="Medium List 2 Accent 2" &gt;&lt;/w:LsdException&gt;</text:p><text:p>&lt;w:LsdException Locked="false" <text:s/>Priority="99" <text:s/>SemiHidden="false" <text:s/>Name="Medium Grid 1 Accent 2" &gt;&lt;/w:LsdException&gt;</text:p><text:p>&lt;w:LsdException Locked="false" <text:s/>Priority="99" <text:s/>SemiHidden="false" <text:s/>Name="Medium Grid 2 Accent 2" &gt;&lt;/w:LsdException&gt;</text:p><text:p>&lt;w:LsdException Locked="false" <text:s/>Priority="99" <text:s/>SemiHidden="false" <text:s/>Name="Medium Grid 3 Accent 2" &gt;&lt;/w:LsdException&gt;</text:p><text:p>&lt;w:LsdException Locked="false" <text:s/>Priority="99" <text:s/>SemiHidden="false" <text:s/>Name="Dark List Accent 2" &gt;&lt;/w:LsdException&gt;</text:p><text:p>&lt;w:LsdException Locked="false" <text:s/>Priority="99" <text:s/>SemiHidden="false" <text:s/>Name="Colorful Shading Accent 2" &gt;&lt;/w:LsdException&gt;</text:p><text:p>&lt;w:LsdException Locked="false" <text:s/>Priority="99" <text:s/>SemiHidden="false" <text:s/>Name="Colorful List Accent 2" &gt;&lt;/w:LsdException&gt;</text:p><text:p>&lt;w:LsdException Locked="false" <text:s/>Priority="99" <text:s/>SemiHidden="false" <text:s/>Name="Colorful Grid Accent 2" &gt;&lt;/w:LsdException&gt;</text:p><text:p>&lt;w:LsdException Locked="false" <text:s/>Priority="99" <text:s/>SemiHidden="false" <text:s/>Name="Light Shading Accent 3" &gt;&lt;/w:LsdException&gt;</text:p><text:p>&lt;w:LsdException Locked="false" <text:s/>Priority="99" <text:s/>SemiHidden="false" <text:s/>Name="Light List Accent 3" &gt;&lt;/w:LsdException&gt;</text:p><text:p>&lt;w:LsdException Locked="false" <text:s/>Priority="99" <text:s/>SemiHidden="false" <text:s/>Name="Light Grid Accent 3" &gt;&lt;/w:LsdException&gt;</text:p><text:p>&lt;w:LsdException Locked="false" <text:s/>Priority="99" <text:s/>SemiHidden="false" <text:s/>Name="Medium Shading 1 Accent 3" &gt;&lt;/w:LsdException&gt;</text:p><text:p>&lt;w:LsdException Locked="false" <text:s/>Priority="99" <text:s/>SemiHidden="false" <text:s/>Name="Medium Shading 2 Accent 3" &gt;&lt;/w:LsdException&gt;</text:p><text:p>&lt;w:LsdException Locked="false" <text:s/>Priority="99" <text:s/>SemiHidden="false" <text:s/>Name="Medium List 1 Accent 3" &gt;&lt;/w:LsdException&gt;</text:p><text:p>&lt;w:LsdException Locked="false" <text:s/>Priority="99" <text:s/>SemiHidden="false" <text:s/>Name="Medium List 2 Accent 3" &gt;&lt;/w:LsdException&gt;</text:p><text:p>&lt;w:LsdException Locked="false" <text:s/>Priority="99" <text:s/>SemiHidden="false" <text:s/>Name="Medium Grid 1 Accent 3" &gt;&lt;/w:LsdException&gt;</text:p><text:p>&lt;w:LsdException Locked="false" <text:s/>Priority="99" <text:s/>SemiHidden="false" <text:s/>Name="Medium Grid 2 Accent 3" &gt;&lt;/w:LsdException&gt;</text:p><text:p>&lt;w:LsdException Locked="false" <text:s/>Priority="99" <text:s/>SemiHidden="false" <text:s/>Name="Medium Grid 3 Accent 3" &gt;&lt;/w:LsdException&gt;</text:p><text:p>&lt;w:LsdException Locked="false" <text:s/>Priority="99" <text:s/>SemiHidden="false" <text:s/>Name="Dark List Accent 3" &gt;&lt;/w:LsdException&gt;</text:p><text:p>&lt;w:LsdException Locked="false" <text:s/>Priority="99" <text:s/>SemiHidden="false" <text:s/>Name="Colorful Shading Accent 3" &gt;&lt;/w:LsdException&gt;</text:p><text:p>&lt;w:LsdException Locked="false" <text:s/>Priority="99" <text:s/>SemiHidden="false" <text:s/>Name="Colorful List Accent 3" &gt;&lt;/w:LsdException&gt;</text:p><text:p>&lt;w:LsdException Locked="false" <text:s/>Priority="99" <text:s/>SemiHidden="false" <text:s/>Name="Colorful Grid Accent 3" &gt;&lt;/w:LsdException&gt;</text:p><text:p>&lt;w:LsdException Locked="false" <text:s/>Priority="99" <text:s/>SemiHidden="false" <text:s/>Name="Light Shading Accent 4" &gt;&lt;/w:LsdException&gt;</text:p><text:p>&lt;w:LsdException Locked="false" <text:s/>Priority="99" <text:s/>SemiHidden="false" <text:s/>Name="Light List Accent 4" &gt;&lt;/w:LsdException&gt;</text:p><text:p>&lt;w:LsdException Locked="false" <text:s/>Priority="99" <text:s/>SemiHidden="false" <text:s/>Name="Light Grid Accent 4" &gt;&lt;/w:LsdException&gt;</text:p><text:p>&lt;w:LsdException Locked="false" <text:s/>Priority="99" <text:s/>SemiHidden="false" <text:s/>Name="Medium Shading 1 Accent 4" &gt;&lt;/w:LsdException&gt;</text:p><text:p>&lt;w:LsdException Locked="false" <text:s/>Priority="99" <text:s/>SemiHidden="false" <text:s/>Name="Medium Shading 2 Accent 4" &gt;&lt;/w:LsdException&gt;</text:p><text:p>&lt;w:LsdException Locked="false" <text:s/>Priority="99" <text:s/>SemiHidden="false" <text:s/>Name="Medium List 1 Accent 4" &gt;&lt;/w:LsdException&gt;</text:p><text:p>&lt;w:LsdException Locked="false" <text:s/>Priority="99" <text:s/>SemiHidden="false" <text:s/>Name="Medium List 2 Accent 4" &gt;&lt;/w:LsdException&gt;</text:p><text:p>&lt;w:LsdException Locked="false" <text:s/>Priority="99" <text:s/>SemiHidden="false" <text:s/>Name="Medium Grid 1 Accent 4" &gt;&lt;/w:LsdException&gt;</text:p><text:p>&lt;w:LsdException Locked="false" <text:s/>Priority="99" <text:s/>SemiHidden="false" <text:s/>Name="Medium Grid 2 Accent 4" &gt;&lt;/w:LsdException&gt;</text:p><text:p>&lt;w:LsdException Locked="false" <text:s/>Priority="99" <text:s/>SemiHidden="false" <text:s/>Name="Medium Grid 3 Accent 4" &gt;&lt;/w:LsdException&gt;</text:p><text:p>&lt;w:LsdException Locked="false" <text:s/>Priority="99" <text:s/>SemiHidden="false" <text:s/>Name="Dark List Accent 4" &gt;&lt;/w:LsdException&gt;</text:p><text:p>&lt;w:LsdException Locked="false" <text:s/>Priority="99" <text:s/>SemiHidden="false" <text:s/>Name="Colorful Shading Accent 4" &gt;&lt;/w:LsdException&gt;</text:p><text:p>&lt;w:LsdException Locked="false" <text:s/>Priority="99" <text:s/>SemiHidden="false" <text:s/>Name="Colorful List Accent 4" &gt;&lt;/w:LsdException&gt;</text:p><text:p>&lt;w:LsdException Locked="false" <text:s/>Priority="99" <text:s/>SemiHidden="false" <text:s/>Name="Colorful Grid Accent 4" &gt;&lt;/w:LsdException&gt;</text:p><text:p>&lt;w:LsdException Locked="false" <text:s/>Priority="99" <text:s/>SemiHidden="false" <text:s/>Name="Light Shading Accent 5" &gt;&lt;/w:LsdException&gt;</text:p><text:p>&lt;w:LsdException Locked="false" <text:s/>Priority="99" <text:s/>SemiHidden="false" <text:s/>Name="Light List Accent 5" &gt;&lt;/w:LsdException&gt;</text:p><text:p>&lt;w:LsdException Locked="false" <text:s/>Priority="99" <text:s/>SemiHidden="false" <text:s/>Name="Light Grid Accent 5" &gt;&lt;/w:LsdException&gt;</text:p><text:p>&lt;w:LsdException Locked="false" <text:s/>Priority="99" <text:s/>SemiHidden="false" <text:s/>Name="Medium Shading 1 Accent 5" &gt;&lt;/w:LsdException&gt;</text:p><text:p>&lt;w:LsdException Locked="false" <text:s/>Priority="99" <text:s/>SemiHidden="false" <text:s/>Name="Medium Shading 2 Accent 5" &gt;&lt;/w:LsdException&gt;</text:p><text:p>&lt;w:LsdException Locked="false" <text:s/>Priority="99" <text:s/>SemiHidden="false" <text:s/>Name="Medium List 1 Accent 5" &gt;&lt;/w:LsdException&gt;</text:p><text:p>&lt;w:LsdException Locked="false" <text:s/>Priority="99" <text:s/>SemiHidden="false" <text:s/>Name="Medium List 2 Accent 5" &gt;&lt;/w:LsdException&gt;</text:p><text:p>&lt;w:LsdException Locked="false" <text:s/>Priority="99" <text:s/>SemiHidden="false" <text:s/>Name="Medium Grid 1 Accent 5" &gt;&lt;/w:LsdException&gt;</text:p><text:p>&lt;w:LsdException Locked="false" <text:s/>Priority="99" <text:s/>SemiHidden="false" <text:s/>Name="Medium Grid 2 Accent 5" &gt;&lt;/w:LsdException&gt;</text:p><text:p>&lt;w:LsdException Locked="false" <text:s/>Priority="99" <text:s/>SemiHidden="false" <text:s/>Name="Medium Grid 3 Accent 5" &gt;&lt;/w:LsdException&gt;</text:p><text:p>&lt;w:LsdException Locked="false" <text:s/>Priority="99" <text:s/>SemiHidden="false" <text:s/>Name="Dark List Accent 5" &gt;&lt;/w:LsdException&gt;</text:p><text:p>&lt;w:LsdException Locked="false" <text:s/>Priority="99" <text:s/>SemiHidden="false" <text:s/>Name="Colorful Shading Accent 5" &gt;&lt;/w:LsdException&gt;</text:p><text:p>&lt;w:LsdException Locked="false" <text:s/>Priority="99" <text:s/>SemiHidden="false" <text:s/>Name="Colorful List Accent 5" &gt;&lt;/w:LsdException&gt;</text:p><text:p>&lt;w:LsdException Locked="false" <text:s/>Priority="99" <text:s/>SemiHidden="false" <text:s/>Name="Colorful Grid Accent 5" &gt;&lt;/w:LsdException&gt;</text:p><text:p>&lt;w:LsdException Locked="false" <text:s/>Priority="99" <text:s/>SemiHidden="false" <text:s/>Name="Light Shading Accent 6" &gt;&lt;/w:LsdException&gt;</text:p><text:p>&lt;w:LsdException Locked="false" <text:s/>Priority="99" <text:s/>SemiHidden="false" <text:s/>Name="Light List Accent 6" &gt;&lt;/w:LsdException&gt;</text:p><text:p>&lt;w:LsdException Locked="false" <text:s/>Priority="99" <text:s/>SemiHidden="false" <text:s/>Name="Light Grid Accent 6" &gt;&lt;/w:LsdException&gt;</text:p><text:p>&lt;w:LsdException Locked="false" <text:s/>Priority="99" <text:s/>SemiHidden="false" <text:s/>Name="Medium Shading 1 Accent 6" &gt;&lt;/w:LsdException&gt;</text:p><text:p>&lt;w:LsdException Locked="false" <text:s/>Priority="99" <text:s/>SemiHidden="false" <text:s/>Name="Medium Shading 2 Accent 6" &gt;&lt;/w:LsdException&gt;</text:p><text:p>&lt;w:LsdException Locked="false" <text:s/>Priority="99" <text:s/>SemiHidden="false" <text:s/>Name="Medium List 1 Accent 6" &gt;&lt;/w:LsdException&gt;</text:p><text:p>&lt;w:LsdException Locked="false" <text:s/>Priority="99" <text:s/>SemiHidden="false" <text:s/>Name="Medium List 2 Accent 6" &gt;&lt;/w:LsdException&gt;</text:p><text:p>&lt;w:LsdException Locked="false" <text:s/>Priority="99" <text:s/>SemiHidden="false" <text:s/>Name="Medium Grid 1 Accent 6" &gt;&lt;/w:LsdException&gt;</text:p><text:p>&lt;w:LsdException Locked="false" <text:s/>Priority="99" <text:s/>SemiHidden="false" <text:s/>Name="Medium Grid 2 Accent 6" &gt;&lt;/w:LsdException&gt;</text:p><text:p>&lt;w:LsdException Locked="false" <text:s/>Priority="99" <text:s/>SemiHidden="false" <text:s/>Name="Medium Grid 3 Accent 6" &gt;&lt;/w:LsdException&gt;</text:p><text:p>&lt;w:LsdException Locked="false" <text:s/>Priority="99" <text:s/>SemiHidden="false" <text:s/>Name="Dark List Accent 6" &gt;&lt;/w:LsdException&gt;</text:p><text:p>&lt;w:LsdException Locked="false" <text:s/>Priority="99" <text:s/>SemiHidden="false" <text:s/>Name="Colorful Shading Accent 6" &gt;&lt;/w:LsdException&gt;</text:p><text:p>&lt;w:LsdException Locked="false" <text:s/>Priority="99" <text:s/>SemiHidden="false" <text:s/>Name="Colorful List Accent 6" &gt;&lt;/w:LsdException&gt;</text:p><text:p>&lt;w:LsdException Locked="false" <text:s/>Priority="99" <text:s/>SemiHidden="false" <text:s/>Name="Colorful Grid Accent 6" &gt;&lt;/w:LsdException&gt;</text:p><text:p>&lt;/w:LatentStyles&gt;&lt;/xml&gt;&lt;![endif]--&gt;</text:p></office:annotation><office:annotation><dc:date>2018-01-06T16:52:22.193531047</dc:date><text:p>&lt;!--StartFragment--&gt;</text:p></office:annotation>提供支付购买业务</text:p>
          </table:table-cell>
          <table:table-cell table:style-name="表格1.A2" office:value-type="string">
            <text:p text:style-name="Table_20_Contents"><text:span text:style-name="T45">（1）</text:span><office:annotation><dc:date>2018-01-06T17:21:38.952158045</dc:date><text:p>&lt;!--[if gte mso 9]&gt;&lt;xml&gt;&lt;w:LatentStyles DefLockedState="false" <text:s/>DefUnhideWhenUsed="true" <text:s/>DefSemiHidden="true" <text:s/>DefQFormat="false" <text:s/>DefPriority="99" <text:s/>LatentStyleCount="260" &gt;</text:p><text:p>&lt;w:LsdException Locked="false" <text:s/>Priority="99" <text:s/>SemiHidden="false" <text:s/>Name="Normal" &gt;&lt;/w:LsdException&gt;</text:p><text:p>&lt;w:LsdException Locked="false" <text:s/>Priority="99" <text:s/>SemiHidden="false" <text:s/>Name="heading 1" &gt;&lt;/w:LsdException&gt;</text:p><text:p>&lt;w:LsdException Locked="false" <text:s/>Priority="99" <text:s/>SemiHidden="false" <text:s/>Name="heading 2" &gt;&lt;/w:LsdException&gt;</text:p><text:p>&lt;w:LsdException Locked="false" <text:s/>Priority="99" <text:s/>SemiHidden="false" <text:s/>Name="heading 3" &gt;&lt;/w:LsdException&gt;</text:p><text:p>&lt;w:LsdException Locked="false" <text:s/>Priority="99" <text:s/>SemiHidden="false" <text:s/>Name="heading 4" &gt;&lt;/w:LsdException&gt;</text:p><text:p>&lt;w:LsdException Locked="false" <text:s/>Priority="99" <text:s/>SemiHidden="false" <text:s/>Name="heading 5" &gt;&lt;/w:LsdException&gt;</text:p><text:p>&lt;w:LsdException Locked="false" <text:s/>Priority="99" <text:s/>SemiHidden="false" <text:s/>Name="heading 6" &gt;&lt;/w:LsdException&gt;</text:p><text:p>&lt;w:LsdException Locked="false" <text:s/>Priority="99" <text:s/>SemiHidden="false" <text:s/>Name="heading 7" &gt;&lt;/w:LsdException&gt;</text:p><text:p>&lt;w:LsdException Locked="false" <text:s/>Priority="99" <text:s/>SemiHidden="false" <text:s/>Name="heading 8" &gt;&lt;/w:LsdException&gt;</text:p><text:p>&lt;w:LsdException Locked="false" <text:s/>Priority="99" <text:s/>SemiHidden="false" <text:s/>Name="heading 9" &gt;&lt;/w:LsdException&gt;</text:p><text:p>&lt;w:LsdException Locked="false" <text:s/>Priority="99" <text:s/>SemiHidden="false" <text:s/>Name="index 1" &gt;&lt;/w:LsdException&gt;</text:p><text:p>&lt;w:LsdException Locked="false" <text:s/>Priority="99" <text:s/>SemiHidden="false" <text:s/>Name="index 2" &gt;&lt;/w:LsdException&gt;</text:p><text:p>&lt;w:LsdException Locked="false" <text:s/>Priority="99" <text:s/>SemiHidden="false" <text:s/>Name="index 3" &gt;&lt;/w:LsdException&gt;</text:p><text:p>&lt;w:LsdException Locked="false" <text:s/>Priority="99" <text:s/>SemiHidden="false" <text:s/>Name="index 4" &gt;&lt;/w:LsdException&gt;</text:p><text:p>&lt;w:LsdException Locked="false" <text:s/>Priority="99" <text:s/>SemiHidden="false" <text:s/>Name="index 5" &gt;&lt;/w:LsdException&gt;</text:p><text:p>&lt;w:LsdException Locked="false" <text:s/>Priority="99" <text:s/>SemiHidden="false" <text:s/>Name="index 6" &gt;&lt;/w:LsdException&gt;</text:p><text:p>&lt;w:LsdException Locked="false" <text:s/>Priority="99" <text:s/>SemiHidden="false" <text:s/>Name="index 7" &gt;&lt;/w:LsdException&gt;</text:p><text:p>&lt;w:LsdException Locked="false" <text:s/>Priority="99" <text:s/>SemiHidden="false" <text:s/>Name="index 8" &gt;&lt;/w:LsdException&gt;</text:p><text:p>&lt;w:LsdException Locked="false" <text:s/>Priority="99" <text:s/>SemiHidden="false" <text:s/>Name="index 9" &gt;&lt;/w:LsdException&gt;</text:p><text:p>&lt;w:LsdException Locked="false" <text:s/>Priority="99" <text:s/>SemiHidden="false" <text:s/>Name="toc 1" &gt;&lt;/w:LsdException&gt;</text:p><text:p>&lt;w:LsdException Locked="false" <text:s/>Priority="99" <text:s/>SemiHidden="false" <text:s/>Name="toc 2" &gt;&lt;/w:LsdException&gt;</text:p><text:p>&lt;w:LsdException Locked="false" <text:s/>Priority="99" <text:s/>SemiHidden="false" <text:s/>Name="toc 3" &gt;&lt;/w:LsdException&gt;</text:p><text:p>&lt;w:LsdException Locked="false" <text:s/>Priority="99" <text:s/>SemiHidden="false" <text:s/>Name="toc 4" &gt;&lt;/w:LsdException&gt;</text:p><text:p>&lt;w:LsdException Locked="false" <text:s/>Priority="99" <text:s/>SemiHidden="false" <text:s/>Name="toc 5" &gt;&lt;/w:LsdException&gt;</text:p><text:p>&lt;w:LsdException Locked="false" <text:s/>Priority="99" <text:s/>SemiHidden="false" <text:s/>Name="toc 6" &gt;&lt;/w:LsdException&gt;</text:p><text:p>&lt;w:LsdException Locked="false" <text:s/>Priority="99" <text:s/>SemiHidden="false" <text:s/>Name="toc 7" &gt;&lt;/w:LsdException&gt;</text:p><text:p>&lt;w:LsdException Locked="false" <text:s/>Priority="99" <text:s/>SemiHidden="false" <text:s/>Name="toc 8" &gt;&lt;/w:LsdException&gt;</text:p><text:p>&lt;w:LsdException Locked="false" <text:s/>Priority="99" <text:s/>SemiHidden="false" <text:s/>Name="toc 9" &gt;&lt;/w:LsdException&gt;</text:p><text:p>&lt;w:LsdException Locked="false" <text:s/>Priority="99" <text:s/>SemiHidden="false" <text:s/>Name="Normal Indent" &gt;&lt;/w:LsdException&gt;</text:p><text:p>&lt;w:LsdException Locked="false" <text:s/>Priority="99" <text:s/>SemiHidden="false" <text:s/>Name="footnote text" &gt;&lt;/w:LsdException&gt;</text:p><text:p>&lt;w:LsdException Locked="false" <text:s/>Priority="99" <text:s/>SemiHidden="false" <text:s/>Name="annotation text" &gt;&lt;/w:LsdException&gt;</text:p><text:p>&lt;w:LsdException Locked="false" <text:s/>Priority="99" <text:s/>SemiHidden="false" <text:s/>Name="header" &gt;&lt;/w:LsdException&gt;</text:p><text:p>&lt;w:LsdException Locked="false" <text:s/>Priority="99" <text:s/>SemiHidden="false" <text:s/>Name="footer" &gt;&lt;/w:LsdException&gt;</text:p><text:p>&lt;w:LsdException Locked="false" <text:s/>Priority="99" <text:s/>SemiHidden="false" <text:s/>Name="index heading" &gt;&lt;/w:LsdException&gt;</text:p><text:p>&lt;w:LsdException Locked="false" <text:s/>Priority="99" <text:s/>SemiHidden="false" <text:s/>Name="caption" &gt;&lt;/w:LsdException&gt;</text:p><text:p>&lt;w:LsdException Locked="false" <text:s/>Priority="99" <text:s/>SemiHidden="false" <text:s/>Name="table of figures" &gt;&lt;/w:LsdException&gt;</text:p><text:p>&lt;w:LsdException Locked="false" <text:s/>Priority="99" <text:s/>SemiHidden="false" <text:s/>Name="envelope address" &gt;&lt;/w:LsdException&gt;</text:p><text:p>&lt;w:LsdException Locked="false" <text:s/>Priority="99" <text:s/>SemiHidden="false" <text:s/>Name="envelope return" &gt;&lt;/w:LsdException&gt;</text:p><text:p>&lt;w:LsdException Locked="false" <text:s/>Priority="99" <text:s/>SemiHidden="false" <text:s/>Name="footnote reference" &gt;&lt;/w:LsdException&gt;</text:p><text:p>&lt;w:LsdException Locked="false" <text:s/>Priority="99" <text:s/>SemiHidden="false" <text:s/>Name="annotation reference" &gt;&lt;/w:LsdException&gt;</text:p><text:p>&lt;w:LsdException Locked="false" <text:s/>Priority="99" <text:s/>SemiHidden="false" <text:s/>Name="line number" &gt;&lt;/w:LsdException&gt;</text:p><text:p>&lt;w:LsdException Locked="false" <text:s/>Priority="99" <text:s/>SemiHidden="false" <text:s/>Name="page number" &gt;&lt;/w:LsdException&gt;</text:p><text:p>&lt;w:LsdException Locked="false" <text:s/>Priority="99" <text:s/>SemiHidden="false" <text:s/>Name="endnote reference" &gt;&lt;/w:LsdException&gt;</text:p><text:p>&lt;w:LsdException Locked="false" <text:s/>Priority="99" <text:s/>SemiHidden="false" <text:s/>Name="endnote text" &gt;&lt;/w:LsdException&gt;</text:p><text:p>&lt;w:LsdException Locked="false" <text:s/>Priority="99" <text:s/>SemiHidden="false" <text:s/>Name="table of authorities" &gt;&lt;/w:LsdException&gt;</text:p><text:p>&lt;w:LsdException Locked="false" <text:s/>Priority="99" <text:s/>SemiHidden="false" <text:s/>Name="macro" &gt;&lt;/w:LsdException&gt;</text:p><text:p>&lt;w:LsdException Locked="false" <text:s/>Priority="99" <text:s/>SemiHidden="false" <text:s/>Name="toa heading" &gt;&lt;/w:LsdException&gt;</text:p><text:p>&lt;w:LsdException Locked="false" <text:s/>Priority="99" <text:s/>SemiHidden="false" <text:s/>Name="List" &gt;&lt;/w:LsdException&gt;</text:p><text:p>&lt;w:LsdException Locked="false" <text:s/>Priority="99" <text:s/>SemiHidden="false" <text:s/>Name="List Bullet" &gt;&lt;/w:LsdException&gt;</text:p><text:p>&lt;w:LsdException Locked="false" <text:s/>Priority="99" <text:s/>SemiHidden="false" <text:s/>Name="List Number" &gt;&lt;/w:LsdException&gt;</text:p><text:p>&lt;w:LsdException Locked="false" <text:s/>Priority="99" <text:s/>SemiHidden="false" <text:s/>Name="List 2" &gt;&lt;/w:LsdException&gt;</text:p><text:p>&lt;w:LsdException Locked="false" <text:s/>Priority="99" <text:s/>SemiHidden="false" <text:s/>Name="List 3" &gt;&lt;/w:LsdException&gt;</text:p><text:p>&lt;w:LsdException Locked="false" <text:s/>Priority="99" <text:s/>SemiHidden="false" <text:s/>Name="List 4" &gt;&lt;/w:LsdException&gt;</text:p><text:p>&lt;w:LsdException Locked="false" <text:s/>Priority="99" <text:s/>SemiHidden="false" <text:s/>Name="List 5" &gt;&lt;/w:LsdException&gt;</text:p><text:p>&lt;w:LsdException Locked="false" <text:s/>Priority="99" <text:s/>SemiHidden="false" <text:s/>Name="List Bullet 2" &gt;&lt;/w:LsdException&gt;</text:p><text:p>&lt;w:LsdException Locked="false" <text:s/>Priority="99" <text:s/>SemiHidden="false" <text:s/>Name="List Bullet 3" &gt;&lt;/w:LsdException&gt;</text:p><text:p>&lt;w:LsdException Locked="false" <text:s/>Priority="99" <text:s/>SemiHidden="false" <text:s/>Name="List Bullet 4" &gt;&lt;/w:LsdException&gt;</text:p><text:p>&lt;w:LsdException Locked="false" <text:s/>Priority="99" <text:s/>SemiHidden="false" <text:s/>Name="List Bullet 5" &gt;&lt;/w:LsdException&gt;</text:p><text:p>&lt;w:LsdException Locked="false" <text:s/>Priority="99" <text:s/>SemiHidden="false" <text:s/>Name="List Number 2" &gt;&lt;/w:LsdException&gt;</text:p><text:p>&lt;w:LsdException Locked="false" <text:s/>Priority="99" <text:s/>SemiHidden="false" <text:s/>Name="List Number 3" &gt;&lt;/w:LsdException&gt;</text:p><text:p>&lt;w:LsdException Locked="false" <text:s/>Priority="99" <text:s/>SemiHidden="false" <text:s/>Name="List Number 4" &gt;&lt;/w:LsdException&gt;</text:p><text:p>&lt;w:LsdException Locked="false" <text:s/>Priority="99" <text:s/>SemiHidden="false" <text:s/>Name="List Number 5" &gt;&lt;/w:LsdException&gt;</text:p><text:p>&lt;w:LsdException Locked="false" <text:s/>Priority="99" <text:s/>SemiHidden="false" <text:s/>Name="Title" &gt;&lt;/w:LsdException&gt;</text:p><text:p>&lt;w:LsdException Locked="false" <text:s/>Priority="99" <text:s/>SemiHidden="false" <text:s/>Name="Closing" &gt;&lt;/w:LsdException&gt;</text:p><text:p>&lt;w:LsdException Locked="false" <text:s/>Priority="99" <text:s/>SemiHidden="false" <text:s/>Name="Signature" &gt;&lt;/w:LsdException&gt;</text:p><text:p>&lt;w:LsdException Locked="false" <text:s/>Priority="99" <text:s/>SemiHidden="false" <text:s/>Name="Default Paragraph Font" &gt;&lt;/w:LsdException&gt;</text:p><text:p>&lt;w:LsdException Locked="false" <text:s/>Priority="99" <text:s/>SemiHidden="false" <text:s/>Name="Body Text" &gt;&lt;/w:LsdException&gt;</text:p><text:p>&lt;w:LsdException Locked="false" <text:s/>Priority="99" <text:s/>SemiHidden="false" <text:s/>Name="Body Text Indent" &gt;&lt;/w:LsdException&gt;</text:p><text:p>&lt;w:LsdException Locked="false" <text:s/>Priority="99" <text:s/>SemiHidden="false" <text:s/>Name="List Continue" &gt;&lt;/w:LsdException&gt;</text:p><text:p>&lt;w:LsdException Locked="false" <text:s/>Priority="99" <text:s/>SemiHidden="false" <text:s/>Name="List Continue 2" &gt;&lt;/w:LsdException&gt;</text:p><text:p>&lt;w:LsdException Locked="false" <text:s/>Priority="99" <text:s/>SemiHidden="false" <text:s/>Name="List Continue 3" &gt;&lt;/w:LsdException&gt;</text:p><text:p>&lt;w:LsdException Locked="false" <text:s/>Priority="99" <text:s/>SemiHidden="false" <text:s/>Name="List Continue 4" &gt;&lt;/w:LsdException&gt;</text:p><text:p>&lt;w:LsdException Locked="false" <text:s/>Priority="99" <text:s/>SemiHidden="false" <text:s/>Name="List Continue 5" &gt;&lt;/w:LsdException&gt;</text:p><text:p>&lt;w:LsdException Locked="false" <text:s/>Priority="99" <text:s/>SemiHidden="false" <text:s/>Name="Message Header" &gt;&lt;/w:LsdException&gt;</text:p><text:p>&lt;w:LsdException Locked="false" <text:s/>Priority="99" <text:s/>SemiHidden="false" <text:s/>Name="Subtitle" &gt;&lt;/w:LsdException&gt;</text:p><text:p>&lt;w:LsdException Locked="false" <text:s/>Priority="99" <text:s/>SemiHidden="false" <text:s/>Name="Salutation" &gt;&lt;/w:LsdException&gt;</text:p><text:p>&lt;w:LsdException Locked="false" <text:s/>Priority="99" <text:s/>SemiHidden="false" <text:s/>Name="Date" &gt;&lt;/w:LsdException&gt;</text:p><text:p>&lt;w:LsdException Locked="false" <text:s/>Priority="99" <text:s/>SemiHidden="false" <text:s/>Name="Body Text First Indent" &gt;&lt;/w:LsdException&gt;</text:p><text:p>&lt;w:LsdException Locked="false" <text:s/>Priority="99" <text:s/>SemiHidden="false" <text:s/>Name="Body Text First Indent 2" &gt;&lt;/w:LsdException&gt;</text:p><text:p>&lt;w:LsdException Locked="false" <text:s/>Priority="99" <text:s/>SemiHidden="false" <text:s/>Name="Note Heading" &gt;&lt;/w:LsdException&gt;</text:p><text:p>&lt;w:LsdException Locked="false" <text:s/>Priority="99" <text:s/>SemiHidden="false" <text:s/>Name="Body Text 2" &gt;&lt;/w:LsdException&gt;</text:p><text:p>&lt;w:LsdException Locked="false" <text:s/>Priority="99" <text:s/>SemiHidden="false" <text:s/>Name="Body Text 3" &gt;&lt;/w:LsdException&gt;</text:p><text:p>&lt;w:LsdException Locked="false" <text:s/>Priority="99" <text:s/>SemiHidden="false" <text:s/>Name="Body Text Indent 2" &gt;&lt;/w:LsdException&gt;</text:p><text:p>&lt;w:LsdException Locked="false" <text:s/>Priority="99" <text:s/>SemiHidden="false" <text:s/>Name="Body Text Indent 3" &gt;&lt;/w:LsdException&gt;</text:p><text:p>&lt;w:LsdException Locked="false" <text:s/>Priority="99" <text:s/>SemiHidden="false" <text:s/>Name="Block Text" &gt;&lt;/w:LsdException&gt;</text:p><text:p>&lt;w:LsdException Locked="false" <text:s/>Priority="99" <text:s/>SemiHidden="false" <text:s/>Name="Hyperlink" &gt;&lt;/w:LsdException&gt;</text:p><text:p>&lt;w:LsdException Locked="false" <text:s/>Priority="99" <text:s/>SemiHidden="false" <text:s/>Name="FollowedHyperlink" &gt;&lt;/w:LsdException&gt;</text:p><text:p>&lt;w:LsdException Locked="false" <text:s/>Priority="99" <text:s/>SemiHidden="false" <text:s/>Name="Strong" &gt;&lt;/w:LsdException&gt;</text:p><text:p>&lt;w:LsdException Locked="false" <text:s/>Priority="99" <text:s/>SemiHidden="false" <text:s/>Name="Emphasis" &gt;&lt;/w:LsdException&gt;</text:p><text:p>&lt;w:LsdException Locked="false" <text:s/>Priority="99" <text:s/>SemiHidden="false" <text:s/>Name="Document Map" &gt;&lt;/w:LsdException&gt;</text:p><text:p>&lt;w:LsdException Locked="false" <text:s/>Priority="99" <text:s/>SemiHidden="false" <text:s/>Name="Plain Text" &gt;&lt;/w:LsdException&gt;</text:p><text:p>&lt;w:LsdException Locked="false" <text:s/>Priority="99" <text:s/>SemiHidden="false" <text:s/>Name="E-mail Signature" &gt;&lt;/w:LsdException&gt;</text:p><text:p>&lt;w:LsdException Locked="false" <text:s/>Priority="99" <text:s/>SemiHidden="false" <text:s/>Name="Normal (Web)" &gt;&lt;/w:LsdException&gt;</text:p><text:p>&lt;w:LsdException Locked="false" <text:s/>Priority="99" <text:s/>SemiHidden="false" <text:s/>Name="HTML Acronym" &gt;&lt;/w:LsdException&gt;</text:p><text:p>&lt;w:LsdException Locked="false" <text:s/>Priority="99" <text:s/>SemiHidden="false" <text:s/>Name="HTML Address" &gt;&lt;/w:LsdException&gt;</text:p><text:p>&lt;w:LsdException Locked="false" <text:s/>Priority="99" <text:s/>SemiHidden="false" <text:s/>Name="HTML Cite" &gt;&lt;/w:LsdException&gt;</text:p><text:p>&lt;w:LsdException Locked="false" <text:s/>Priority="99" <text:s/>SemiHidden="false" <text:s/>Name="HTML Code" &gt;&lt;/w:LsdException&gt;</text:p><text:p>&lt;w:LsdException Locked="false" <text:s/>Priority="99" <text:s/>SemiHidden="false" <text:s/>Name="HTML Definition" &gt;&lt;/w:LsdException&gt;</text:p><text:p>&lt;w:LsdException Locked="false" <text:s/>Priority="99" <text:s/>SemiHidden="false" <text:s/>Name="HTML Keyboard" &gt;&lt;/w:LsdException&gt;</text:p><text:p>&lt;w:LsdException Locked="false" <text:s/>Priority="99" <text:s/>SemiHidden="false" <text:s/>Name="HTML Preformatted" &gt;&lt;/w:LsdException&gt;</text:p><text:p>&lt;w:LsdException Locked="false" <text:s/>Priority="99" <text:s/>SemiHidden="false" <text:s/>Name="HTML Sample" &gt;&lt;/w:LsdException&gt;</text:p><text:p>&lt;w:LsdException Locked="false" <text:s/>Priority="99" <text:s/>SemiHidden="false" <text:s/>Name="HTML Typewriter" &gt;&lt;/w:LsdException&gt;</text:p><text:p>&lt;w:LsdException Locked="false" <text:s/>Priority="99" <text:s/>SemiHidden="false" <text:s/>Name="HTML Variable" &gt;&lt;/w:LsdException&gt;</text:p><text:p>&lt;w:LsdException Locked="false" <text:s/>Priority="99" <text:s/>SemiHidden="false" <text:s/>Name="Normal Table" &gt;&lt;/w:LsdException&gt;</text:p><text:p>&lt;w:LsdException Locked="false" <text:s/>Priority="99" <text:s/>SemiHidden="false" <text:s/>Name="annotation subject" &gt;&lt;/w:LsdException&gt;</text:p><text:p>&lt;w:LsdException Locked="false" <text:s/>Priority="99" <text:s/>SemiHidden="false" <text:s/>Name="No List" &gt;&lt;/w:LsdException&gt;</text:p><text:p>&lt;w:LsdException Locked="false" <text:s/>Priority="99" <text:s/>SemiHidden="false" <text:s/>Name="Table Simple 1" &gt;&lt;/w:LsdException&gt;</text:p><text:p>&lt;w:LsdException Locked="false" <text:s/>Priority="99" <text:s/>SemiHidden="false" <text:s/>Name="Table Simple 2" &gt;&lt;/w:LsdException&gt;</text:p><text:p>&lt;w:LsdException Locked="false" <text:s/>Priority="99" <text:s/>SemiHidden="false" <text:s/>Name="Table Simple 3" &gt;&lt;/w:LsdException&gt;</text:p><text:p>&lt;w:LsdException Locked="false" <text:s/>Priority="99" <text:s/>SemiHidden="false" <text:s/>Name="Table Classic 1" &gt;&lt;/w:LsdException&gt;</text:p><text:p>&lt;w:LsdException Locked="false" <text:s/>Priority="99" <text:s/>SemiHidden="false" <text:s/>Name="Table Classic 2" &gt;&lt;/w:LsdException&gt;</text:p><text:p>&lt;w:LsdException Locked="false" <text:s/>Priority="99" <text:s/>SemiHidden="false" <text:s/>Name="Table Classic 3" &gt;&lt;/w:LsdException&gt;</text:p><text:p>&lt;w:LsdException Locked="false" <text:s/>Priority="99" <text:s/>SemiHidden="false" <text:s/>Name="Table Classic 4" &gt;&lt;/w:LsdException&gt;</text:p><text:p>&lt;w:LsdException Locked="false" <text:s/>Priority="99" <text:s/>SemiHidden="false" <text:s/>Name="Table Colorful 1" &gt;&lt;/w:LsdException&gt;</text:p><text:p>&lt;w:LsdException Locked="false" <text:s/>Priority="99" <text:s/>SemiHidden="false" <text:s/>Name="Table Colorful 2" &gt;&lt;/w:LsdException&gt;</text:p><text:p>&lt;w:LsdException Locked="false" <text:s/>Priority="99" <text:s/>SemiHidden="false" <text:s/>Name="Table Colorful 3" &gt;&lt;/w:LsdException&gt;</text:p><text:p>&lt;w:LsdException Locked="false" <text:s/>Priority="99" <text:s/>SemiHidden="false" <text:s/>Name="Table Columns 1" &gt;&lt;/w:LsdException&gt;</text:p><text:p>&lt;w:LsdException Locked="false" <text:s/>Priority="99" <text:s/>SemiHidden="false" <text:s/>Name="Table Columns 2" &gt;&lt;/w:LsdException&gt;</text:p><text:p>&lt;w:LsdException Locked="false" <text:s/>Priority="99" <text:s/>SemiHidden="false" <text:s/>Name="Table Columns 3" &gt;&lt;/w:LsdException&gt;</text:p><text:p>&lt;w:LsdException Locked="false" <text:s/>Priority="99" <text:s/>SemiHidden="false" <text:s/>Name="Table Columns 4" &gt;&lt;/w:LsdException&gt;</text:p><text:p>&lt;w:LsdException Locked="false" <text:s/>Priority="99" <text:s/>SemiHidden="false" <text:s/>Name="Table Columns 5" &gt;&lt;/w:LsdException&gt;</text:p><text:p>&lt;w:LsdException Locked="false" <text:s/>Priority="99" <text:s/>SemiHidden="false" <text:s/>Name="Table Grid 1" &gt;&lt;/w:LsdException&gt;</text:p><text:p>&lt;w:LsdException Locked="false" <text:s/>Priority="99" <text:s/>SemiHidden="false" <text:s/>Name="Table Grid 2" &gt;&lt;/w:LsdException&gt;</text:p><text:p>&lt;w:LsdException Locked="false" <text:s/>Priority="99" <text:s/>SemiHidden="false" <text:s/>Name="Table Grid 3" &gt;&lt;/w:LsdException&gt;</text:p><text:p>&lt;w:LsdException Locked="false" <text:s/>Priority="99" <text:s/>SemiHidden="false" <text:s/>Name="Table Grid 4" &gt;&lt;/w:LsdException&gt;</text:p><text:p>&lt;w:LsdException Locked="false" <text:s/>Priority="99" <text:s/>SemiHidden="false" <text:s/>Name="Table Grid 5" &gt;&lt;/w:LsdException&gt;</text:p><text:p>&lt;w:LsdException Locked="false" <text:s/>Priority="99" <text:s/>SemiHidden="false" <text:s/>Name="Table Grid 6" &gt;&lt;/w:LsdException&gt;</text:p><text:p>&lt;w:LsdException Locked="false" <text:s/>Priority="99" <text:s/>SemiHidden="false" <text:s/>Name="Table Grid 7" &gt;&lt;/w:LsdException&gt;</text:p><text:p>&lt;w:LsdException Locked="false" <text:s/>Priority="99" <text:s/>SemiHidden="false" <text:s/>Name="Table Grid 8" &gt;&lt;/w:LsdException&gt;</text:p><text:p>&lt;w:LsdException Locked="false" <text:s/>Priority="99" <text:s/>SemiHidden="false" <text:s/>Name="Table List 1" &gt;&lt;/w:LsdException&gt;</text:p><text:p>&lt;w:LsdException Locked="false" <text:s/>Priority="99" <text:s/>SemiHidden="false" <text:s/>Name="Table List 2" &gt;&lt;/w:LsdException&gt;</text:p><text:p>&lt;w:LsdException Locked="false" <text:s/>Priority="99" <text:s/>SemiHidden="false" <text:s/>Name="Table List 3" &gt;&lt;/w:LsdException&gt;</text:p><text:p>&lt;w:LsdException Locked="false" <text:s/>Priority="99" <text:s/>SemiHidden="false" <text:s/>Name="Table List 4" &gt;&lt;/w:LsdException&gt;</text:p><text:p>&lt;w:LsdException Locked="false" <text:s/>Priority="99" <text:s/>SemiHidden="false" <text:s/>Name="Table List 5" &gt;&lt;/w:LsdException&gt;</text:p><text:p>&lt;w:LsdException Locked="false" <text:s/>Priority="99" <text:s/>SemiHidden="false" <text:s/>Name="Table List 6" &gt;&lt;/w:LsdException&gt;</text:p><text:p>&lt;w:LsdException Locked="false" <text:s/>Priority="99" <text:s/>SemiHidden="false" <text:s/>Name="Table List 7" &gt;&lt;/w:LsdException&gt;</text:p><text:p>&lt;w:LsdException Locked="false" <text:s/>Priority="99" <text:s/>SemiHidden="false" <text:s/>Name="Table List 8" &gt;&lt;/w:LsdException&gt;</text:p><text:p>&lt;w:LsdException Locked="false" <text:s/>Priority="99" <text:s/>SemiHidden="false" <text:s/>Name="Table 3D effects 1" &gt;&lt;/w:LsdException&gt;</text:p><text:p>&lt;w:LsdException Locked="false" <text:s/>Priority="99" <text:s/>SemiHidden="false" <text:s/>Name="Table 3D effects 2" &gt;&lt;/w:LsdException&gt;</text:p><text:p>&lt;w:LsdException Locked="false" <text:s/>Priority="99" <text:s/>SemiHidden="false" <text:s/>Name="Table 3D effects 3" &gt;&lt;/w:LsdException&gt;</text:p><text:p>&lt;w:LsdException Locked="false" <text:s/>Priority="99" <text:s/>SemiHidden="false" <text:s/>Name="Table Contemporary" &gt;&lt;/w:LsdException&gt;</text:p><text:p>&lt;w:LsdException Locked="false" <text:s/>Priority="99" <text:s/>SemiHidden="false" <text:s/>Name="Table Elegant" &gt;&lt;/w:LsdException&gt;</text:p><text:p>&lt;w:LsdException Locked="false" <text:s/>Priority="99" <text:s/>SemiHidden="false" <text:s/>Name="Table Professional" &gt;&lt;/w:LsdException&gt;</text:p><text:p>&lt;w:LsdException Locked="false" <text:s/>Priority="99" <text:s/>SemiHidden="false" <text:s/>Name="Table Subtle 1" &gt;&lt;/w:LsdException&gt;</text:p><text:p>&lt;w:LsdException Locked="false" <text:s/>Priority="99" <text:s/>SemiHidden="false" <text:s/>Name="Table Subtle 2" &gt;&lt;/w:LsdException&gt;</text:p><text:p>&lt;w:LsdException Locked="false" <text:s/>Priority="99" <text:s/>SemiHidden="false" <text:s/>Name="Table Web 1" &gt;&lt;/w:LsdException&gt;</text:p><text:p>&lt;w:LsdException Locked="false" <text:s/>Priority="99" <text:s/>SemiHidden="false" <text:s/>Name="Table Web 2" &gt;&lt;/w:LsdException&gt;</text:p><text:p>&lt;w:LsdException Locked="false" <text:s/>Priority="99" <text:s/>SemiHidden="false" <text:s/>Name="Table Web 3" &gt;&lt;/w:LsdException&gt;</text:p><text:p>&lt;w:LsdException Locked="false" <text:s/>Priority="99" <text:s/>SemiHidden="false" <text:s/>Name="Balloon Text" &gt;&lt;/w:LsdException&gt;</text:p><text:p>&lt;w:LsdException Locked="false" <text:s/>Priority="99" <text:s/>SemiHidden="false" <text:s/>Name="Table Grid" &gt;&lt;/w:LsdException&gt;</text:p><text:p>&lt;w:LsdException Locked="false" <text:s/>Priority="99" <text:s/>SemiHidden="false" <text:s/>Name="Table Theme" &gt;&lt;/w:LsdException&gt;</text:p><text:p>&lt;w:LsdException Locked="false" <text:s/>Priority="99" <text:s/>SemiHidden="false" <text:s/>Name="Light Shading" &gt;&lt;/w:LsdException&gt;</text:p><text:p>&lt;w:LsdException Locked="false" <text:s/>Priority="99" <text:s/>SemiHidden="false" <text:s/>Name="Light List" &gt;&lt;/w:LsdException&gt;</text:p><text:p>&lt;w:LsdException Locked="false" <text:s/>Priority="99" <text:s/>SemiHidden="false" <text:s/>Name="Light Grid" &gt;&lt;/w:LsdException&gt;</text:p><text:p>&lt;w:LsdException Locked="false" <text:s/>Priority="99" <text:s/>SemiHidden="false" <text:s/>Name="Medium Shading 1" &gt;&lt;/w:LsdException&gt;</text:p><text:p>&lt;w:LsdException Locked="false" <text:s/>Priority="99" <text:s/>SemiHidden="false" <text:s/>Name="Medium Shading 2" &gt;&lt;/w:LsdException&gt;</text:p><text:p>&lt;w:LsdException Locked="false" <text:s/>Priority="99" <text:s/>SemiHidden="false" <text:s/>Name="Medium List 1" &gt;&lt;/w:LsdException&gt;</text:p><text:p>&lt;w:LsdException Locked="false" <text:s/>Priority="99" <text:s/>SemiHidden="false" <text:s/>Name="Medium List 2" &gt;&lt;/w:LsdException&gt;</text:p><text:p>&lt;w:LsdException Locked="false" <text:s/>Priority="99" <text:s/>SemiHidden="false" <text:s/>Name="Medium Grid 1" &gt;&lt;/w:LsdException&gt;</text:p><text:p>&lt;w:LsdException Locked="false" <text:s/>Priority="99" <text:s/>SemiHidden="false" <text:s/>Name="Medium Grid 2" &gt;&lt;/w:LsdException&gt;</text:p><text:p>&lt;w:LsdException Locked="false" <text:s/>Priority="99" <text:s/>SemiHidden="false" <text:s/>Name="Medium Grid 3" &gt;&lt;/w:LsdException&gt;</text:p><text:p>&lt;w:LsdException Locked="false" <text:s/>Priority="99" <text:s/>SemiHidden="false" <text:s/>Name="Dark List" &gt;&lt;/w:LsdException&gt;</text:p><text:p>&lt;w:LsdException Locked="false" <text:s/>Priority="99" <text:s/>SemiHidden="false" <text:s/>Name="Colorful Shading" &gt;&lt;/w:LsdException&gt;</text:p><text:p>&lt;w:LsdException Locked="false" <text:s/>Priority="99" <text:s/>SemiHidden="false" <text:s/>Name="Colorful List" &gt;&lt;/w:LsdException&gt;</text:p><text:p>&lt;w:LsdException Locked="false" <text:s/>Priority="99" <text:s/>SemiHidden="false" <text:s/>Name="Colorful Grid" &gt;&lt;/w:LsdException&gt;</text:p><text:p>&lt;w:LsdException Locked="false" <text:s/>Priority="99" <text:s/>SemiHidden="false" <text:s/>Name="Light Shading Accent 1" &gt;&lt;/w:LsdException&gt;</text:p><text:p>&lt;w:LsdException Locked="false" <text:s/>Priority="99" <text:s/>SemiHidden="false" <text:s/>Name="Light List Accent 1" &gt;&lt;/w:LsdException&gt;</text:p><text:p>&lt;w:LsdException Locked="false" <text:s/>Priority="99" <text:s/>SemiHidden="false" <text:s/>Name="Light Grid Accent 1" &gt;&lt;/w:LsdException&gt;</text:p><text:p>&lt;w:LsdException Locked="false" <text:s/>Priority="99" <text:s/>SemiHidden="false" <text:s/>Name="Medium Shading 1 Accent 1" &gt;&lt;/w:LsdException&gt;</text:p><text:p>&lt;w:LsdException Locked="false" <text:s/>Priority="99" <text:s/>SemiHidden="false" <text:s/>Name="Medium Shading 2 Accent 1" &gt;&lt;/w:LsdException&gt;</text:p><text:p>&lt;w:LsdException Locked="false" <text:s/>Priority="99" <text:s/>SemiHidden="false" <text:s/>Name="Medium List 1 Accent 1" &gt;&lt;/w:LsdException&gt;</text:p><text:p>&lt;w:LsdException Locked="false" <text:s/>Priority="99" <text:s/>SemiHidden="false" <text:s/>Name="Medium List 2 Accent 1" &gt;&lt;/w:LsdException&gt;</text:p><text:p>&lt;w:LsdException Locked="false" <text:s/>Priority="99" <text:s/>SemiHidden="false" <text:s/>Name="Medium Grid 1 Accent 1" &gt;&lt;/w:LsdException&gt;</text:p><text:p>&lt;w:LsdException Locked="false" <text:s/>Priority="99" <text:s/>SemiHidden="false" <text:s/>Name="Medium Grid 2 Accent 1" &gt;&lt;/w:LsdException&gt;</text:p><text:p>&lt;w:LsdException Locked="false" <text:s/>Priority="99" <text:s/>SemiHidden="false" <text:s/>Name="Medium Grid 3 Accent 1" &gt;&lt;/w:LsdException&gt;</text:p><text:p>&lt;w:LsdException Locked="false" <text:s/>Priority="99" <text:s/>SemiHidden="false" <text:s/>Name="Dark List Accent 1" &gt;&lt;/w:LsdException&gt;</text:p><text:p>&lt;w:LsdException Locked="false" <text:s/>Priority="99" <text:s/>SemiHidden="false" <text:s/>Name="Colorful Shading Accent 1" &gt;&lt;/w:LsdException&gt;</text:p><text:p>&lt;w:LsdException Locked="false" <text:s/>Priority="99" <text:s/>SemiHidden="false" <text:s/>Name="Colorful List Accent 1" &gt;&lt;/w:LsdException&gt;</text:p><text:p>&lt;w:LsdException Locked="false" <text:s/>Priority="99" <text:s/>SemiHidden="false" <text:s/>Name="Colorful Grid Accent 1" &gt;&lt;/w:LsdException&gt;</text:p><text:p>&lt;w:LsdException Locked="false" <text:s/>Priority="99" <text:s/>SemiHidden="false" <text:s/>Name="Light Shading Accent 2" &gt;&lt;/w:LsdException&gt;</text:p><text:p>&lt;w:LsdException Locked="false" <text:s/>Priority="99" <text:s/>SemiHidden="false" <text:s/>Name="Light List Accent 2" &gt;&lt;/w:LsdException&gt;</text:p><text:p>&lt;w:LsdException Locked="false" <text:s/>Priority="99" <text:s/>SemiHidden="false" <text:s/>Name="Light Grid Accent 2" &gt;&lt;/w:LsdException&gt;</text:p><text:p>&lt;w:LsdException Locked="false" <text:s/>Priority="99" <text:s/>SemiHidden="false" <text:s/>Name="Medium Shading 1 Accent 2" &gt;&lt;/w:LsdException&gt;</text:p><text:p>&lt;w:LsdException Locked="false" <text:s/>Priority="99" <text:s/>SemiHidden="false" <text:s/>Name="Medium Shading 2 Accent 2" &gt;&lt;/w:LsdException&gt;</text:p><text:p>&lt;w:LsdException Locked="false" <text:s/>Priority="99" <text:s/>SemiHidden="false" <text:s/>Name="Medium List 1 Accent 2" &gt;&lt;/w:LsdException&gt;</text:p><text:p>&lt;w:LsdException Locked="false" <text:s/>Priority="99" <text:s/>SemiHidden="false" <text:s/>Name="Medium List 2 Accent 2" &gt;&lt;/w:LsdException&gt;</text:p><text:p>&lt;w:LsdException Locked="false" <text:s/>Priority="99" <text:s/>SemiHidden="false" <text:s/>Name="Medium Grid 1 Accent 2" &gt;&lt;/w:LsdException&gt;</text:p><text:p>&lt;w:LsdException Locked="false" <text:s/>Priority="99" <text:s/>SemiHidden="false" <text:s/>Name="Medium Grid 2 Accent 2" &gt;&lt;/w:LsdException&gt;</text:p><text:p>&lt;w:LsdException Locked="false" <text:s/>Priority="99" <text:s/>SemiHidden="false" <text:s/>Name="Medium Grid 3 Accent 2" &gt;&lt;/w:LsdException&gt;</text:p><text:p>&lt;w:LsdException Locked="false" <text:s/>Priority="99" <text:s/>SemiHidden="false" <text:s/>Name="Dark List Accent 2" &gt;&lt;/w:LsdException&gt;</text:p><text:p>&lt;w:LsdException Locked="false" <text:s/>Priority="99" <text:s/>SemiHidden="false" <text:s/>Name="Colorful Shading Accent 2" &gt;&lt;/w:LsdException&gt;</text:p><text:p>&lt;w:LsdException Locked="false" <text:s/>Priority="99" <text:s/>SemiHidden="false" <text:s/>Name="Colorful List Accent 2" &gt;&lt;/w:LsdException&gt;</text:p><text:p>&lt;w:LsdException Locked="false" <text:s/>Priority="99" <text:s/>SemiHidden="false" <text:s/>Name="Colorful Grid Accent 2" &gt;&lt;/w:LsdException&gt;</text:p><text:p>&lt;w:LsdException Locked="false" <text:s/>Priority="99" <text:s/>SemiHidden="false" <text:s/>Name="Light Shading Accent 3" &gt;&lt;/w:LsdException&gt;</text:p><text:p>&lt;w:LsdException Locked="false" <text:s/>Priority="99" <text:s/>SemiHidden="false" <text:s/>Name="Light List Accent 3" &gt;&lt;/w:LsdException&gt;</text:p><text:p>&lt;w:LsdException Locked="false" <text:s/>Priority="99" <text:s/>SemiHidden="false" <text:s/>Name="Light Grid Accent 3" &gt;&lt;/w:LsdException&gt;</text:p><text:p>&lt;w:LsdException Locked="false" <text:s/>Priority="99" <text:s/>SemiHidden="false" <text:s/>Name="Medium Shading 1 Accent 3" &gt;&lt;/w:LsdException&gt;</text:p><text:p>&lt;w:LsdException Locked="false" <text:s/>Priority="99" <text:s/>SemiHidden="false" <text:s/>Name="Medium Shading 2 Accent 3" &gt;&lt;/w:LsdException&gt;</text:p><text:p>&lt;w:LsdException Locked="false" <text:s/>Priority="99" <text:s/>SemiHidden="false" <text:s/>Name="Medium List 1 Accent 3" &gt;&lt;/w:LsdException&gt;</text:p><text:p>&lt;w:LsdException Locked="false" <text:s/>Priority="99" <text:s/>SemiHidden="false" <text:s/>Name="Medium List 2 Accent 3" &gt;&lt;/w:LsdException&gt;</text:p><text:p>&lt;w:LsdException Locked="false" <text:s/>Priority="99" <text:s/>SemiHidden="false" <text:s/>Name="Medium Grid 1 Accent 3" &gt;&lt;/w:LsdException&gt;</text:p><text:p>&lt;w:LsdException Locked="false" <text:s/>Priority="99" <text:s/>SemiHidden="false" <text:s/>Name="Medium Grid 2 Accent 3" &gt;&lt;/w:LsdException&gt;</text:p><text:p>&lt;w:LsdException Locked="false" <text:s/>Priority="99" <text:s/>SemiHidden="false" <text:s/>Name="Medium Grid 3 Accent 3" &gt;&lt;/w:LsdException&gt;</text:p><text:p>&lt;w:LsdException Locked="false" <text:s/>Priority="99" <text:s/>SemiHidden="false" <text:s/>Name="Dark List Accent 3" &gt;&lt;/w:LsdException&gt;</text:p><text:p>&lt;w:LsdException Locked="false" <text:s/>Priority="99" <text:s/>SemiHidden="false" <text:s/>Name="Colorful Shading Accent 3" &gt;&lt;/w:LsdException&gt;</text:p><text:p>&lt;w:LsdException Locked="false" <text:s/>Priority="99" <text:s/>SemiHidden="false" <text:s/>Name="Colorful List Accent 3" &gt;&lt;/w:LsdException&gt;</text:p><text:p>&lt;w:LsdException Locked="false" <text:s/>Priority="99" <text:s/>SemiHidden="false" <text:s/>Name="Colorful Grid Accent 3" &gt;&lt;/w:LsdException&gt;</text:p><text:p>&lt;w:LsdException Locked="false" <text:s/>Priority="99" <text:s/>SemiHidden="false" <text:s/>Name="Light Shading Accent 4" &gt;&lt;/w:LsdException&gt;</text:p><text:p>&lt;w:LsdException Locked="false" <text:s/>Priority="99" <text:s/>SemiHidden="false" <text:s/>Name="Light List Accent 4" &gt;&lt;/w:LsdException&gt;</text:p><text:p>&lt;w:LsdException Locked="false" <text:s/>Priority="99" <text:s/>SemiHidden="false" <text:s/>Name="Light Grid Accent 4" &gt;&lt;/w:LsdException&gt;</text:p><text:p>&lt;w:LsdException Locked="false" <text:s/>Priority="99" <text:s/>SemiHidden="false" <text:s/>Name="Medium Shading 1 Accent 4" &gt;&lt;/w:LsdException&gt;</text:p><text:p>&lt;w:LsdException Locked="false" <text:s/>Priority="99" <text:s/>SemiHidden="false" <text:s/>Name="Medium Shading 2 Accent 4" &gt;&lt;/w:LsdException&gt;</text:p><text:p>&lt;w:LsdException Locked="false" <text:s/>Priority="99" <text:s/>SemiHidden="false" <text:s/>Name="Medium List 1 Accent 4" &gt;&lt;/w:LsdException&gt;</text:p><text:p>&lt;w:LsdException Locked="false" <text:s/>Priority="99" <text:s/>SemiHidden="false" <text:s/>Name="Medium List 2 Accent 4" &gt;&lt;/w:LsdException&gt;</text:p><text:p>&lt;w:LsdException Locked="false" <text:s/>Priority="99" <text:s/>SemiHidden="false" <text:s/>Name="Medium Grid 1 Accent 4" &gt;&lt;/w:LsdException&gt;</text:p><text:p>&lt;w:LsdException Locked="false" <text:s/>Priority="99" <text:s/>SemiHidden="false" <text:s/>Name="Medium Grid 2 Accent 4" &gt;&lt;/w:LsdException&gt;</text:p><text:p>&lt;w:LsdException Locked="false" <text:s/>Priority="99" <text:s/>SemiHidden="false" <text:s/>Name="Medium Grid 3 Accent 4" &gt;&lt;/w:LsdException&gt;</text:p><text:p>&lt;w:LsdException Locked="false" <text:s/>Priority="99" <text:s/>SemiHidden="false" <text:s/>Name="Dark List Accent 4" &gt;&lt;/w:LsdException&gt;</text:p><text:p>&lt;w:LsdException Locked="false" <text:s/>Priority="99" <text:s/>SemiHidden="false" <text:s/>Name="Colorful Shading Accent 4" &gt;&lt;/w:LsdException&gt;</text:p><text:p>&lt;w:LsdException Locked="false" <text:s/>Priority="99" <text:s/>SemiHidden="false" <text:s/>Name="Colorful List Accent 4" &gt;&lt;/w:LsdException&gt;</text:p><text:p>&lt;w:LsdException Locked="false" <text:s/>Priority="99" <text:s/>SemiHidden="false" <text:s/>Name="Colorful Grid Accent 4" &gt;&lt;/w:LsdException&gt;</text:p><text:p>&lt;w:LsdException Locked="false" <text:s/>Priority="99" <text:s/>SemiHidden="false" <text:s/>Name="Light Shading Accent 5" &gt;&lt;/w:LsdException&gt;</text:p><text:p>&lt;w:LsdException Locked="false" <text:s/>Priority="99" <text:s/>SemiHidden="false" <text:s/>Name="Light List Accent 5" &gt;&lt;/w:LsdException&gt;</text:p><text:p>&lt;w:LsdException Locked="false" <text:s/>Priority="99" <text:s/>SemiHidden="false" <text:s/>Name="Light Grid Accent 5" &gt;&lt;/w:LsdException&gt;</text:p><text:p>&lt;w:LsdException Locked="false" <text:s/>Priority="99" <text:s/>SemiHidden="false" <text:s/>Name="Medium Shading 1 Accent 5" &gt;&lt;/w:LsdException&gt;</text:p><text:p>&lt;w:LsdException Locked="false" <text:s/>Priority="99" <text:s/>SemiHidden="false" <text:s/>Name="Medium Shading 2 Accent 5" &gt;&lt;/w:LsdException&gt;</text:p><text:p>&lt;w:LsdException Locked="false" <text:s/>Priority="99" <text:s/>SemiHidden="false" <text:s/>Name="Medium List 1 Accent 5" &gt;&lt;/w:LsdException&gt;</text:p><text:p>&lt;w:LsdException Locked="false" <text:s/>Priority="99" <text:s/>SemiHidden="false" <text:s/>Name="Medium List 2 Accent 5" &gt;&lt;/w:LsdException&gt;</text:p><text:p>&lt;w:LsdException Locked="false" <text:s/>Priority="99" <text:s/>SemiHidden="false" <text:s/>Name="Medium Grid 1 Accent 5" &gt;&lt;/w:LsdException&gt;</text:p><text:p>&lt;w:LsdException Locked="false" <text:s/>Priority="99" <text:s/>SemiHidden="false" <text:s/>Name="Medium Grid 2 Accent 5" &gt;&lt;/w:LsdException&gt;</text:p><text:p>&lt;w:LsdException Locked="false" <text:s/>Priority="99" <text:s/>SemiHidden="false" <text:s/>Name="Medium Grid 3 Accent 5" &gt;&lt;/w:LsdException&gt;</text:p><text:p>&lt;w:LsdException Locked="false" <text:s/>Priority="99" <text:s/>SemiHidden="false" <text:s/>Name="Dark List Accent 5" &gt;&lt;/w:LsdException&gt;</text:p><text:p>&lt;w:LsdException Locked="false" <text:s/>Priority="99" <text:s/>SemiHidden="false" <text:s/>Name="Colorful Shading Accent 5" &gt;&lt;/w:LsdException&gt;</text:p><text:p>&lt;w:LsdException Locked="false" <text:s/>Priority="99" <text:s/>SemiHidden="false" <text:s/>Name="Colorful List Accent 5" &gt;&lt;/w:LsdException&gt;</text:p><text:p>&lt;w:LsdException Locked="false" <text:s/>Priority="99" <text:s/>SemiHidden="false" <text:s/>Name="Colorful Grid Accent 5" &gt;&lt;/w:LsdException&gt;</text:p><text:p>&lt;w:LsdException Locked="false" <text:s/>Priority="99" <text:s/>SemiHidden="false" <text:s/>Name="Light Shading Accent 6" &gt;&lt;/w:LsdException&gt;</text:p><text:p>&lt;w:LsdException Locked="false" <text:s/>Priority="99" <text:s/>SemiHidden="false" <text:s/>Name="Light List Accent 6" &gt;&lt;/w:LsdException&gt;</text:p><text:p>&lt;w:LsdException Locked="false" <text:s/>Priority="99" <text:s/>SemiHidden="false" <text:s/>Name="Light Grid Accent 6" &gt;&lt;/w:LsdException&gt;</text:p><text:p>&lt;w:LsdException Locked="false" <text:s/>Priority="99" <text:s/>SemiHidden="false" <text:s/>Name="Medium Shading 1 Accent 6" &gt;&lt;/w:LsdException&gt;</text:p><text:p>&lt;w:LsdException Locked="false" <text:s/>Priority="99" <text:s/>SemiHidden="false" <text:s/>Name="Medium Shading 2 Accent 6" &gt;&lt;/w:LsdException&gt;</text:p><text:p>&lt;w:LsdException Locked="false" <text:s/>Priority="99" <text:s/>SemiHidden="false" <text:s/>Name="Medium List 1 Accent 6" &gt;&lt;/w:LsdException&gt;</text:p><text:p>&lt;w:LsdException Locked="false" <text:s/>Priority="99" <text:s/>SemiHidden="false" <text:s/>Name="Medium List 2 Accent 6" &gt;&lt;/w:LsdException&gt;</text:p><text:p>&lt;w:LsdException Locked="false" <text:s/>Priority="99" <text:s/>SemiHidden="false" <text:s/>Name="Medium Grid 1 Accent 6" &gt;&lt;/w:LsdException&gt;</text:p><text:p>&lt;w:LsdException Locked="false" <text:s/>Priority="99" <text:s/>SemiHidden="false" <text:s/>Name="Medium Grid 2 Accent 6" &gt;&lt;/w:LsdException&gt;</text:p><text:p>&lt;w:LsdException Locked="false" <text:s/>Priority="99" <text:s/>SemiHidden="false" <text:s/>Name="Medium Grid 3 Accent 6" &gt;&lt;/w:LsdException&gt;</text:p><text:p>&lt;w:LsdException Locked="false" <text:s/>Priority="99" <text:s/>SemiHidden="false" <text:s/>Name="Dark List Accent 6" &gt;&lt;/w:LsdException&gt;</text:p><text:p>&lt;w:LsdException Locked="false" <text:s/>Priority="99" <text:s/>SemiHidden="false" <text:s/>Name="Colorful Shading Accent 6" &gt;&lt;/w:LsdException&gt;</text:p><text:p>&lt;w:LsdException Locked="false" <text:s/>Priority="99" <text:s/>SemiHidden="false" <text:s/>Name="Colorful List Accent 6" &gt;&lt;/w:LsdException&gt;</text:p><text:p>&lt;w:LsdException Locked="false" <text:s/>Priority="99" <text:s/>SemiHidden="false" <text:s/>Name="Colorful Grid Accent 6" &gt;&lt;/w:LsdException&gt;</text:p><text:p>&lt;/w:LatentStyles&gt;&lt;/xml&gt;&lt;![endif]--&gt;</text:p></office:annotation><office:annotation><dc:date>2018-01-06T17:21:38.952338527</dc:date><text:p>&lt;!--StartFragment--&gt;</text:p></office:annotation>获取订单数据</text:p>
            <text:p text:style-name="Table_20_Contents"><text:span text:style-name="T45">（2）</text:span>支持联网实时收费</text:p>
            <text:p text:style-name="Table_20_Contents"><text:span text:style-name="T45">（3）</text:span>按时支付技术服务费<office:annotation><dc:date>2018-01-06T17:21:38.955929161</dc:date><text:p>&lt;!--EndFragment--&gt;</text:p></office:annotation></text:p>
          </table:table-cell>
          <table:table-cell table:style-name="表格1.E2" office:value-type="string">
            <text:p text:style-name="P8"><text:span text:style-name="T19">ST0</text:span><text:span text:style-name="T20">10</text:span><text:span text:style-name="T21">.</text:span><text:span text:style-name="T8"> 第三方系统</text:span></text:p>
          </table:table-cell>
        </table:table-row>
        <table:table-row>
          <table:table-cell table:style-name="表格1.A2" office:value-type="string">
            <text:p text:style-name="Table_20_Contents">SH<text:span text:style-name="T71">018</text:span></text:p>
          </table:table-cell>
          <table:table-cell table:style-name="表格1.A2" office:value-type="string">
            <text:p text:style-name="Table_20_Contents">云存储提供<text:span text:style-name="T72">方</text:span></text:p>
          </table:table-cell>
          <table:table-cell table:style-name="表格1.A2" office:value-type="string">
            <text:p text:style-name="Table_20_Contents">提供音乐云盘<text:span text:style-name="T72">的接口，支持用户上传音乐到云盘</text:span></text:p>
          </table:table-cell>
          <table:table-cell table:style-name="表格1.A2" office:value-type="string">
            <text:p text:style-name="P8"/>
          </table:table-cell>
          <table:table-cell table:style-name="表格1.E2" office:value-type="string">
            <text:p text:style-name="P14"><text:span text:style-name="T19">ST0</text:span><text:span text:style-name="T20">10</text:span><text:span text:style-name="T21">.</text:span><text:span text:style-name="T8"> 第三方系统</text:span></text:p>
          </table:table-cell>
        </table:table-row>
        <table:table-row>
          <table:table-cell table:style-name="表格1.A2" office:value-type="string">
            <text:p text:style-name="Table_20_Contents">SH<text:span text:style-name="T69">029</text:span></text:p>
          </table:table-cell>
          <table:table-cell table:style-name="表格1.A2" office:value-type="string">
            <text:p text:style-name="Table_20_Contents">社交软件系统</text:p>
          </table:table-cell>
          <table:table-cell table:style-name="表格1.A2" office:value-type="string">
            <text:p text:style-name="Table_20_Contents">为用户提供音乐分享<text:span text:style-name="T70">的</text:span>接口</text:p>
          </table:table-cell>
          <table:table-cell table:style-name="表格1.A2" office:value-type="string">
            <text:p text:style-name="Table_20_Contents"/>
          </table:table-cell>
          <table:table-cell table:style-name="表格1.E2" office:value-type="string">
            <text:p text:style-name="P14"><text:span text:style-name="T19">ST0</text:span><text:span text:style-name="T20">10</text:span><text:span text:style-name="T21">.</text:span><text:span text:style-name="T8"> 第三方系统</text:span></text:p>
          </table:table-cell>
        </table:table-row>
        <table:table-row table:style-name="表格1.21">
          <table:table-cell table:style-name="表格1.A2" office:value-type="string">
            <text:p text:style-name="Table_20_Contents">SH0<text:span text:style-name="T85">20</text:span></text:p>
          </table:table-cell>
          <table:table-cell table:style-name="表格1.A2" office:value-type="string">
            <text:p text:style-name="Table_20_Contents">广告商</text:p>
          </table:table-cell>
          <table:table-cell table:style-name="表格1.A2" office:value-type="string">
            <text:p text:style-name="P8"><office:annotation><dc:date>2018-01-06T16:52:59.236439471</dc:date><text:p>&lt;!--[if gte mso 9]&gt;&lt;xml&gt;&lt;w:WordDocument&gt;&lt;w:BrowserLevel&gt;MicrosoftInternetExplorer4&lt;/w:BrowserLevel&gt;&lt;w:DisplayHorizontalDrawingGridEvery&gt;0&lt;/w:DisplayHorizontalDrawingGridEvery&gt;&lt;w:DisplayVerticalDrawingGridEvery&gt;2&lt;/w:DisplayVerticalDrawingGridEvery&gt;&lt;w:DocumentKind&gt;DocumentNotSpecified&lt;/w:DocumentKind&gt;&lt;w:DrawingGridVerticalSpacing&gt;7.8 磅&lt;/w:DrawingGridVerticalSpacing&gt;&lt;w:PunctuationKerning&gt;&lt;/w:PunctuationKerning&gt;&lt;w:View&gt;Normal&lt;/w:View&gt;&lt;w:Compatibility&gt;&lt;w:DontGrowAutofit/&gt;&lt;w:BalanceSingleByteDoubleByteWidth/&gt;&lt;w:DoNotExpandShiftReturn/&gt;&lt;w:UseFELayout/&gt;&lt;/w:Compatibility&gt;&lt;w:Zoom&gt;0&lt;/w:Zoom&gt;&lt;/w:WordDocument&gt;&lt;/xml&gt;&lt;![endif]--&gt;</text:p></office:annotation><office:annotation><dc:date>2018-01-06T16:52:59.403208484</dc:date><text:p>&lt;!--[if gte mso 9]&gt;&lt;xml&gt;&lt;w:LatentStyles DefLockedState="false" <text:s/>DefUnhideWhenUsed="true" <text:s/>DefSemiHidden="true" <text:s/>DefQFormat="false" <text:s/>DefPriority="99" <text:s/>LatentStyleCount="260" &gt;</text:p><text:p>&lt;w:LsdException Locked="false" <text:s/>Priority="99" <text:s/>SemiHidden="false" <text:s/>Name="Normal" &gt;&lt;/w:LsdException&gt;</text:p><text:p>&lt;w:LsdException Locked="false" <text:s/>Priority="99" <text:s/>SemiHidden="false" <text:s/>Name="heading 1" &gt;&lt;/w:LsdException&gt;</text:p><text:p>&lt;w:LsdException Locked="false" <text:s/>Priority="99" <text:s/>SemiHidden="false" <text:s/>Name="heading 2" &gt;&lt;/w:LsdException&gt;</text:p><text:p>&lt;w:LsdException Locked="false" <text:s/>Priority="99" <text:s/>SemiHidden="false" <text:s/>Name="heading 3" &gt;&lt;/w:LsdException&gt;</text:p><text:p>&lt;w:LsdException Locked="false" <text:s/>Priority="99" <text:s/>SemiHidden="false" <text:s/>Name="heading 4" &gt;&lt;/w:LsdException&gt;</text:p><text:p>&lt;w:LsdException Locked="false" <text:s/>Priority="99" <text:s/>SemiHidden="false" <text:s/>Name="heading 5" &gt;&lt;/w:LsdException&gt;</text:p><text:p>&lt;w:LsdException Locked="false" <text:s/>Priority="99" <text:s/>SemiHidden="false" <text:s/>Name="heading 6" &gt;&lt;/w:LsdException&gt;</text:p><text:p>&lt;w:LsdException Locked="false" <text:s/>Priority="99" <text:s/>SemiHidden="false" <text:s/>Name="heading 7" &gt;&lt;/w:LsdException&gt;</text:p><text:p>&lt;w:LsdException Locked="false" <text:s/>Priority="99" <text:s/>SemiHidden="false" <text:s/>Name="heading 8" &gt;&lt;/w:LsdException&gt;</text:p><text:p>&lt;w:LsdException Locked="false" <text:s/>Priority="99" <text:s/>SemiHidden="false" <text:s/>Name="heading 9" &gt;&lt;/w:LsdException&gt;</text:p><text:p>&lt;w:LsdException Locked="false" <text:s/>Priority="99" <text:s/>SemiHidden="false" <text:s/>Name="index 1" &gt;&lt;/w:LsdException&gt;</text:p><text:p>&lt;w:LsdException Locked="false" <text:s/>Priority="99" <text:s/>SemiHidden="false" <text:s/>Name="index 2" &gt;&lt;/w:LsdException&gt;</text:p><text:p>&lt;w:LsdException Locked="false" <text:s/>Priority="99" <text:s/>SemiHidden="false" <text:s/>Name="index 3" &gt;&lt;/w:LsdException&gt;</text:p><text:p>&lt;w:LsdException Locked="false" <text:s/>Priority="99" <text:s/>SemiHidden="false" <text:s/>Name="index 4" &gt;&lt;/w:LsdException&gt;</text:p><text:p>&lt;w:LsdException Locked="false" <text:s/>Priority="99" <text:s/>SemiHidden="false" <text:s/>Name="index 5" &gt;&lt;/w:LsdException&gt;</text:p><text:p>&lt;w:LsdException Locked="false" <text:s/>Priority="99" <text:s/>SemiHidden="false" <text:s/>Name="index 6" &gt;&lt;/w:LsdException&gt;</text:p><text:p>&lt;w:LsdException Locked="false" <text:s/>Priority="99" <text:s/>SemiHidden="false" <text:s/>Name="index 7" &gt;&lt;/w:LsdException&gt;</text:p><text:p>&lt;w:LsdException Locked="false" <text:s/>Priority="99" <text:s/>SemiHidden="false" <text:s/>Name="index 8" &gt;&lt;/w:LsdException&gt;</text:p><text:p>&lt;w:LsdException Locked="false" <text:s/>Priority="99" <text:s/>SemiHidden="false" <text:s/>Name="index 9" &gt;&lt;/w:LsdException&gt;</text:p><text:p>&lt;w:LsdException Locked="false" <text:s/>Priority="99" <text:s/>SemiHidden="false" <text:s/>Name="toc 1" &gt;&lt;/w:LsdException&gt;</text:p><text:p>&lt;w:LsdException Locked="false" <text:s/>Priority="99" <text:s/>SemiHidden="false" <text:s/>Name="toc 2" &gt;&lt;/w:LsdException&gt;</text:p><text:p>&lt;w:LsdException Locked="false" <text:s/>Priority="99" <text:s/>SemiHidden="false" <text:s/>Name="toc 3" &gt;&lt;/w:LsdException&gt;</text:p><text:p>&lt;w:LsdException Locked="false" <text:s/>Priority="99" <text:s/>SemiHidden="false" <text:s/>Name="toc 4" &gt;&lt;/w:LsdException&gt;</text:p><text:p>&lt;w:LsdException Locked="false" <text:s/>Priority="99" <text:s/>SemiHidden="false" <text:s/>Name="toc 5" &gt;&lt;/w:LsdException&gt;</text:p><text:p>&lt;w:LsdException Locked="false" <text:s/>Priority="99" <text:s/>SemiHidden="false" <text:s/>Name="toc 6" &gt;&lt;/w:LsdException&gt;</text:p><text:p>&lt;w:LsdException Locked="false" <text:s/>Priority="99" <text:s/>SemiHidden="false" <text:s/>Name="toc 7" &gt;&lt;/w:LsdException&gt;</text:p><text:p>&lt;w:LsdException Locked="false" <text:s/>Priority="99" <text:s/>SemiHidden="false" <text:s/>Name="toc 8" &gt;&lt;/w:LsdException&gt;</text:p><text:p>&lt;w:LsdException Locked="false" <text:s/>Priority="99" <text:s/>SemiHidden="false" <text:s/>Name="toc 9" &gt;&lt;/w:LsdException&gt;</text:p><text:p>&lt;w:LsdException Locked="false" <text:s/>Priority="99" <text:s/>SemiHidden="false" <text:s/>Name="Normal Indent" &gt;&lt;/w:LsdException&gt;</text:p><text:p>&lt;w:LsdException Locked="false" <text:s/>Priority="99" <text:s/>SemiHidden="false" <text:s/>Name="footnote text" &gt;&lt;/w:LsdException&gt;</text:p><text:p>&lt;w:LsdException Locked="false" <text:s/>Priority="99" <text:s/>SemiHidden="false" <text:s/>Name="annotation text" &gt;&lt;/w:LsdException&gt;</text:p><text:p>&lt;w:LsdException Locked="false" <text:s/>Priority="99" <text:s/>SemiHidden="false" <text:s/>Name="header" &gt;&lt;/w:LsdException&gt;</text:p><text:p>&lt;w:LsdException Locked="false" <text:s/>Priority="99" <text:s/>SemiHidden="false" <text:s/>Name="footer" &gt;&lt;/w:LsdException&gt;</text:p><text:p>&lt;w:LsdException Locked="false" <text:s/>Priority="99" <text:s/>SemiHidden="false" <text:s/>Name="index heading" &gt;&lt;/w:LsdException&gt;</text:p><text:p>&lt;w:LsdException Locked="false" <text:s/>Priority="99" <text:s/>SemiHidden="false" <text:s/>Name="caption" &gt;&lt;/w:LsdException&gt;</text:p><text:p>&lt;w:LsdException Locked="false" <text:s/>Priority="99" <text:s/>SemiHidden="false" <text:s/>Name="table of figures" &gt;&lt;/w:LsdException&gt;</text:p><text:p>&lt;w:LsdException Locked="false" <text:s/>Priority="99" <text:s/>SemiHidden="false" <text:s/>Name="envelope address" &gt;&lt;/w:LsdException&gt;</text:p><text:p>&lt;w:LsdException Locked="false" <text:s/>Priority="99" <text:s/>SemiHidden="false" <text:s/>Name="envelope return" &gt;&lt;/w:LsdException&gt;</text:p><text:p>&lt;w:LsdException Locked="false" <text:s/>Priority="99" <text:s/>SemiHidden="false" <text:s/>Name="footnote reference" &gt;&lt;/w:LsdException&gt;</text:p><text:p>&lt;w:LsdException Locked="false" <text:s/>Priority="99" <text:s/>SemiHidden="false" <text:s/>Name="annotation reference" &gt;&lt;/w:LsdException&gt;</text:p><text:p>&lt;w:LsdException Locked="false" <text:s/>Priority="99" <text:s/>SemiHidden="false" <text:s/>Name="line number" &gt;&lt;/w:LsdException&gt;</text:p><text:p>&lt;w:LsdException Locked="false" <text:s/>Priority="99" <text:s/>SemiHidden="false" <text:s/>Name="page number" &gt;&lt;/w:LsdException&gt;</text:p><text:p>&lt;w:LsdException Locked="false" <text:s/>Priority="99" <text:s/>SemiHidden="false" <text:s/>Name="endnote reference" &gt;&lt;/w:LsdException&gt;</text:p><text:p>&lt;w:LsdException Locked="false" <text:s/>Priority="99" <text:s/>SemiHidden="false" <text:s/>Name="endnote text" &gt;&lt;/w:LsdException&gt;</text:p><text:p>&lt;w:LsdException Locked="false" <text:s/>Priority="99" <text:s/>SemiHidden="false" <text:s/>Name="table of authorities" &gt;&lt;/w:LsdException&gt;</text:p><text:p>&lt;w:LsdException Locked="false" <text:s/>Priority="99" <text:s/>SemiHidden="false" <text:s/>Name="macro" &gt;&lt;/w:LsdException&gt;</text:p><text:p>&lt;w:LsdException Locked="false" <text:s/>Priority="99" <text:s/>SemiHidden="false" <text:s/>Name="toa heading" &gt;&lt;/w:LsdException&gt;</text:p><text:p>&lt;w:LsdException Locked="false" <text:s/>Priority="99" <text:s/>SemiHidden="false" <text:s/>Name="List" &gt;&lt;/w:LsdException&gt;</text:p><text:p>&lt;w:LsdException Locked="false" <text:s/>Priority="99" <text:s/>SemiHidden="false" <text:s/>Name="List Bullet" &gt;&lt;/w:LsdException&gt;</text:p><text:p>&lt;w:LsdException Locked="false" <text:s/>Priority="99" <text:s/>SemiHidden="false" <text:s/>Name="List Number" &gt;&lt;/w:LsdException&gt;</text:p><text:p>&lt;w:LsdException Locked="false" <text:s/>Priority="99" <text:s/>SemiHidden="false" <text:s/>Name="List 2" &gt;&lt;/w:LsdException&gt;</text:p><text:p>&lt;w:LsdException Locked="false" <text:s/>Priority="99" <text:s/>SemiHidden="false" <text:s/>Name="List 3" &gt;&lt;/w:LsdException&gt;</text:p><text:p>&lt;w:LsdException Locked="false" <text:s/>Priority="99" <text:s/>SemiHidden="false" <text:s/>Name="List 4" &gt;&lt;/w:LsdException&gt;</text:p><text:p>&lt;w:LsdException Locked="false" <text:s/>Priority="99" <text:s/>SemiHidden="false" <text:s/>Name="List 5" &gt;&lt;/w:LsdException&gt;</text:p><text:p>&lt;w:LsdException Locked="false" <text:s/>Priority="99" <text:s/>SemiHidden="false" <text:s/>Name="List Bullet 2" &gt;&lt;/w:LsdException&gt;</text:p><text:p>&lt;w:LsdException Locked="false" <text:s/>Priority="99" <text:s/>SemiHidden="false" <text:s/>Name="List Bullet 3" &gt;&lt;/w:LsdException&gt;</text:p><text:p>&lt;w:LsdException Locked="false" <text:s/>Priority="99" <text:s/>SemiHidden="false" <text:s/>Name="List Bullet 4" &gt;&lt;/w:LsdException&gt;</text:p><text:p>&lt;w:LsdException Locked="false" <text:s/>Priority="99" <text:s/>SemiHidden="false" <text:s/>Name="List Bullet 5" &gt;&lt;/w:LsdException&gt;</text:p><text:p>&lt;w:LsdException Locked="false" <text:s/>Priority="99" <text:s/>SemiHidden="false" <text:s/>Name="List Number 2" &gt;&lt;/w:LsdException&gt;</text:p><text:p>&lt;w:LsdException Locked="false" <text:s/>Priority="99" <text:s/>SemiHidden="false" <text:s/>Name="List Number 3" &gt;&lt;/w:LsdException&gt;</text:p><text:p>&lt;w:LsdException Locked="false" <text:s/>Priority="99" <text:s/>SemiHidden="false" <text:s/>Name="List Number 4" &gt;&lt;/w:LsdException&gt;</text:p><text:p>&lt;w:LsdException Locked="false" <text:s/>Priority="99" <text:s/>SemiHidden="false" <text:s/>Name="List Number 5" &gt;&lt;/w:LsdException&gt;</text:p><text:p>&lt;w:LsdException Locked="false" <text:s/>Priority="99" <text:s/>SemiHidden="false" <text:s/>Name="Title" &gt;&lt;/w:LsdException&gt;</text:p><text:p>&lt;w:LsdException Locked="false" <text:s/>Priority="99" <text:s/>SemiHidden="false" <text:s/>Name="Closing" &gt;&lt;/w:LsdException&gt;</text:p><text:p>&lt;w:LsdException Locked="false" <text:s/>Priority="99" <text:s/>SemiHidden="false" <text:s/>Name="Signature" &gt;&lt;/w:LsdException&gt;</text:p><text:p>&lt;w:LsdException Locked="false" <text:s/>Priority="99" <text:s/>SemiHidden="false" <text:s/>Name="Default Paragraph Font" &gt;&lt;/w:LsdException&gt;</text:p><text:p>&lt;w:LsdException Locked="false" <text:s/>Priority="99" <text:s/>SemiHidden="false" <text:s/>Name="Body Text" &gt;&lt;/w:LsdException&gt;</text:p><text:p>&lt;w:LsdException Locked="false" <text:s/>Priority="99" <text:s/>SemiHidden="false" <text:s/>Name="Body Text Indent" &gt;&lt;/w:LsdException&gt;</text:p><text:p>&lt;w:LsdException Locked="false" <text:s/>Priority="99" <text:s/>SemiHidden="false" <text:s/>Name="List Continue" &gt;&lt;/w:LsdException&gt;</text:p><text:p>&lt;w:LsdException Locked="false" <text:s/>Priority="99" <text:s/>SemiHidden="false" <text:s/>Name="List Continue 2" &gt;&lt;/w:LsdException&gt;</text:p><text:p>&lt;w:LsdException Locked="false" <text:s/>Priority="99" <text:s/>SemiHidden="false" <text:s/>Name="List Continue 3" &gt;&lt;/w:LsdException&gt;</text:p><text:p>&lt;w:LsdException Locked="false" <text:s/>Priority="99" <text:s/>SemiHidden="false" <text:s/>Name="List Continue 4" &gt;&lt;/w:LsdException&gt;</text:p><text:p>&lt;w:LsdException Locked="false" <text:s/>Priority="99" <text:s/>SemiHidden="false" <text:s/>Name="List Continue 5" &gt;&lt;/w:LsdException&gt;</text:p><text:p>&lt;w:LsdException Locked="false" <text:s/>Priority="99" <text:s/>SemiHidden="false" <text:s/>Name="Message Header" &gt;&lt;/w:LsdException&gt;</text:p><text:p>&lt;w:LsdException Locked="false" <text:s/>Priority="99" <text:s/>SemiHidden="false" <text:s/>Name="Subtitle" &gt;&lt;/w:LsdException&gt;</text:p><text:p>&lt;w:LsdException Locked="false" <text:s/>Priority="99" <text:s/>SemiHidden="false" <text:s/>Name="Salutation" &gt;&lt;/w:LsdException&gt;</text:p><text:p>&lt;w:LsdException Locked="false" <text:s/>Priority="99" <text:s/>SemiHidden="false" <text:s/>Name="Date" &gt;&lt;/w:LsdException&gt;</text:p><text:p>&lt;w:LsdException Locked="false" <text:s/>Priority="99" <text:s/>SemiHidden="false" <text:s/>Name="Body Text First Indent" &gt;&lt;/w:LsdException&gt;</text:p><text:p>&lt;w:LsdException Locked="false" <text:s/>Priority="99" <text:s/>SemiHidden="false" <text:s/>Name="Body Text First Indent 2" &gt;&lt;/w:LsdException&gt;</text:p><text:p>&lt;w:LsdException Locked="false" <text:s/>Priority="99" <text:s/>SemiHidden="false" <text:s/>Name="Note Heading" &gt;&lt;/w:LsdException&gt;</text:p><text:p>&lt;w:LsdException Locked="false" <text:s/>Priority="99" <text:s/>SemiHidden="false" <text:s/>Name="Body Text 2" &gt;&lt;/w:LsdException&gt;</text:p><text:p>&lt;w:LsdException Locked="false" <text:s/>Priority="99" <text:s/>SemiHidden="false" <text:s/>Name="Body Text 3" &gt;&lt;/w:LsdException&gt;</text:p><text:p>&lt;w:LsdException Locked="false" <text:s/>Priority="99" <text:s/>SemiHidden="false" <text:s/>Name="Body Text Indent 2" &gt;&lt;/w:LsdException&gt;</text:p><text:p>&lt;w:LsdException Locked="false" <text:s/>Priority="99" <text:s/>SemiHidden="false" <text:s/>Name="Body Text Indent 3" &gt;&lt;/w:LsdException&gt;</text:p><text:p>&lt;w:LsdException Locked="false" <text:s/>Priority="99" <text:s/>SemiHidden="false" <text:s/>Name="Block Text" &gt;&lt;/w:LsdException&gt;</text:p><text:p>&lt;w:LsdException Locked="false" <text:s/>Priority="99" <text:s/>SemiHidden="false" <text:s/>Name="Hyperlink" &gt;&lt;/w:LsdException&gt;</text:p><text:p>&lt;w:LsdException Locked="false" <text:s/>Priority="99" <text:s/>SemiHidden="false" <text:s/>Name="FollowedHyperlink" &gt;&lt;/w:LsdException&gt;</text:p><text:p>&lt;w:LsdException Locked="false" <text:s/>Priority="99" <text:s/>SemiHidden="false" <text:s/>Name="Strong" &gt;&lt;/w:LsdException&gt;</text:p><text:p>&lt;w:LsdException Locked="false" <text:s/>Priority="99" <text:s/>SemiHidden="false" <text:s/>Name="Emphasis" &gt;&lt;/w:LsdException&gt;</text:p><text:p>&lt;w:LsdException Locked="false" <text:s/>Priority="99" <text:s/>SemiHidden="false" <text:s/>Name="Document Map" &gt;&lt;/w:LsdException&gt;</text:p><text:p>&lt;w:LsdException Locked="false" <text:s/>Priority="99" <text:s/>SemiHidden="false" <text:s/>Name="Plain Text" &gt;&lt;/w:LsdException&gt;</text:p><text:p>&lt;w:LsdException Locked="false" <text:s/>Priority="99" <text:s/>SemiHidden="false" <text:s/>Name="E-mail Signature" &gt;&lt;/w:LsdException&gt;</text:p><text:p>&lt;w:LsdException Locked="false" <text:s/>Priority="99" <text:s/>SemiHidden="false" <text:s/>Name="Normal (Web)" &gt;&lt;/w:LsdException&gt;</text:p><text:p>&lt;w:LsdException Locked="false" <text:s/>Priority="99" <text:s/>SemiHidden="false" <text:s/>Name="HTML Acronym" &gt;&lt;/w:LsdException&gt;</text:p><text:p>&lt;w:LsdException Locked="false" <text:s/>Priority="99" <text:s/>SemiHidden="false" <text:s/>Name="HTML Address" &gt;&lt;/w:LsdException&gt;</text:p><text:p>&lt;w:LsdException Locked="false" <text:s/>Priority="99" <text:s/>SemiHidden="false" <text:s/>Name="HTML Cite" &gt;&lt;/w:LsdException&gt;</text:p><text:p>&lt;w:LsdException Locked="false" <text:s/>Priority="99" <text:s/>SemiHidden="false" <text:s/>Name="HTML Code" &gt;&lt;/w:LsdException&gt;</text:p><text:p>&lt;w:LsdException Locked="false" <text:s/>Priority="99" <text:s/>SemiHidden="false" <text:s/>Name="HTML Definition" &gt;&lt;/w:LsdException&gt;</text:p><text:p>&lt;w:LsdException Locked="false" <text:s/>Priority="99" <text:s/>SemiHidden="false" <text:s/>Name="HTML Keyboard" &gt;&lt;/w:LsdException&gt;</text:p><text:p>&lt;w:LsdException Locked="false" <text:s/>Priority="99" <text:s/>SemiHidden="false" <text:s/>Name="HTML Preformatted" &gt;&lt;/w:LsdException&gt;</text:p><text:p>&lt;w:LsdException Locked="false" <text:s/>Priority="99" <text:s/>SemiHidden="false" <text:s/>Name="HTML Sample" &gt;&lt;/w:LsdException&gt;</text:p><text:p>&lt;w:LsdException Locked="false" <text:s/>Priority="99" <text:s/>SemiHidden="false" <text:s/>Name="HTML Typewriter" &gt;&lt;/w:LsdException&gt;</text:p><text:p>&lt;w:LsdException Locked="false" <text:s/>Priority="99" <text:s/>SemiHidden="false" <text:s/>Name="HTML Variable" &gt;&lt;/w:LsdException&gt;</text:p><text:p>&lt;w:LsdException Locked="false" <text:s/>Priority="99" <text:s/>SemiHidden="false" <text:s/>Name="Normal Table" &gt;&lt;/w:LsdException&gt;</text:p><text:p>&lt;w:LsdException Locked="false" <text:s/>Priority="99" <text:s/>SemiHidden="false" <text:s/>Name="annotation subject" &gt;&lt;/w:LsdException&gt;</text:p><text:p>&lt;w:LsdException Locked="false" <text:s/>Priority="99" <text:s/>SemiHidden="false" <text:s/>Name="No List" &gt;&lt;/w:LsdException&gt;</text:p><text:p>&lt;w:LsdException Locked="false" <text:s/>Priority="99" <text:s/>SemiHidden="false" <text:s/>Name="Table Simple 1" &gt;&lt;/w:LsdException&gt;</text:p><text:p>&lt;w:LsdException Locked="false" <text:s/>Priority="99" <text:s/>SemiHidden="false" <text:s/>Name="Table Simple 2" &gt;&lt;/w:LsdException&gt;</text:p><text:p>&lt;w:LsdException Locked="false" <text:s/>Priority="99" <text:s/>SemiHidden="false" <text:s/>Name="Table Simple 3" &gt;&lt;/w:LsdException&gt;</text:p><text:p>&lt;w:LsdException Locked="false" <text:s/>Priority="99" <text:s/>SemiHidden="false" <text:s/>Name="Table Classic 1" &gt;&lt;/w:LsdException&gt;</text:p><text:p>&lt;w:LsdException Locked="false" <text:s/>Priority="99" <text:s/>SemiHidden="false" <text:s/>Name="Table Classic 2" &gt;&lt;/w:LsdException&gt;</text:p><text:p>&lt;w:LsdException Locked="false" <text:s/>Priority="99" <text:s/>SemiHidden="false" <text:s/>Name="Table Classic 3" &gt;&lt;/w:LsdException&gt;</text:p><text:p>&lt;w:LsdException Locked="false" <text:s/>Priority="99" <text:s/>SemiHidden="false" <text:s/>Name="Table Classic 4" &gt;&lt;/w:LsdException&gt;</text:p><text:p>&lt;w:LsdException Locked="false" <text:s/>Priority="99" <text:s/>SemiHidden="false" <text:s/>Name="Table Colorful 1" &gt;&lt;/w:LsdException&gt;</text:p><text:p>&lt;w:LsdException Locked="false" <text:s/>Priority="99" <text:s/>SemiHidden="false" <text:s/>Name="Table Colorful 2" &gt;&lt;/w:LsdException&gt;</text:p><text:p>&lt;w:LsdException Locked="false" <text:s/>Priority="99" <text:s/>SemiHidden="false" <text:s/>Name="Table Colorful 3" &gt;&lt;/w:LsdException&gt;</text:p><text:p>&lt;w:LsdException Locked="false" <text:s/>Priority="99" <text:s/>SemiHidden="false" <text:s/>Name="Table Columns 1" &gt;&lt;/w:LsdException&gt;</text:p><text:p>&lt;w:LsdException Locked="false" <text:s/>Priority="99" <text:s/>SemiHidden="false" <text:s/>Name="Table Columns 2" &gt;&lt;/w:LsdException&gt;</text:p><text:p>&lt;w:LsdException Locked="false" <text:s/>Priority="99" <text:s/>SemiHidden="false" <text:s/>Name="Table Columns 3" &gt;&lt;/w:LsdException&gt;</text:p><text:p>&lt;w:LsdException Locked="false" <text:s/>Priority="99" <text:s/>SemiHidden="false" <text:s/>Name="Table Columns 4" &gt;&lt;/w:LsdException&gt;</text:p><text:p>&lt;w:LsdException Locked="false" <text:s/>Priority="99" <text:s/>SemiHidden="false" <text:s/>Name="Table Columns 5" &gt;&lt;/w:LsdException&gt;</text:p><text:p>&lt;w:LsdException Locked="false" <text:s/>Priority="99" <text:s/>SemiHidden="false" <text:s/>Name="Table Grid 1" &gt;&lt;/w:LsdException&gt;</text:p><text:p>&lt;w:LsdException Locked="false" <text:s/>Priority="99" <text:s/>SemiHidden="false" <text:s/>Name="Table Grid 2" &gt;&lt;/w:LsdException&gt;</text:p><text:p>&lt;w:LsdException Locked="false" <text:s/>Priority="99" <text:s/>SemiHidden="false" <text:s/>Name="Table Grid 3" &gt;&lt;/w:LsdException&gt;</text:p><text:p>&lt;w:LsdException Locked="false" <text:s/>Priority="99" <text:s/>SemiHidden="false" <text:s/>Name="Table Grid 4" &gt;&lt;/w:LsdException&gt;</text:p><text:p>&lt;w:LsdException Locked="false" <text:s/>Priority="99" <text:s/>SemiHidden="false" <text:s/>Name="Table Grid 5" &gt;&lt;/w:LsdException&gt;</text:p><text:p>&lt;w:LsdException Locked="false" <text:s/>Priority="99" <text:s/>SemiHidden="false" <text:s/>Name="Table Grid 6" &gt;&lt;/w:LsdException&gt;</text:p><text:p>&lt;w:LsdException Locked="false" <text:s/>Priority="99" <text:s/>SemiHidden="false" <text:s/>Name="Table Grid 7" &gt;&lt;/w:LsdException&gt;</text:p><text:p>&lt;w:LsdException Locked="false" <text:s/>Priority="99" <text:s/>SemiHidden="false" <text:s/>Name="Table Grid 8" &gt;&lt;/w:LsdException&gt;</text:p><text:p>&lt;w:LsdException Locked="false" <text:s/>Priority="99" <text:s/>SemiHidden="false" <text:s/>Name="Table List 1" &gt;&lt;/w:LsdException&gt;</text:p><text:p>&lt;w:LsdException Locked="false" <text:s/>Priority="99" <text:s/>SemiHidden="false" <text:s/>Name="Table List 2" &gt;&lt;/w:LsdException&gt;</text:p><text:p>&lt;w:LsdException Locked="false" <text:s/>Priority="99" <text:s/>SemiHidden="false" <text:s/>Name="Table List 3" &gt;&lt;/w:LsdException&gt;</text:p><text:p>&lt;w:LsdException Locked="false" <text:s/>Priority="99" <text:s/>SemiHidden="false" <text:s/>Name="Table List 4" &gt;&lt;/w:LsdException&gt;</text:p><text:p>&lt;w:LsdException Locked="false" <text:s/>Priority="99" <text:s/>SemiHidden="false" <text:s/>Name="Table List 5" &gt;&lt;/w:LsdException&gt;</text:p><text:p>&lt;w:LsdException Locked="false" <text:s/>Priority="99" <text:s/>SemiHidden="false" <text:s/>Name="Table List 6" &gt;&lt;/w:LsdException&gt;</text:p><text:p>&lt;w:LsdException Locked="false" <text:s/>Priority="99" <text:s/>SemiHidden="false" <text:s/>Name="Table List 7" &gt;&lt;/w:LsdException&gt;</text:p><text:p>&lt;w:LsdException Locked="false" <text:s/>Priority="99" <text:s/>SemiHidden="false" <text:s/>Name="Table List 8" &gt;&lt;/w:LsdException&gt;</text:p><text:p>&lt;w:LsdException Locked="false" <text:s/>Priority="99" <text:s/>SemiHidden="false" <text:s/>Name="Table 3D effects 1" &gt;&lt;/w:LsdException&gt;</text:p><text:p>&lt;w:LsdException Locked="false" <text:s/>Priority="99" <text:s/>SemiHidden="false" <text:s/>Name="Table 3D effects 2" &gt;&lt;/w:LsdException&gt;</text:p><text:p>&lt;w:LsdException Locked="false" <text:s/>Priority="99" <text:s/>SemiHidden="false" <text:s/>Name="Table 3D effects 3" &gt;&lt;/w:LsdException&gt;</text:p><text:p>&lt;w:LsdException Locked="false" <text:s/>Priority="99" <text:s/>SemiHidden="false" <text:s/>Name="Table Contemporary" &gt;&lt;/w:LsdException&gt;</text:p><text:p>&lt;w:LsdException Locked="false" <text:s/>Priority="99" <text:s/>SemiHidden="false" <text:s/>Name="Table Elegant" &gt;&lt;/w:LsdException&gt;</text:p><text:p>&lt;w:LsdException Locked="false" <text:s/>Priority="99" <text:s/>SemiHidden="false" <text:s/>Name="Table Professional" &gt;&lt;/w:LsdException&gt;</text:p><text:p>&lt;w:LsdException Locked="false" <text:s/>Priority="99" <text:s/>SemiHidden="false" <text:s/>Name="Table Subtle 1" &gt;&lt;/w:LsdException&gt;</text:p><text:p>&lt;w:LsdException Locked="false" <text:s/>Priority="99" <text:s/>SemiHidden="false" <text:s/>Name="Table Subtle 2" &gt;&lt;/w:LsdException&gt;</text:p><text:p>&lt;w:LsdException Locked="false" <text:s/>Priority="99" <text:s/>SemiHidden="false" <text:s/>Name="Table Web 1" &gt;&lt;/w:LsdException&gt;</text:p><text:p>&lt;w:LsdException Locked="false" <text:s/>Priority="99" <text:s/>SemiHidden="false" <text:s/>Name="Table Web 2" &gt;&lt;/w:LsdException&gt;</text:p><text:p>&lt;w:LsdException Locked="false" <text:s/>Priority="99" <text:s/>SemiHidden="false" <text:s/>Name="Table Web 3" &gt;&lt;/w:LsdException&gt;</text:p><text:p>&lt;w:LsdException Locked="false" <text:s/>Priority="99" <text:s/>SemiHidden="false" <text:s/>Name="Balloon Text" &gt;&lt;/w:LsdException&gt;</text:p><text:p>&lt;w:LsdException Locked="false" <text:s/>Priority="99" <text:s/>SemiHidden="false" <text:s/>Name="Table Grid" &gt;&lt;/w:LsdException&gt;</text:p><text:p>&lt;w:LsdException Locked="false" <text:s/>Priority="99" <text:s/>SemiHidden="false" <text:s/>Name="Table Theme" &gt;&lt;/w:LsdException&gt;</text:p><text:p>&lt;w:LsdException Locked="false" <text:s/>Priority="99" <text:s/>SemiHidden="false" <text:s/>Name="Light Shading" &gt;&lt;/w:LsdException&gt;</text:p><text:p>&lt;w:LsdException Locked="false" <text:s/>Priority="99" <text:s/>SemiHidden="false" <text:s/>Name="Light List" &gt;&lt;/w:LsdException&gt;</text:p><text:p>&lt;w:LsdException Locked="false" <text:s/>Priority="99" <text:s/>SemiHidden="false" <text:s/>Name="Light Grid" &gt;&lt;/w:LsdException&gt;</text:p><text:p>&lt;w:LsdException Locked="false" <text:s/>Priority="99" <text:s/>SemiHidden="false" <text:s/>Name="Medium Shading 1" &gt;&lt;/w:LsdException&gt;</text:p><text:p>&lt;w:LsdException Locked="false" <text:s/>Priority="99" <text:s/>SemiHidden="false" <text:s/>Name="Medium Shading 2" &gt;&lt;/w:LsdException&gt;</text:p><text:p>&lt;w:LsdException Locked="false" <text:s/>Priority="99" <text:s/>SemiHidden="false" <text:s/>Name="Medium List 1" &gt;&lt;/w:LsdException&gt;</text:p><text:p>&lt;w:LsdException Locked="false" <text:s/>Priority="99" <text:s/>SemiHidden="false" <text:s/>Name="Medium List 2" &gt;&lt;/w:LsdException&gt;</text:p><text:p>&lt;w:LsdException Locked="false" <text:s/>Priority="99" <text:s/>SemiHidden="false" <text:s/>Name="Medium Grid 1" &gt;&lt;/w:LsdException&gt;</text:p><text:p>&lt;w:LsdException Locked="false" <text:s/>Priority="99" <text:s/>SemiHidden="false" <text:s/>Name="Medium Grid 2" &gt;&lt;/w:LsdException&gt;</text:p><text:p>&lt;w:LsdException Locked="false" <text:s/>Priority="99" <text:s/>SemiHidden="false" <text:s/>Name="Medium Grid 3" &gt;&lt;/w:LsdException&gt;</text:p><text:p>&lt;w:LsdException Locked="false" <text:s/>Priority="99" <text:s/>SemiHidden="false" <text:s/>Name="Dark List" &gt;&lt;/w:LsdException&gt;</text:p><text:p>&lt;w:LsdException Locked="false" <text:s/>Priority="99" <text:s/>SemiHidden="false" <text:s/>Name="Colorful Shading" &gt;&lt;/w:LsdException&gt;</text:p><text:p>&lt;w:LsdException Locked="false" <text:s/>Priority="99" <text:s/>SemiHidden="false" <text:s/>Name="Colorful List" &gt;&lt;/w:LsdException&gt;</text:p><text:p>&lt;w:LsdException Locked="false" <text:s/>Priority="99" <text:s/>SemiHidden="false" <text:s/>Name="Colorful Grid" &gt;&lt;/w:LsdException&gt;</text:p><text:p>&lt;w:LsdException Locked="false" <text:s/>Priority="99" <text:s/>SemiHidden="false" <text:s/>Name="Light Shading Accent 1" &gt;&lt;/w:LsdException&gt;</text:p><text:p>&lt;w:LsdException Locked="false" <text:s/>Priority="99" <text:s/>SemiHidden="false" <text:s/>Name="Light List Accent 1" &gt;&lt;/w:LsdException&gt;</text:p><text:p>&lt;w:LsdException Locked="false" <text:s/>Priority="99" <text:s/>SemiHidden="false" <text:s/>Name="Light Grid Accent 1" &gt;&lt;/w:LsdException&gt;</text:p><text:p>&lt;w:LsdException Locked="false" <text:s/>Priority="99" <text:s/>SemiHidden="false" <text:s/>Name="Medium Shading 1 Accent 1" &gt;&lt;/w:LsdException&gt;</text:p><text:p>&lt;w:LsdException Locked="false" <text:s/>Priority="99" <text:s/>SemiHidden="false" <text:s/>Name="Medium Shading 2 Accent 1" &gt;&lt;/w:LsdException&gt;</text:p><text:p>&lt;w:LsdException Locked="false" <text:s/>Priority="99" <text:s/>SemiHidden="false" <text:s/>Name="Medium List 1 Accent 1" &gt;&lt;/w:LsdException&gt;</text:p><text:p>&lt;w:LsdException Locked="false" <text:s/>Priority="99" <text:s/>SemiHidden="false" <text:s/>Name="Medium List 2 Accent 1" &gt;&lt;/w:LsdException&gt;</text:p><text:p>&lt;w:LsdException Locked="false" <text:s/>Priority="99" <text:s/>SemiHidden="false" <text:s/>Name="Medium Grid 1 Accent 1" &gt;&lt;/w:LsdException&gt;</text:p><text:p>&lt;w:LsdException Locked="false" <text:s/>Priority="99" <text:s/>SemiHidden="false" <text:s/>Name="Medium Grid 2 Accent 1" &gt;&lt;/w:LsdException&gt;</text:p><text:p>&lt;w:LsdException Locked="false" <text:s/>Priority="99" <text:s/>SemiHidden="false" <text:s/>Name="Medium Grid 3 Accent 1" &gt;&lt;/w:LsdException&gt;</text:p><text:p>&lt;w:LsdException Locked="false" <text:s/>Priority="99" <text:s/>SemiHidden="false" <text:s/>Name="Dark List Accent 1" &gt;&lt;/w:LsdException&gt;</text:p><text:p>&lt;w:LsdException Locked="false" <text:s/>Priority="99" <text:s/>SemiHidden="false" <text:s/>Name="Colorful Shading Accent 1" &gt;&lt;/w:LsdException&gt;</text:p><text:p>&lt;w:LsdException Locked="false" <text:s/>Priority="99" <text:s/>SemiHidden="false" <text:s/>Name="Colorful List Accent 1" &gt;&lt;/w:LsdException&gt;</text:p><text:p>&lt;w:LsdException Locked="false" <text:s/>Priority="99" <text:s/>SemiHidden="false" <text:s/>Name="Colorful Grid Accent 1" &gt;&lt;/w:LsdException&gt;</text:p><text:p>&lt;w:LsdException Locked="false" <text:s/>Priority="99" <text:s/>SemiHidden="false" <text:s/>Name="Light Shading Accent 2" &gt;&lt;/w:LsdException&gt;</text:p><text:p>&lt;w:LsdException Locked="false" <text:s/>Priority="99" <text:s/>SemiHidden="false" <text:s/>Name="Light List Accent 2" &gt;&lt;/w:LsdException&gt;</text:p><text:p>&lt;w:LsdException Locked="false" <text:s/>Priority="99" <text:s/>SemiHidden="false" <text:s/>Name="Light Grid Accent 2" &gt;&lt;/w:LsdException&gt;</text:p><text:p>&lt;w:LsdException Locked="false" <text:s/>Priority="99" <text:s/>SemiHidden="false" <text:s/>Name="Medium Shading 1 Accent 2" &gt;&lt;/w:LsdException&gt;</text:p><text:p>&lt;w:LsdException Locked="false" <text:s/>Priority="99" <text:s/>SemiHidden="false" <text:s/>Name="Medium Shading 2 Accent 2" &gt;&lt;/w:LsdException&gt;</text:p><text:p>&lt;w:LsdException Locked="false" <text:s/>Priority="99" <text:s/>SemiHidden="false" <text:s/>Name="Medium List 1 Accent 2" &gt;&lt;/w:LsdException&gt;</text:p><text:p>&lt;w:LsdException Locked="false" <text:s/>Priority="99" <text:s/>SemiHidden="false" <text:s/>Name="Medium List 2 Accent 2" &gt;&lt;/w:LsdException&gt;</text:p><text:p>&lt;w:LsdException Locked="false" <text:s/>Priority="99" <text:s/>SemiHidden="false" <text:s/>Name="Medium Grid 1 Accent 2" &gt;&lt;/w:LsdException&gt;</text:p><text:p>&lt;w:LsdException Locked="false" <text:s/>Priority="99" <text:s/>SemiHidden="false" <text:s/>Name="Medium Grid 2 Accent 2" &gt;&lt;/w:LsdException&gt;</text:p><text:p>&lt;w:LsdException Locked="false" <text:s/>Priority="99" <text:s/>SemiHidden="false" <text:s/>Name="Medium Grid 3 Accent 2" &gt;&lt;/w:LsdException&gt;</text:p><text:p>&lt;w:LsdException Locked="false" <text:s/>Priority="99" <text:s/>SemiHidden="false" <text:s/>Name="Dark List Accent 2" &gt;&lt;/w:LsdException&gt;</text:p><text:p>&lt;w:LsdException Locked="false" <text:s/>Priority="99" <text:s/>SemiHidden="false" <text:s/>Name="Colorful Shading Accent 2" &gt;&lt;/w:LsdException&gt;</text:p><text:p>&lt;w:LsdException Locked="false" <text:s/>Priority="99" <text:s/>SemiHidden="false" <text:s/>Name="Colorful List Accent 2" &gt;&lt;/w:LsdException&gt;</text:p><text:p>&lt;w:LsdException Locked="false" <text:s/>Priority="99" <text:s/>SemiHidden="false" <text:s/>Name="Colorful Grid Accent 2" &gt;&lt;/w:LsdException&gt;</text:p><text:p>&lt;w:LsdException Locked="false" <text:s/>Priority="99" <text:s/>SemiHidden="false" <text:s/>Name="Light Shading Accent 3" &gt;&lt;/w:LsdException&gt;</text:p><text:p>&lt;w:LsdException Locked="false" <text:s/>Priority="99" <text:s/>SemiHidden="false" <text:s/>Name="Light List Accent 3" &gt;&lt;/w:LsdException&gt;</text:p><text:p>&lt;w:LsdException Locked="false" <text:s/>Priority="99" <text:s/>SemiHidden="false" <text:s/>Name="Light Grid Accent 3" &gt;&lt;/w:LsdException&gt;</text:p><text:p>&lt;w:LsdException Locked="false" <text:s/>Priority="99" <text:s/>SemiHidden="false" <text:s/>Name="Medium Shading 1 Accent 3" &gt;&lt;/w:LsdException&gt;</text:p><text:p>&lt;w:LsdException Locked="false" <text:s/>Priority="99" <text:s/>SemiHidden="false" <text:s/>Name="Medium Shading 2 Accent 3" &gt;&lt;/w:LsdException&gt;</text:p><text:p>&lt;w:LsdException Locked="false" <text:s/>Priority="99" <text:s/>SemiHidden="false" <text:s/>Name="Medium List 1 Accent 3" &gt;&lt;/w:LsdException&gt;</text:p><text:p>&lt;w:LsdException Locked="false" <text:s/>Priority="99" <text:s/>SemiHidden="false" <text:s/>Name="Medium List 2 Accent 3" &gt;&lt;/w:LsdException&gt;</text:p><text:p>&lt;w:LsdException Locked="false" <text:s/>Priority="99" <text:s/>SemiHidden="false" <text:s/>Name="Medium Grid 1 Accent 3" &gt;&lt;/w:LsdException&gt;</text:p><text:p>&lt;w:LsdException Locked="false" <text:s/>Priority="99" <text:s/>SemiHidden="false" <text:s/>Name="Medium Grid 2 Accent 3" &gt;&lt;/w:LsdException&gt;</text:p><text:p>&lt;w:LsdException Locked="false" <text:s/>Priority="99" <text:s/>SemiHidden="false" <text:s/>Name="Medium Grid 3 Accent 3" &gt;&lt;/w:LsdException&gt;</text:p><text:p>&lt;w:LsdException Locked="false" <text:s/>Priority="99" <text:s/>SemiHidden="false" <text:s/>Name="Dark List Accent 3" &gt;&lt;/w:LsdException&gt;</text:p><text:p>&lt;w:LsdException Locked="false" <text:s/>Priority="99" <text:s/>SemiHidden="false" <text:s/>Name="Colorful Shading Accent 3" &gt;&lt;/w:LsdException&gt;</text:p><text:p>&lt;w:LsdException Locked="false" <text:s/>Priority="99" <text:s/>SemiHidden="false" <text:s/>Name="Colorful List Accent 3" &gt;&lt;/w:LsdException&gt;</text:p><text:p>&lt;w:LsdException Locked="false" <text:s/>Priority="99" <text:s/>SemiHidden="false" <text:s/>Name="Colorful Grid Accent 3" &gt;&lt;/w:LsdException&gt;</text:p><text:p>&lt;w:LsdException Locked="false" <text:s/>Priority="99" <text:s/>SemiHidden="false" <text:s/>Name="Light Shading Accent 4" &gt;&lt;/w:LsdException&gt;</text:p><text:p>&lt;w:LsdException Locked="false" <text:s/>Priority="99" <text:s/>SemiHidden="false" <text:s/>Name="Light List Accent 4" &gt;&lt;/w:LsdException&gt;</text:p><text:p>&lt;w:LsdException Locked="false" <text:s/>Priority="99" <text:s/>SemiHidden="false" <text:s/>Name="Light Grid Accent 4" &gt;&lt;/w:LsdException&gt;</text:p><text:p>&lt;w:LsdException Locked="false" <text:s/>Priority="99" <text:s/>SemiHidden="false" <text:s/>Name="Medium Shading 1 Accent 4" &gt;&lt;/w:LsdException&gt;</text:p><text:p>&lt;w:LsdException Locked="false" <text:s/>Priority="99" <text:s/>SemiHidden="false" <text:s/>Name="Medium Shading 2 Accent 4" &gt;&lt;/w:LsdException&gt;</text:p><text:p>&lt;w:LsdException Locked="false" <text:s/>Priority="99" <text:s/>SemiHidden="false" <text:s/>Name="Medium List 1 Accent 4" &gt;&lt;/w:LsdException&gt;</text:p><text:p>&lt;w:LsdException Locked="false" <text:s/>Priority="99" <text:s/>SemiHidden="false" <text:s/>Name="Medium List 2 Accent 4" &gt;&lt;/w:LsdException&gt;</text:p><text:p>&lt;w:LsdException Locked="false" <text:s/>Priority="99" <text:s/>SemiHidden="false" <text:s/>Name="Medium Grid 1 Accent 4" &gt;&lt;/w:LsdException&gt;</text:p><text:p>&lt;w:LsdException Locked="false" <text:s/>Priority="99" <text:s/>SemiHidden="false" <text:s/>Name="Medium Grid 2 Accent 4" &gt;&lt;/w:LsdException&gt;</text:p><text:p>&lt;w:LsdException Locked="false" <text:s/>Priority="99" <text:s/>SemiHidden="false" <text:s/>Name="Medium Grid 3 Accent 4" &gt;&lt;/w:LsdException&gt;</text:p><text:p>&lt;w:LsdException Locked="false" <text:s/>Priority="99" <text:s/>SemiHidden="false" <text:s/>Name="Dark List Accent 4" &gt;&lt;/w:LsdException&gt;</text:p><text:p>&lt;w:LsdException Locked="false" <text:s/>Priority="99" <text:s/>SemiHidden="false" <text:s/>Name="Colorful Shading Accent 4" &gt;&lt;/w:LsdException&gt;</text:p><text:p>&lt;w:LsdException Locked="false" <text:s/>Priority="99" <text:s/>SemiHidden="false" <text:s/>Name="Colorful List Accent 4" &gt;&lt;/w:LsdException&gt;</text:p><text:p>&lt;w:LsdException Locked="false" <text:s/>Priority="99" <text:s/>SemiHidden="false" <text:s/>Name="Colorful Grid Accent 4" &gt;&lt;/w:LsdException&gt;</text:p><text:p>&lt;w:LsdException Locked="false" <text:s/>Priority="99" <text:s/>SemiHidden="false" <text:s/>Name="Light Shading Accent 5" &gt;&lt;/w:LsdException&gt;</text:p><text:p>&lt;w:LsdException Locked="false" <text:s/>Priority="99" <text:s/>SemiHidden="false" <text:s/>Name="Light List Accent 5" &gt;&lt;/w:LsdException&gt;</text:p><text:p>&lt;w:LsdException Locked="false" <text:s/>Priority="99" <text:s/>SemiHidden="false" <text:s/>Name="Light Grid Accent 5" &gt;&lt;/w:LsdException&gt;</text:p><text:p>&lt;w:LsdException Locked="false" <text:s/>Priority="99" <text:s/>SemiHidden="false" <text:s/>Name="Medium Shading 1 Accent 5" &gt;&lt;/w:LsdException&gt;</text:p><text:p>&lt;w:LsdException Locked="false" <text:s/>Priority="99" <text:s/>SemiHidden="false" <text:s/>Name="Medium Shading 2 Accent 5" &gt;&lt;/w:LsdException&gt;</text:p><text:p>&lt;w:LsdException Locked="false" <text:s/>Priority="99" <text:s/>SemiHidden="false" <text:s/>Name="Medium List 1 Accent 5" &gt;&lt;/w:LsdException&gt;</text:p><text:p>&lt;w:LsdException Locked="false" <text:s/>Priority="99" <text:s/>SemiHidden="false" <text:s/>Name="Medium List 2 Accent 5" &gt;&lt;/w:LsdException&gt;</text:p><text:p>&lt;w:LsdException Locked="false" <text:s/>Priority="99" <text:s/>SemiHidden="false" <text:s/>Name="Medium Grid 1 Accent 5" &gt;&lt;/w:LsdException&gt;</text:p><text:p>&lt;w:LsdException Locked="false" <text:s/>Priority="99" <text:s/>SemiHidden="false" <text:s/>Name="Medium Grid 2 Accent 5" &gt;&lt;/w:LsdException&gt;</text:p><text:p>&lt;w:LsdException Locked="false" <text:s/>Priority="99" <text:s/>SemiHidden="false" <text:s/>Name="Medium Grid 3 Accent 5" &gt;&lt;/w:LsdException&gt;</text:p><text:p>&lt;w:LsdException Locked="false" <text:s/>Priority="99" <text:s/>SemiHidden="false" <text:s/>Name="Dark List Accent 5" &gt;&lt;/w:LsdException&gt;</text:p><text:p>&lt;w:LsdException Locked="false" <text:s/>Priority="99" <text:s/>SemiHidden="false" <text:s/>Name="Colorful Shading Accent 5" &gt;&lt;/w:LsdException&gt;</text:p><text:p>&lt;w:LsdException Locked="false" <text:s/>Priority="99" <text:s/>SemiHidden="false" <text:s/>Name="Colorful List Accent 5" &gt;&lt;/w:LsdException&gt;</text:p><text:p>&lt;w:LsdException Locked="false" <text:s/>Priority="99" <text:s/>SemiHidden="false" <text:s/>Name="Colorful Grid Accent 5" &gt;&lt;/w:LsdException&gt;</text:p><text:p>&lt;w:LsdException Locked="false" <text:s/>Priority="99" <text:s/>SemiHidden="false" <text:s/>Name="Light Shading Accent 6" &gt;&lt;/w:LsdException&gt;</text:p><text:p>&lt;w:LsdException Locked="false" <text:s/>Priority="99" <text:s/>SemiHidden="false" <text:s/>Name="Light List Accent 6" &gt;&lt;/w:LsdException&gt;</text:p><text:p>&lt;w:LsdException Locked="false" <text:s/>Priority="99" <text:s/>SemiHidden="false" <text:s/>Name="Light Grid Accent 6" &gt;&lt;/w:LsdException&gt;</text:p><text:p>&lt;w:LsdException Locked="false" <text:s/>Priority="99" <text:s/>SemiHidden="false" <text:s/>Name="Medium Shading 1 Accent 6" &gt;&lt;/w:LsdException&gt;</text:p><text:p>&lt;w:LsdException Locked="false" <text:s/>Priority="99" <text:s/>SemiHidden="false" <text:s/>Name="Medium Shading 2 Accent 6" &gt;&lt;/w:LsdException&gt;</text:p><text:p>&lt;w:LsdException Locked="false" <text:s/>Priority="99" <text:s/>SemiHidden="false" <text:s/>Name="Medium List 1 Accent 6" &gt;&lt;/w:LsdException&gt;</text:p><text:p>&lt;w:LsdException Locked="false" <text:s/>Priority="99" <text:s/>SemiHidden="false" <text:s/>Name="Medium List 2 Accent 6" &gt;&lt;/w:LsdException&gt;</text:p><text:p>&lt;w:LsdException Locked="false" <text:s/>Priority="99" <text:s/>SemiHidden="false" <text:s/>Name="Medium Grid 1 Accent 6" &gt;&lt;/w:LsdException&gt;</text:p><text:p>&lt;w:LsdException Locked="false" <text:s/>Priority="99" <text:s/>SemiHidden="false" <text:s/>Name="Medium Grid 2 Accent 6" &gt;&lt;/w:LsdException&gt;</text:p><text:p>&lt;w:LsdException Locked="false" <text:s/>Priority="99" <text:s/>SemiHidden="false" <text:s/>Name="Medium Grid 3 Accent 6" &gt;&lt;/w:LsdException&gt;</text:p><text:p>&lt;w:LsdException Locked="false" <text:s/>Priority="99" <text:s/>SemiHidden="false" <text:s/>Name="Dark List Accent 6" &gt;&lt;/w:LsdException&gt;</text:p><text:p>&lt;w:LsdException Locked="false" <text:s/>Priority="99" <text:s/>SemiHidden="false" <text:s/>Name="Colorful Shading Accent 6" &gt;&lt;/w:LsdException&gt;</text:p><text:p>&lt;w:LsdException Locked="false" <text:s/>Priority="99" <text:s/>SemiHidden="false" <text:s/>Name="Colorful List Accent 6" &gt;&lt;/w:LsdException&gt;</text:p><text:p>&lt;w:LsdException Locked="false" <text:s/>Priority="99" <text:s/>SemiHidden="false" <text:s/>Name="Colorful Grid Accent 6" &gt;&lt;/w:LsdException&gt;</text:p><text:p>&lt;/w:LatentStyles&gt;&lt;/xml&gt;&lt;![endif]--&gt;</text:p></office:annotation><office:annotation><dc:date>2018-01-06T16:52:59.403310139</dc:date><text:p>&lt;!--StartFragment--&gt;</text:p></office:annotation>提供各种广告，并且支付一定的广告费<office:annotation><dc:date>2018-01-06T16:52:59.405349829</dc:date><text:p>&lt;!--EndFragment--&gt;</text:p></office:annotation></text:p>
          </table:table-cell>
          <table:table-cell table:style-name="表格1.A2" office:value-type="string">
            <text:p text:style-name="P8"><office:annotation><dc:date>2018-01-06T17:20:40.606124845</dc:date><text:p>&lt;!--[if gte mso 9]&gt;&lt;xml&gt;&lt;w:WordDocument&gt;&lt;w:BrowserLevel&gt;MicrosoftInternetExplorer4&lt;/w:BrowserLevel&gt;&lt;w:DisplayHorizontalDrawingGridEvery&gt;0&lt;/w:DisplayHorizontalDrawingGridEvery&gt;&lt;w:DisplayVerticalDrawingGridEvery&gt;2&lt;/w:DisplayVerticalDrawingGridEvery&gt;&lt;w:DocumentKind&gt;DocumentNotSpecified&lt;/w:DocumentKind&gt;&lt;w:DrawingGridVerticalSpacing&gt;7.8 磅&lt;/w:DrawingGridVerticalSpacing&gt;&lt;w:PunctuationKerning&gt;&lt;/w:PunctuationKerning&gt;&lt;w:View&gt;Normal&lt;/w:View&gt;&lt;w:Compatibility&gt;&lt;w:DontGrowAutofit/&gt;&lt;w:BalanceSingleByteDoubleByteWidth/&gt;&lt;w:DoNotExpandShiftReturn/&gt;&lt;w:UseFELayout/&gt;&lt;/w:Compatibility&gt;&lt;w:Zoom&gt;0&lt;/w:Zoom&gt;&lt;/w:WordDocument&gt;&lt;/xml&gt;&lt;![endif]--&gt;</text:p></office:annotation><office:annotation><dc:date>2018-01-06T17:20:40.819523976</dc:date><text:p>&lt;!--[if gte mso 9]&gt;&lt;xml&gt;&lt;w:LatentStyles DefLockedState="false" <text:s/>DefUnhideWhenUsed="true" <text:s/>DefSemiHidden="true" <text:s/>DefQFormat="false" <text:s/>DefPriority="99" <text:s/>LatentStyleCount="260" &gt;</text:p><text:p>&lt;w:LsdException Locked="false" <text:s/>Priority="99" <text:s/>SemiHidden="false" <text:s/>Name="Normal" &gt;&lt;/w:LsdException&gt;</text:p><text:p>&lt;w:LsdException Locked="false" <text:s/>Priority="99" <text:s/>SemiHidden="false" <text:s/>Name="heading 1" &gt;&lt;/w:LsdException&gt;</text:p><text:p>&lt;w:LsdException Locked="false" <text:s/>Priority="99" <text:s/>SemiHidden="false" <text:s/>Name="heading 2" &gt;&lt;/w:LsdException&gt;</text:p><text:p>&lt;w:LsdException Locked="false" <text:s/>Priority="99" <text:s/>SemiHidden="false" <text:s/>Name="heading 3" &gt;&lt;/w:LsdException&gt;</text:p><text:p>&lt;w:LsdException Locked="false" <text:s/>Priority="99" <text:s/>SemiHidden="false" <text:s/>Name="heading 4" &gt;&lt;/w:LsdException&gt;</text:p><text:p>&lt;w:LsdException Locked="false" <text:s/>Priority="99" <text:s/>SemiHidden="false" <text:s/>Name="heading 5" &gt;&lt;/w:LsdException&gt;</text:p><text:p>&lt;w:LsdException Locked="false" <text:s/>Priority="99" <text:s/>SemiHidden="false" <text:s/>Name="heading 6" &gt;&lt;/w:LsdException&gt;</text:p><text:p>&lt;w:LsdException Locked="false" <text:s/>Priority="99" <text:s/>SemiHidden="false" <text:s/>Name="heading 7" &gt;&lt;/w:LsdException&gt;</text:p><text:p>&lt;w:LsdException Locked="false" <text:s/>Priority="99" <text:s/>SemiHidden="false" <text:s/>Name="heading 8" &gt;&lt;/w:LsdException&gt;</text:p><text:p>&lt;w:LsdException Locked="false" <text:s/>Priority="99" <text:s/>SemiHidden="false" <text:s/>Name="heading 9" &gt;&lt;/w:LsdException&gt;</text:p><text:p>&lt;w:LsdException Locked="false" <text:s/>Priority="99" <text:s/>SemiHidden="false" <text:s/>Name="index 1" &gt;&lt;/w:LsdException&gt;</text:p><text:p>&lt;w:LsdException Locked="false" <text:s/>Priority="99" <text:s/>SemiHidden="false" <text:s/>Name="index 2" &gt;&lt;/w:LsdException&gt;</text:p><text:p>&lt;w:LsdException Locked="false" <text:s/>Priority="99" <text:s/>SemiHidden="false" <text:s/>Name="index 3" &gt;&lt;/w:LsdException&gt;</text:p><text:p>&lt;w:LsdException Locked="false" <text:s/>Priority="99" <text:s/>SemiHidden="false" <text:s/>Name="index 4" &gt;&lt;/w:LsdException&gt;</text:p><text:p>&lt;w:LsdException Locked="false" <text:s/>Priority="99" <text:s/>SemiHidden="false" <text:s/>Name="index 5" &gt;&lt;/w:LsdException&gt;</text:p><text:p>&lt;w:LsdException Locked="false" <text:s/>Priority="99" <text:s/>SemiHidden="false" <text:s/>Name="index 6" &gt;&lt;/w:LsdException&gt;</text:p><text:p>&lt;w:LsdException Locked="false" <text:s/>Priority="99" <text:s/>SemiHidden="false" <text:s/>Name="index 7" &gt;&lt;/w:LsdException&gt;</text:p><text:p>&lt;w:LsdException Locked="false" <text:s/>Priority="99" <text:s/>SemiHidden="false" <text:s/>Name="index 8" &gt;&lt;/w:LsdException&gt;</text:p><text:p>&lt;w:LsdException Locked="false" <text:s/>Priority="99" <text:s/>SemiHidden="false" <text:s/>Name="index 9" &gt;&lt;/w:LsdException&gt;</text:p><text:p>&lt;w:LsdException Locked="false" <text:s/>Priority="99" <text:s/>SemiHidden="false" <text:s/>Name="toc 1" &gt;&lt;/w:LsdException&gt;</text:p><text:p>&lt;w:LsdException Locked="false" <text:s/>Priority="99" <text:s/>SemiHidden="false" <text:s/>Name="toc 2" &gt;&lt;/w:LsdException&gt;</text:p><text:p>&lt;w:LsdException Locked="false" <text:s/>Priority="99" <text:s/>SemiHidden="false" <text:s/>Name="toc 3" &gt;&lt;/w:LsdException&gt;</text:p><text:p>&lt;w:LsdException Locked="false" <text:s/>Priority="99" <text:s/>SemiHidden="false" <text:s/>Name="toc 4" &gt;&lt;/w:LsdException&gt;</text:p><text:p>&lt;w:LsdException Locked="false" <text:s/>Priority="99" <text:s/>SemiHidden="false" <text:s/>Name="toc 5" &gt;&lt;/w:LsdException&gt;</text:p><text:p>&lt;w:LsdException Locked="false" <text:s/>Priority="99" <text:s/>SemiHidden="false" <text:s/>Name="toc 6" &gt;&lt;/w:LsdException&gt;</text:p><text:p>&lt;w:LsdException Locked="false" <text:s/>Priority="99" <text:s/>SemiHidden="false" <text:s/>Name="toc 7" &gt;&lt;/w:LsdException&gt;</text:p><text:p>&lt;w:LsdException Locked="false" <text:s/>Priority="99" <text:s/>SemiHidden="false" <text:s/>Name="toc 8" &gt;&lt;/w:LsdException&gt;</text:p><text:p>&lt;w:LsdException Locked="false" <text:s/>Priority="99" <text:s/>SemiHidden="false" <text:s/>Name="toc 9" &gt;&lt;/w:LsdException&gt;</text:p><text:p>&lt;w:LsdException Locked="false" <text:s/>Priority="99" <text:s/>SemiHidden="false" <text:s/>Name="Normal Indent" &gt;&lt;/w:LsdException&gt;</text:p><text:p>&lt;w:LsdException Locked="false" <text:s/>Priority="99" <text:s/>SemiHidden="false" <text:s/>Name="footnote text" &gt;&lt;/w:LsdException&gt;</text:p><text:p>&lt;w:LsdException Locked="false" <text:s/>Priority="99" <text:s/>SemiHidden="false" <text:s/>Name="annotation text" &gt;&lt;/w:LsdException&gt;</text:p><text:p>&lt;w:LsdException Locked="false" <text:s/>Priority="99" <text:s/>SemiHidden="false" <text:s/>Name="header" &gt;&lt;/w:LsdException&gt;</text:p><text:p>&lt;w:LsdException Locked="false" <text:s/>Priority="99" <text:s/>SemiHidden="false" <text:s/>Name="footer" &gt;&lt;/w:LsdException&gt;</text:p><text:p>&lt;w:LsdException Locked="false" <text:s/>Priority="99" <text:s/>SemiHidden="false" <text:s/>Name="index heading" &gt;&lt;/w:LsdException&gt;</text:p><text:p>&lt;w:LsdException Locked="false" <text:s/>Priority="99" <text:s/>SemiHidden="false" <text:s/>Name="caption" &gt;&lt;/w:LsdException&gt;</text:p><text:p>&lt;w:LsdException Locked="false" <text:s/>Priority="99" <text:s/>SemiHidden="false" <text:s/>Name="table of figures" &gt;&lt;/w:LsdException&gt;</text:p><text:p>&lt;w:LsdException Locked="false" <text:s/>Priority="99" <text:s/>SemiHidden="false" <text:s/>Name="envelope address" &gt;&lt;/w:LsdException&gt;</text:p><text:p>&lt;w:LsdException Locked="false" <text:s/>Priority="99" <text:s/>SemiHidden="false" <text:s/>Name="envelope return" &gt;&lt;/w:LsdException&gt;</text:p><text:p>&lt;w:LsdException Locked="false" <text:s/>Priority="99" <text:s/>SemiHidden="false" <text:s/>Name="footnote reference" &gt;&lt;/w:LsdException&gt;</text:p><text:p>&lt;w:LsdException Locked="false" <text:s/>Priority="99" <text:s/>SemiHidden="false" <text:s/>Name="annotation reference" &gt;&lt;/w:LsdException&gt;</text:p><text:p>&lt;w:LsdException Locked="false" <text:s/>Priority="99" <text:s/>SemiHidden="false" <text:s/>Name="line number" &gt;&lt;/w:LsdException&gt;</text:p><text:p>&lt;w:LsdException Locked="false" <text:s/>Priority="99" <text:s/>SemiHidden="false" <text:s/>Name="page number" &gt;&lt;/w:LsdException&gt;</text:p><text:p>&lt;w:LsdException Locked="false" <text:s/>Priority="99" <text:s/>SemiHidden="false" <text:s/>Name="endnote reference" &gt;&lt;/w:LsdException&gt;</text:p><text:p>&lt;w:LsdException Locked="false" <text:s/>Priority="99" <text:s/>SemiHidden="false" <text:s/>Name="endnote text" &gt;&lt;/w:LsdException&gt;</text:p><text:p>&lt;w:LsdException Locked="false" <text:s/>Priority="99" <text:s/>SemiHidden="false" <text:s/>Name="table of authorities" &gt;&lt;/w:LsdException&gt;</text:p><text:p>&lt;w:LsdException Locked="false" <text:s/>Priority="99" <text:s/>SemiHidden="false" <text:s/>Name="macro" &gt;&lt;/w:LsdException&gt;</text:p><text:p>&lt;w:LsdException Locked="false" <text:s/>Priority="99" <text:s/>SemiHidden="false" <text:s/>Name="toa heading" &gt;&lt;/w:LsdException&gt;</text:p><text:p>&lt;w:LsdException Locked="false" <text:s/>Priority="99" <text:s/>SemiHidden="false" <text:s/>Name="List" &gt;&lt;/w:LsdException&gt;</text:p><text:p>&lt;w:LsdException Locked="false" <text:s/>Priority="99" <text:s/>SemiHidden="false" <text:s/>Name="List Bullet" &gt;&lt;/w:LsdException&gt;</text:p><text:p>&lt;w:LsdException Locked="false" <text:s/>Priority="99" <text:s/>SemiHidden="false" <text:s/>Name="List Number" &gt;&lt;/w:LsdException&gt;</text:p><text:p>&lt;w:LsdException Locked="false" <text:s/>Priority="99" <text:s/>SemiHidden="false" <text:s/>Name="List 2" &gt;&lt;/w:LsdException&gt;</text:p><text:p>&lt;w:LsdException Locked="false" <text:s/>Priority="99" <text:s/>SemiHidden="false" <text:s/>Name="List 3" &gt;&lt;/w:LsdException&gt;</text:p><text:p>&lt;w:LsdException Locked="false" <text:s/>Priority="99" <text:s/>SemiHidden="false" <text:s/>Name="List 4" &gt;&lt;/w:LsdException&gt;</text:p><text:p>&lt;w:LsdException Locked="false" <text:s/>Priority="99" <text:s/>SemiHidden="false" <text:s/>Name="List 5" &gt;&lt;/w:LsdException&gt;</text:p><text:p>&lt;w:LsdException Locked="false" <text:s/>Priority="99" <text:s/>SemiHidden="false" <text:s/>Name="List Bullet 2" &gt;&lt;/w:LsdException&gt;</text:p><text:p>&lt;w:LsdException Locked="false" <text:s/>Priority="99" <text:s/>SemiHidden="false" <text:s/>Name="List Bullet 3" &gt;&lt;/w:LsdException&gt;</text:p><text:p>&lt;w:LsdException Locked="false" <text:s/>Priority="99" <text:s/>SemiHidden="false" <text:s/>Name="List Bullet 4" &gt;&lt;/w:LsdException&gt;</text:p><text:p>&lt;w:LsdException Locked="false" <text:s/>Priority="99" <text:s/>SemiHidden="false" <text:s/>Name="List Bullet 5" &gt;&lt;/w:LsdException&gt;</text:p><text:p>&lt;w:LsdException Locked="false" <text:s/>Priority="99" <text:s/>SemiHidden="false" <text:s/>Name="List Number 2" &gt;&lt;/w:LsdException&gt;</text:p><text:p>&lt;w:LsdException Locked="false" <text:s/>Priority="99" <text:s/>SemiHidden="false" <text:s/>Name="List Number 3" &gt;&lt;/w:LsdException&gt;</text:p><text:p>&lt;w:LsdException Locked="false" <text:s/>Priority="99" <text:s/>SemiHidden="false" <text:s/>Name="List Number 4" &gt;&lt;/w:LsdException&gt;</text:p><text:p>&lt;w:LsdException Locked="false" <text:s/>Priority="99" <text:s/>SemiHidden="false" <text:s/>Name="List Number 5" &gt;&lt;/w:LsdException&gt;</text:p><text:p>&lt;w:LsdException Locked="false" <text:s/>Priority="99" <text:s/>SemiHidden="false" <text:s/>Name="Title" &gt;&lt;/w:LsdException&gt;</text:p><text:p>&lt;w:LsdException Locked="false" <text:s/>Priority="99" <text:s/>SemiHidden="false" <text:s/>Name="Closing" &gt;&lt;/w:LsdException&gt;</text:p><text:p>&lt;w:LsdException Locked="false" <text:s/>Priority="99" <text:s/>SemiHidden="false" <text:s/>Name="Signature" &gt;&lt;/w:LsdException&gt;</text:p><text:p>&lt;w:LsdException Locked="false" <text:s/>Priority="99" <text:s/>SemiHidden="false" <text:s/>Name="Default Paragraph Font" &gt;&lt;/w:LsdException&gt;</text:p><text:p>&lt;w:LsdException Locked="false" <text:s/>Priority="99" <text:s/>SemiHidden="false" <text:s/>Name="Body Text" &gt;&lt;/w:LsdException&gt;</text:p><text:p>&lt;w:LsdException Locked="false" <text:s/>Priority="99" <text:s/>SemiHidden="false" <text:s/>Name="Body Text Indent" &gt;&lt;/w:LsdException&gt;</text:p><text:p>&lt;w:LsdException Locked="false" <text:s/>Priority="99" <text:s/>SemiHidden="false" <text:s/>Name="List Continue" &gt;&lt;/w:LsdException&gt;</text:p><text:p>&lt;w:LsdException Locked="false" <text:s/>Priority="99" <text:s/>SemiHidden="false" <text:s/>Name="List Continue 2" &gt;&lt;/w:LsdException&gt;</text:p><text:p>&lt;w:LsdException Locked="false" <text:s/>Priority="99" <text:s/>SemiHidden="false" <text:s/>Name="List Continue 3" &gt;&lt;/w:LsdException&gt;</text:p><text:p>&lt;w:LsdException Locked="false" <text:s/>Priority="99" <text:s/>SemiHidden="false" <text:s/>Name="List Continue 4" &gt;&lt;/w:LsdException&gt;</text:p><text:p>&lt;w:LsdException Locked="false" <text:s/>Priority="99" <text:s/>SemiHidden="false" <text:s/>Name="List Continue 5" &gt;&lt;/w:LsdException&gt;</text:p><text:p>&lt;w:LsdException Locked="false" <text:s/>Priority="99" <text:s/>SemiHidden="false" <text:s/>Name="Message Header" &gt;&lt;/w:LsdException&gt;</text:p><text:p>&lt;w:LsdException Locked="false" <text:s/>Priority="99" <text:s/>SemiHidden="false" <text:s/>Name="Subtitle" &gt;&lt;/w:LsdException&gt;</text:p><text:p>&lt;w:LsdException Locked="false" <text:s/>Priority="99" <text:s/>SemiHidden="false" <text:s/>Name="Salutation" &gt;&lt;/w:LsdException&gt;</text:p><text:p>&lt;w:LsdException Locked="false" <text:s/>Priority="99" <text:s/>SemiHidden="false" <text:s/>Name="Date" &gt;&lt;/w:LsdException&gt;</text:p><text:p>&lt;w:LsdException Locked="false" <text:s/>Priority="99" <text:s/>SemiHidden="false" <text:s/>Name="Body Text First Indent" &gt;&lt;/w:LsdException&gt;</text:p><text:p>&lt;w:LsdException Locked="false" <text:s/>Priority="99" <text:s/>SemiHidden="false" <text:s/>Name="Body Text First Indent 2" &gt;&lt;/w:LsdException&gt;</text:p><text:p>&lt;w:LsdException Locked="false" <text:s/>Priority="99" <text:s/>SemiHidden="false" <text:s/>Name="Note Heading" &gt;&lt;/w:LsdException&gt;</text:p><text:p>&lt;w:LsdException Locked="false" <text:s/>Priority="99" <text:s/>SemiHidden="false" <text:s/>Name="Body Text 2" &gt;&lt;/w:LsdException&gt;</text:p><text:p>&lt;w:LsdException Locked="false" <text:s/>Priority="99" <text:s/>SemiHidden="false" <text:s/>Name="Body Text 3" &gt;&lt;/w:LsdException&gt;</text:p><text:p>&lt;w:LsdException Locked="false" <text:s/>Priority="99" <text:s/>SemiHidden="false" <text:s/>Name="Body Text Indent 2" &gt;&lt;/w:LsdException&gt;</text:p><text:p>&lt;w:LsdException Locked="false" <text:s/>Priority="99" <text:s/>SemiHidden="false" <text:s/>Name="Body Text Indent 3" &gt;&lt;/w:LsdException&gt;</text:p><text:p>&lt;w:LsdException Locked="false" <text:s/>Priority="99" <text:s/>SemiHidden="false" <text:s/>Name="Block Text" &gt;&lt;/w:LsdException&gt;</text:p><text:p>&lt;w:LsdException Locked="false" <text:s/>Priority="99" <text:s/>SemiHidden="false" <text:s/>Name="Hyperlink" &gt;&lt;/w:LsdException&gt;</text:p><text:p>&lt;w:LsdException Locked="false" <text:s/>Priority="99" <text:s/>SemiHidden="false" <text:s/>Name="FollowedHyperlink" &gt;&lt;/w:LsdException&gt;</text:p><text:p>&lt;w:LsdException Locked="false" <text:s/>Priority="99" <text:s/>SemiHidden="false" <text:s/>Name="Strong" &gt;&lt;/w:LsdException&gt;</text:p><text:p>&lt;w:LsdException Locked="false" <text:s/>Priority="99" <text:s/>SemiHidden="false" <text:s/>Name="Emphasis" &gt;&lt;/w:LsdException&gt;</text:p><text:p>&lt;w:LsdException Locked="false" <text:s/>Priority="99" <text:s/>SemiHidden="false" <text:s/>Name="Document Map" &gt;&lt;/w:LsdException&gt;</text:p><text:p>&lt;w:LsdException Locked="false" <text:s/>Priority="99" <text:s/>SemiHidden="false" <text:s/>Name="Plain Text" &gt;&lt;/w:LsdException&gt;</text:p><text:p>&lt;w:LsdException Locked="false" <text:s/>Priority="99" <text:s/>SemiHidden="false" <text:s/>Name="E-mail Signature" &gt;&lt;/w:LsdException&gt;</text:p><text:p>&lt;w:LsdException Locked="false" <text:s/>Priority="99" <text:s/>SemiHidden="false" <text:s/>Name="Normal (Web)" &gt;&lt;/w:LsdException&gt;</text:p><text:p>&lt;w:LsdException Locked="false" <text:s/>Priority="99" <text:s/>SemiHidden="false" <text:s/>Name="HTML Acronym" &gt;&lt;/w:LsdException&gt;</text:p><text:p>&lt;w:LsdException Locked="false" <text:s/>Priority="99" <text:s/>SemiHidden="false" <text:s/>Name="HTML Address" &gt;&lt;/w:LsdException&gt;</text:p><text:p>&lt;w:LsdException Locked="false" <text:s/>Priority="99" <text:s/>SemiHidden="false" <text:s/>Name="HTML Cite" &gt;&lt;/w:LsdException&gt;</text:p><text:p>&lt;w:LsdException Locked="false" <text:s/>Priority="99" <text:s/>SemiHidden="false" <text:s/>Name="HTML Code" &gt;&lt;/w:LsdException&gt;</text:p><text:p>&lt;w:LsdException Locked="false" <text:s/>Priority="99" <text:s/>SemiHidden="false" <text:s/>Name="HTML Definition" &gt;&lt;/w:LsdException&gt;</text:p><text:p>&lt;w:LsdException Locked="false" <text:s/>Priority="99" <text:s/>SemiHidden="false" <text:s/>Name="HTML Keyboard" &gt;&lt;/w:LsdException&gt;</text:p><text:p>&lt;w:LsdException Locked="false" <text:s/>Priority="99" <text:s/>SemiHidden="false" <text:s/>Name="HTML Preformatted" &gt;&lt;/w:LsdException&gt;</text:p><text:p>&lt;w:LsdException Locked="false" <text:s/>Priority="99" <text:s/>SemiHidden="false" <text:s/>Name="HTML Sample" &gt;&lt;/w:LsdException&gt;</text:p><text:p>&lt;w:LsdException Locked="false" <text:s/>Priority="99" <text:s/>SemiHidden="false" <text:s/>Name="HTML Typewriter" &gt;&lt;/w:LsdException&gt;</text:p><text:p>&lt;w:LsdException Locked="false" <text:s/>Priority="99" <text:s/>SemiHidden="false" <text:s/>Name="HTML Variable" &gt;&lt;/w:LsdException&gt;</text:p><text:p>&lt;w:LsdException Locked="false" <text:s/>Priority="99" <text:s/>SemiHidden="false" <text:s/>Name="Normal Table" &gt;&lt;/w:LsdException&gt;</text:p><text:p>&lt;w:LsdException Locked="false" <text:s/>Priority="99" <text:s/>SemiHidden="false" <text:s/>Name="annotation subject" &gt;&lt;/w:LsdException&gt;</text:p><text:p>&lt;w:LsdException Locked="false" <text:s/>Priority="99" <text:s/>SemiHidden="false" <text:s/>Name="No List" &gt;&lt;/w:LsdException&gt;</text:p><text:p>&lt;w:LsdException Locked="false" <text:s/>Priority="99" <text:s/>SemiHidden="false" <text:s/>Name="Table Simple 1" &gt;&lt;/w:LsdException&gt;</text:p><text:p>&lt;w:LsdException Locked="false" <text:s/>Priority="99" <text:s/>SemiHidden="false" <text:s/>Name="Table Simple 2" &gt;&lt;/w:LsdException&gt;</text:p><text:p>&lt;w:LsdException Locked="false" <text:s/>Priority="99" <text:s/>SemiHidden="false" <text:s/>Name="Table Simple 3" &gt;&lt;/w:LsdException&gt;</text:p><text:p>&lt;w:LsdException Locked="false" <text:s/>Priority="99" <text:s/>SemiHidden="false" <text:s/>Name="Table Classic 1" &gt;&lt;/w:LsdException&gt;</text:p><text:p>&lt;w:LsdException Locked="false" <text:s/>Priority="99" <text:s/>SemiHidden="false" <text:s/>Name="Table Classic 2" &gt;&lt;/w:LsdException&gt;</text:p><text:p>&lt;w:LsdException Locked="false" <text:s/>Priority="99" <text:s/>SemiHidden="false" <text:s/>Name="Table Classic 3" &gt;&lt;/w:LsdException&gt;</text:p><text:p>&lt;w:LsdException Locked="false" <text:s/>Priority="99" <text:s/>SemiHidden="false" <text:s/>Name="Table Classic 4" &gt;&lt;/w:LsdException&gt;</text:p><text:p>&lt;w:LsdException Locked="false" <text:s/>Priority="99" <text:s/>SemiHidden="false" <text:s/>Name="Table Colorful 1" &gt;&lt;/w:LsdException&gt;</text:p><text:p>&lt;w:LsdException Locked="false" <text:s/>Priority="99" <text:s/>SemiHidden="false" <text:s/>Name="Table Colorful 2" &gt;&lt;/w:LsdException&gt;</text:p><text:p>&lt;w:LsdException Locked="false" <text:s/>Priority="99" <text:s/>SemiHidden="false" <text:s/>Name="Table Colorful 3" &gt;&lt;/w:LsdException&gt;</text:p><text:p>&lt;w:LsdException Locked="false" <text:s/>Priority="99" <text:s/>SemiHidden="false" <text:s/>Name="Table Columns 1" &gt;&lt;/w:LsdException&gt;</text:p><text:p>&lt;w:LsdException Locked="false" <text:s/>Priority="99" <text:s/>SemiHidden="false" <text:s/>Name="Table Columns 2" &gt;&lt;/w:LsdException&gt;</text:p><text:p>&lt;w:LsdException Locked="false" <text:s/>Priority="99" <text:s/>SemiHidden="false" <text:s/>Name="Table Columns 3" &gt;&lt;/w:LsdException&gt;</text:p><text:p>&lt;w:LsdException Locked="false" <text:s/>Priority="99" <text:s/>SemiHidden="false" <text:s/>Name="Table Columns 4" &gt;&lt;/w:LsdException&gt;</text:p><text:p>&lt;w:LsdException Locked="false" <text:s/>Priority="99" <text:s/>SemiHidden="false" <text:s/>Name="Table Columns 5" &gt;&lt;/w:LsdException&gt;</text:p><text:p>&lt;w:LsdException Locked="false" <text:s/>Priority="99" <text:s/>SemiHidden="false" <text:s/>Name="Table Grid 1" &gt;&lt;/w:LsdException&gt;</text:p><text:p>&lt;w:LsdException Locked="false" <text:s/>Priority="99" <text:s/>SemiHidden="false" <text:s/>Name="Table Grid 2" &gt;&lt;/w:LsdException&gt;</text:p><text:p>&lt;w:LsdException Locked="false" <text:s/>Priority="99" <text:s/>SemiHidden="false" <text:s/>Name="Table Grid 3" &gt;&lt;/w:LsdException&gt;</text:p><text:p>&lt;w:LsdException Locked="false" <text:s/>Priority="99" <text:s/>SemiHidden="false" <text:s/>Name="Table Grid 4" &gt;&lt;/w:LsdException&gt;</text:p><text:p>&lt;w:LsdException Locked="false" <text:s/>Priority="99" <text:s/>SemiHidden="false" <text:s/>Name="Table Grid 5" &gt;&lt;/w:LsdException&gt;</text:p><text:p>&lt;w:LsdException Locked="false" <text:s/>Priority="99" <text:s/>SemiHidden="false" <text:s/>Name="Table Grid 6" &gt;&lt;/w:LsdException&gt;</text:p><text:p>&lt;w:LsdException Locked="false" <text:s/>Priority="99" <text:s/>SemiHidden="false" <text:s/>Name="Table Grid 7" &gt;&lt;/w:LsdException&gt;</text:p><text:p>&lt;w:LsdException Locked="false" <text:s/>Priority="99" <text:s/>SemiHidden="false" <text:s/>Name="Table Grid 8" &gt;&lt;/w:LsdException&gt;</text:p><text:p>&lt;w:LsdException Locked="false" <text:s/>Priority="99" <text:s/>SemiHidden="false" <text:s/>Name="Table List 1" &gt;&lt;/w:LsdException&gt;</text:p><text:p>&lt;w:LsdException Locked="false" <text:s/>Priority="99" <text:s/>SemiHidden="false" <text:s/>Name="Table List 2" &gt;&lt;/w:LsdException&gt;</text:p><text:p>&lt;w:LsdException Locked="false" <text:s/>Priority="99" <text:s/>SemiHidden="false" <text:s/>Name="Table List 3" &gt;&lt;/w:LsdException&gt;</text:p><text:p>&lt;w:LsdException Locked="false" <text:s/>Priority="99" <text:s/>SemiHidden="false" <text:s/>Name="Table List 4" &gt;&lt;/w:LsdException&gt;</text:p><text:p>&lt;w:LsdException Locked="false" <text:s/>Priority="99" <text:s/>SemiHidden="false" <text:s/>Name="Table List 5" &gt;&lt;/w:LsdException&gt;</text:p><text:p>&lt;w:LsdException Locked="false" <text:s/>Priority="99" <text:s/>SemiHidden="false" <text:s/>Name="Table List 6" &gt;&lt;/w:LsdException&gt;</text:p><text:p>&lt;w:LsdException Locked="false" <text:s/>Priority="99" <text:s/>SemiHidden="false" <text:s/>Name="Table List 7" &gt;&lt;/w:LsdException&gt;</text:p><text:p>&lt;w:LsdException Locked="false" <text:s/>Priority="99" <text:s/>SemiHidden="false" <text:s/>Name="Table List 8" &gt;&lt;/w:LsdException&gt;</text:p><text:p>&lt;w:LsdException Locked="false" <text:s/>Priority="99" <text:s/>SemiHidden="false" <text:s/>Name="Table 3D effects 1" &gt;&lt;/w:LsdException&gt;</text:p><text:p>&lt;w:LsdException Locked="false" <text:s/>Priority="99" <text:s/>SemiHidden="false" <text:s/>Name="Table 3D effects 2" &gt;&lt;/w:LsdException&gt;</text:p><text:p>&lt;w:LsdException Locked="false" <text:s/>Priority="99" <text:s/>SemiHidden="false" <text:s/>Name="Table 3D effects 3" &gt;&lt;/w:LsdException&gt;</text:p><text:p>&lt;w:LsdException Locked="false" <text:s/>Priority="99" <text:s/>SemiHidden="false" <text:s/>Name="Table Contemporary" &gt;&lt;/w:LsdException&gt;</text:p><text:p>&lt;w:LsdException Locked="false" <text:s/>Priority="99" <text:s/>SemiHidden="false" <text:s/>Name="Table Elegant" &gt;&lt;/w:LsdException&gt;</text:p><text:p>&lt;w:LsdException Locked="false" <text:s/>Priority="99" <text:s/>SemiHidden="false" <text:s/>Name="Table Professional" &gt;&lt;/w:LsdException&gt;</text:p><text:p>&lt;w:LsdException Locked="false" <text:s/>Priority="99" <text:s/>SemiHidden="false" <text:s/>Name="Table Subtle 1" &gt;&lt;/w:LsdException&gt;</text:p><text:p>&lt;w:LsdException Locked="false" <text:s/>Priority="99" <text:s/>SemiHidden="false" <text:s/>Name="Table Subtle 2" &gt;&lt;/w:LsdException&gt;</text:p><text:p>&lt;w:LsdException Locked="false" <text:s/>Priority="99" <text:s/>SemiHidden="false" <text:s/>Name="Table Web 1" &gt;&lt;/w:LsdException&gt;</text:p><text:p>&lt;w:LsdException Locked="false" <text:s/>Priority="99" <text:s/>SemiHidden="false" <text:s/>Name="Table Web 2" &gt;&lt;/w:LsdException&gt;</text:p><text:p>&lt;w:LsdException Locked="false" <text:s/>Priority="99" <text:s/>SemiHidden="false" <text:s/>Name="Table Web 3" &gt;&lt;/w:LsdException&gt;</text:p><text:p>&lt;w:LsdException Locked="false" <text:s/>Priority="99" <text:s/>SemiHidden="false" <text:s/>Name="Balloon Text" &gt;&lt;/w:LsdException&gt;</text:p><text:p>&lt;w:LsdException Locked="false" <text:s/>Priority="99" <text:s/>SemiHidden="false" <text:s/>Name="Table Grid" &gt;&lt;/w:LsdException&gt;</text:p><text:p>&lt;w:LsdException Locked="false" <text:s/>Priority="99" <text:s/>SemiHidden="false" <text:s/>Name="Table Theme" &gt;&lt;/w:LsdException&gt;</text:p><text:p>&lt;w:LsdException Locked="false" <text:s/>Priority="99" <text:s/>SemiHidden="false" <text:s/>Name="Light Shading" &gt;&lt;/w:LsdException&gt;</text:p><text:p>&lt;w:LsdException Locked="false" <text:s/>Priority="99" <text:s/>SemiHidden="false" <text:s/>Name="Light List" &gt;&lt;/w:LsdException&gt;</text:p><text:p>&lt;w:LsdException Locked="false" <text:s/>Priority="99" <text:s/>SemiHidden="false" <text:s/>Name="Light Grid" &gt;&lt;/w:LsdException&gt;</text:p><text:p>&lt;w:LsdException Locked="false" <text:s/>Priority="99" <text:s/>SemiHidden="false" <text:s/>Name="Medium Shading 1" &gt;&lt;/w:LsdException&gt;</text:p><text:p>&lt;w:LsdException Locked="false" <text:s/>Priority="99" <text:s/>SemiHidden="false" <text:s/>Name="Medium Shading 2" &gt;&lt;/w:LsdException&gt;</text:p><text:p>&lt;w:LsdException Locked="false" <text:s/>Priority="99" <text:s/>SemiHidden="false" <text:s/>Name="Medium List 1" &gt;&lt;/w:LsdException&gt;</text:p><text:p>&lt;w:LsdException Locked="false" <text:s/>Priority="99" <text:s/>SemiHidden="false" <text:s/>Name="Medium List 2" &gt;&lt;/w:LsdException&gt;</text:p><text:p>&lt;w:LsdException Locked="false" <text:s/>Priority="99" <text:s/>SemiHidden="false" <text:s/>Name="Medium Grid 1" &gt;&lt;/w:LsdException&gt;</text:p><text:p>&lt;w:LsdException Locked="false" <text:s/>Priority="99" <text:s/>SemiHidden="false" <text:s/>Name="Medium Grid 2" &gt;&lt;/w:LsdException&gt;</text:p><text:p>&lt;w:LsdException Locked="false" <text:s/>Priority="99" <text:s/>SemiHidden="false" <text:s/>Name="Medium Grid 3" &gt;&lt;/w:LsdException&gt;</text:p><text:p>&lt;w:LsdException Locked="false" <text:s/>Priority="99" <text:s/>SemiHidden="false" <text:s/>Name="Dark List" &gt;&lt;/w:LsdException&gt;</text:p><text:p>&lt;w:LsdException Locked="false" <text:s/>Priority="99" <text:s/>SemiHidden="false" <text:s/>Name="Colorful Shading" &gt;&lt;/w:LsdException&gt;</text:p><text:p>&lt;w:LsdException Locked="false" <text:s/>Priority="99" <text:s/>SemiHidden="false" <text:s/>Name="Colorful List" &gt;&lt;/w:LsdException&gt;</text:p><text:p>&lt;w:LsdException Locked="false" <text:s/>Priority="99" <text:s/>SemiHidden="false" <text:s/>Name="Colorful Grid" &gt;&lt;/w:LsdException&gt;</text:p><text:p>&lt;w:LsdException Locked="false" <text:s/>Priority="99" <text:s/>SemiHidden="false" <text:s/>Name="Light Shading Accent 1" &gt;&lt;/w:LsdException&gt;</text:p><text:p>&lt;w:LsdException Locked="false" <text:s/>Priority="99" <text:s/>SemiHidden="false" <text:s/>Name="Light List Accent 1" &gt;&lt;/w:LsdException&gt;</text:p><text:p>&lt;w:LsdException Locked="false" <text:s/>Priority="99" <text:s/>SemiHidden="false" <text:s/>Name="Light Grid Accent 1" &gt;&lt;/w:LsdException&gt;</text:p><text:p>&lt;w:LsdException Locked="false" <text:s/>Priority="99" <text:s/>SemiHidden="false" <text:s/>Name="Medium Shading 1 Accent 1" &gt;&lt;/w:LsdException&gt;</text:p><text:p>&lt;w:LsdException Locked="false" <text:s/>Priority="99" <text:s/>SemiHidden="false" <text:s/>Name="Medium Shading 2 Accent 1" &gt;&lt;/w:LsdException&gt;</text:p><text:p>&lt;w:LsdException Locked="false" <text:s/>Priority="99" <text:s/>SemiHidden="false" <text:s/>Name="Medium List 1 Accent 1" &gt;&lt;/w:LsdException&gt;</text:p><text:p>&lt;w:LsdException Locked="false" <text:s/>Priority="99" <text:s/>SemiHidden="false" <text:s/>Name="Medium List 2 Accent 1" &gt;&lt;/w:LsdException&gt;</text:p><text:p>&lt;w:LsdException Locked="false" <text:s/>Priority="99" <text:s/>SemiHidden="false" <text:s/>Name="Medium Grid 1 Accent 1" &gt;&lt;/w:LsdException&gt;</text:p><text:p>&lt;w:LsdException Locked="false" <text:s/>Priority="99" <text:s/>SemiHidden="false" <text:s/>Name="Medium Grid 2 Accent 1" &gt;&lt;/w:LsdException&gt;</text:p><text:p>&lt;w:LsdException Locked="false" <text:s/>Priority="99" <text:s/>SemiHidden="false" <text:s/>Name="Medium Grid 3 Accent 1" &gt;&lt;/w:LsdException&gt;</text:p><text:p>&lt;w:LsdException Locked="false" <text:s/>Priority="99" <text:s/>SemiHidden="false" <text:s/>Name="Dark List Accent 1" &gt;&lt;/w:LsdException&gt;</text:p><text:p>&lt;w:LsdException Locked="false" <text:s/>Priority="99" <text:s/>SemiHidden="false" <text:s/>Name="Colorful Shading Accent 1" &gt;&lt;/w:LsdException&gt;</text:p><text:p>&lt;w:LsdException Locked="false" <text:s/>Priority="99" <text:s/>SemiHidden="false" <text:s/>Name="Colorful List Accent 1" &gt;&lt;/w:LsdException&gt;</text:p><text:p>&lt;w:LsdException Locked="false" <text:s/>Priority="99" <text:s/>SemiHidden="false" <text:s/>Name="Colorful Grid Accent 1" &gt;&lt;/w:LsdException&gt;</text:p><text:p>&lt;w:LsdException Locked="false" <text:s/>Priority="99" <text:s/>SemiHidden="false" <text:s/>Name="Light Shading Accent 2" &gt;&lt;/w:LsdException&gt;</text:p><text:p>&lt;w:LsdException Locked="false" <text:s/>Priority="99" <text:s/>SemiHidden="false" <text:s/>Name="Light List Accent 2" &gt;&lt;/w:LsdException&gt;</text:p><text:p>&lt;w:LsdException Locked="false" <text:s/>Priority="99" <text:s/>SemiHidden="false" <text:s/>Name="Light Grid Accent 2" &gt;&lt;/w:LsdException&gt;</text:p><text:p>&lt;w:LsdException Locked="false" <text:s/>Priority="99" <text:s/>SemiHidden="false" <text:s/>Name="Medium Shading 1 Accent 2" &gt;&lt;/w:LsdException&gt;</text:p><text:p>&lt;w:LsdException Locked="false" <text:s/>Priority="99" <text:s/>SemiHidden="false" <text:s/>Name="Medium Shading 2 Accent 2" &gt;&lt;/w:LsdException&gt;</text:p><text:p>&lt;w:LsdException Locked="false" <text:s/>Priority="99" <text:s/>SemiHidden="false" <text:s/>Name="Medium List 1 Accent 2" &gt;&lt;/w:LsdException&gt;</text:p><text:p>&lt;w:LsdException Locked="false" <text:s/>Priority="99" <text:s/>SemiHidden="false" <text:s/>Name="Medium List 2 Accent 2" &gt;&lt;/w:LsdException&gt;</text:p><text:p>&lt;w:LsdException Locked="false" <text:s/>Priority="99" <text:s/>SemiHidden="false" <text:s/>Name="Medium Grid 1 Accent 2" &gt;&lt;/w:LsdException&gt;</text:p><text:p>&lt;w:LsdException Locked="false" <text:s/>Priority="99" <text:s/>SemiHidden="false" <text:s/>Name="Medium Grid 2 Accent 2" &gt;&lt;/w:LsdException&gt;</text:p><text:p>&lt;w:LsdException Locked="false" <text:s/>Priority="99" <text:s/>SemiHidden="false" <text:s/>Name="Medium Grid 3 Accent 2" &gt;&lt;/w:LsdException&gt;</text:p><text:p>&lt;w:LsdException Locked="false" <text:s/>Priority="99" <text:s/>SemiHidden="false" <text:s/>Name="Dark List Accent 2" &gt;&lt;/w:LsdException&gt;</text:p><text:p>&lt;w:LsdException Locked="false" <text:s/>Priority="99" <text:s/>SemiHidden="false" <text:s/>Name="Colorful Shading Accent 2" &gt;&lt;/w:LsdException&gt;</text:p><text:p>&lt;w:LsdException Locked="false" <text:s/>Priority="99" <text:s/>SemiHidden="false" <text:s/>Name="Colorful List Accent 2" &gt;&lt;/w:LsdException&gt;</text:p><text:p>&lt;w:LsdException Locked="false" <text:s/>Priority="99" <text:s/>SemiHidden="false" <text:s/>Name="Colorful Grid Accent 2" &gt;&lt;/w:LsdException&gt;</text:p><text:p>&lt;w:LsdException Locked="false" <text:s/>Priority="99" <text:s/>SemiHidden="false" <text:s/>Name="Light Shading Accent 3" &gt;&lt;/w:LsdException&gt;</text:p><text:p>&lt;w:LsdException Locked="false" <text:s/>Priority="99" <text:s/>SemiHidden="false" <text:s/>Name="Light List Accent 3" &gt;&lt;/w:LsdException&gt;</text:p><text:p>&lt;w:LsdException Locked="false" <text:s/>Priority="99" <text:s/>SemiHidden="false" <text:s/>Name="Light Grid Accent 3" &gt;&lt;/w:LsdException&gt;</text:p><text:p>&lt;w:LsdException Locked="false" <text:s/>Priority="99" <text:s/>SemiHidden="false" <text:s/>Name="Medium Shading 1 Accent 3" &gt;&lt;/w:LsdException&gt;</text:p><text:p>&lt;w:LsdException Locked="false" <text:s/>Priority="99" <text:s/>SemiHidden="false" <text:s/>Name="Medium Shading 2 Accent 3" &gt;&lt;/w:LsdException&gt;</text:p><text:p>&lt;w:LsdException Locked="false" <text:s/>Priority="99" <text:s/>SemiHidden="false" <text:s/>Name="Medium List 1 Accent 3" &gt;&lt;/w:LsdException&gt;</text:p><text:p>&lt;w:LsdException Locked="false" <text:s/>Priority="99" <text:s/>SemiHidden="false" <text:s/>Name="Medium List 2 Accent 3" &gt;&lt;/w:LsdException&gt;</text:p><text:p>&lt;w:LsdException Locked="false" <text:s/>Priority="99" <text:s/>SemiHidden="false" <text:s/>Name="Medium Grid 1 Accent 3" &gt;&lt;/w:LsdException&gt;</text:p><text:p>&lt;w:LsdException Locked="false" <text:s/>Priority="99" <text:s/>SemiHidden="false" <text:s/>Name="Medium Grid 2 Accent 3" &gt;&lt;/w:LsdException&gt;</text:p><text:p>&lt;w:LsdException Locked="false" <text:s/>Priority="99" <text:s/>SemiHidden="false" <text:s/>Name="Medium Grid 3 Accent 3" &gt;&lt;/w:LsdException&gt;</text:p><text:p>&lt;w:LsdException Locked="false" <text:s/>Priority="99" <text:s/>SemiHidden="false" <text:s/>Name="Dark List Accent 3" &gt;&lt;/w:LsdException&gt;</text:p><text:p>&lt;w:LsdException Locked="false" <text:s/>Priority="99" <text:s/>SemiHidden="false" <text:s/>Name="Colorful Shading Accent 3" &gt;&lt;/w:LsdException&gt;</text:p><text:p>&lt;w:LsdException Locked="false" <text:s/>Priority="99" <text:s/>SemiHidden="false" <text:s/>Name="Colorful List Accent 3" &gt;&lt;/w:LsdException&gt;</text:p><text:p>&lt;w:LsdException Locked="false" <text:s/>Priority="99" <text:s/>SemiHidden="false" <text:s/>Name="Colorful Grid Accent 3" &gt;&lt;/w:LsdException&gt;</text:p><text:p>&lt;w:LsdException Locked="false" <text:s/>Priority="99" <text:s/>SemiHidden="false" <text:s/>Name="Light Shading Accent 4" &gt;&lt;/w:LsdException&gt;</text:p><text:p>&lt;w:LsdException Locked="false" <text:s/>Priority="99" <text:s/>SemiHidden="false" <text:s/>Name="Light List Accent 4" &gt;&lt;/w:LsdException&gt;</text:p><text:p>&lt;w:LsdException Locked="false" <text:s/>Priority="99" <text:s/>SemiHidden="false" <text:s/>Name="Light Grid Accent 4" &gt;&lt;/w:LsdException&gt;</text:p><text:p>&lt;w:LsdException Locked="false" <text:s/>Priority="99" <text:s/>SemiHidden="false" <text:s/>Name="Medium Shading 1 Accent 4" &gt;&lt;/w:LsdException&gt;</text:p><text:p>&lt;w:LsdException Locked="false" <text:s/>Priority="99" <text:s/>SemiHidden="false" <text:s/>Name="Medium Shading 2 Accent 4" &gt;&lt;/w:LsdException&gt;</text:p><text:p>&lt;w:LsdException Locked="false" <text:s/>Priority="99" <text:s/>SemiHidden="false" <text:s/>Name="Medium List 1 Accent 4" &gt;&lt;/w:LsdException&gt;</text:p><text:p>&lt;w:LsdException Locked="false" <text:s/>Priority="99" <text:s/>SemiHidden="false" <text:s/>Name="Medium List 2 Accent 4" &gt;&lt;/w:LsdException&gt;</text:p><text:p>&lt;w:LsdException Locked="false" <text:s/>Priority="99" <text:s/>SemiHidden="false" <text:s/>Name="Medium Grid 1 Accent 4" &gt;&lt;/w:LsdException&gt;</text:p><text:p>&lt;w:LsdException Locked="false" <text:s/>Priority="99" <text:s/>SemiHidden="false" <text:s/>Name="Medium Grid 2 Accent 4" &gt;&lt;/w:LsdException&gt;</text:p><text:p>&lt;w:LsdException Locked="false" <text:s/>Priority="99" <text:s/>SemiHidden="false" <text:s/>Name="Medium Grid 3 Accent 4" &gt;&lt;/w:LsdException&gt;</text:p><text:p>&lt;w:LsdException Locked="false" <text:s/>Priority="99" <text:s/>SemiHidden="false" <text:s/>Name="Dark List Accent 4" &gt;&lt;/w:LsdException&gt;</text:p><text:p>&lt;w:LsdException Locked="false" <text:s/>Priority="99" <text:s/>SemiHidden="false" <text:s/>Name="Colorful Shading Accent 4" &gt;&lt;/w:LsdException&gt;</text:p><text:p>&lt;w:LsdException Locked="false" <text:s/>Priority="99" <text:s/>SemiHidden="false" <text:s/>Name="Colorful List Accent 4" &gt;&lt;/w:LsdException&gt;</text:p><text:p>&lt;w:LsdException Locked="false" <text:s/>Priority="99" <text:s/>SemiHidden="false" <text:s/>Name="Colorful Grid Accent 4" &gt;&lt;/w:LsdException&gt;</text:p><text:p>&lt;w:LsdException Locked="false" <text:s/>Priority="99" <text:s/>SemiHidden="false" <text:s/>Name="Light Shading Accent 5" &gt;&lt;/w:LsdException&gt;</text:p><text:p>&lt;w:LsdException Locked="false" <text:s/>Priority="99" <text:s/>SemiHidden="false" <text:s/>Name="Light List Accent 5" &gt;&lt;/w:LsdException&gt;</text:p><text:p>&lt;w:LsdException Locked="false" <text:s/>Priority="99" <text:s/>SemiHidden="false" <text:s/>Name="Light Grid Accent 5" &gt;&lt;/w:LsdException&gt;</text:p><text:p>&lt;w:LsdException Locked="false" <text:s/>Priority="99" <text:s/>SemiHidden="false" <text:s/>Name="Medium Shading 1 Accent 5" &gt;&lt;/w:LsdException&gt;</text:p><text:p>&lt;w:LsdException Locked="false" <text:s/>Priority="99" <text:s/>SemiHidden="false" <text:s/>Name="Medium Shading 2 Accent 5" &gt;&lt;/w:LsdException&gt;</text:p><text:p>&lt;w:LsdException Locked="false" <text:s/>Priority="99" <text:s/>SemiHidden="false" <text:s/>Name="Medium List 1 Accent 5" &gt;&lt;/w:LsdException&gt;</text:p><text:p>&lt;w:LsdException Locked="false" <text:s/>Priority="99" <text:s/>SemiHidden="false" <text:s/>Name="Medium List 2 Accent 5" &gt;&lt;/w:LsdException&gt;</text:p><text:p>&lt;w:LsdException Locked="false" <text:s/>Priority="99" <text:s/>SemiHidden="false" <text:s/>Name="Medium Grid 1 Accent 5" &gt;&lt;/w:LsdException&gt;</text:p><text:p>&lt;w:LsdException Locked="false" <text:s/>Priority="99" <text:s/>SemiHidden="false" <text:s/>Name="Medium Grid 2 Accent 5" &gt;&lt;/w:LsdException&gt;</text:p><text:p>&lt;w:LsdException Locked="false" <text:s/>Priority="99" <text:s/>SemiHidden="false" <text:s/>Name="Medium Grid 3 Accent 5" &gt;&lt;/w:LsdException&gt;</text:p><text:p>&lt;w:LsdException Locked="false" <text:s/>Priority="99" <text:s/>SemiHidden="false" <text:s/>Name="Dark List Accent 5" &gt;&lt;/w:LsdException&gt;</text:p><text:p>&lt;w:LsdException Locked="false" <text:s/>Priority="99" <text:s/>SemiHidden="false" <text:s/>Name="Colorful Shading Accent 5" &gt;&lt;/w:LsdException&gt;</text:p><text:p>&lt;w:LsdException Locked="false" <text:s/>Priority="99" <text:s/>SemiHidden="false" <text:s/>Name="Colorful List Accent 5" &gt;&lt;/w:LsdException&gt;</text:p><text:p>&lt;w:LsdException Locked="false" <text:s/>Priority="99" <text:s/>SemiHidden="false" <text:s/>Name="Colorful Grid Accent 5" &gt;&lt;/w:LsdException&gt;</text:p><text:p>&lt;w:LsdException Locked="false" <text:s/>Priority="99" <text:s/>SemiHidden="false" <text:s/>Name="Light Shading Accent 6" &gt;&lt;/w:LsdException&gt;</text:p><text:p>&lt;w:LsdException Locked="false" <text:s/>Priority="99" <text:s/>SemiHidden="false" <text:s/>Name="Light List Accent 6" &gt;&lt;/w:LsdException&gt;</text:p><text:p>&lt;w:LsdException Locked="false" <text:s/>Priority="99" <text:s/>SemiHidden="false" <text:s/>Name="Light Grid Accent 6" &gt;&lt;/w:LsdException&gt;</text:p><text:p>&lt;w:LsdException Locked="false" <text:s/>Priority="99" <text:s/>SemiHidden="false" <text:s/>Name="Medium Shading 1 Accent 6" &gt;&lt;/w:LsdException&gt;</text:p><text:p>&lt;w:LsdException Locked="false" <text:s/>Priority="99" <text:s/>SemiHidden="false" <text:s/>Name="Medium Shading 2 Accent 6" &gt;&lt;/w:LsdException&gt;</text:p><text:p>&lt;w:LsdException Locked="false" <text:s/>Priority="99" <text:s/>SemiHidden="false" <text:s/>Name="Medium List 1 Accent 6" &gt;&lt;/w:LsdException&gt;</text:p><text:p>&lt;w:LsdException Locked="false" <text:s/>Priority="99" <text:s/>SemiHidden="false" <text:s/>Name="Medium List 2 Accent 6" &gt;&lt;/w:LsdException&gt;</text:p><text:p>&lt;w:LsdException Locked="false" <text:s/>Priority="99" <text:s/>SemiHidden="false" <text:s/>Name="Medium Grid 1 Accent 6" &gt;&lt;/w:LsdException&gt;</text:p><text:p>&lt;w:LsdException Locked="false" <text:s/>Priority="99" <text:s/>SemiHidden="false" <text:s/>Name="Medium Grid 2 Accent 6" &gt;&lt;/w:LsdException&gt;</text:p><text:p>&lt;w:LsdException Locked="false" <text:s/>Priority="99" <text:s/>SemiHidden="false" <text:s/>Name="Medium Grid 3 Accent 6" &gt;&lt;/w:LsdException&gt;</text:p><text:p>&lt;w:LsdException Locked="false" <text:s/>Priority="99" <text:s/>SemiHidden="false" <text:s/>Name="Dark List Accent 6" &gt;&lt;/w:LsdException&gt;</text:p><text:p>&lt;w:LsdException Locked="false" <text:s/>Priority="99" <text:s/>SemiHidden="false" <text:s/>Name="Colorful Shading Accent 6" &gt;&lt;/w:LsdException&gt;</text:p><text:p>&lt;w:LsdException Locked="false" <text:s/>Priority="99" <text:s/>SemiHidden="false" <text:s/>Name="Colorful List Accent 6" &gt;&lt;/w:LsdException&gt;</text:p><text:p>&lt;w:LsdException Locked="false" <text:s/>Priority="99" <text:s/>SemiHidden="false" <text:s/>Name="Colorful Grid Accent 6" &gt;&lt;/w:LsdException&gt;</text:p><text:p>&lt;/w:LatentStyles&gt;&lt;/xml&gt;&lt;![endif]--&gt;</text:p></office:annotation><office:annotation><dc:date>2018-01-06T17:20:40.819624271</dc:date><text:p>&lt;!--StartFragment--&gt;</text:p></office:annotation>（1）获得用户网络流量</text:p>
            <text:p text:style-name="P8"><text:s/>( 2 )获取广告点击率</text:p>
          </table:table-cell>
          <table:table-cell table:style-name="表格1.E2" office:value-type="string">
            <text:p text:style-name="Table_20_Contents"><text:span text:style-name="T81">ST008</text:span><text:span text:style-name="T84">. </text:span><text:span text:style-name="T36">资源提供者</text:span></text:p>
          </table:table-cell>
        </table:table-row>
        <table:table-row table:style-name="表格1.21">
          <table:table-cell table:style-name="表格1.A2" office:value-type="string">
            <text:p text:style-name="Table_20_Contents">SH0<text:span text:style-name="T85">21</text:span></text:p>
          </table:table-cell>
          <table:table-cell table:style-name="表格1.A2" office:value-type="string">
            <text:p text:style-name="Table_20_Contents">唱片公司</text:p>
          </table:table-cell>
          <table:table-cell table:style-name="表格1.A2" office:value-type="string">
            <text:p text:style-name="P8"><text:span text:style-name="T77"><office:annotation><dc:date>2018-01-06T16:53:08.896373634</dc:date><text:p>&lt;!--[if gte mso 9]&gt;&lt;xml&gt;&lt;w:WordDocument&gt;&lt;w:BrowserLevel&gt;MicrosoftInternetExplorer4&lt;/w:BrowserLevel&gt;&lt;w:DisplayHorizontalDrawingGridEvery&gt;0&lt;/w:DisplayHorizontalDrawingGridEvery&gt;&lt;w:DisplayVerticalDrawingGridEvery&gt;2&lt;/w:DisplayVerticalDrawingGridEvery&gt;&lt;w:DocumentKind&gt;DocumentNotSpecified&lt;/w:DocumentKind&gt;&lt;w:DrawingGridVerticalSpacing&gt;7.8 磅&lt;/w:DrawingGridVerticalSpacing&gt;&lt;w:PunctuationKerning&gt;&lt;/w:PunctuationKerning&gt;&lt;w:View&gt;Normal&lt;/w:View&gt;&lt;w:Compatibility&gt;&lt;w:DontGrowAutofit/&gt;&lt;w:BalanceSingleByteDoubleByteWidth/&gt;&lt;w:DoNotExpandShiftReturn/&gt;&lt;w:UseFELayout/&gt;&lt;/w:Compatibility&gt;&lt;w:Zoom&gt;0&lt;/w:Zoom&gt;&lt;/w:WordDocument&gt;&lt;/xml&gt;&lt;![endif]--&gt;</text:p></office:annotation></text:span><text:span text:style-name="T77"><office:annotation><dc:date>2018-01-06T16:53:09.066325450</dc:date><text:p>&lt;!--[if gte mso 9]&gt;&lt;xml&gt;&lt;w:LatentStyles DefLockedState="false" <text:s/>DefUnhideWhenUsed="true" <text:s/>DefSemiHidden="true" <text:s/>DefQFormat="false" <text:s/>DefPriority="99" <text:s/>LatentStyleCount="260" &gt;</text:p><text:p>&lt;w:LsdException Locked="false" <text:s/>Priority="99" <text:s/>SemiHidden="false" <text:s/>Name="Normal" &gt;&lt;/w:LsdException&gt;</text:p><text:p>&lt;w:LsdException Locked="false" <text:s/>Priority="99" <text:s/>SemiHidden="false" <text:s/>Name="heading 1" &gt;&lt;/w:LsdException&gt;</text:p><text:p>&lt;w:LsdException Locked="false" <text:s/>Priority="99" <text:s/>SemiHidden="false" <text:s/>Name="heading 2" &gt;&lt;/w:LsdException&gt;</text:p><text:p>&lt;w:LsdException Locked="false" <text:s/>Priority="99" <text:s/>SemiHidden="false" <text:s/>Name="heading 3" &gt;&lt;/w:LsdException&gt;</text:p><text:p>&lt;w:LsdException Locked="false" <text:s/>Priority="99" <text:s/>SemiHidden="false" <text:s/>Name="heading 4" &gt;&lt;/w:LsdException&gt;</text:p><text:p>&lt;w:LsdException Locked="false" <text:s/>Priority="99" <text:s/>SemiHidden="false" <text:s/>Name="heading 5" &gt;&lt;/w:LsdException&gt;</text:p><text:p>&lt;w:LsdException Locked="false" <text:s/>Priority="99" <text:s/>SemiHidden="false" <text:s/>Name="heading 6" &gt;&lt;/w:LsdException&gt;</text:p><text:p>&lt;w:LsdException Locked="false" <text:s/>Priority="99" <text:s/>SemiHidden="false" <text:s/>Name="heading 7" &gt;&lt;/w:LsdException&gt;</text:p><text:p>&lt;w:LsdException Locked="false" <text:s/>Priority="99" <text:s/>SemiHidden="false" <text:s/>Name="heading 8" &gt;&lt;/w:LsdException&gt;</text:p><text:p>&lt;w:LsdException Locked="false" <text:s/>Priority="99" <text:s/>SemiHidden="false" <text:s/>Name="heading 9" &gt;&lt;/w:LsdException&gt;</text:p><text:p>&lt;w:LsdException Locked="false" <text:s/>Priority="99" <text:s/>SemiHidden="false" <text:s/>Name="index 1" &gt;&lt;/w:LsdException&gt;</text:p><text:p>&lt;w:LsdException Locked="false" <text:s/>Priority="99" <text:s/>SemiHidden="false" <text:s/>Name="index 2" &gt;&lt;/w:LsdException&gt;</text:p><text:p>&lt;w:LsdException Locked="false" <text:s/>Priority="99" <text:s/>SemiHidden="false" <text:s/>Name="index 3" &gt;&lt;/w:LsdException&gt;</text:p><text:p>&lt;w:LsdException Locked="false" <text:s/>Priority="99" <text:s/>SemiHidden="false" <text:s/>Name="index 4" &gt;&lt;/w:LsdException&gt;</text:p><text:p>&lt;w:LsdException Locked="false" <text:s/>Priority="99" <text:s/>SemiHidden="false" <text:s/>Name="index 5" &gt;&lt;/w:LsdException&gt;</text:p><text:p>&lt;w:LsdException Locked="false" <text:s/>Priority="99" <text:s/>SemiHidden="false" <text:s/>Name="index 6" &gt;&lt;/w:LsdException&gt;</text:p><text:p>&lt;w:LsdException Locked="false" <text:s/>Priority="99" <text:s/>SemiHidden="false" <text:s/>Name="index 7" &gt;&lt;/w:LsdException&gt;</text:p><text:p>&lt;w:LsdException Locked="false" <text:s/>Priority="99" <text:s/>SemiHidden="false" <text:s/>Name="index 8" &gt;&lt;/w:LsdException&gt;</text:p><text:p>&lt;w:LsdException Locked="false" <text:s/>Priority="99" <text:s/>SemiHidden="false" <text:s/>Name="index 9" &gt;&lt;/w:LsdException&gt;</text:p><text:p>&lt;w:LsdException Locked="false" <text:s/>Priority="99" <text:s/>SemiHidden="false" <text:s/>Name="toc 1" &gt;&lt;/w:LsdException&gt;</text:p><text:p>&lt;w:LsdException Locked="false" <text:s/>Priority="99" <text:s/>SemiHidden="false" <text:s/>Name="toc 2" &gt;&lt;/w:LsdException&gt;</text:p><text:p>&lt;w:LsdException Locked="false" <text:s/>Priority="99" <text:s/>SemiHidden="false" <text:s/>Name="toc 3" &gt;&lt;/w:LsdException&gt;</text:p><text:p>&lt;w:LsdException Locked="false" <text:s/>Priority="99" <text:s/>SemiHidden="false" <text:s/>Name="toc 4" &gt;&lt;/w:LsdException&gt;</text:p><text:p>&lt;w:LsdException Locked="false" <text:s/>Priority="99" <text:s/>SemiHidden="false" <text:s/>Name="toc 5" &gt;&lt;/w:LsdException&gt;</text:p><text:p>&lt;w:LsdException Locked="false" <text:s/>Priority="99" <text:s/>SemiHidden="false" <text:s/>Name="toc 6" &gt;&lt;/w:LsdException&gt;</text:p><text:p>&lt;w:LsdException Locked="false" <text:s/>Priority="99" <text:s/>SemiHidden="false" <text:s/>Name="toc 7" &gt;&lt;/w:LsdException&gt;</text:p><text:p>&lt;w:LsdException Locked="false" <text:s/>Priority="99" <text:s/>SemiHidden="false" <text:s/>Name="toc 8" &gt;&lt;/w:LsdException&gt;</text:p><text:p>&lt;w:LsdException Locked="false" <text:s/>Priority="99" <text:s/>SemiHidden="false" <text:s/>Name="toc 9" &gt;&lt;/w:LsdException&gt;</text:p><text:p>&lt;w:LsdException Locked="false" <text:s/>Priority="99" <text:s/>SemiHidden="false" <text:s/>Name="Normal Indent" &gt;&lt;/w:LsdException&gt;</text:p><text:p>&lt;w:LsdException Locked="false" <text:s/>Priority="99" <text:s/>SemiHidden="false" <text:s/>Name="footnote text" &gt;&lt;/w:LsdException&gt;</text:p><text:p>&lt;w:LsdException Locked="false" <text:s/>Priority="99" <text:s/>SemiHidden="false" <text:s/>Name="annotation text" &gt;&lt;/w:LsdException&gt;</text:p><text:p>&lt;w:LsdException Locked="false" <text:s/>Priority="99" <text:s/>SemiHidden="false" <text:s/>Name="header" &gt;&lt;/w:LsdException&gt;</text:p><text:p>&lt;w:LsdException Locked="false" <text:s/>Priority="99" <text:s/>SemiHidden="false" <text:s/>Name="footer" &gt;&lt;/w:LsdException&gt;</text:p><text:p>&lt;w:LsdException Locked="false" <text:s/>Priority="99" <text:s/>SemiHidden="false" <text:s/>Name="index heading" &gt;&lt;/w:LsdException&gt;</text:p><text:p>&lt;w:LsdException Locked="false" <text:s/>Priority="99" <text:s/>SemiHidden="false" <text:s/>Name="caption" &gt;&lt;/w:LsdException&gt;</text:p><text:p>&lt;w:LsdException Locked="false" <text:s/>Priority="99" <text:s/>SemiHidden="false" <text:s/>Name="table of figures" &gt;&lt;/w:LsdException&gt;</text:p><text:p>&lt;w:LsdException Locked="false" <text:s/>Priority="99" <text:s/>SemiHidden="false" <text:s/>Name="envelope address" &gt;&lt;/w:LsdException&gt;</text:p><text:p>&lt;w:LsdException Locked="false" <text:s/>Priority="99" <text:s/>SemiHidden="false" <text:s/>Name="envelope return" &gt;&lt;/w:LsdException&gt;</text:p><text:p>&lt;w:LsdException Locked="false" <text:s/>Priority="99" <text:s/>SemiHidden="false" <text:s/>Name="footnote reference" &gt;&lt;/w:LsdException&gt;</text:p><text:p>&lt;w:LsdException Locked="false" <text:s/>Priority="99" <text:s/>SemiHidden="false" <text:s/>Name="annotation reference" &gt;&lt;/w:LsdException&gt;</text:p><text:p>&lt;w:LsdException Locked="false" <text:s/>Priority="99" <text:s/>SemiHidden="false" <text:s/>Name="line number" &gt;&lt;/w:LsdException&gt;</text:p><text:p>&lt;w:LsdException Locked="false" <text:s/>Priority="99" <text:s/>SemiHidden="false" <text:s/>Name="page number" &gt;&lt;/w:LsdException&gt;</text:p><text:p>&lt;w:LsdException Locked="false" <text:s/>Priority="99" <text:s/>SemiHidden="false" <text:s/>Name="endnote reference" &gt;&lt;/w:LsdException&gt;</text:p><text:p>&lt;w:LsdException Locked="false" <text:s/>Priority="99" <text:s/>SemiHidden="false" <text:s/>Name="endnote text" &gt;&lt;/w:LsdException&gt;</text:p><text:p>&lt;w:LsdException Locked="false" <text:s/>Priority="99" <text:s/>SemiHidden="false" <text:s/>Name="table of authorities" &gt;&lt;/w:LsdException&gt;</text:p><text:p>&lt;w:LsdException Locked="false" <text:s/>Priority="99" <text:s/>SemiHidden="false" <text:s/>Name="macro" &gt;&lt;/w:LsdException&gt;</text:p><text:p>&lt;w:LsdException Locked="false" <text:s/>Priority="99" <text:s/>SemiHidden="false" <text:s/>Name="toa heading" &gt;&lt;/w:LsdException&gt;</text:p><text:p>&lt;w:LsdException Locked="false" <text:s/>Priority="99" <text:s/>SemiHidden="false" <text:s/>Name="List" &gt;&lt;/w:LsdException&gt;</text:p><text:p>&lt;w:LsdException Locked="false" <text:s/>Priority="99" <text:s/>SemiHidden="false" <text:s/>Name="List Bullet" &gt;&lt;/w:LsdException&gt;</text:p><text:p>&lt;w:LsdException Locked="false" <text:s/>Priority="99" <text:s/>SemiHidden="false" <text:s/>Name="List Number" &gt;&lt;/w:LsdException&gt;</text:p><text:p>&lt;w:LsdException Locked="false" <text:s/>Priority="99" <text:s/>SemiHidden="false" <text:s/>Name="List 2" &gt;&lt;/w:LsdException&gt;</text:p><text:p>&lt;w:LsdException Locked="false" <text:s/>Priority="99" <text:s/>SemiHidden="false" <text:s/>Name="List 3" &gt;&lt;/w:LsdException&gt;</text:p><text:p>&lt;w:LsdException Locked="false" <text:s/>Priority="99" <text:s/>SemiHidden="false" <text:s/>Name="List 4" &gt;&lt;/w:LsdException&gt;</text:p><text:p>&lt;w:LsdException Locked="false" <text:s/>Priority="99" <text:s/>SemiHidden="false" <text:s/>Name="List 5" &gt;&lt;/w:LsdException&gt;</text:p><text:p>&lt;w:LsdException Locked="false" <text:s/>Priority="99" <text:s/>SemiHidden="false" <text:s/>Name="List Bullet 2" &gt;&lt;/w:LsdException&gt;</text:p><text:p>&lt;w:LsdException Locked="false" <text:s/>Priority="99" <text:s/>SemiHidden="false" <text:s/>Name="List Bullet 3" &gt;&lt;/w:LsdException&gt;</text:p><text:p>&lt;w:LsdException Locked="false" <text:s/>Priority="99" <text:s/>SemiHidden="false" <text:s/>Name="List Bullet 4" &gt;&lt;/w:LsdException&gt;</text:p><text:p>&lt;w:LsdException Locked="false" <text:s/>Priority="99" <text:s/>SemiHidden="false" <text:s/>Name="List Bullet 5" &gt;&lt;/w:LsdException&gt;</text:p><text:p>&lt;w:LsdException Locked="false" <text:s/>Priority="99" <text:s/>SemiHidden="false" <text:s/>Name="List Number 2" &gt;&lt;/w:LsdException&gt;</text:p><text:p>&lt;w:LsdException Locked="false" <text:s/>Priority="99" <text:s/>SemiHidden="false" <text:s/>Name="List Number 3" &gt;&lt;/w:LsdException&gt;</text:p><text:p>&lt;w:LsdException Locked="false" <text:s/>Priority="99" <text:s/>SemiHidden="false" <text:s/>Name="List Number 4" &gt;&lt;/w:LsdException&gt;</text:p><text:p>&lt;w:LsdException Locked="false" <text:s/>Priority="99" <text:s/>SemiHidden="false" <text:s/>Name="List Number 5" &gt;&lt;/w:LsdException&gt;</text:p><text:p>&lt;w:LsdException Locked="false" <text:s/>Priority="99" <text:s/>SemiHidden="false" <text:s/>Name="Title" &gt;&lt;/w:LsdException&gt;</text:p><text:p>&lt;w:LsdException Locked="false" <text:s/>Priority="99" <text:s/>SemiHidden="false" <text:s/>Name="Closing" &gt;&lt;/w:LsdException&gt;</text:p><text:p>&lt;w:LsdException Locked="false" <text:s/>Priority="99" <text:s/>SemiHidden="false" <text:s/>Name="Signature" &gt;&lt;/w:LsdException&gt;</text:p><text:p>&lt;w:LsdException Locked="false" <text:s/>Priority="99" <text:s/>SemiHidden="false" <text:s/>Name="Default Paragraph Font" &gt;&lt;/w:LsdException&gt;</text:p><text:p>&lt;w:LsdException Locked="false" <text:s/>Priority="99" <text:s/>SemiHidden="false" <text:s/>Name="Body Text" &gt;&lt;/w:LsdException&gt;</text:p><text:p>&lt;w:LsdException Locked="false" <text:s/>Priority="99" <text:s/>SemiHidden="false" <text:s/>Name="Body Text Indent" &gt;&lt;/w:LsdException&gt;</text:p><text:p>&lt;w:LsdException Locked="false" <text:s/>Priority="99" <text:s/>SemiHidden="false" <text:s/>Name="List Continue" &gt;&lt;/w:LsdException&gt;</text:p><text:p>&lt;w:LsdException Locked="false" <text:s/>Priority="99" <text:s/>SemiHidden="false" <text:s/>Name="List Continue 2" &gt;&lt;/w:LsdException&gt;</text:p><text:p>&lt;w:LsdException Locked="false" <text:s/>Priority="99" <text:s/>SemiHidden="false" <text:s/>Name="List Continue 3" &gt;&lt;/w:LsdException&gt;</text:p><text:p>&lt;w:LsdException Locked="false" <text:s/>Priority="99" <text:s/>SemiHidden="false" <text:s/>Name="List Continue 4" &gt;&lt;/w:LsdException&gt;</text:p><text:p>&lt;w:LsdException Locked="false" <text:s/>Priority="99" <text:s/>SemiHidden="false" <text:s/>Name="List Continue 5" &gt;&lt;/w:LsdException&gt;</text:p><text:p>&lt;w:LsdException Locked="false" <text:s/>Priority="99" <text:s/>SemiHidden="false" <text:s/>Name="Message Header" &gt;&lt;/w:LsdException&gt;</text:p><text:p>&lt;w:LsdException Locked="false" <text:s/>Priority="99" <text:s/>SemiHidden="false" <text:s/>Name="Subtitle" &gt;&lt;/w:LsdException&gt;</text:p><text:p>&lt;w:LsdException Locked="false" <text:s/>Priority="99" <text:s/>SemiHidden="false" <text:s/>Name="Salutation" &gt;&lt;/w:LsdException&gt;</text:p><text:p>&lt;w:LsdException Locked="false" <text:s/>Priority="99" <text:s/>SemiHidden="false" <text:s/>Name="Date" &gt;&lt;/w:LsdException&gt;</text:p><text:p>&lt;w:LsdException Locked="false" <text:s/>Priority="99" <text:s/>SemiHidden="false" <text:s/>Name="Body Text First Indent" &gt;&lt;/w:LsdException&gt;</text:p><text:p>&lt;w:LsdException Locked="false" <text:s/>Priority="99" <text:s/>SemiHidden="false" <text:s/>Name="Body Text First Indent 2" &gt;&lt;/w:LsdException&gt;</text:p><text:p>&lt;w:LsdException Locked="false" <text:s/>Priority="99" <text:s/>SemiHidden="false" <text:s/>Name="Note Heading" &gt;&lt;/w:LsdException&gt;</text:p><text:p>&lt;w:LsdException Locked="false" <text:s/>Priority="99" <text:s/>SemiHidden="false" <text:s/>Name="Body Text 2" &gt;&lt;/w:LsdException&gt;</text:p><text:p>&lt;w:LsdException Locked="false" <text:s/>Priority="99" <text:s/>SemiHidden="false" <text:s/>Name="Body Text 3" &gt;&lt;/w:LsdException&gt;</text:p><text:p>&lt;w:LsdException Locked="false" <text:s/>Priority="99" <text:s/>SemiHidden="false" <text:s/>Name="Body Text Indent 2" &gt;&lt;/w:LsdException&gt;</text:p><text:p>&lt;w:LsdException Locked="false" <text:s/>Priority="99" <text:s/>SemiHidden="false" <text:s/>Name="Body Text Indent 3" &gt;&lt;/w:LsdException&gt;</text:p><text:p>&lt;w:LsdException Locked="false" <text:s/>Priority="99" <text:s/>SemiHidden="false" <text:s/>Name="Block Text" &gt;&lt;/w:LsdException&gt;</text:p><text:p>&lt;w:LsdException Locked="false" <text:s/>Priority="99" <text:s/>SemiHidden="false" <text:s/>Name="Hyperlink" &gt;&lt;/w:LsdException&gt;</text:p><text:p>&lt;w:LsdException Locked="false" <text:s/>Priority="99" <text:s/>SemiHidden="false" <text:s/>Name="FollowedHyperlink" &gt;&lt;/w:LsdException&gt;</text:p><text:p>&lt;w:LsdException Locked="false" <text:s/>Priority="99" <text:s/>SemiHidden="false" <text:s/>Name="Strong" &gt;&lt;/w:LsdException&gt;</text:p><text:p>&lt;w:LsdException Locked="false" <text:s/>Priority="99" <text:s/>SemiHidden="false" <text:s/>Name="Emphasis" &gt;&lt;/w:LsdException&gt;</text:p><text:p>&lt;w:LsdException Locked="false" <text:s/>Priority="99" <text:s/>SemiHidden="false" <text:s/>Name="Document Map" &gt;&lt;/w:LsdException&gt;</text:p><text:p>&lt;w:LsdException Locked="false" <text:s/>Priority="99" <text:s/>SemiHidden="false" <text:s/>Name="Plain Text" &gt;&lt;/w:LsdException&gt;</text:p><text:p>&lt;w:LsdException Locked="false" <text:s/>Priority="99" <text:s/>SemiHidden="false" <text:s/>Name="E-mail Signature" &gt;&lt;/w:LsdException&gt;</text:p><text:p>&lt;w:LsdException Locked="false" <text:s/>Priority="99" <text:s/>SemiHidden="false" <text:s/>Name="Normal (Web)" &gt;&lt;/w:LsdException&gt;</text:p><text:p>&lt;w:LsdException Locked="false" <text:s/>Priority="99" <text:s/>SemiHidden="false" <text:s/>Name="HTML Acronym" &gt;&lt;/w:LsdException&gt;</text:p><text:p>&lt;w:LsdException Locked="false" <text:s/>Priority="99" <text:s/>SemiHidden="false" <text:s/>Name="HTML Address" &gt;&lt;/w:LsdException&gt;</text:p><text:p>&lt;w:LsdException Locked="false" <text:s/>Priority="99" <text:s/>SemiHidden="false" <text:s/>Name="HTML Cite" &gt;&lt;/w:LsdException&gt;</text:p><text:p>&lt;w:LsdException Locked="false" <text:s/>Priority="99" <text:s/>SemiHidden="false" <text:s/>Name="HTML Code" &gt;&lt;/w:LsdException&gt;</text:p><text:p>&lt;w:LsdException Locked="false" <text:s/>Priority="99" <text:s/>SemiHidden="false" <text:s/>Name="HTML Definition" &gt;&lt;/w:LsdException&gt;</text:p><text:p>&lt;w:LsdException Locked="false" <text:s/>Priority="99" <text:s/>SemiHidden="false" <text:s/>Name="HTML Keyboard" &gt;&lt;/w:LsdException&gt;</text:p><text:p>&lt;w:LsdException Locked="false" <text:s/>Priority="99" <text:s/>SemiHidden="false" <text:s/>Name="HTML Preformatted" &gt;&lt;/w:LsdException&gt;</text:p><text:p>&lt;w:LsdException Locked="false" <text:s/>Priority="99" <text:s/>SemiHidden="false" <text:s/>Name="HTML Sample" &gt;&lt;/w:LsdException&gt;</text:p><text:p>&lt;w:LsdException Locked="false" <text:s/>Priority="99" <text:s/>SemiHidden="false" <text:s/>Name="HTML Typewriter" &gt;&lt;/w:LsdException&gt;</text:p><text:p>&lt;w:LsdException Locked="false" <text:s/>Priority="99" <text:s/>SemiHidden="false" <text:s/>Name="HTML Variable" &gt;&lt;/w:LsdException&gt;</text:p><text:p>&lt;w:LsdException Locked="false" <text:s/>Priority="99" <text:s/>SemiHidden="false" <text:s/>Name="Normal Table" &gt;&lt;/w:LsdException&gt;</text:p><text:p>&lt;w:LsdException Locked="false" <text:s/>Priority="99" <text:s/>SemiHidden="false" <text:s/>Name="annotation subject" &gt;&lt;/w:LsdException&gt;</text:p><text:p>&lt;w:LsdException Locked="false" <text:s/>Priority="99" <text:s/>SemiHidden="false" <text:s/>Name="No List" &gt;&lt;/w:LsdException&gt;</text:p><text:p>&lt;w:LsdException Locked="false" <text:s/>Priority="99" <text:s/>SemiHidden="false" <text:s/>Name="Table Simple 1" &gt;&lt;/w:LsdException&gt;</text:p><text:p>&lt;w:LsdException Locked="false" <text:s/>Priority="99" <text:s/>SemiHidden="false" <text:s/>Name="Table Simple 2" &gt;&lt;/w:LsdException&gt;</text:p><text:p>&lt;w:LsdException Locked="false" <text:s/>Priority="99" <text:s/>SemiHidden="false" <text:s/>Name="Table Simple 3" &gt;&lt;/w:LsdException&gt;</text:p><text:p>&lt;w:LsdException Locked="false" <text:s/>Priority="99" <text:s/>SemiHidden="false" <text:s/>Name="Table Classic 1" &gt;&lt;/w:LsdException&gt;</text:p><text:p>&lt;w:LsdException Locked="false" <text:s/>Priority="99" <text:s/>SemiHidden="false" <text:s/>Name="Table Classic 2" &gt;&lt;/w:LsdException&gt;</text:p><text:p>&lt;w:LsdException Locked="false" <text:s/>Priority="99" <text:s/>SemiHidden="false" <text:s/>Name="Table Classic 3" &gt;&lt;/w:LsdException&gt;</text:p><text:p>&lt;w:LsdException Locked="false" <text:s/>Priority="99" <text:s/>SemiHidden="false" <text:s/>Name="Table Classic 4" &gt;&lt;/w:LsdException&gt;</text:p><text:p>&lt;w:LsdException Locked="false" <text:s/>Priority="99" <text:s/>SemiHidden="false" <text:s/>Name="Table Colorful 1" &gt;&lt;/w:LsdException&gt;</text:p><text:p>&lt;w:LsdException Locked="false" <text:s/>Priority="99" <text:s/>SemiHidden="false" <text:s/>Name="Table Colorful 2" &gt;&lt;/w:LsdException&gt;</text:p><text:p>&lt;w:LsdException Locked="false" <text:s/>Priority="99" <text:s/>SemiHidden="false" <text:s/>Name="Table Colorful 3" &gt;&lt;/w:LsdException&gt;</text:p><text:p>&lt;w:LsdException Locked="false" <text:s/>Priority="99" <text:s/>SemiHidden="false" <text:s/>Name="Table Columns 1" &gt;&lt;/w:LsdException&gt;</text:p><text:p>&lt;w:LsdException Locked="false" <text:s/>Priority="99" <text:s/>SemiHidden="false" <text:s/>Name="Table Columns 2" &gt;&lt;/w:LsdException&gt;</text:p><text:p>&lt;w:LsdException Locked="false" <text:s/>Priority="99" <text:s/>SemiHidden="false" <text:s/>Name="Table Columns 3" &gt;&lt;/w:LsdException&gt;</text:p><text:p>&lt;w:LsdException Locked="false" <text:s/>Priority="99" <text:s/>SemiHidden="false" <text:s/>Name="Table Columns 4" &gt;&lt;/w:LsdException&gt;</text:p><text:p>&lt;w:LsdException Locked="false" <text:s/>Priority="99" <text:s/>SemiHidden="false" <text:s/>Name="Table Columns 5" &gt;&lt;/w:LsdException&gt;</text:p><text:p>&lt;w:LsdException Locked="false" <text:s/>Priority="99" <text:s/>SemiHidden="false" <text:s/>Name="Table Grid 1" &gt;&lt;/w:LsdException&gt;</text:p><text:p>&lt;w:LsdException Locked="false" <text:s/>Priority="99" <text:s/>SemiHidden="false" <text:s/>Name="Table Grid 2" &gt;&lt;/w:LsdException&gt;</text:p><text:p>&lt;w:LsdException Locked="false" <text:s/>Priority="99" <text:s/>SemiHidden="false" <text:s/>Name="Table Grid 3" &gt;&lt;/w:LsdException&gt;</text:p><text:p>&lt;w:LsdException Locked="false" <text:s/>Priority="99" <text:s/>SemiHidden="false" <text:s/>Name="Table Grid 4" &gt;&lt;/w:LsdException&gt;</text:p><text:p>&lt;w:LsdException Locked="false" <text:s/>Priority="99" <text:s/>SemiHidden="false" <text:s/>Name="Table Grid 5" &gt;&lt;/w:LsdException&gt;</text:p><text:p>&lt;w:LsdException Locked="false" <text:s/>Priority="99" <text:s/>SemiHidden="false" <text:s/>Name="Table Grid 6" &gt;&lt;/w:LsdException&gt;</text:p><text:p>&lt;w:LsdException Locked="false" <text:s/>Priority="99" <text:s/>SemiHidden="false" <text:s/>Name="Table Grid 7" &gt;&lt;/w:LsdException&gt;</text:p><text:p>&lt;w:LsdException Locked="false" <text:s/>Priority="99" <text:s/>SemiHidden="false" <text:s/>Name="Table Grid 8" &gt;&lt;/w:LsdException&gt;</text:p><text:p>&lt;w:LsdException Locked="false" <text:s/>Priority="99" <text:s/>SemiHidden="false" <text:s/>Name="Table List 1" &gt;&lt;/w:LsdException&gt;</text:p><text:p>&lt;w:LsdException Locked="false" <text:s/>Priority="99" <text:s/>SemiHidden="false" <text:s/>Name="Table List 2" &gt;&lt;/w:LsdException&gt;</text:p><text:p>&lt;w:LsdException Locked="false" <text:s/>Priority="99" <text:s/>SemiHidden="false" <text:s/>Name="Table List 3" &gt;&lt;/w:LsdException&gt;</text:p><text:p>&lt;w:LsdException Locked="false" <text:s/>Priority="99" <text:s/>SemiHidden="false" <text:s/>Name="Table List 4" &gt;&lt;/w:LsdException&gt;</text:p><text:p>&lt;w:LsdException Locked="false" <text:s/>Priority="99" <text:s/>SemiHidden="false" <text:s/>Name="Table List 5" &gt;&lt;/w:LsdException&gt;</text:p><text:p>&lt;w:LsdException Locked="false" <text:s/>Priority="99" <text:s/>SemiHidden="false" <text:s/>Name="Table List 6" &gt;&lt;/w:LsdException&gt;</text:p><text:p>&lt;w:LsdException Locked="false" <text:s/>Priority="99" <text:s/>SemiHidden="false" <text:s/>Name="Table List 7" &gt;&lt;/w:LsdException&gt;</text:p><text:p>&lt;w:LsdException Locked="false" <text:s/>Priority="99" <text:s/>SemiHidden="false" <text:s/>Name="Table List 8" &gt;&lt;/w:LsdException&gt;</text:p><text:p>&lt;w:LsdException Locked="false" <text:s/>Priority="99" <text:s/>SemiHidden="false" <text:s/>Name="Table 3D effects 1" &gt;&lt;/w:LsdException&gt;</text:p><text:p>&lt;w:LsdException Locked="false" <text:s/>Priority="99" <text:s/>SemiHidden="false" <text:s/>Name="Table 3D effects 2" &gt;&lt;/w:LsdException&gt;</text:p><text:p>&lt;w:LsdException Locked="false" <text:s/>Priority="99" <text:s/>SemiHidden="false" <text:s/>Name="Table 3D effects 3" &gt;&lt;/w:LsdException&gt;</text:p><text:p>&lt;w:LsdException Locked="false" <text:s/>Priority="99" <text:s/>SemiHidden="false" <text:s/>Name="Table Contemporary" &gt;&lt;/w:LsdException&gt;</text:p><text:p>&lt;w:LsdException Locked="false" <text:s/>Priority="99" <text:s/>SemiHidden="false" <text:s/>Name="Table Elegant" &gt;&lt;/w:LsdException&gt;</text:p><text:p>&lt;w:LsdException Locked="false" <text:s/>Priority="99" <text:s/>SemiHidden="false" <text:s/>Name="Table Professional" &gt;&lt;/w:LsdException&gt;</text:p><text:p>&lt;w:LsdException Locked="false" <text:s/>Priority="99" <text:s/>SemiHidden="false" <text:s/>Name="Table Subtle 1" &gt;&lt;/w:LsdException&gt;</text:p><text:p>&lt;w:LsdException Locked="false" <text:s/>Priority="99" <text:s/>SemiHidden="false" <text:s/>Name="Table Subtle 2" &gt;&lt;/w:LsdException&gt;</text:p><text:p>&lt;w:LsdException Locked="false" <text:s/>Priority="99" <text:s/>SemiHidden="false" <text:s/>Name="Table Web 1" &gt;&lt;/w:LsdException&gt;</text:p><text:p>&lt;w:LsdException Locked="false" <text:s/>Priority="99" <text:s/>SemiHidden="false" <text:s/>Name="Table Web 2" &gt;&lt;/w:LsdException&gt;</text:p><text:p>&lt;w:LsdException Locked="false" <text:s/>Priority="99" <text:s/>SemiHidden="false" <text:s/>Name="Table Web 3" &gt;&lt;/w:LsdException&gt;</text:p><text:p>&lt;w:LsdException Locked="false" <text:s/>Priority="99" <text:s/>SemiHidden="false" <text:s/>Name="Balloon Text" &gt;&lt;/w:LsdException&gt;</text:p><text:p>&lt;w:LsdException Locked="false" <text:s/>Priority="99" <text:s/>SemiHidden="false" <text:s/>Name="Table Grid" &gt;&lt;/w:LsdException&gt;</text:p><text:p>&lt;w:LsdException Locked="false" <text:s/>Priority="99" <text:s/>SemiHidden="false" <text:s/>Name="Table Theme" &gt;&lt;/w:LsdException&gt;</text:p><text:p>&lt;w:LsdException Locked="false" <text:s/>Priority="99" <text:s/>SemiHidden="false" <text:s/>Name="Light Shading" &gt;&lt;/w:LsdException&gt;</text:p><text:p>&lt;w:LsdException Locked="false" <text:s/>Priority="99" <text:s/>SemiHidden="false" <text:s/>Name="Light List" &gt;&lt;/w:LsdException&gt;</text:p><text:p>&lt;w:LsdException Locked="false" <text:s/>Priority="99" <text:s/>SemiHidden="false" <text:s/>Name="Light Grid" &gt;&lt;/w:LsdException&gt;</text:p><text:p>&lt;w:LsdException Locked="false" <text:s/>Priority="99" <text:s/>SemiHidden="false" <text:s/>Name="Medium Shading 1" &gt;&lt;/w:LsdException&gt;</text:p><text:p>&lt;w:LsdException Locked="false" <text:s/>Priority="99" <text:s/>SemiHidden="false" <text:s/>Name="Medium Shading 2" &gt;&lt;/w:LsdException&gt;</text:p><text:p>&lt;w:LsdException Locked="false" <text:s/>Priority="99" <text:s/>SemiHidden="false" <text:s/>Name="Medium List 1" &gt;&lt;/w:LsdException&gt;</text:p><text:p>&lt;w:LsdException Locked="false" <text:s/>Priority="99" <text:s/>SemiHidden="false" <text:s/>Name="Medium List 2" &gt;&lt;/w:LsdException&gt;</text:p><text:p>&lt;w:LsdException Locked="false" <text:s/>Priority="99" <text:s/>SemiHidden="false" <text:s/>Name="Medium Grid 1" &gt;&lt;/w:LsdException&gt;</text:p><text:p>&lt;w:LsdException Locked="false" <text:s/>Priority="99" <text:s/>SemiHidden="false" <text:s/>Name="Medium Grid 2" &gt;&lt;/w:LsdException&gt;</text:p><text:p>&lt;w:LsdException Locked="false" <text:s/>Priority="99" <text:s/>SemiHidden="false" <text:s/>Name="Medium Grid 3" &gt;&lt;/w:LsdException&gt;</text:p><text:p>&lt;w:LsdException Locked="false" <text:s/>Priority="99" <text:s/>SemiHidden="false" <text:s/>Name="Dark List" &gt;&lt;/w:LsdException&gt;</text:p><text:p>&lt;w:LsdException Locked="false" <text:s/>Priority="99" <text:s/>SemiHidden="false" <text:s/>Name="Colorful Shading" &gt;&lt;/w:LsdException&gt;</text:p><text:p>&lt;w:LsdException Locked="false" <text:s/>Priority="99" <text:s/>SemiHidden="false" <text:s/>Name="Colorful List" &gt;&lt;/w:LsdException&gt;</text:p><text:p>&lt;w:LsdException Locked="false" <text:s/>Priority="99" <text:s/>SemiHidden="false" <text:s/>Name="Colorful Grid" &gt;&lt;/w:LsdException&gt;</text:p><text:p>&lt;w:LsdException Locked="false" <text:s/>Priority="99" <text:s/>SemiHidden="false" <text:s/>Name="Light Shading Accent 1" &gt;&lt;/w:LsdException&gt;</text:p><text:p>&lt;w:LsdException Locked="false" <text:s/>Priority="99" <text:s/>SemiHidden="false" <text:s/>Name="Light List Accent 1" &gt;&lt;/w:LsdException&gt;</text:p><text:p>&lt;w:LsdException Locked="false" <text:s/>Priority="99" <text:s/>SemiHidden="false" <text:s/>Name="Light Grid Accent 1" &gt;&lt;/w:LsdException&gt;</text:p><text:p>&lt;w:LsdException Locked="false" <text:s/>Priority="99" <text:s/>SemiHidden="false" <text:s/>Name="Medium Shading 1 Accent 1" &gt;&lt;/w:LsdException&gt;</text:p><text:p>&lt;w:LsdException Locked="false" <text:s/>Priority="99" <text:s/>SemiHidden="false" <text:s/>Name="Medium Shading 2 Accent 1" &gt;&lt;/w:LsdException&gt;</text:p><text:p>&lt;w:LsdException Locked="false" <text:s/>Priority="99" <text:s/>SemiHidden="false" <text:s/>Name="Medium List 1 Accent 1" &gt;&lt;/w:LsdException&gt;</text:p><text:p>&lt;w:LsdException Locked="false" <text:s/>Priority="99" <text:s/>SemiHidden="false" <text:s/>Name="Medium List 2 Accent 1" &gt;&lt;/w:LsdException&gt;</text:p><text:p>&lt;w:LsdException Locked="false" <text:s/>Priority="99" <text:s/>SemiHidden="false" <text:s/>Name="Medium Grid 1 Accent 1" &gt;&lt;/w:LsdException&gt;</text:p><text:p>&lt;w:LsdException Locked="false" <text:s/>Priority="99" <text:s/>SemiHidden="false" <text:s/>Name="Medium Grid 2 Accent 1" &gt;&lt;/w:LsdException&gt;</text:p><text:p>&lt;w:LsdException Locked="false" <text:s/>Priority="99" <text:s/>SemiHidden="false" <text:s/>Name="Medium Grid 3 Accent 1" &gt;&lt;/w:LsdException&gt;</text:p><text:p>&lt;w:LsdException Locked="false" <text:s/>Priority="99" <text:s/>SemiHidden="false" <text:s/>Name="Dark List Accent 1" &gt;&lt;/w:LsdException&gt;</text:p><text:p>&lt;w:LsdException Locked="false" <text:s/>Priority="99" <text:s/>SemiHidden="false" <text:s/>Name="Colorful Shading Accent 1" &gt;&lt;/w:LsdException&gt;</text:p><text:p>&lt;w:LsdException Locked="false" <text:s/>Priority="99" <text:s/>SemiHidden="false" <text:s/>Name="Colorful List Accent 1" &gt;&lt;/w:LsdException&gt;</text:p><text:p>&lt;w:LsdException Locked="false" <text:s/>Priority="99" <text:s/>SemiHidden="false" <text:s/>Name="Colorful Grid Accent 1" &gt;&lt;/w:LsdException&gt;</text:p><text:p>&lt;w:LsdException Locked="false" <text:s/>Priority="99" <text:s/>SemiHidden="false" <text:s/>Name="Light Shading Accent 2" &gt;&lt;/w:LsdException&gt;</text:p><text:p>&lt;w:LsdException Locked="false" <text:s/>Priority="99" <text:s/>SemiHidden="false" <text:s/>Name="Light List Accent 2" &gt;&lt;/w:LsdException&gt;</text:p><text:p>&lt;w:LsdException Locked="false" <text:s/>Priority="99" <text:s/>SemiHidden="false" <text:s/>Name="Light Grid Accent 2" &gt;&lt;/w:LsdException&gt;</text:p><text:p>&lt;w:LsdException Locked="false" <text:s/>Priority="99" <text:s/>SemiHidden="false" <text:s/>Name="Medium Shading 1 Accent 2" &gt;&lt;/w:LsdException&gt;</text:p><text:p>&lt;w:LsdException Locked="false" <text:s/>Priority="99" <text:s/>SemiHidden="false" <text:s/>Name="Medium Shading 2 Accent 2" &gt;&lt;/w:LsdException&gt;</text:p><text:p>&lt;w:LsdException Locked="false" <text:s/>Priority="99" <text:s/>SemiHidden="false" <text:s/>Name="Medium List 1 Accent 2" &gt;&lt;/w:LsdException&gt;</text:p><text:p>&lt;w:LsdException Locked="false" <text:s/>Priority="99" <text:s/>SemiHidden="false" <text:s/>Name="Medium List 2 Accent 2" &gt;&lt;/w:LsdException&gt;</text:p><text:p>&lt;w:LsdException Locked="false" <text:s/>Priority="99" <text:s/>SemiHidden="false" <text:s/>Name="Medium Grid 1 Accent 2" &gt;&lt;/w:LsdException&gt;</text:p><text:p>&lt;w:LsdException Locked="false" <text:s/>Priority="99" <text:s/>SemiHidden="false" <text:s/>Name="Medium Grid 2 Accent 2" &gt;&lt;/w:LsdException&gt;</text:p><text:p>&lt;w:LsdException Locked="false" <text:s/>Priority="99" <text:s/>SemiHidden="false" <text:s/>Name="Medium Grid 3 Accent 2" &gt;&lt;/w:LsdException&gt;</text:p><text:p>&lt;w:LsdException Locked="false" <text:s/>Priority="99" <text:s/>SemiHidden="false" <text:s/>Name="Dark List Accent 2" &gt;&lt;/w:LsdException&gt;</text:p><text:p>&lt;w:LsdException Locked="false" <text:s/>Priority="99" <text:s/>SemiHidden="false" <text:s/>Name="Colorful Shading Accent 2" &gt;&lt;/w:LsdException&gt;</text:p><text:p>&lt;w:LsdException Locked="false" <text:s/>Priority="99" <text:s/>SemiHidden="false" <text:s/>Name="Colorful List Accent 2" &gt;&lt;/w:LsdException&gt;</text:p><text:p>&lt;w:LsdException Locked="false" <text:s/>Priority="99" <text:s/>SemiHidden="false" <text:s/>Name="Colorful Grid Accent 2" &gt;&lt;/w:LsdException&gt;</text:p><text:p>&lt;w:LsdException Locked="false" <text:s/>Priority="99" <text:s/>SemiHidden="false" <text:s/>Name="Light Shading Accent 3" &gt;&lt;/w:LsdException&gt;</text:p><text:p>&lt;w:LsdException Locked="false" <text:s/>Priority="99" <text:s/>SemiHidden="false" <text:s/>Name="Light List Accent 3" &gt;&lt;/w:LsdException&gt;</text:p><text:p>&lt;w:LsdException Locked="false" <text:s/>Priority="99" <text:s/>SemiHidden="false" <text:s/>Name="Light Grid Accent 3" &gt;&lt;/w:LsdException&gt;</text:p><text:p>&lt;w:LsdException Locked="false" <text:s/>Priority="99" <text:s/>SemiHidden="false" <text:s/>Name="Medium Shading 1 Accent 3" &gt;&lt;/w:LsdException&gt;</text:p><text:p>&lt;w:LsdException Locked="false" <text:s/>Priority="99" <text:s/>SemiHidden="false" <text:s/>Name="Medium Shading 2 Accent 3" &gt;&lt;/w:LsdException&gt;</text:p><text:p>&lt;w:LsdException Locked="false" <text:s/>Priority="99" <text:s/>SemiHidden="false" <text:s/>Name="Medium List 1 Accent 3" &gt;&lt;/w:LsdException&gt;</text:p><text:p>&lt;w:LsdException Locked="false" <text:s/>Priority="99" <text:s/>SemiHidden="false" <text:s/>Name="Medium List 2 Accent 3" &gt;&lt;/w:LsdException&gt;</text:p><text:p>&lt;w:LsdException Locked="false" <text:s/>Priority="99" <text:s/>SemiHidden="false" <text:s/>Name="Medium Grid 1 Accent 3" &gt;&lt;/w:LsdException&gt;</text:p><text:p>&lt;w:LsdException Locked="false" <text:s/>Priority="99" <text:s/>SemiHidden="false" <text:s/>Name="Medium Grid 2 Accent 3" &gt;&lt;/w:LsdException&gt;</text:p><text:p>&lt;w:LsdException Locked="false" <text:s/>Priority="99" <text:s/>SemiHidden="false" <text:s/>Name="Medium Grid 3 Accent 3" &gt;&lt;/w:LsdException&gt;</text:p><text:p>&lt;w:LsdException Locked="false" <text:s/>Priority="99" <text:s/>SemiHidden="false" <text:s/>Name="Dark List Accent 3" &gt;&lt;/w:LsdException&gt;</text:p><text:p>&lt;w:LsdException Locked="false" <text:s/>Priority="99" <text:s/>SemiHidden="false" <text:s/>Name="Colorful Shading Accent 3" &gt;&lt;/w:LsdException&gt;</text:p><text:p>&lt;w:LsdException Locked="false" <text:s/>Priority="99" <text:s/>SemiHidden="false" <text:s/>Name="Colorful List Accent 3" &gt;&lt;/w:LsdException&gt;</text:p><text:p>&lt;w:LsdException Locked="false" <text:s/>Priority="99" <text:s/>SemiHidden="false" <text:s/>Name="Colorful Grid Accent 3" &gt;&lt;/w:LsdException&gt;</text:p><text:p>&lt;w:LsdException Locked="false" <text:s/>Priority="99" <text:s/>SemiHidden="false" <text:s/>Name="Light Shading Accent 4" &gt;&lt;/w:LsdException&gt;</text:p><text:p>&lt;w:LsdException Locked="false" <text:s/>Priority="99" <text:s/>SemiHidden="false" <text:s/>Name="Light List Accent 4" &gt;&lt;/w:LsdException&gt;</text:p><text:p>&lt;w:LsdException Locked="false" <text:s/>Priority="99" <text:s/>SemiHidden="false" <text:s/>Name="Light Grid Accent 4" &gt;&lt;/w:LsdException&gt;</text:p><text:p>&lt;w:LsdException Locked="false" <text:s/>Priority="99" <text:s/>SemiHidden="false" <text:s/>Name="Medium Shading 1 Accent 4" &gt;&lt;/w:LsdException&gt;</text:p><text:p>&lt;w:LsdException Locked="false" <text:s/>Priority="99" <text:s/>SemiHidden="false" <text:s/>Name="Medium Shading 2 Accent 4" &gt;&lt;/w:LsdException&gt;</text:p><text:p>&lt;w:LsdException Locked="false" <text:s/>Priority="99" <text:s/>SemiHidden="false" <text:s/>Name="Medium List 1 Accent 4" &gt;&lt;/w:LsdException&gt;</text:p><text:p>&lt;w:LsdException Locked="false" <text:s/>Priority="99" <text:s/>SemiHidden="false" <text:s/>Name="Medium List 2 Accent 4" &gt;&lt;/w:LsdException&gt;</text:p><text:p>&lt;w:LsdException Locked="false" <text:s/>Priority="99" <text:s/>SemiHidden="false" <text:s/>Name="Medium Grid 1 Accent 4" &gt;&lt;/w:LsdException&gt;</text:p><text:p>&lt;w:LsdException Locked="false" <text:s/>Priority="99" <text:s/>SemiHidden="false" <text:s/>Name="Medium Grid 2 Accent 4" &gt;&lt;/w:LsdException&gt;</text:p><text:p>&lt;w:LsdException Locked="false" <text:s/>Priority="99" <text:s/>SemiHidden="false" <text:s/>Name="Medium Grid 3 Accent 4" &gt;&lt;/w:LsdException&gt;</text:p><text:p>&lt;w:LsdException Locked="false" <text:s/>Priority="99" <text:s/>SemiHidden="false" <text:s/>Name="Dark List Accent 4" &gt;&lt;/w:LsdException&gt;</text:p><text:p>&lt;w:LsdException Locked="false" <text:s/>Priority="99" <text:s/>SemiHidden="false" <text:s/>Name="Colorful Shading Accent 4" &gt;&lt;/w:LsdException&gt;</text:p><text:p>&lt;w:LsdException Locked="false" <text:s/>Priority="99" <text:s/>SemiHidden="false" <text:s/>Name="Colorful List Accent 4" &gt;&lt;/w:LsdException&gt;</text:p><text:p>&lt;w:LsdException Locked="false" <text:s/>Priority="99" <text:s/>SemiHidden="false" <text:s/>Name="Colorful Grid Accent 4" &gt;&lt;/w:LsdException&gt;</text:p><text:p>&lt;w:LsdException Locked="false" <text:s/>Priority="99" <text:s/>SemiHidden="false" <text:s/>Name="Light Shading Accent 5" &gt;&lt;/w:LsdException&gt;</text:p><text:p>&lt;w:LsdException Locked="false" <text:s/>Priority="99" <text:s/>SemiHidden="false" <text:s/>Name="Light List Accent 5" &gt;&lt;/w:LsdException&gt;</text:p><text:p>&lt;w:LsdException Locked="false" <text:s/>Priority="99" <text:s/>SemiHidden="false" <text:s/>Name="Light Grid Accent 5" &gt;&lt;/w:LsdException&gt;</text:p><text:p>&lt;w:LsdException Locked="false" <text:s/>Priority="99" <text:s/>SemiHidden="false" <text:s/>Name="Medium Shading 1 Accent 5" &gt;&lt;/w:LsdException&gt;</text:p><text:p>&lt;w:LsdException Locked="false" <text:s/>Priority="99" <text:s/>SemiHidden="false" <text:s/>Name="Medium Shading 2 Accent 5" &gt;&lt;/w:LsdException&gt;</text:p><text:p>&lt;w:LsdException Locked="false" <text:s/>Priority="99" <text:s/>SemiHidden="false" <text:s/>Name="Medium List 1 Accent 5" &gt;&lt;/w:LsdException&gt;</text:p><text:p>&lt;w:LsdException Locked="false" <text:s/>Priority="99" <text:s/>SemiHidden="false" <text:s/>Name="Medium List 2 Accent 5" &gt;&lt;/w:LsdException&gt;</text:p><text:p>&lt;w:LsdException Locked="false" <text:s/>Priority="99" <text:s/>SemiHidden="false" <text:s/>Name="Medium Grid 1 Accent 5" &gt;&lt;/w:LsdException&gt;</text:p><text:p>&lt;w:LsdException Locked="false" <text:s/>Priority="99" <text:s/>SemiHidden="false" <text:s/>Name="Medium Grid 2 Accent 5" &gt;&lt;/w:LsdException&gt;</text:p><text:p>&lt;w:LsdException Locked="false" <text:s/>Priority="99" <text:s/>SemiHidden="false" <text:s/>Name="Medium Grid 3 Accent 5" &gt;&lt;/w:LsdException&gt;</text:p><text:p>&lt;w:LsdException Locked="false" <text:s/>Priority="99" <text:s/>SemiHidden="false" <text:s/>Name="Dark List Accent 5" &gt;&lt;/w:LsdException&gt;</text:p><text:p>&lt;w:LsdException Locked="false" <text:s/>Priority="99" <text:s/>SemiHidden="false" <text:s/>Name="Colorful Shading Accent 5" &gt;&lt;/w:LsdException&gt;</text:p><text:p>&lt;w:LsdException Locked="false" <text:s/>Priority="99" <text:s/>SemiHidden="false" <text:s/>Name="Colorful List Accent 5" &gt;&lt;/w:LsdException&gt;</text:p><text:p>&lt;w:LsdException Locked="false" <text:s/>Priority="99" <text:s/>SemiHidden="false" <text:s/>Name="Colorful Grid Accent 5" &gt;&lt;/w:LsdException&gt;</text:p><text:p>&lt;w:LsdException Locked="false" <text:s/>Priority="99" <text:s/>SemiHidden="false" <text:s/>Name="Light Shading Accent 6" &gt;&lt;/w:LsdException&gt;</text:p><text:p>&lt;w:LsdException Locked="false" <text:s/>Priority="99" <text:s/>SemiHidden="false" <text:s/>Name="Light List Accent 6" &gt;&lt;/w:LsdException&gt;</text:p><text:p>&lt;w:LsdException Locked="false" <text:s/>Priority="99" <text:s/>SemiHidden="false" <text:s/>Name="Light Grid Accent 6" &gt;&lt;/w:LsdException&gt;</text:p><text:p>&lt;w:LsdException Locked="false" <text:s/>Priority="99" <text:s/>SemiHidden="false" <text:s/>Name="Medium Shading 1 Accent 6" &gt;&lt;/w:LsdException&gt;</text:p><text:p>&lt;w:LsdException Locked="false" <text:s/>Priority="99" <text:s/>SemiHidden="false" <text:s/>Name="Medium Shading 2 Accent 6" &gt;&lt;/w:LsdException&gt;</text:p><text:p>&lt;w:LsdException Locked="false" <text:s/>Priority="99" <text:s/>SemiHidden="false" <text:s/>Name="Medium List 1 Accent 6" &gt;&lt;/w:LsdException&gt;</text:p><text:p>&lt;w:LsdException Locked="false" <text:s/>Priority="99" <text:s/>SemiHidden="false" <text:s/>Name="Medium List 2 Accent 6" &gt;&lt;/w:LsdException&gt;</text:p><text:p>&lt;w:LsdException Locked="false" <text:s/>Priority="99" <text:s/>SemiHidden="false" <text:s/>Name="Medium Grid 1 Accent 6" &gt;&lt;/w:LsdException&gt;</text:p><text:p>&lt;w:LsdException Locked="false" <text:s/>Priority="99" <text:s/>SemiHidden="false" <text:s/>Name="Medium Grid 2 Accent 6" &gt;&lt;/w:LsdException&gt;</text:p><text:p>&lt;w:LsdException Locked="false" <text:s/>Priority="99" <text:s/>SemiHidden="false" <text:s/>Name="Medium Grid 3 Accent 6" &gt;&lt;/w:LsdException&gt;</text:p><text:p>&lt;w:LsdException Locked="false" <text:s/>Priority="99" <text:s/>SemiHidden="false" <text:s/>Name="Dark List Accent 6" &gt;&lt;/w:LsdException&gt;</text:p><text:p>&lt;w:LsdException Locked="false" <text:s/>Priority="99" <text:s/>SemiHidden="false" <text:s/>Name="Colorful Shading Accent 6" &gt;&lt;/w:LsdException&gt;</text:p><text:p>&lt;w:LsdException Locked="false" <text:s/>Priority="99" <text:s/>SemiHidden="false" <text:s/>Name="Colorful List Accent 6" &gt;&lt;/w:LsdException&gt;</text:p><text:p>&lt;w:LsdException Locked="false" <text:s/>Priority="99" <text:s/>SemiHidden="false" <text:s/>Name="Colorful Grid Accent 6" &gt;&lt;/w:LsdException&gt;</text:p><text:p>&lt;/w:LatentStyles&gt;&lt;/xml&gt;&lt;![endif]--&gt;</text:p></office:annotation></text:span><text:span text:style-name="T77"><office:annotation><dc:date>2018-01-06T16:53:09.066431007</dc:date><text:p>&lt;!--StartFragment--&gt;</text:p></office:annotation></text:span><text:span text:style-name="T77">唱片提供商，提供多种类型的，可供下载或者购买的</text:span><text:span text:style-name="T78">音乐</text:span><office:annotation><dc:date>2018-01-06T16:53:09.069050680</dc:date><text:p>&lt;!--EndFragment--&gt;</text:p></office:annotation></text:p>
          </table:table-cell>
          <table:table-cell table:style-name="表格1.A2" office:value-type="string">
            <text:p text:style-name="P8"><text:span text:style-name="T32"><text:s/>(1)</text:span><office:annotation><dc:date>2018-01-07T09:45:41.323449605</dc:date><text:p>&lt;!--[if gte mso 9]&gt;&lt;xml&gt;&lt;w:LatentStyles DefLockedState="false" <text:s/>DefUnhideWhenUsed="true" <text:s/>DefSemiHidden="true" <text:s/>DefQFormat="false" <text:s/>DefPriority="99" <text:s/>LatentStyleCount="260" &gt;</text:p><text:p>&lt;w:LsdException Locked="false" <text:s/>Priority="99" <text:s/>SemiHidden="false" <text:s/>Name="Normal" &gt;&lt;/w:LsdException&gt;</text:p><text:p>&lt;w:LsdException Locked="false" <text:s/>Priority="99" <text:s/>SemiHidden="false" <text:s/>Name="heading 1" &gt;&lt;/w:LsdException&gt;</text:p><text:p>&lt;w:LsdException Locked="false" <text:s/>Priority="99" <text:s/>SemiHidden="false" <text:s/>Name="heading 2" &gt;&lt;/w:LsdException&gt;</text:p><text:p>&lt;w:LsdException Locked="false" <text:s/>Priority="99" <text:s/>SemiHidden="false" <text:s/>Name="heading 3" &gt;&lt;/w:LsdException&gt;</text:p><text:p>&lt;w:LsdException Locked="false" <text:s/>Priority="99" <text:s/>SemiHidden="false" <text:s/>Name="heading 4" &gt;&lt;/w:LsdException&gt;</text:p><text:p>&lt;w:LsdException Locked="false" <text:s/>Priority="99" <text:s/>SemiHidden="false" <text:s/>Name="heading 5" &gt;&lt;/w:LsdException&gt;</text:p><text:p>&lt;w:LsdException Locked="false" <text:s/>Priority="99" <text:s/>SemiHidden="false" <text:s/>Name="heading 6" &gt;&lt;/w:LsdException&gt;</text:p><text:p>&lt;w:LsdException Locked="false" <text:s/>Priority="99" <text:s/>SemiHidden="false" <text:s/>Name="heading 7" &gt;&lt;/w:LsdException&gt;</text:p><text:p>&lt;w:LsdException Locked="false" <text:s/>Priority="99" <text:s/>SemiHidden="false" <text:s/>Name="heading 8" &gt;&lt;/w:LsdException&gt;</text:p><text:p>&lt;w:LsdException Locked="false" <text:s/>Priority="99" <text:s/>SemiHidden="false" <text:s/>Name="heading 9" &gt;&lt;/w:LsdException&gt;</text:p><text:p>&lt;w:LsdException Locked="false" <text:s/>Priority="99" <text:s/>SemiHidden="false" <text:s/>Name="index 1" &gt;&lt;/w:LsdException&gt;</text:p><text:p>&lt;w:LsdException Locked="false" <text:s/>Priority="99" <text:s/>SemiHidden="false" <text:s/>Name="index 2" &gt;&lt;/w:LsdException&gt;</text:p><text:p>&lt;w:LsdException Locked="false" <text:s/>Priority="99" <text:s/>SemiHidden="false" <text:s/>Name="index 3" &gt;&lt;/w:LsdException&gt;</text:p><text:p>&lt;w:LsdException Locked="false" <text:s/>Priority="99" <text:s/>SemiHidden="false" <text:s/>Name="index 4" &gt;&lt;/w:LsdException&gt;</text:p><text:p>&lt;w:LsdException Locked="false" <text:s/>Priority="99" <text:s/>SemiHidden="false" <text:s/>Name="index 5" &gt;&lt;/w:LsdException&gt;</text:p><text:p>&lt;w:LsdException Locked="false" <text:s/>Priority="99" <text:s/>SemiHidden="false" <text:s/>Name="index 6" &gt;&lt;/w:LsdException&gt;</text:p><text:p>&lt;w:LsdException Locked="false" <text:s/>Priority="99" <text:s/>SemiHidden="false" <text:s/>Name="index 7" &gt;&lt;/w:LsdException&gt;</text:p><text:p>&lt;w:LsdException Locked="false" <text:s/>Priority="99" <text:s/>SemiHidden="false" <text:s/>Name="index 8" &gt;&lt;/w:LsdException&gt;</text:p><text:p>&lt;w:LsdException Locked="false" <text:s/>Priority="99" <text:s/>SemiHidden="false" <text:s/>Name="index 9" &gt;&lt;/w:LsdException&gt;</text:p><text:p>&lt;w:LsdException Locked="false" <text:s/>Priority="99" <text:s/>SemiHidden="false" <text:s/>Name="toc 1" &gt;&lt;/w:LsdException&gt;</text:p><text:p>&lt;w:LsdException Locked="false" <text:s/>Priority="99" <text:s/>SemiHidden="false" <text:s/>Name="toc 2" &gt;&lt;/w:LsdException&gt;</text:p><text:p>&lt;w:LsdException Locked="false" <text:s/>Priority="99" <text:s/>SemiHidden="false" <text:s/>Name="toc 3" &gt;&lt;/w:LsdException&gt;</text:p><text:p>&lt;w:LsdException Locked="false" <text:s/>Priority="99" <text:s/>SemiHidden="false" <text:s/>Name="toc 4" &gt;&lt;/w:LsdException&gt;</text:p><text:p>&lt;w:LsdException Locked="false" <text:s/>Priority="99" <text:s/>SemiHidden="false" <text:s/>Name="toc 5" &gt;&lt;/w:LsdException&gt;</text:p><text:p>&lt;w:LsdException Locked="false" <text:s/>Priority="99" <text:s/>SemiHidden="false" <text:s/>Name="toc 6" &gt;&lt;/w:LsdException&gt;</text:p><text:p>&lt;w:LsdException Locked="false" <text:s/>Priority="99" <text:s/>SemiHidden="false" <text:s/>Name="toc 7" &gt;&lt;/w:LsdException&gt;</text:p><text:p>&lt;w:LsdException Locked="false" <text:s/>Priority="99" <text:s/>SemiHidden="false" <text:s/>Name="toc 8" &gt;&lt;/w:LsdException&gt;</text:p><text:p>&lt;w:LsdException Locked="false" <text:s/>Priority="99" <text:s/>SemiHidden="false" <text:s/>Name="toc 9" &gt;&lt;/w:LsdException&gt;</text:p><text:p>&lt;w:LsdException Locked="false" <text:s/>Priority="99" <text:s/>SemiHidden="false" <text:s/>Name="Normal Indent" &gt;&lt;/w:LsdException&gt;</text:p><text:p>&lt;w:LsdException Locked="false" <text:s/>Priority="99" <text:s/>SemiHidden="false" <text:s/>Name="footnote text" &gt;&lt;/w:LsdException&gt;</text:p><text:p>&lt;w:LsdException Locked="false" <text:s/>Priority="99" <text:s/>SemiHidden="false" <text:s/>Name="annotation text" &gt;&lt;/w:LsdException&gt;</text:p><text:p>&lt;w:LsdException Locked="false" <text:s/>Priority="99" <text:s/>SemiHidden="false" <text:s/>Name="header" &gt;&lt;/w:LsdException&gt;</text:p><text:p>&lt;w:LsdException Locked="false" <text:s/>Priority="99" <text:s/>SemiHidden="false" <text:s/>Name="footer" &gt;&lt;/w:LsdException&gt;</text:p><text:p>&lt;w:LsdException Locked="false" <text:s/>Priority="99" <text:s/>SemiHidden="false" <text:s/>Name="index heading" &gt;&lt;/w:LsdException&gt;</text:p><text:p>&lt;w:LsdException Locked="false" <text:s/>Priority="99" <text:s/>SemiHidden="false" <text:s/>Name="caption" &gt;&lt;/w:LsdException&gt;</text:p><text:p>&lt;w:LsdException Locked="false" <text:s/>Priority="99" <text:s/>SemiHidden="false" <text:s/>Name="table of figures" &gt;&lt;/w:LsdException&gt;</text:p><text:p>&lt;w:LsdException Locked="false" <text:s/>Priority="99" <text:s/>SemiHidden="false" <text:s/>Name="envelope address" &gt;&lt;/w:LsdException&gt;</text:p><text:p>&lt;w:LsdException Locked="false" <text:s/>Priority="99" <text:s/>SemiHidden="false" <text:s/>Name="envelope return" &gt;&lt;/w:LsdException&gt;</text:p><text:p>&lt;w:LsdException Locked="false" <text:s/>Priority="99" <text:s/>SemiHidden="false" <text:s/>Name="footnote reference" &gt;&lt;/w:LsdException&gt;</text:p><text:p>&lt;w:LsdException Locked="false" <text:s/>Priority="99" <text:s/>SemiHidden="false" <text:s/>Name="annotation reference" &gt;&lt;/w:LsdException&gt;</text:p><text:p>&lt;w:LsdException Locked="false" <text:s/>Priority="99" <text:s/>SemiHidden="false" <text:s/>Name="line number" &gt;&lt;/w:LsdException&gt;</text:p><text:p>&lt;w:LsdException Locked="false" <text:s/>Priority="99" <text:s/>SemiHidden="false" <text:s/>Name="page number" &gt;&lt;/w:LsdException&gt;</text:p><text:p>&lt;w:LsdException Locked="false" <text:s/>Priority="99" <text:s/>SemiHidden="false" <text:s/>Name="endnote reference" &gt;&lt;/w:LsdException&gt;</text:p><text:p>&lt;w:LsdException Locked="false" <text:s/>Priority="99" <text:s/>SemiHidden="false" <text:s/>Name="endnote text" &gt;&lt;/w:LsdException&gt;</text:p><text:p>&lt;w:LsdException Locked="false" <text:s/>Priority="99" <text:s/>SemiHidden="false" <text:s/>Name="table of authorities" &gt;&lt;/w:LsdException&gt;</text:p><text:p>&lt;w:LsdException Locked="false" <text:s/>Priority="99" <text:s/>SemiHidden="false" <text:s/>Name="macro" &gt;&lt;/w:LsdException&gt;</text:p><text:p>&lt;w:LsdException Locked="false" <text:s/>Priority="99" <text:s/>SemiHidden="false" <text:s/>Name="toa heading" &gt;&lt;/w:LsdException&gt;</text:p><text:p>&lt;w:LsdException Locked="false" <text:s/>Priority="99" <text:s/>SemiHidden="false" <text:s/>Name="List" &gt;&lt;/w:LsdException&gt;</text:p><text:p>&lt;w:LsdException Locked="false" <text:s/>Priority="99" <text:s/>SemiHidden="false" <text:s/>Name="List Bullet" &gt;&lt;/w:LsdException&gt;</text:p><text:p>&lt;w:LsdException Locked="false" <text:s/>Priority="99" <text:s/>SemiHidden="false" <text:s/>Name="List Number" &gt;&lt;/w:LsdException&gt;</text:p><text:p>&lt;w:LsdException Locked="false" <text:s/>Priority="99" <text:s/>SemiHidden="false" <text:s/>Name="List 2" &gt;&lt;/w:LsdException&gt;</text:p><text:p>&lt;w:LsdException Locked="false" <text:s/>Priority="99" <text:s/>SemiHidden="false" <text:s/>Name="List 3" &gt;&lt;/w:LsdException&gt;</text:p><text:p>&lt;w:LsdException Locked="false" <text:s/>Priority="99" <text:s/>SemiHidden="false" <text:s/>Name="List 4" &gt;&lt;/w:LsdException&gt;</text:p><text:p>&lt;w:LsdException Locked="false" <text:s/>Priority="99" <text:s/>SemiHidden="false" <text:s/>Name="List 5" &gt;&lt;/w:LsdException&gt;</text:p><text:p>&lt;w:LsdException Locked="false" <text:s/>Priority="99" <text:s/>SemiHidden="false" <text:s/>Name="List Bullet 2" &gt;&lt;/w:LsdException&gt;</text:p><text:p>&lt;w:LsdException Locked="false" <text:s/>Priority="99" <text:s/>SemiHidden="false" <text:s/>Name="List Bullet 3" &gt;&lt;/w:LsdException&gt;</text:p><text:p>&lt;w:LsdException Locked="false" <text:s/>Priority="99" <text:s/>SemiHidden="false" <text:s/>Name="List Bullet 4" &gt;&lt;/w:LsdException&gt;</text:p><text:p>&lt;w:LsdException Locked="false" <text:s/>Priority="99" <text:s/>SemiHidden="false" <text:s/>Name="List Bullet 5" &gt;&lt;/w:LsdException&gt;</text:p><text:p>&lt;w:LsdException Locked="false" <text:s/>Priority="99" <text:s/>SemiHidden="false" <text:s/>Name="List Number 2" &gt;&lt;/w:LsdException&gt;</text:p><text:p>&lt;w:LsdException Locked="false" <text:s/>Priority="99" <text:s/>SemiHidden="false" <text:s/>Name="List Number 3" &gt;&lt;/w:LsdException&gt;</text:p><text:p>&lt;w:LsdException Locked="false" <text:s/>Priority="99" <text:s/>SemiHidden="false" <text:s/>Name="List Number 4" &gt;&lt;/w:LsdException&gt;</text:p><text:p>&lt;w:LsdException Locked="false" <text:s/>Priority="99" <text:s/>SemiHidden="false" <text:s/>Name="List Number 5" &gt;&lt;/w:LsdException&gt;</text:p><text:p>&lt;w:LsdException Locked="false" <text:s/>Priority="99" <text:s/>SemiHidden="false" <text:s/>Name="Title" &gt;&lt;/w:LsdException&gt;</text:p><text:p>&lt;w:LsdException Locked="false" <text:s/>Priority="99" <text:s/>SemiHidden="false" <text:s/>Name="Closing" &gt;&lt;/w:LsdException&gt;</text:p><text:p>&lt;w:LsdException Locked="false" <text:s/>Priority="99" <text:s/>SemiHidden="false" <text:s/>Name="Signature" &gt;&lt;/w:LsdException&gt;</text:p><text:p>&lt;w:LsdException Locked="false" <text:s/>Priority="99" <text:s/>SemiHidden="false" <text:s/>Name="Default Paragraph Font" &gt;&lt;/w:LsdException&gt;</text:p><text:p>&lt;w:LsdException Locked="false" <text:s/>Priority="99" <text:s/>SemiHidden="false" <text:s/>Name="Body Text" &gt;&lt;/w:LsdException&gt;</text:p><text:p>&lt;w:LsdException Locked="false" <text:s/>Priority="99" <text:s/>SemiHidden="false" <text:s/>Name="Body Text Indent" &gt;&lt;/w:LsdException&gt;</text:p><text:p>&lt;w:LsdException Locked="false" <text:s/>Priority="99" <text:s/>SemiHidden="false" <text:s/>Name="List Continue" &gt;&lt;/w:LsdException&gt;</text:p><text:p>&lt;w:LsdException Locked="false" <text:s/>Priority="99" <text:s/>SemiHidden="false" <text:s/>Name="List Continue 2" &gt;&lt;/w:LsdException&gt;</text:p><text:p>&lt;w:LsdException Locked="false" <text:s/>Priority="99" <text:s/>SemiHidden="false" <text:s/>Name="List Continue 3" &gt;&lt;/w:LsdException&gt;</text:p><text:p>&lt;w:LsdException Locked="false" <text:s/>Priority="99" <text:s/>SemiHidden="false" <text:s/>Name="List Continue 4" &gt;&lt;/w:LsdException&gt;</text:p><text:p>&lt;w:LsdException Locked="false" <text:s/>Priority="99" <text:s/>SemiHidden="false" <text:s/>Name="List Continue 5" &gt;&lt;/w:LsdException&gt;</text:p><text:p>&lt;w:LsdException Locked="false" <text:s/>Priority="99" <text:s/>SemiHidden="false" <text:s/>Name="Message Header" &gt;&lt;/w:LsdException&gt;</text:p><text:p>&lt;w:LsdException Locked="false" <text:s/>Priority="99" <text:s/>SemiHidden="false" <text:s/>Name="Subtitle" &gt;&lt;/w:LsdException&gt;</text:p><text:p>&lt;w:LsdException Locked="false" <text:s/>Priority="99" <text:s/>SemiHidden="false" <text:s/>Name="Salutation" &gt;&lt;/w:LsdException&gt;</text:p><text:p>&lt;w:LsdException Locked="false" <text:s/>Priority="99" <text:s/>SemiHidden="false" <text:s/>Name="Date" &gt;&lt;/w:LsdException&gt;</text:p><text:p>&lt;w:LsdException Locked="false" <text:s/>Priority="99" <text:s/>SemiHidden="false" <text:s/>Name="Body Text First Indent" &gt;&lt;/w:LsdException&gt;</text:p><text:p>&lt;w:LsdException Locked="false" <text:s/>Priority="99" <text:s/>SemiHidden="false" <text:s/>Name="Body Text First Indent 2" &gt;&lt;/w:LsdException&gt;</text:p><text:p>&lt;w:LsdException Locked="false" <text:s/>Priority="99" <text:s/>SemiHidden="false" <text:s/>Name="Note Heading" &gt;&lt;/w:LsdException&gt;</text:p><text:p>&lt;w:LsdException Locked="false" <text:s/>Priority="99" <text:s/>SemiHidden="false" <text:s/>Name="Body Text 2" &gt;&lt;/w:LsdException&gt;</text:p><text:p>&lt;w:LsdException Locked="false" <text:s/>Priority="99" <text:s/>SemiHidden="false" <text:s/>Name="Body Text 3" &gt;&lt;/w:LsdException&gt;</text:p><text:p>&lt;w:LsdException Locked="false" <text:s/>Priority="99" <text:s/>SemiHidden="false" <text:s/>Name="Body Text Indent 2" &gt;&lt;/w:LsdException&gt;</text:p><text:p>&lt;w:LsdException Locked="false" <text:s/>Priority="99" <text:s/>SemiHidden="false" <text:s/>Name="Body Text Indent 3" &gt;&lt;/w:LsdException&gt;</text:p><text:p>&lt;w:LsdException Locked="false" <text:s/>Priority="99" <text:s/>SemiHidden="false" <text:s/>Name="Block Text" &gt;&lt;/w:LsdException&gt;</text:p><text:p>&lt;w:LsdException Locked="false" <text:s/>Priority="99" <text:s/>SemiHidden="false" <text:s/>Name="Hyperlink" &gt;&lt;/w:LsdException&gt;</text:p><text:p>&lt;w:LsdException Locked="false" <text:s/>Priority="99" <text:s/>SemiHidden="false" <text:s/>Name="FollowedHyperlink" &gt;&lt;/w:LsdException&gt;</text:p><text:p>&lt;w:LsdException Locked="false" <text:s/>Priority="99" <text:s/>SemiHidden="false" <text:s/>Name="Strong" &gt;&lt;/w:LsdException&gt;</text:p><text:p>&lt;w:LsdException Locked="false" <text:s/>Priority="99" <text:s/>SemiHidden="false" <text:s/>Name="Emphasis" &gt;&lt;/w:LsdException&gt;</text:p><text:p>&lt;w:LsdException Locked="false" <text:s/>Priority="99" <text:s/>SemiHidden="false" <text:s/>Name="Document Map" &gt;&lt;/w:LsdException&gt;</text:p><text:p>&lt;w:LsdException Locked="false" <text:s/>Priority="99" <text:s/>SemiHidden="false" <text:s/>Name="Plain Text" &gt;&lt;/w:LsdException&gt;</text:p><text:p>&lt;w:LsdException Locked="false" <text:s/>Priority="99" <text:s/>SemiHidden="false" <text:s/>Name="E-mail Signature" &gt;&lt;/w:LsdException&gt;</text:p><text:p>&lt;w:LsdException Locked="false" <text:s/>Priority="99" <text:s/>SemiHidden="false" <text:s/>Name="Normal (Web)" &gt;&lt;/w:LsdException&gt;</text:p><text:p>&lt;w:LsdException Locked="false" <text:s/>Priority="99" <text:s/>SemiHidden="false" <text:s/>Name="HTML Acronym" &gt;&lt;/w:LsdException&gt;</text:p><text:p>&lt;w:LsdException Locked="false" <text:s/>Priority="99" <text:s/>SemiHidden="false" <text:s/>Name="HTML Address" &gt;&lt;/w:LsdException&gt;</text:p><text:p>&lt;w:LsdException Locked="false" <text:s/>Priority="99" <text:s/>SemiHidden="false" <text:s/>Name="HTML Cite" &gt;&lt;/w:LsdException&gt;</text:p><text:p>&lt;w:LsdException Locked="false" <text:s/>Priority="99" <text:s/>SemiHidden="false" <text:s/>Name="HTML Code" &gt;&lt;/w:LsdException&gt;</text:p><text:p>&lt;w:LsdException Locked="false" <text:s/>Priority="99" <text:s/>SemiHidden="false" <text:s/>Name="HTML Definition" &gt;&lt;/w:LsdException&gt;</text:p><text:p>&lt;w:LsdException Locked="false" <text:s/>Priority="99" <text:s/>SemiHidden="false" <text:s/>Name="HTML Keyboard" &gt;&lt;/w:LsdException&gt;</text:p><text:p>&lt;w:LsdException Locked="false" <text:s/>Priority="99" <text:s/>SemiHidden="false" <text:s/>Name="HTML Preformatted" &gt;&lt;/w:LsdException&gt;</text:p><text:p>&lt;w:LsdException Locked="false" <text:s/>Priority="99" <text:s/>SemiHidden="false" <text:s/>Name="HTML Sample" &gt;&lt;/w:LsdException&gt;</text:p><text:p>&lt;w:LsdException Locked="false" <text:s/>Priority="99" <text:s/>SemiHidden="false" <text:s/>Name="HTML Typewriter" &gt;&lt;/w:LsdException&gt;</text:p><text:p>&lt;w:LsdException Locked="false" <text:s/>Priority="99" <text:s/>SemiHidden="false" <text:s/>Name="HTML Variable" &gt;&lt;/w:LsdException&gt;</text:p><text:p>&lt;w:LsdException Locked="false" <text:s/>Priority="99" <text:s/>SemiHidden="false" <text:s/>Name="Normal Table" &gt;&lt;/w:LsdException&gt;</text:p><text:p>&lt;w:LsdException Locked="false" <text:s/>Priority="99" <text:s/>SemiHidden="false" <text:s/>Name="annotation subject" &gt;&lt;/w:LsdException&gt;</text:p><text:p>&lt;w:LsdException Locked="false" <text:s/>Priority="99" <text:s/>SemiHidden="false" <text:s/>Name="No List" &gt;&lt;/w:LsdException&gt;</text:p><text:p>&lt;w:LsdException Locked="false" <text:s/>Priority="99" <text:s/>SemiHidden="false" <text:s/>Name="Table Simple 1" &gt;&lt;/w:LsdException&gt;</text:p><text:p>&lt;w:LsdException Locked="false" <text:s/>Priority="99" <text:s/>SemiHidden="false" <text:s/>Name="Table Simple 2" &gt;&lt;/w:LsdException&gt;</text:p><text:p>&lt;w:LsdException Locked="false" <text:s/>Priority="99" <text:s/>SemiHidden="false" <text:s/>Name="Table Simple 3" &gt;&lt;/w:LsdException&gt;</text:p><text:p>&lt;w:LsdException Locked="false" <text:s/>Priority="99" <text:s/>SemiHidden="false" <text:s/>Name="Table Classic 1" &gt;&lt;/w:LsdException&gt;</text:p><text:p>&lt;w:LsdException Locked="false" <text:s/>Priority="99" <text:s/>SemiHidden="false" <text:s/>Name="Table Classic 2" &gt;&lt;/w:LsdException&gt;</text:p><text:p>&lt;w:LsdException Locked="false" <text:s/>Priority="99" <text:s/>SemiHidden="false" <text:s/>Name="Table Classic 3" &gt;&lt;/w:LsdException&gt;</text:p><text:p>&lt;w:LsdException Locked="false" <text:s/>Priority="99" <text:s/>SemiHidden="false" <text:s/>Name="Table Classic 4" &gt;&lt;/w:LsdException&gt;</text:p><text:p>&lt;w:LsdException Locked="false" <text:s/>Priority="99" <text:s/>SemiHidden="false" <text:s/>Name="Table Colorful 1" &gt;&lt;/w:LsdException&gt;</text:p><text:p>&lt;w:LsdException Locked="false" <text:s/>Priority="99" <text:s/>SemiHidden="false" <text:s/>Name="Table Colorful 2" &gt;&lt;/w:LsdException&gt;</text:p><text:p>&lt;w:LsdException Locked="false" <text:s/>Priority="99" <text:s/>SemiHidden="false" <text:s/>Name="Table Colorful 3" &gt;&lt;/w:LsdException&gt;</text:p><text:p>&lt;w:LsdException Locked="false" <text:s/>Priority="99" <text:s/>SemiHidden="false" <text:s/>Name="Table Columns 1" &gt;&lt;/w:LsdException&gt;</text:p><text:p>&lt;w:LsdException Locked="false" <text:s/>Priority="99" <text:s/>SemiHidden="false" <text:s/>Name="Table Columns 2" &gt;&lt;/w:LsdException&gt;</text:p><text:p>&lt;w:LsdException Locked="false" <text:s/>Priority="99" <text:s/>SemiHidden="false" <text:s/>Name="Table Columns 3" &gt;&lt;/w:LsdException&gt;</text:p><text:p>&lt;w:LsdException Locked="false" <text:s/>Priority="99" <text:s/>SemiHidden="false" <text:s/>Name="Table Columns 4" &gt;&lt;/w:LsdException&gt;</text:p><text:p>&lt;w:LsdException Locked="false" <text:s/>Priority="99" <text:s/>SemiHidden="false" <text:s/>Name="Table Columns 5" &gt;&lt;/w:LsdException&gt;</text:p><text:p>&lt;w:LsdException Locked="false" <text:s/>Priority="99" <text:s/>SemiHidden="false" <text:s/>Name="Table Grid 1" &gt;&lt;/w:LsdException&gt;</text:p><text:p>&lt;w:LsdException Locked="false" <text:s/>Priority="99" <text:s/>SemiHidden="false" <text:s/>Name="Table Grid 2" &gt;&lt;/w:LsdException&gt;</text:p><text:p>&lt;w:LsdException Locked="false" <text:s/>Priority="99" <text:s/>SemiHidden="false" <text:s/>Name="Table Grid 3" &gt;&lt;/w:LsdException&gt;</text:p><text:p>&lt;w:LsdException Locked="false" <text:s/>Priority="99" <text:s/>SemiHidden="false" <text:s/>Name="Table Grid 4" &gt;&lt;/w:LsdException&gt;</text:p><text:p>&lt;w:LsdException Locked="false" <text:s/>Priority="99" <text:s/>SemiHidden="false" <text:s/>Name="Table Grid 5" &gt;&lt;/w:LsdException&gt;</text:p><text:p>&lt;w:LsdException Locked="false" <text:s/>Priority="99" <text:s/>SemiHidden="false" <text:s/>Name="Table Grid 6" &gt;&lt;/w:LsdException&gt;</text:p><text:p>&lt;w:LsdException Locked="false" <text:s/>Priority="99" <text:s/>SemiHidden="false" <text:s/>Name="Table Grid 7" &gt;&lt;/w:LsdException&gt;</text:p><text:p>&lt;w:LsdException Locked="false" <text:s/>Priority="99" <text:s/>SemiHidden="false" <text:s/>Name="Table Grid 8" &gt;&lt;/w:LsdException&gt;</text:p><text:p>&lt;w:LsdException Locked="false" <text:s/>Priority="99" <text:s/>SemiHidden="false" <text:s/>Name="Table List 1" &gt;&lt;/w:LsdException&gt;</text:p><text:p>&lt;w:LsdException Locked="false" <text:s/>Priority="99" <text:s/>SemiHidden="false" <text:s/>Name="Table List 2" &gt;&lt;/w:LsdException&gt;</text:p><text:p>&lt;w:LsdException Locked="false" <text:s/>Priority="99" <text:s/>SemiHidden="false" <text:s/>Name="Table List 3" &gt;&lt;/w:LsdException&gt;</text:p><text:p>&lt;w:LsdException Locked="false" <text:s/>Priority="99" <text:s/>SemiHidden="false" <text:s/>Name="Table List 4" &gt;&lt;/w:LsdException&gt;</text:p><text:p>&lt;w:LsdException Locked="false" <text:s/>Priority="99" <text:s/>SemiHidden="false" <text:s/>Name="Table List 5" &gt;&lt;/w:LsdException&gt;</text:p><text:p>&lt;w:LsdException Locked="false" <text:s/>Priority="99" <text:s/>SemiHidden="false" <text:s/>Name="Table List 6" &gt;&lt;/w:LsdException&gt;</text:p><text:p>&lt;w:LsdException Locked="false" <text:s/>Priority="99" <text:s/>SemiHidden="false" <text:s/>Name="Table List 7" &gt;&lt;/w:LsdException&gt;</text:p><text:p>&lt;w:LsdException Locked="false" <text:s/>Priority="99" <text:s/>SemiHidden="false" <text:s/>Name="Table List 8" &gt;&lt;/w:LsdException&gt;</text:p><text:p>&lt;w:LsdException Locked="false" <text:s/>Priority="99" <text:s/>SemiHidden="false" <text:s/>Name="Table 3D effects 1" &gt;&lt;/w:LsdException&gt;</text:p><text:p>&lt;w:LsdException Locked="false" <text:s/>Priority="99" <text:s/>SemiHidden="false" <text:s/>Name="Table 3D effects 2" &gt;&lt;/w:LsdException&gt;</text:p><text:p>&lt;w:LsdException Locked="false" <text:s/>Priority="99" <text:s/>SemiHidden="false" <text:s/>Name="Table 3D effects 3" &gt;&lt;/w:LsdException&gt;</text:p><text:p>&lt;w:LsdException Locked="false" <text:s/>Priority="99" <text:s/>SemiHidden="false" <text:s/>Name="Table Contemporary" &gt;&lt;/w:LsdException&gt;</text:p><text:p>&lt;w:LsdException Locked="false" <text:s/>Priority="99" <text:s/>SemiHidden="false" <text:s/>Name="Table Elegant" &gt;&lt;/w:LsdException&gt;</text:p><text:p>&lt;w:LsdException Locked="false" <text:s/>Priority="99" <text:s/>SemiHidden="false" <text:s/>Name="Table Professional" &gt;&lt;/w:LsdException&gt;</text:p><text:p>&lt;w:LsdException Locked="false" <text:s/>Priority="99" <text:s/>SemiHidden="false" <text:s/>Name="Table Subtle 1" &gt;&lt;/w:LsdException&gt;</text:p><text:p>&lt;w:LsdException Locked="false" <text:s/>Priority="99" <text:s/>SemiHidden="false" <text:s/>Name="Table Subtle 2" &gt;&lt;/w:LsdException&gt;</text:p><text:p>&lt;w:LsdException Locked="false" <text:s/>Priority="99" <text:s/>SemiHidden="false" <text:s/>Name="Table Web 1" &gt;&lt;/w:LsdException&gt;</text:p><text:p>&lt;w:LsdException Locked="false" <text:s/>Priority="99" <text:s/>SemiHidden="false" <text:s/>Name="Table Web 2" &gt;&lt;/w:LsdException&gt;</text:p><text:p>&lt;w:LsdException Locked="false" <text:s/>Priority="99" <text:s/>SemiHidden="false" <text:s/>Name="Table Web 3" &gt;&lt;/w:LsdException&gt;</text:p><text:p>&lt;w:LsdException Locked="false" <text:s/>Priority="99" <text:s/>SemiHidden="false" <text:s/>Name="Balloon Text" &gt;&lt;/w:LsdException&gt;</text:p><text:p>&lt;w:LsdException Locked="false" <text:s/>Priority="99" <text:s/>SemiHidden="false" <text:s/>Name="Table Grid" &gt;&lt;/w:LsdException&gt;</text:p><text:p>&lt;w:LsdException Locked="false" <text:s/>Priority="99" <text:s/>SemiHidden="false" <text:s/>Name="Table Theme" &gt;&lt;/w:LsdException&gt;</text:p><text:p>&lt;w:LsdException Locked="false" <text:s/>Priority="99" <text:s/>SemiHidden="false" <text:s/>Name="Light Shading" &gt;&lt;/w:LsdException&gt;</text:p><text:p>&lt;w:LsdException Locked="false" <text:s/>Priority="99" <text:s/>SemiHidden="false" <text:s/>Name="Light List" &gt;&lt;/w:LsdException&gt;</text:p><text:p>&lt;w:LsdException Locked="false" <text:s/>Priority="99" <text:s/>SemiHidden="false" <text:s/>Name="Light Grid" &gt;&lt;/w:LsdException&gt;</text:p><text:p>&lt;w:LsdException Locked="false" <text:s/>Priority="99" <text:s/>SemiHidden="false" <text:s/>Name="Medium Shading 1" &gt;&lt;/w:LsdException&gt;</text:p><text:p>&lt;w:LsdException Locked="false" <text:s/>Priority="99" <text:s/>SemiHidden="false" <text:s/>Name="Medium Shading 2" &gt;&lt;/w:LsdException&gt;</text:p><text:p>&lt;w:LsdException Locked="false" <text:s/>Priority="99" <text:s/>SemiHidden="false" <text:s/>Name="Medium List 1" &gt;&lt;/w:LsdException&gt;</text:p><text:p>&lt;w:LsdException Locked="false" <text:s/>Priority="99" <text:s/>SemiHidden="false" <text:s/>Name="Medium List 2" &gt;&lt;/w:LsdException&gt;</text:p><text:p>&lt;w:LsdException Locked="false" <text:s/>Priority="99" <text:s/>SemiHidden="false" <text:s/>Name="Medium Grid 1" &gt;&lt;/w:LsdException&gt;</text:p><text:p>&lt;w:LsdException Locked="false" <text:s/>Priority="99" <text:s/>SemiHidden="false" <text:s/>Name="Medium Grid 2" &gt;&lt;/w:LsdException&gt;</text:p><text:p>&lt;w:LsdException Locked="false" <text:s/>Priority="99" <text:s/>SemiHidden="false" <text:s/>Name="Medium Grid 3" &gt;&lt;/w:LsdException&gt;</text:p><text:p>&lt;w:LsdException Locked="false" <text:s/>Priority="99" <text:s/>SemiHidden="false" <text:s/>Name="Dark List" &gt;&lt;/w:LsdException&gt;</text:p><text:p>&lt;w:LsdException Locked="false" <text:s/>Priority="99" <text:s/>SemiHidden="false" <text:s/>Name="Colorful Shading" &gt;&lt;/w:LsdException&gt;</text:p><text:p>&lt;w:LsdException Locked="false" <text:s/>Priority="99" <text:s/>SemiHidden="false" <text:s/>Name="Colorful List" &gt;&lt;/w:LsdException&gt;</text:p><text:p>&lt;w:LsdException Locked="false" <text:s/>Priority="99" <text:s/>SemiHidden="false" <text:s/>Name="Colorful Grid" &gt;&lt;/w:LsdException&gt;</text:p><text:p>&lt;w:LsdException Locked="false" <text:s/>Priority="99" <text:s/>SemiHidden="false" <text:s/>Name="Light Shading Accent 1" &gt;&lt;/w:LsdException&gt;</text:p><text:p>&lt;w:LsdException Locked="false" <text:s/>Priority="99" <text:s/>SemiHidden="false" <text:s/>Name="Light List Accent 1" &gt;&lt;/w:LsdException&gt;</text:p><text:p>&lt;w:LsdException Locked="false" <text:s/>Priority="99" <text:s/>SemiHidden="false" <text:s/>Name="Light Grid Accent 1" &gt;&lt;/w:LsdException&gt;</text:p><text:p>&lt;w:LsdException Locked="false" <text:s/>Priority="99" <text:s/>SemiHidden="false" <text:s/>Name="Medium Shading 1 Accent 1" &gt;&lt;/w:LsdException&gt;</text:p><text:p>&lt;w:LsdException Locked="false" <text:s/>Priority="99" <text:s/>SemiHidden="false" <text:s/>Name="Medium Shading 2 Accent 1" &gt;&lt;/w:LsdException&gt;</text:p><text:p>&lt;w:LsdException Locked="false" <text:s/>Priority="99" <text:s/>SemiHidden="false" <text:s/>Name="Medium List 1 Accent 1" &gt;&lt;/w:LsdException&gt;</text:p><text:p>&lt;w:LsdException Locked="false" <text:s/>Priority="99" <text:s/>SemiHidden="false" <text:s/>Name="Medium List 2 Accent 1" &gt;&lt;/w:LsdException&gt;</text:p><text:p>&lt;w:LsdException Locked="false" <text:s/>Priority="99" <text:s/>SemiHidden="false" <text:s/>Name="Medium Grid 1 Accent 1" &gt;&lt;/w:LsdException&gt;</text:p><text:p>&lt;w:LsdException Locked="false" <text:s/>Priority="99" <text:s/>SemiHidden="false" <text:s/>Name="Medium Grid 2 Accent 1" &gt;&lt;/w:LsdException&gt;</text:p><text:p>&lt;w:LsdException Locked="false" <text:s/>Priority="99" <text:s/>SemiHidden="false" <text:s/>Name="Medium Grid 3 Accent 1" &gt;&lt;/w:LsdException&gt;</text:p><text:p>&lt;w:LsdException Locked="false" <text:s/>Priority="99" <text:s/>SemiHidden="false" <text:s/>Name="Dark List Accent 1" &gt;&lt;/w:LsdException&gt;</text:p><text:p>&lt;w:LsdException Locked="false" <text:s/>Priority="99" <text:s/>SemiHidden="false" <text:s/>Name="Colorful Shading Accent 1" &gt;&lt;/w:LsdException&gt;</text:p><text:p>&lt;w:LsdException Locked="false" <text:s/>Priority="99" <text:s/>SemiHidden="false" <text:s/>Name="Colorful List Accent 1" &gt;&lt;/w:LsdException&gt;</text:p><text:p>&lt;w:LsdException Locked="false" <text:s/>Priority="99" <text:s/>SemiHidden="false" <text:s/>Name="Colorful Grid Accent 1" &gt;&lt;/w:LsdException&gt;</text:p><text:p>&lt;w:LsdException Locked="false" <text:s/>Priority="99" <text:s/>SemiHidden="false" <text:s/>Name="Light Shading Accent 2" &gt;&lt;/w:LsdException&gt;</text:p><text:p>&lt;w:LsdException Locked="false" <text:s/>Priority="99" <text:s/>SemiHidden="false" <text:s/>Name="Light List Accent 2" &gt;&lt;/w:LsdException&gt;</text:p><text:p>&lt;w:LsdException Locked="false" <text:s/>Priority="99" <text:s/>SemiHidden="false" <text:s/>Name="Light Grid Accent 2" &gt;&lt;/w:LsdException&gt;</text:p><text:p>&lt;w:LsdException Locked="false" <text:s/>Priority="99" <text:s/>SemiHidden="false" <text:s/>Name="Medium Shading 1 Accent 2" &gt;&lt;/w:LsdException&gt;</text:p><text:p>&lt;w:LsdException Locked="false" <text:s/>Priority="99" <text:s/>SemiHidden="false" <text:s/>Name="Medium Shading 2 Accent 2" &gt;&lt;/w:LsdException&gt;</text:p><text:p>&lt;w:LsdException Locked="false" <text:s/>Priority="99" <text:s/>SemiHidden="false" <text:s/>Name="Medium List 1 Accent 2" &gt;&lt;/w:LsdException&gt;</text:p><text:p>&lt;w:LsdException Locked="false" <text:s/>Priority="99" <text:s/>SemiHidden="false" <text:s/>Name="Medium List 2 Accent 2" &gt;&lt;/w:LsdException&gt;</text:p><text:p>&lt;w:LsdException Locked="false" <text:s/>Priority="99" <text:s/>SemiHidden="false" <text:s/>Name="Medium Grid 1 Accent 2" &gt;&lt;/w:LsdException&gt;</text:p><text:p>&lt;w:LsdException Locked="false" <text:s/>Priority="99" <text:s/>SemiHidden="false" <text:s/>Name="Medium Grid 2 Accent 2" &gt;&lt;/w:LsdException&gt;</text:p><text:p>&lt;w:LsdException Locked="false" <text:s/>Priority="99" <text:s/>SemiHidden="false" <text:s/>Name="Medium Grid 3 Accent 2" &gt;&lt;/w:LsdException&gt;</text:p><text:p>&lt;w:LsdException Locked="false" <text:s/>Priority="99" <text:s/>SemiHidden="false" <text:s/>Name="Dark List Accent 2" &gt;&lt;/w:LsdException&gt;</text:p><text:p>&lt;w:LsdException Locked="false" <text:s/>Priority="99" <text:s/>SemiHidden="false" <text:s/>Name="Colorful Shading Accent 2" &gt;&lt;/w:LsdException&gt;</text:p><text:p>&lt;w:LsdException Locked="false" <text:s/>Priority="99" <text:s/>SemiHidden="false" <text:s/>Name="Colorful List Accent 2" &gt;&lt;/w:LsdException&gt;</text:p><text:p>&lt;w:LsdException Locked="false" <text:s/>Priority="99" <text:s/>SemiHidden="false" <text:s/>Name="Colorful Grid Accent 2" &gt;&lt;/w:LsdException&gt;</text:p><text:p>&lt;w:LsdException Locked="false" <text:s/>Priority="99" <text:s/>SemiHidden="false" <text:s/>Name="Light Shading Accent 3" &gt;&lt;/w:LsdException&gt;</text:p><text:p>&lt;w:LsdException Locked="false" <text:s/>Priority="99" <text:s/>SemiHidden="false" <text:s/>Name="Light List Accent 3" &gt;&lt;/w:LsdException&gt;</text:p><text:p>&lt;w:LsdException Locked="false" <text:s/>Priority="99" <text:s/>SemiHidden="false" <text:s/>Name="Light Grid Accent 3" &gt;&lt;/w:LsdException&gt;</text:p><text:p>&lt;w:LsdException Locked="false" <text:s/>Priority="99" <text:s/>SemiHidden="false" <text:s/>Name="Medium Shading 1 Accent 3" &gt;&lt;/w:LsdException&gt;</text:p><text:p>&lt;w:LsdException Locked="false" <text:s/>Priority="99" <text:s/>SemiHidden="false" <text:s/>Name="Medium Shading 2 Accent 3" &gt;&lt;/w:LsdException&gt;</text:p><text:p>&lt;w:LsdException Locked="false" <text:s/>Priority="99" <text:s/>SemiHidden="false" <text:s/>Name="Medium List 1 Accent 3" &gt;&lt;/w:LsdException&gt;</text:p><text:p>&lt;w:LsdException Locked="false" <text:s/>Priority="99" <text:s/>SemiHidden="false" <text:s/>Name="Medium List 2 Accent 3" &gt;&lt;/w:LsdException&gt;</text:p><text:p>&lt;w:LsdException Locked="false" <text:s/>Priority="99" <text:s/>SemiHidden="false" <text:s/>Name="Medium Grid 1 Accent 3" &gt;&lt;/w:LsdException&gt;</text:p><text:p>&lt;w:LsdException Locked="false" <text:s/>Priority="99" <text:s/>SemiHidden="false" <text:s/>Name="Medium Grid 2 Accent 3" &gt;&lt;/w:LsdException&gt;</text:p><text:p>&lt;w:LsdException Locked="false" <text:s/>Priority="99" <text:s/>SemiHidden="false" <text:s/>Name="Medium Grid 3 Accent 3" &gt;&lt;/w:LsdException&gt;</text:p><text:p>&lt;w:LsdException Locked="false" <text:s/>Priority="99" <text:s/>SemiHidden="false" <text:s/>Name="Dark List Accent 3" &gt;&lt;/w:LsdException&gt;</text:p><text:p>&lt;w:LsdException Locked="false" <text:s/>Priority="99" <text:s/>SemiHidden="false" <text:s/>Name="Colorful Shading Accent 3" &gt;&lt;/w:LsdException&gt;</text:p><text:p>&lt;w:LsdException Locked="false" <text:s/>Priority="99" <text:s/>SemiHidden="false" <text:s/>Name="Colorful List Accent 3" &gt;&lt;/w:LsdException&gt;</text:p><text:p>&lt;w:LsdException Locked="false" <text:s/>Priority="99" <text:s/>SemiHidden="false" <text:s/>Name="Colorful Grid Accent 3" &gt;&lt;/w:LsdException&gt;</text:p><text:p>&lt;w:LsdException Locked="false" <text:s/>Priority="99" <text:s/>SemiHidden="false" <text:s/>Name="Light Shading Accent 4" &gt;&lt;/w:LsdException&gt;</text:p><text:p>&lt;w:LsdException Locked="false" <text:s/>Priority="99" <text:s/>SemiHidden="false" <text:s/>Name="Light List Accent 4" &gt;&lt;/w:LsdException&gt;</text:p><text:p>&lt;w:LsdException Locked="false" <text:s/>Priority="99" <text:s/>SemiHidden="false" <text:s/>Name="Light Grid Accent 4" &gt;&lt;/w:LsdException&gt;</text:p><text:p>&lt;w:LsdException Locked="false" <text:s/>Priority="99" <text:s/>SemiHidden="false" <text:s/>Name="Medium Shading 1 Accent 4" &gt;&lt;/w:LsdException&gt;</text:p><text:p>&lt;w:LsdException Locked="false" <text:s/>Priority="99" <text:s/>SemiHidden="false" <text:s/>Name="Medium Shading 2 Accent 4" &gt;&lt;/w:LsdException&gt;</text:p><text:p>&lt;w:LsdException Locked="false" <text:s/>Priority="99" <text:s/>SemiHidden="false" <text:s/>Name="Medium List 1 Accent 4" &gt;&lt;/w:LsdException&gt;</text:p><text:p>&lt;w:LsdException Locked="false" <text:s/>Priority="99" <text:s/>SemiHidden="false" <text:s/>Name="Medium List 2 Accent 4" &gt;&lt;/w:LsdException&gt;</text:p><text:p>&lt;w:LsdException Locked="false" <text:s/>Priority="99" <text:s/>SemiHidden="false" <text:s/>Name="Medium Grid 1 Accent 4" &gt;&lt;/w:LsdException&gt;</text:p><text:p>&lt;w:LsdException Locked="false" <text:s/>Priority="99" <text:s/>SemiHidden="false" <text:s/>Name="Medium Grid 2 Accent 4" &gt;&lt;/w:LsdException&gt;</text:p><text:p>&lt;w:LsdException Locked="false" <text:s/>Priority="99" <text:s/>SemiHidden="false" <text:s/>Name="Medium Grid 3 Accent 4" &gt;&lt;/w:LsdException&gt;</text:p><text:p>&lt;w:LsdException Locked="false" <text:s/>Priority="99" <text:s/>SemiHidden="false" <text:s/>Name="Dark List Accent 4" &gt;&lt;/w:LsdException&gt;</text:p><text:p>&lt;w:LsdException Locked="false" <text:s/>Priority="99" <text:s/>SemiHidden="false" <text:s/>Name="Colorful Shading Accent 4" &gt;&lt;/w:LsdException&gt;</text:p><text:p>&lt;w:LsdException Locked="false" <text:s/>Priority="99" <text:s/>SemiHidden="false" <text:s/>Name="Colorful List Accent 4" &gt;&lt;/w:LsdException&gt;</text:p><text:p>&lt;w:LsdException Locked="false" <text:s/>Priority="99" <text:s/>SemiHidden="false" <text:s/>Name="Colorful Grid Accent 4" &gt;&lt;/w:LsdException&gt;</text:p><text:p>&lt;w:LsdException Locked="false" <text:s/>Priority="99" <text:s/>SemiHidden="false" <text:s/>Name="Light Shading Accent 5" &gt;&lt;/w:LsdException&gt;</text:p><text:p>&lt;w:LsdException Locked="false" <text:s/>Priority="99" <text:s/>SemiHidden="false" <text:s/>Name="Light List Accent 5" &gt;&lt;/w:LsdException&gt;</text:p><text:p>&lt;w:LsdException Locked="false" <text:s/>Priority="99" <text:s/>SemiHidden="false" <text:s/>Name="Light Grid Accent 5" &gt;&lt;/w:LsdException&gt;</text:p><text:p>&lt;w:LsdException Locked="false" <text:s/>Priority="99" <text:s/>SemiHidden="false" <text:s/>Name="Medium Shading 1 Accent 5" &gt;&lt;/w:LsdException&gt;</text:p><text:p>&lt;w:LsdException Locked="false" <text:s/>Priority="99" <text:s/>SemiHidden="false" <text:s/>Name="Medium Shading 2 Accent 5" &gt;&lt;/w:LsdException&gt;</text:p><text:p>&lt;w:LsdException Locked="false" <text:s/>Priority="99" <text:s/>SemiHidden="false" <text:s/>Name="Medium List 1 Accent 5" &gt;&lt;/w:LsdException&gt;</text:p><text:p>&lt;w:LsdException Locked="false" <text:s/>Priority="99" <text:s/>SemiHidden="false" <text:s/>Name="Medium List 2 Accent 5" &gt;&lt;/w:LsdException&gt;</text:p><text:p>&lt;w:LsdException Locked="false" <text:s/>Priority="99" <text:s/>SemiHidden="false" <text:s/>Name="Medium Grid 1 Accent 5" &gt;&lt;/w:LsdException&gt;</text:p><text:p>&lt;w:LsdException Locked="false" <text:s/>Priority="99" <text:s/>SemiHidden="false" <text:s/>Name="Medium Grid 2 Accent 5" &gt;&lt;/w:LsdException&gt;</text:p><text:p>&lt;w:LsdException Locked="false" <text:s/>Priority="99" <text:s/>SemiHidden="false" <text:s/>Name="Medium Grid 3 Accent 5" &gt;&lt;/w:LsdException&gt;</text:p><text:p>&lt;w:LsdException Locked="false" <text:s/>Priority="99" <text:s/>SemiHidden="false" <text:s/>Name="Dark List Accent 5" &gt;&lt;/w:LsdException&gt;</text:p><text:p>&lt;w:LsdException Locked="false" <text:s/>Priority="99" <text:s/>SemiHidden="false" <text:s/>Name="Colorful Shading Accent 5" &gt;&lt;/w:LsdException&gt;</text:p><text:p>&lt;w:LsdException Locked="false" <text:s/>Priority="99" <text:s/>SemiHidden="false" <text:s/>Name="Colorful List Accent 5" &gt;&lt;/w:LsdException&gt;</text:p><text:p>&lt;w:LsdException Locked="false" <text:s/>Priority="99" <text:s/>SemiHidden="false" <text:s/>Name="Colorful Grid Accent 5" &gt;&lt;/w:LsdException&gt;</text:p><text:p>&lt;w:LsdException Locked="false" <text:s/>Priority="99" <text:s/>SemiHidden="false" <text:s/>Name="Light Shading Accent 6" &gt;&lt;/w:LsdException&gt;</text:p><text:p>&lt;w:LsdException Locked="false" <text:s/>Priority="99" <text:s/>SemiHidden="false" <text:s/>Name="Light List Accent 6" &gt;&lt;/w:LsdException&gt;</text:p><text:p>&lt;w:LsdException Locked="false" <text:s/>Priority="99" <text:s/>SemiHidden="false" <text:s/>Name="Light Grid Accent 6" &gt;&lt;/w:LsdException&gt;</text:p><text:p>&lt;w:LsdException Locked="false" <text:s/>Priority="99" <text:s/>SemiHidden="false" <text:s/>Name="Medium Shading 1 Accent 6" &gt;&lt;/w:LsdException&gt;</text:p><text:p>&lt;w:LsdException Locked="false" <text:s/>Priority="99" <text:s/>SemiHidden="false" <text:s/>Name="Medium Shading 2 Accent 6" &gt;&lt;/w:LsdException&gt;</text:p><text:p>&lt;w:LsdException Locked="false" <text:s/>Priority="99" <text:s/>SemiHidden="false" <text:s/>Name="Medium List 1 Accent 6" &gt;&lt;/w:LsdException&gt;</text:p><text:p>&lt;w:LsdException Locked="false" <text:s/>Priority="99" <text:s/>SemiHidden="false" <text:s/>Name="Medium List 2 Accent 6" &gt;&lt;/w:LsdException&gt;</text:p><text:p>&lt;w:LsdException Locked="false" <text:s/>Priority="99" <text:s/>SemiHidden="false" <text:s/>Name="Medium Grid 1 Accent 6" &gt;&lt;/w:LsdException&gt;</text:p><text:p>&lt;w:LsdException Locked="false" <text:s/>Priority="99" <text:s/>SemiHidden="false" <text:s/>Name="Medium Grid 2 Accent 6" &gt;&lt;/w:LsdException&gt;</text:p><text:p>&lt;w:LsdException Locked="false" <text:s/>Priority="99" <text:s/>SemiHidden="false" <text:s/>Name="Medium Grid 3 Accent 6" &gt;&lt;/w:LsdException&gt;</text:p><text:p>&lt;w:LsdException Locked="false" <text:s/>Priority="99" <text:s/>SemiHidden="false" <text:s/>Name="Dark List Accent 6" &gt;&lt;/w:LsdException&gt;</text:p><text:p>&lt;w:LsdException Locked="false" <text:s/>Priority="99" <text:s/>SemiHidden="false" <text:s/>Name="Colorful Shading Accent 6" &gt;&lt;/w:LsdException&gt;</text:p><text:p>&lt;w:LsdException Locked="false" <text:s/>Priority="99" <text:s/>SemiHidden="false" <text:s/>Name="Colorful List Accent 6" &gt;&lt;/w:LsdException&gt;</text:p><text:p>&lt;w:LsdException Locked="false" <text:s/>Priority="99" <text:s/>SemiHidden="false" <text:s/>Name="Colorful Grid Accent 6" &gt;&lt;/w:LsdException&gt;</text:p><text:p>&lt;/w:LatentStyles&gt;&lt;/xml&gt;&lt;![endif]--&gt;</text:p></office:annotation><office:annotation><dc:date>2018-01-07T09:45:41.323642839</dc:date><text:p>&lt;!--StartFragment--&gt;</text:p></office:annotation>通过歌曲获取利润</text:p>
            <text:p text:style-name="P8"><text:span text:style-name="T32"><text:s/>(2)</text:span>可获取用户购买数据</text:p>
            <text:p text:style-name="P8"><office:annotation><dc:date>2018-01-07T09:45:41.328666470</dc:date><text:p>&lt;!--EndFragment--&gt;</text:p></office:annotation></text:p>
          </table:table-cell>
          <table:table-cell table:style-name="表格1.E2" office:value-type="string">
            <text:p text:style-name="P13"><text:span text:style-name="T81">ST008</text:span><text:span text:style-name="T84">. </text:span><text:span text:style-name="T36">资源提供者</text:span></text:p>
          </table:table-cell>
        </table:table-row>
        <table:table-row table:style-name="表格1.21">
          <table:table-cell table:style-name="表格1.A2" office:value-type="string">
            <text:p text:style-name="Table_20_Contents">SH<text:span text:style-name="T73">022</text:span></text:p>
          </table:table-cell>
          <table:table-cell table:style-name="表格1.A2" office:value-type="string">
            <text:p text:style-name="Table_20_Contents">音乐综艺版权合作方</text:p>
          </table:table-cell>
          <table:table-cell table:style-name="表格1.A2" office:value-type="string">
            <text:p text:style-name="Table_20_Contents">授权音乐综艺节目<text:span text:style-name="T73">中录制的歌手所演唱的歌曲的版权</text:span></text:p>
          </table:table-cell>
          <table:table-cell table:style-name="表格1.A2" office:value-type="string">
            <text:p text:style-name="P8"/>
          </table:table-cell>
          <table:table-cell table:style-name="表格1.E2" office:value-type="string">
            <text:p text:style-name="P17"><text:span text:style-name="T81">ST008</text:span><text:span text:style-name="T84">. </text:span><text:span text:style-name="T36">资源提供者</text:span></text:p>
          </table:table-cell>
        </table:table-row>
        <table:table-row table:style-name="表格1.21">
          <table:table-cell table:style-name="表格1.A2" office:value-type="string">
            <text:p text:style-name="Table_20_Contents">SH<text:span text:style-name="T73">023</text:span></text:p>
          </table:table-cell>
          <table:table-cell table:style-name="表格1.A2" office:value-type="string">
            <text:p text:style-name="Table_20_Contents">电视频道版权合作方</text:p>
          </table:table-cell>
          <table:table-cell table:style-name="表格1.A2" office:value-type="string">
            <text:p text:style-name="Table_20_Contents">电视音乐频道<text:span text:style-name="T73">所涵盖的音乐类型丰富，为音乐系统进行版权合作，提供多样化的音乐资源</text:span></text:p>
          </table:table-cell>
          <table:table-cell table:style-name="表格1.A2" office:value-type="string">
            <text:p text:style-name="P8"/>
          </table:table-cell>
          <table:table-cell table:style-name="表格1.E2" office:value-type="string">
            <text:p text:style-name="P17"><text:span text:style-name="T81">ST008</text:span><text:span text:style-name="T84">. </text:span><text:span text:style-name="T36">资源提供者</text:span></text:p>
          </table:table-cell>
        </table:table-row>
        <table:table-row>
          <table:table-cell table:style-name="表格1.A2" office:value-type="string">
            <text:p text:style-name="Table_20_Contents">SH0<text:span text:style-name="T65">24</text:span></text:p>
          </table:table-cell>
          <table:table-cell table:style-name="表格1.A2" office:value-type="string">
            <text:p text:style-name="Table_20_Contents">系统管理员</text:p>
          </table:table-cell>
          <table:table-cell table:style-name="表格1.A2" office:value-type="string">
            <text:p text:style-name="Table_20_Contents">系统<text:span text:style-name="T43">的间接用户，负责系统数据库的管理，例如数据的备份、更新</text:span></text:p>
          </table:table-cell>
          <table:table-cell table:style-name="表格1.A2" office:value-type="string">
            <text:p text:style-name="Table_20_Contents"/>
          </table:table-cell>
          <table:table-cell table:style-name="表格1.E2" office:value-type="string">
            <text:p text:style-name="Table_20_Contents"><text:span text:style-name="T81">ST007</text:span><text:span text:style-name="T83">. </text:span><text:span text:style-name="T34">系统运营支持者</text:span></text:p>
          </table:table-cell>
        </table:table-row>
        <text:soft-page-break/>
        <table:table-row>
          <table:table-cell table:style-name="表格1.A2" office:value-type="string">
            <text:p text:style-name="Table_20_Contents">SH0<text:span text:style-name="T65">25</text:span></text:p>
          </table:table-cell>
          <table:table-cell table:style-name="表格1.A2" office:value-type="string">
            <text:p text:style-name="Table_20_Contents">运营者</text:p>
          </table:table-cell>
          <table:table-cell table:style-name="表格1.A2" office:value-type="string">
            <text:p text:style-name="Table_20_Contents">系统<text:span text:style-name="T43">的间接用户，维护系统在网络上的正常运行</text:span></text:p>
          </table:table-cell>
          <table:table-cell table:style-name="表格1.A2" office:value-type="string">
            <text:p text:style-name="Table_20_Contents"/>
          </table:table-cell>
          <table:table-cell table:style-name="表格1.E2" office:value-type="string">
            <text:p text:style-name="P8"><text:span text:style-name="T81">ST007</text:span><text:span text:style-name="T83">. </text:span><text:span text:style-name="T34">系统运营支持者</text:span></text:p>
          </table:table-cell>
        </table:table-row>
        <table:table-row>
          <table:table-cell table:style-name="表格1.A2" office:value-type="string">
            <text:p text:style-name="Table_20_Contents">SH0<text:span text:style-name="T71">26</text:span></text:p>
          </table:table-cell>
          <table:table-cell table:style-name="表格1.A2" office:value-type="string">
            <text:p text:style-name="Table_20_Contents">客户</text:p>
          </table:table-cell>
          <table:table-cell table:style-name="表格1.A2" office:value-type="string">
            <text:p text:style-name="Table_20_Contents">真正<text:span text:style-name="T71">会购买最终系统的人和/或组织。包括：消费者、评估员、以及代表购买组织的代理商。</text:span></text:p>
          </table:table-cell>
          <table:table-cell table:style-name="表格1.A2" office:value-type="string">
            <text:p text:style-name="Table_20_Contents">（1）系统按期完成</text:p>
            <text:p text:style-name="Table_20_Contents">（2）系统的市场价值高</text:p>
            <text:p text:style-name="Table_20_Contents">（3）系统在可用资金范围内</text:p>
            <text:p text:style-name="Table_20_Contents"><text:s text:c="6"/>完成</text:p>
            <text:p text:style-name="Table_20_Contents">（4）可通过系统获利</text:p>
          </table:table-cell>
          <table:table-cell table:style-name="表格1.E2" office:value-type="string">
            <text:p text:style-name="P6"><text:span text:style-name="T14">ST00</text:span><text:span text:style-name="T16">1. </text:span><text:span text:style-name="T15">客户</text:span></text:p>
          </table:table-cell>
        </table:table-row>
        <table:table-row>
          <table:table-cell table:style-name="表格1.A2" office:value-type="string">
            <text:p text:style-name="Table_20_Contents">SH02<text:span text:style-name="T86">7</text:span></text:p>
          </table:table-cell>
          <table:table-cell table:style-name="表格1.A2" office:value-type="string">
            <text:p text:style-name="Table_20_Contents">资助人</text:p>
          </table:table-cell>
          <table:table-cell table:style-name="表格1.A2" office:value-type="string">
            <text:p text:style-name="Table_20_Contents">系统开发以及运营<text:span text:style-name="T74">胡投资人</text:span></text:p>
          </table:table-cell>
          <table:table-cell table:style-name="表格1.A2" office:value-type="string">
            <text:p text:style-name="Table_20_Contents"/>
          </table:table-cell>
          <table:table-cell table:style-name="表格1.E2" office:value-type="string">
            <text:p text:style-name="P6">ST0<text:span text:style-name="T75">02. </text:span><text:span text:style-name="T79">Sponsors</text:span></text:p>
          </table:table-cell>
        </table:table-row>
      </table:table>
      <text:p text:style-name="P2"/>
      <text:p text:style-name="P2"/>
      <text:p text:style-name="Text_20_body"><text:bookmark-start text:name="__RefHeading___Toc10701_442179093"/>涉众类型概括:<text:bookmark-end text:name="__RefHeading___Toc10701_442179093"/></text:p>
      <text:p text:style-name="Text_20_body"><text:tab/><text:span text:style-name="T14">ST00</text:span><text:span text:style-name="T16">1. </text:span><text:span text:style-name="T15">客户</text:span></text:p>
      <text:p text:style-name="Text_20_body"><text:tab/>ST0<text:span text:style-name="T75">02. </text:span><text:span text:style-name="T79">Sponsors</text:span></text:p>
      <text:p text:style-name="Text_20_body"><text:tab/><text:span text:style-name="T66">ST003. 标准用户</text:span></text:p>
      <text:p text:style-name="Text_20_body"><text:tab/><text:span text:style-name="T66">ST004. 专业用户</text:span></text:p>
      <text:p text:style-name="Text_20_body"><text:tab/><text:span text:style-name="T66">ST005</text:span>. 资源管理人员</text:p>
      <text:p text:style-name="Text_20_body"><text:tab/><text:span text:style-name="T66">ST006</text:span>. 开发人<text:span text:style-name="T37">员</text:span></text:p>
      <text:p text:style-name="Text_20_body"><text:tab/><text:span text:style-name="T66">ST007</text:span>. 系统运营支持者</text:p>
      <text:p text:style-name="Text_20_body"><text:tab/><text:span text:style-name="T66">ST008</text:span>. 资源提供者</text:p>
      <text:p text:style-name="Text_20_body"><text:tab/><text:span text:style-name="T66">ST009. 技术权威</text:span></text:p>
      <text:p text:style-name="Text_20_body"><text:span text:style-name="T2"><text:tab/></text:span><text:span text:style-name="T11">ST0</text:span><text:span text:style-name="T16">10</text:span><text:span text:style-name="T5">. 第三方系统</text:span><text:span text:style-name="T14">（社交软件系统，支付服务提供商</text:span><text:span text:style-name="T17">、云存储服务提供方</text:span><text:span text:style-name="T14">）</text:span></text:p>
      <text:p text:style-name="Text_20_body"/>
      <text:p text:style-name="Text_20_body"/>
      <text:p text:style-name="Text_20_body"><text:bookmark-start text:name="__RefHeading___Toc10703_442179093"/>涉众类型简介<text:span text:style-name="T1">：</text:span><text:bookmark-end text:name="__RefHeading___Toc10703_442179093"/></text:p>
      <text:p text:style-name="P23"><text:tab/>名字<text:span text:style-name="T1">：客户</text:span></text:p>
      <text:p text:style-name="P23"><text:tab/>简要描述<text:span text:style-name="T1">：:真正会购买最终系统的人和 / 或组织，是项目需求的主要来源。</text:span></text:p>
      <text:p text:style-name="P23"><text:tab/>涉众代表<text:span text:style-name="T1">：待进一步确认</text:span></text:p>
      <text:p text:style-name="P23"><text:tab/>特征<text:span text:style-name="T50">：懂得相关的领域知识，能够提供系统的相关需求。</text:span></text:p>
      <text:p text:style-name="P23"><text:tab/>能力<text:span text:style-name="T50">：能够决定项目的进行与否。</text:span></text:p>
      <text:p text:style-name="P23"/>
      <text:p text:style-name="P23"/>
      <text:p text:style-name="P23"/>
      <text:p text:style-name="P23"/>
      <text:p text:style-name="P23"><text:soft-page-break/><text:s text:c="4"/>名字<text:span text:style-name="T1">：</text:span><text:span text:style-name="T80">Sponsors</text:span></text:p>
      <text:p text:style-name="P23"><text:tab/>简要描述<text:span text:style-name="T1">：对项目进行投资，支持项目的进行工作。</text:span></text:p>
      <text:p text:style-name="P23"><text:tab/>涉众代表<text:span text:style-name="T1">：待进一步确认</text:span></text:p>
      <text:p text:style-name="P23"/>
      <text:p text:style-name="P23"/>
      <text:p text:style-name="Text_20_body"><text:tab/>名字<text:span text:style-name="T1">：标准用户</text:span></text:p>
      <text:p text:style-name="Text_20_body"><text:tab/>简要描述<text:span text:style-name="T1">：系统的实际用户，受系统的开发结果影响严重。他们喜好音乐，把音乐作为自己生活和工作<text:tab/><text:tab/><text:tab/> <text:s text:c="3"/>的背景和陪伴，喜欢某一类或多类音乐类型</text:span></text:p>
      <text:p text:style-name="Text_20_body"><text:tab/>涉众代表<text:span text:style-name="T1">：待进一步确认</text:span></text:p>
      <text:p text:style-name="Text_20_body"><text:tab/>特征<text:span text:style-name="T50">：系统的实际使用者，系统用户主要组成部分。年龄、性格、听歌爱好不限，通常不容易受潮流、<text:tab/><text:tab/> <text:s text:c="3"/>时尚和市场影响</text:span></text:p>
      <text:p text:style-name="Text_20_body"><text:tab/>能力<text:span text:style-name="T50">：具有基础的计算机操作水平、音乐鉴赏能力。</text:span></text:p>
      <text:p text:style-name="Text_20_body"><text:tab/></text:p>
      <text:p text:style-name="Text_20_body"><text:tab/></text:p>
      <text:p text:style-name="Text_20_body"/>
      <text:p text:style-name="Text_20_body"><text:tab/>名字<text:span text:style-name="T1">：专业用户</text:span></text:p>
      <text:p text:style-name="Text_20_body"><text:tab/>简要描述<text:span text:style-name="T1">：系统的实际用户，受系统的开发结果影响严重。可能是业余爱好者中的专业音乐人，或者是 <text:s/><text:tab/><text:tab/><text:tab/> <text:s text:c="4"/>专业学习音乐的人，或是专业的音乐工作者</text:span></text:p>
      <text:p text:style-name="Text_20_body"><text:tab/>涉众代表<text:span text:style-name="T1">：待进一步确认</text:span></text:p>
      <text:p text:style-name="Text_20_body"><text:tab/>特征<text:span text:style-name="T50">：系统的实际使用者，系统用户主要组成部分。年龄、性格、听歌爱好不限，通常容易受潮流、时<text:tab/><text:tab/> <text:s text:c="4"/>尚和市场影响</text:span></text:p>
      <text:p text:style-name="Text_20_body"><text:tab/>能力<text:span text:style-name="T50">：具有较高的计算机操作水平、音乐鉴赏能力。讲究音乐专业水准</text:span></text:p>
      <text:p text:style-name="Text_20_body"/>
      <text:p text:style-name="Text_20_body"/>
      <text:p text:style-name="Text_20_body"><text:tab/>名字<text:span text:style-name="T1">：</text:span><text:span text:style-name="T9">服务端工作人员</text:span></text:p>
      <text:p text:style-name="Text_20_body"><text:tab/>简要描述<text:span text:style-name="T1">：系统服务端的工作人员。负责系统音乐的分类和编辑、广告的投放和管理、数据库的数据<text:tab/><text:tab/><text:tab/> <text:s text:c="3"/>备份和更新等。</text:span></text:p>
      <text:p text:style-name="Text_20_body"><text:tab/>涉众代表<text:span text:style-name="T1">：待进一步确认</text:span></text:p>
      <text:p text:style-name="Text_20_body"><text:tab/>特征<text:span text:style-name="T38">：系统的间接用户。专门负责系统服务端的相关工作，通常年龄不会太大，具有一定的文化水平。</text:span></text:p>
      <text:p text:style-name="Text_20_body"><text:tab/>能力<text:span text:style-name="T38">：具有较高的计算机操作水平、以及相关专业领域知识。具有高效的、专业的工作能力。</text:span></text:p>
      <text:p text:style-name="Text_20_body"/>
      <text:p text:style-name="Text_20_body"/>
      <text:p text:style-name="Text_20_body"><text:tab/>名字<text:span text:style-name="T1">：</text:span><text:span text:style-name="T3">开发人</text:span><text:span text:style-name="T4">员</text:span></text:p>
      <text:p text:style-name="Text_20_body"><text:soft-page-break/><text:tab/>简要描述<text:span text:style-name="T1">：系统开发团队人员。对系统进行分析设计、编</text:span>码、测试，维护等。包括项目组长、编码员<text:span text:style-name="T87">、<text:tab/><text:tab/><text:tab/> <text:s text:c="3"/></text:span>测试人员、支持设计人员、系统维护者以及涉及系统生产和支持的任何其他类型的开发者。</text:p>
      <text:p text:style-name="Text_20_body"><text:tab/>涉众代表<text:span text:style-name="T1">：待进一步确认</text:span></text:p>
      <text:p text:style-name="Text_20_body"><text:tab/>特征<text:span text:style-name="T38">：系统的间接用户。系统开发中必不可少的成分。但受系统的开发结果影响较严重。开发团队的基<text:tab/><text:tab/> <text:s text:c="3"/>础以及必不可少的人员。通常年龄不会太大、具有较高水平的教育。</text:span></text:p>
      <text:p text:style-name="Text_20_body"><text:tab/>能力<text:span text:style-name="T38">：参与了系统的需求捕获、设计、功能的开发等项目开发整个生命周期。有很高的计算机水平、领<text:tab/><text:tab/> <text:s text:c="3"/>域知识。</text:span></text:p>
      <text:p text:style-name="Text_20_body"/>
      <text:p text:style-name="Text_20_body"/>
      <text:p text:style-name="Text_20_body"><text:tab/>名字<text:span text:style-name="T1">：</text:span><text:span text:style-name="T4">资源提供者</text:span></text:p>
      <text:p text:style-name="Text_20_body"><text:tab/>简要描述<text:span text:style-name="T1">：系统需要的相关资源提供者，包括音乐、广告资源等</text:span></text:p>
      <text:p text:style-name="Text_20_body"><text:span text:style-name="T2"><text:tab/>涉众代表</text:span><text:span text:style-name="T3">：</text:span><text:span text:style-name="T6">待进一步确认</text:span></text:p>
      <text:p text:style-name="Text_20_body"/>
      <text:p text:style-name="Text_20_body"/>
      <text:p text:style-name="Text_20_body"><text:span text:style-name="T3"><text:tab/>名字：</text:span><text:span text:style-name="T4">系统运营</text:span><text:span text:style-name="T23">支持</text:span><text:span text:style-name="T4">者</text:span></text:p>
      <text:p text:style-name="Text_20_body"><text:tab/>简要描述<text:span text:style-name="T1">：</text:span><text:span text:style-name="T10">支持系统在整个网络上的运营</text:span><text:span text:style-name="T13">。</text:span></text:p>
      <text:p text:style-name="Text_20_body"><text:span text:style-name="T3"><text:tab/>涉众代表：</text:span><text:span text:style-name="T12">待进一步确认</text:span></text:p>
      <text:p text:style-name="Text_20_body"><text:tab/>特征<text:span text:style-name="T49">：系统的间接用户。有较高的耐心、责任和一定的创新能力。年龄通常不会太大，具有较高的文化<text:tab/><text:tab/> <text:s text:c="3"/>水平</text:span></text:p>
      <text:p text:style-name="Text_20_body"><text:span text:style-name="T6"><text:tab/>能力</text:span><text:span text:style-name="T13">：有较高的计算机水平、学习能力以及相关专业的领域知识。通常具有较强的思维能力和数据分析<text:tab/><text:tab/> <text:s text:c="3"/>能力。</text:span></text:p>
      <text:p text:style-name="Text_20_body"/>
      <text:p text:style-name="Text_20_body"><text:tab/><text:tab/></text:p>
      <text:p text:style-name="Text_20_body"><text:span text:style-name="T3"><text:tab/>名字：</text:span><text:span text:style-name="T5">技术权威</text:span></text:p>
      <text:p text:style-name="Text_20_body"><text:tab/>简要描述<text:span text:style-name="T1">：在问题或者求解方案领域某个特定方面的专家。</text:span><text:span text:style-name="T3">他们包括法律顾问</text:span><text:span text:style-name="T7">、标准组织、组织管理部<text:tab/><text:tab/><text:tab/> <text:s text:c="4"/>门</text:span><text:span text:style-name="T22">、</text:span><text:span text:style-name="T7">外部或者内部的监管机构、领域专家以及技术专家。</text:span></text:p>
      <text:p text:style-name="Text_20_body"><text:tab/>涉众代表：技术专家龚伟</text:p>
      <text:p text:style-name="Text_20_body"/>
      <text:p text:style-name="Text_20_body"/>
      <text:p text:style-name="P24"><text:tab/><text:span text:style-name="T3">名字：</text:span><text:span text:style-name="T5"> 第三方系统</text:span></text:p>
      <text:p text:style-name="P24"><text:tab/>简要描述<text:span text:style-name="T1">：系统需要的第三方支持软件。例如系统所需的支付服务，分享音乐时系统需要提供的平台接<text:tab/><text:tab/><text:tab/> <text:s text:c="3"/>口等。</text:span></text:p>
      <text:p text:style-name="P24"><text:span text:style-name="T3"><text:tab/>涉众代表：待进一步确认</text:span><text:span text:style-name="T5"><text:tab/><text:tab/></text:span></text:p>
      <text:p text:style-name="Text_20_body"><text:soft-page-break/></text:p>
      <text:p text:style-name="Text_20_body"/>
      <text:p text:style-name="Text_20_body"/>
      <text:p text:style-name="Text_20_body"/>
      <text:p text:style-name="P25"><text:bookmark-start text:name="__RefHeading___Toc10705_442179093"/><text:tab/>涉众角色概<text:span text:style-name="T47">括：</text:span><text:bookmark-end text:name="__RefHeading___Toc10705_442179093"/></text:p>
      <text:p text:style-name="P25"><text:tab/><text:tab/><text:span text:style-name="T47">1. 代表用户</text:span></text:p>
      <text:p text:style-name="P25"><text:tab/><text:tab/><text:span text:style-name="T47">2. 愿景人</text:span></text:p>
      <text:p text:style-name="P25"><text:tab/><text:tab/><text:span text:style-name="T55">3. 支持工作组成员</text:span></text:p>
      <text:p text:style-name="P25"><text:tab/><text:tab/><text:span text:style-name="T55">4. 系统资源来源方</text:span></text:p>
      <text:p text:style-name="P25"><text:s text:c="9"/><text:span text:style-name="T88">5. 资助人</text:span></text:p>
      <text:p text:style-name="P25"><text:s text:c="9"/><text:span text:style-name="T88">6.客户代表方</text:span></text:p>
      <text:p text:style-name="P25"><text:tab/><text:tab/></text:p>
      <text:p text:style-name="P25"/>
      <text:p text:style-name="P25"><text:bookmark-start text:name="__RefHeading___Toc10707_442179093"/><text:tab/>涉众角色简介：<text:bookmark-end text:name="__RefHeading___Toc10707_442179093"/></text:p>
      <text:p text:style-name="P25"><text:tab/><text:tab/>名字<text:span text:style-name="T47">：代表用户</text:span></text:p>
      <text:p text:style-name="P25"><text:tab/><text:tab/>简要描述：代表<text:span text:style-name="T51">了系统的大部分实际用户。是系统需求的主要来源。</text:span></text:p>
      <text:p text:style-name="P25"><text:tab/><text:tab/>责任：负责<text:span text:style-name="T52">将用户群体的理解带到项目团队，并从项目团队将信息传播给其余的用户。</text:span></text:p>
      <text:p text:style-name="P25"><text:tab/><text:tab/>参与：参与项目<text:span text:style-name="T52">起始阶段的需求研讨会，一个长期的用户代表将进行用况建模和其他需求活动。</text:span></text:p>
      <text:p text:style-name="P25"><text:tab/><text:tab/>代表<text:span text:style-name="T52">性</text:span>用户<text:span text:style-name="T47">：技术用户，标准用户</text:span></text:p>
      <text:p text:style-name="P25"/>
      <text:p text:style-name="P25"/>
      <text:p text:style-name="P25"><text:tab/><text:tab/>名字<text:span text:style-name="T47">：愿景人</text:span></text:p>
      <text:p text:style-name="P25"><text:tab/><text:tab/>简要描述：代表<text:span text:style-name="T54">了一个项目的决策者。</text:span></text:p>
      <text:p text:style-name="P25"><text:tab/><text:tab/>责任：负责确保作出系统范围<text:span text:style-name="T53">的适当决策，并确保项目最初的业务目标得以满足。</text:span></text:p>
      <text:p text:style-name="P25"><text:tab/><text:tab/>参与：参与项目<text:span text:style-name="T52">起始阶段的需求研讨会，以及后续的设计、编码实现。</text:span></text:p>
      <text:p text:style-name="P25"><text:tab/><text:tab/>代表<text:span text:style-name="T52">性</text:span>用户<text:span text:style-name="T47">：开发人员</text:span></text:p>
      <text:p text:style-name="P25"/>
      <text:p text:style-name="P25"/>
      <text:p text:style-name="P25"><text:tab/><text:tab/>名字<text:span text:style-name="T47">：支持工作组成员</text:span></text:p>
      <text:p text:style-name="P25"><text:tab/><text:tab/>简要描述：主要<text:span text:style-name="T56">由代表用户管理，为受新系统影响的支持和运营人员而创建。</text:span></text:p>
      <text:p text:style-name="P25"><text:tab/><text:tab/>责任：负责系统<text:span text:style-name="T56">的运营、管理，支持工作组成员会每月碰一次面讨论新系统的需求和进度。</text:span></text:p>
      <text:p text:style-name="P25"><text:soft-page-break/><text:tab/><text:tab/>参与：参与项目<text:span text:style-name="T52">起始阶段的需求研讨会，以及后续组织的各个项目活动。</text:span></text:p>
      <text:p text:style-name="P25"><text:tab/><text:tab/>代表<text:span text:style-name="T52">性</text:span>用户<text:span text:style-name="T47">：提供系统服务的用户，开发人员</text:span></text:p>
      <text:p text:style-name="P25"/>
      <text:p text:style-name="P25"/>
      <text:p text:style-name="P25"><text:tab/><text:tab/>名字<text:span text:style-name="T47">：系统资源来源方</text:span></text:p>
      <text:p text:style-name="P25"><text:tab/><text:tab/>简要描述：<text:span text:style-name="T57">是系统的间接涉众。为系统提供支持功能所需要的资源，比如歌曲、广告等。</text:span></text:p>
      <text:p text:style-name="P25"><text:tab/><text:tab/>责任：负责提供可<text:span text:style-name="T57">供</text:span>使用<text:span text:style-name="T57">的</text:span>资源<text:span text:style-name="T57">。</text:span></text:p>
      <text:p text:style-name="P25"><text:tab/><text:tab/>参与：参与项目<text:span text:style-name="T52">起始阶段的需求研讨会，以及后续组织的各个项目活动。</text:span></text:p>
      <text:p text:style-name="P25"><text:tab/><text:tab/>代表<text:span text:style-name="T52">性</text:span>用户<text:span text:style-name="T47">：</text:span></text:p>
      <text:p text:style-name="P25"/>
      <text:p text:style-name="P25"/>
      <text:p text:style-name="P25"/>
      <text:p text:style-name="P25"><text:s text:c="8"/>名字<text:span text:style-name="T47">：资助人</text:span></text:p>
      <text:p text:style-name="P25"><text:tab/> <text:s text:c="5"/>简要描述：<text:span text:style-name="T89">对项目进行投资，支持项目的进一步进行。</text:span></text:p>
      <text:p text:style-name="P25"><text:tab/> <text:s text:c="5"/>责任：负责确保投资<text:span text:style-name="T89">的金额。</text:span></text:p>
      <text:p text:style-name="P25"><text:tab/> <text:s text:c="5"/>参与：参与项目<text:span text:style-name="T52">起始阶段的需求研讨会。</text:span></text:p>
      <text:p text:style-name="P25"/>
      <text:p text:style-name="P25"/>
      <text:p text:style-name="P25"><text:s text:c="8"/>名字<text:span text:style-name="T47">：客户代表方</text:span></text:p>
      <text:p text:style-name="P25"><text:tab/> <text:s text:c="5"/>简要描述：代表<text:span text:style-name="T54">了一个项目的客户方。</text:span></text:p>
      <text:p text:style-name="P25"><text:tab/> <text:s text:c="5"/>责任：负责确保提出相关要求<text:span text:style-name="T53">，并确保项目最初的业务目标得以满足。</text:span></text:p>
      <text:p text:style-name="P25"><text:tab/> <text:s text:c="5"/>参与：参与项目<text:span text:style-name="T52">起始阶段的需求研讨会。</text:span></text:p>
      <text:p text:style-name="P25"><text:tab/> <text:s text:c="5"/>代表<text:span text:style-name="T52">性</text:span>用户<text:span text:style-name="T47">：客户</text:span></text:p>
      <text:p text:style-name="P3"/>
      <text:p text:style-name="P20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FreeSans1" svg:font-family="FreeSans" style:font-family-generic="swiss"/>
    <style:font-face style:name="方正仿宋_GBK" svg:font-family="方正仿宋_GBK" style:font-pitch="variable"/>
    <style:font-face style:name="方正仿宋_GBK1" svg:font-family="方正仿宋_GBK" style:font-adornments="标准" style:font-pitch="variable"/>
    <style:font-face style:name="方正仿宋_GBK2" svg:font-family="方正仿宋_GBK" style:font-adornments="粗体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华文黑体" svg:font-family="华文黑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华文黑体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华文黑体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style:writing-mode="page"/>
      <style:text-properties fo:font-size="12pt" style:font-size-asian="14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华文黑体" style:font-family-asian="华文黑体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style:writing-mode="page"/>
      <style:text-properties fo:font-size="10.5pt" style:font-name-asian="方正仿宋_GBK1" style:font-family-asian="方正仿宋_GBK" style:font-style-name-asian="标准" style:font-pitch-asian="variable" style:font-size-asian="10.5pt" style:font-size-complex="12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fo:font-size="130%" fo:font-weight="bold" style:font-name-asian="方正仿宋_GBK2" style:font-family-asian="方正仿宋_GBK" style:font-style-name-asian="粗体" style:font-pitch-asian="variable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 style:writing-mode="page"/>
      <style:text-properties fo:font-size="10.5pt" style:font-name-asian="方正仿宋_GBK1" style:font-family-asian="方正仿宋_GBK" style:font-style-name-asian="标准" style:font-pitch-asian="variable" style:font-size-asian="10.5pt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1.9cm" fo:margin-right="2.01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3T18:07:21.804002045</meta:creation-date>
    <dc:date>2018-01-17T20:43:09.617063533</dc:date>
    <meta:editing-duration>PT19H44M3S</meta:editing-duration>
    <meta:editing-cycles>113</meta:editing-cycles>
    <meta:generator>LibreOffice/5.4.1.2$Linux_X86_64 LibreOffice_project/ea7cb86e6eeb2bf3a5af73a8f7777ac570321527</meta:generator>
    <meta:document-statistic meta:table-count="1" meta:image-count="0" meta:object-count="0" meta:page-count="7" meta:paragraph-count="277" meta:word-count="3557" meta:character-count="4369" meta:non-whitespace-character-count="4010"/>
  </office:meta>
</office:document-meta>
</file>